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65.85pt"/>
    </style:style>
    <style:style style:name="co20" style:family="table-column">
      <style:table-column-properties fo:break-before="auto" style:column-width="18.74pt"/>
    </style:style>
    <style:style style:name="co21" style:family="table-column">
      <style:table-column-properties fo:break-before="auto" style:column-width="44.19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011" calcext:value-type="float">
            <text:p>1.0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647355" calcext:value-type="float">
            <text:p>0.0064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7355" calcext:value-type="float">
            <text:p>6.47355E-06</text:p>
          </table:table-cell>
          <table:table-cell office:value-type="float" office:value="0.000005202" calcext:value-type="float">
            <text:p>5.202E-06</text:p>
          </table:table-cell>
          <table:table-cell office:value-type="float" office:value="0.000050655" calcext:value-type="float">
            <text:p>5.0655E-05</text:p>
          </table:table-cell>
          <table:table-cell office:value-type="float" office:value="6383" calcext:value-type="float">
            <text:p>6383</text:p>
          </table:table-cell>
          <table:table-cell office:value-type="float" office:value="1000" calcext:value-type="float">
            <text:p>1000</text:p>
          </table:table-cell>
          <table:table-cell office:value-type="float" office:value="6.383" calcext:value-type="float">
            <text:p>6.3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53" calcext:value-type="float">
            <text:p>2653</text:p>
          </table:table-cell>
          <table:table-cell office:value-type="float" office:value="1000" calcext:value-type="float">
            <text:p>1000</text:p>
          </table:table-cell>
          <table:table-cell office:value-type="float" office:value="2.653" calcext:value-type="float">
            <text:p>2.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6742346477937" calcext:value-type="float">
            <text:p>2.6742346477937</text:p>
          </table:table-cell>
          <table:table-cell table:formula="of:=LOG([.Q2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78" calcext:value-type="float">
            <text:p>1978</text:p>
          </table:table-cell>
          <table:table-cell office:value-type="float" office:value="1000" calcext:value-type="float">
            <text:p>1000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58934" calcext:value-type="float">
            <text:p>0.00658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934" calcext:value-type="float">
            <text:p>6.58934E-06</text:p>
          </table:table-cell>
          <table:table-cell office:value-type="float" office:value="0.000005204" calcext:value-type="float">
            <text:p>5.204E-06</text:p>
          </table:table-cell>
          <table:table-cell office:value-type="float" office:value="0.000024488" calcext:value-type="float">
            <text:p>2.4488E-05</text:p>
          </table:table-cell>
          <table:table-cell office:value-type="float" office:value="6576" calcext:value-type="float">
            <text:p>6576</text:p>
          </table:table-cell>
          <table:table-cell office:value-type="float" office:value="1000" calcext:value-type="float">
            <text:p>1000</text:p>
          </table:table-cell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67" calcext:value-type="float">
            <text:p>2967</text:p>
          </table:table-cell>
          <table:table-cell office:value-type="float" office:value="1000" calcext:value-type="float">
            <text:p>1000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7172102990196" calcext:value-type="float">
            <text:p>2.7172102990196</text:p>
          </table:table-cell>
          <table:table-cell table:formula="of:=LOG([.Q3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93148" calcext:value-type="float">
            <text:p>0.00693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148" calcext:value-type="float">
            <text:p>6.93148E-06</text:p>
          </table:table-cell>
          <table:table-cell office:value-type="float" office:value="0.000005252" calcext:value-type="float">
            <text:p>5.252E-06</text:p>
          </table:table-cell>
          <table:table-cell office:value-type="float" office:value="0.000023952" calcext:value-type="float">
            <text:p>2.3952E-05</text:p>
          </table:table-cell>
          <table:table-cell office:value-type="float" office:value="6801" calcext:value-type="float">
            <text:p>6801</text:p>
          </table:table-cell>
          <table:table-cell office:value-type="float" office:value="1000" calcext:value-type="float">
            <text:p>1000</text:p>
          </table:table-cell>
          <table:table-cell office:value-type="float" office:value="6.801" calcext:value-type="float">
            <text:p>6.8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76574689179986" calcext:value-type="float">
            <text:p>2.76574689179986</text:p>
          </table:table-cell>
          <table:table-cell table:formula="of:=LOG([.Q4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74223" calcext:value-type="float">
            <text:p>0.007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223" calcext:value-type="float">
            <text:p>7.4223E-06</text:p>
          </table:table-cell>
          <table:table-cell office:value-type="float" office:value="0.000005265" calcext:value-type="float">
            <text:p>5.265E-06</text:p>
          </table:table-cell>
          <table:table-cell office:value-type="float" office:value="0.000044584" calcext:value-type="float">
            <text:p>4.4584E-05</text:p>
          </table:table-cell>
          <table:table-cell office:value-type="float" office:value="6993" calcext:value-type="float">
            <text:p>6993</text:p>
          </table:table-cell>
          <table:table-cell office:value-type="float" office:value="1000" calcext:value-type="float">
            <text:p>1000</text:p>
          </table:table-cell>
          <table:table-cell office:value-type="float" office:value="6.993" calcext:value-type="float">
            <text:p>6.9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80591150518794" calcext:value-type="float">
            <text:p>2.80591150518794</text:p>
          </table:table-cell>
          <table:table-cell table:formula="of:=LOG([.Q5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777307" calcext:value-type="float">
            <text:p>0.007773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307" calcext:value-type="float">
            <text:p>7.77307E-06</text:p>
          </table:table-cell>
          <table:table-cell office:value-type="float" office:value="0.00000545" calcext:value-type="float">
            <text:p>5.45E-06</text:p>
          </table:table-cell>
          <table:table-cell office:value-type="float" office:value="0.000026506" calcext:value-type="float">
            <text:p>2.6506E-05</text:p>
          </table:table-cell>
          <table:table-cell office:value-type="float" office:value="7124" calcext:value-type="float">
            <text:p>7124</text:p>
          </table:table-cell>
          <table:table-cell office:value-type="float" office:value="1000" calcext:value-type="float">
            <text:p>1000</text:p>
          </table:table-cell>
          <table:table-cell office:value-type="float" office:value="7.124" calcext:value-type="float">
            <text:p>7.1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83268751643953" calcext:value-type="float">
            <text:p>2.83268751643953</text:p>
          </table:table-cell>
          <table:table-cell table:formula="of:=LOG([.Q6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0023" calcext:value-type="float">
            <text:p>0.0080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023" calcext:value-type="float">
            <text:p>8.0023E-06</text:p>
          </table:table-cell>
          <table:table-cell office:value-type="float" office:value="0.000005717" calcext:value-type="float">
            <text:p>5.717E-06</text:p>
          </table:table-cell>
          <table:table-cell office:value-type="float" office:value="0.000043744" calcext:value-type="float">
            <text:p>4.3744E-05</text:p>
          </table:table-cell>
          <table:table-cell office:value-type="float" office:value="7031" calcext:value-type="float">
            <text:p>7031</text:p>
          </table:table-cell>
          <table:table-cell office:value-type="float" office:value="1000" calcext:value-type="float">
            <text:p>1000</text:p>
          </table:table-cell>
          <table:table-cell office:value-type="float" office:value="7.031" calcext:value-type="float">
            <text:p>7.0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81372989448141" calcext:value-type="float">
            <text:p>2.81372989448141</text:p>
          </table:table-cell>
          <table:table-cell table:formula="of:=LOG([.Q7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88" calcext:value-type="float">
            <text:p>6988</text:p>
          </table:table-cell>
          <table:table-cell office:value-type="float" office:value="1000" calcext:value-type="float">
            <text:p>1000</text:p>
          </table:table-cell>
          <table:table-cell office:value-type="float" office:value="6.988" calcext:value-type="float">
            <text:p>6.9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803232" calcext:value-type="float">
            <text:p>0.00803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3232" calcext:value-type="float">
            <text:p>8.03232E-06</text:p>
          </table:table-cell>
          <table:table-cell office:value-type="float" office:value="0.000006054" calcext:value-type="float">
            <text:p>6.054E-06</text:p>
          </table:table-cell>
          <table:table-cell office:value-type="float" office:value="0.000024445" calcext:value-type="float">
            <text:p>2.4445E-05</text:p>
          </table:table-cell>
          <table:table-cell office:value-type="float" office:value="6897" calcext:value-type="float">
            <text:p>6897</text:p>
          </table:table-cell>
          <table:table-cell office:value-type="float" office:value="1000" calcext:value-type="float">
            <text:p>1000</text:p>
          </table:table-cell>
          <table:table-cell office:value-type="float" office:value="6.897" calcext:value-type="float">
            <text:p>6.8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82" calcext:value-type="float">
            <text:p>4282</text:p>
          </table:table-cell>
          <table:table-cell office:value-type="float" office:value="1000" calcext:value-type="float">
            <text:p>1000</text:p>
          </table:table-cell>
          <table:table-cell office:value-type="float" office:value="4.282" calcext:value-type="float">
            <text:p>4.2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78596896677725" calcext:value-type="float">
            <text:p>2.78596896677725</text:p>
          </table:table-cell>
          <table:table-cell table:formula="of:=LOG([.Q8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796933" calcext:value-type="float">
            <text:p>0.00796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933" calcext:value-type="float">
            <text:p>7.96933E-06</text:p>
          </table:table-cell>
          <table:table-cell office:value-type="float" office:value="0.000006468" calcext:value-type="float">
            <text:p>6.468E-06</text:p>
          </table:table-cell>
          <table:table-cell office:value-type="float" office:value="0.000025533" calcext:value-type="float">
            <text:p>2.5533E-05</text:p>
          </table:table-cell>
          <table:table-cell office:value-type="float" office:value="6615" calcext:value-type="float">
            <text:p>6615</text:p>
          </table:table-cell>
          <table:table-cell office:value-type="float" office:value="1000" calcext:value-type="float">
            <text:p>1000</text:p>
          </table:table-cell>
          <table:table-cell office:value-type="float" office:value="6.615" calcext:value-type="float">
            <text:p>6.6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713" calcext:value-type="float">
            <text:p>4713</text:p>
          </table:table-cell>
          <table:table-cell office:value-type="float" office:value="1000" calcext:value-type="float">
            <text:p>1000</text:p>
          </table:table-cell>
          <table:table-cell office:value-type="float" office:value="4.713" calcext:value-type="float">
            <text:p>4.7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72574115650395" calcext:value-type="float">
            <text:p>2.72574115650395</text:p>
          </table:table-cell>
          <table:table-cell table:formula="of:=LOG([.Q9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988" calcext:value-type="float">
            <text:p>8988</text:p>
          </table:table-cell>
          <table:table-cell office:value-type="float" office:value="1000" calcext:value-type="float">
            <text:p>1000</text:p>
          </table:table-cell>
          <table:table-cell office:value-type="float" office:value="8.988" calcext:value-type="float">
            <text:p>8.9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772369" calcext:value-type="float">
            <text:p>0.00772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369" calcext:value-type="float">
            <text:p>7.72369E-06</text:p>
          </table:table-cell>
          <table:table-cell office:value-type="float" office:value="0.00000678" calcext:value-type="float">
            <text:p>6.78E-06</text:p>
          </table:table-cell>
          <table:table-cell office:value-type="float" office:value="0.000024058" calcext:value-type="float">
            <text:p>2.4058E-05</text:p>
          </table:table-cell>
          <table:table-cell office:value-type="float" office:value="6264" calcext:value-type="float">
            <text:p>6264</text:p>
          </table:table-cell>
          <table:table-cell office:value-type="float" office:value="1000" calcext:value-type="float">
            <text:p>1000</text:p>
          </table:table-cell>
          <table:table-cell office:value-type="float" office:value="6.264" calcext:value-type="float">
            <text:p>6.2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08" calcext:value-type="float">
            <text:p>5208</text:p>
          </table:table-cell>
          <table:table-cell office:value-type="float" office:value="1000" calcext:value-type="float">
            <text:p>1000</text:p>
          </table:table-cell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64708421262895" calcext:value-type="float">
            <text:p>2.64708421262895</text:p>
          </table:table-cell>
          <table:table-cell table:formula="of:=LOG([.Q10])/LOG(2)" office:value-type="float" office:value="3.16992500144231" calcext:value-type="float">
            <text:p>3.16992500144231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73" calcext:value-type="float">
            <text:p>1473</text:p>
          </table:table-cell>
          <table:table-cell office:value-type="float" office:value="1000" calcext:value-type="float">
            <text:p>1000</text:p>
          </table:table-cell>
          <table:table-cell office:value-type="float" office:value="1.473" calcext:value-type="float">
            <text:p>1.4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763827" calcext:value-type="float">
            <text:p>0.00763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827" calcext:value-type="float">
            <text:p>7.63827E-06</text:p>
          </table:table-cell>
          <table:table-cell office:value-type="float" office:value="0.000006387" calcext:value-type="float">
            <text:p>6.387E-06</text:p>
          </table:table-cell>
          <table:table-cell office:value-type="float" office:value="0.000029226" calcext:value-type="float">
            <text:p>2.9226E-05</text:p>
          </table:table-cell>
          <table:table-cell office:value-type="float" office:value="7585" calcext:value-type="float">
            <text:p>7585</text:p>
          </table:table-cell>
          <table:table-cell office:value-type="float" office:value="1000" calcext:value-type="float">
            <text:p>1000</text:p>
          </table:table-cell>
          <table:table-cell office:value-type="float" office:value="7.585" calcext:value-type="float">
            <text:p>7.5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12" calcext:value-type="float">
            <text:p>2812</text:p>
          </table:table-cell>
          <table:table-cell office:value-type="float" office:value="1000" calcext:value-type="float">
            <text:p>1000</text:p>
          </table:table-cell>
          <table:table-cell office:value-type="float" office:value="2.812" calcext:value-type="float">
            <text:p>2.8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92314918047231" calcext:value-type="float">
            <text:p>2.92314918047231</text:p>
          </table:table-cell>
          <table:table-cell table:formula="of:=LOG([.Q2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34" calcext:value-type="float">
            <text:p>3034</text:p>
          </table:table-cell>
          <table:table-cell office:value-type="float" office:value="1000" calcext:value-type="float">
            <text:p>1000</text:p>
          </table:table-cell>
          <table:table-cell office:value-type="float" office:value="3.034" calcext:value-type="float">
            <text:p>3.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37594" calcext:value-type="float">
            <text:p>0.00837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7594" calcext:value-type="float">
            <text:p>8.37594E-06</text:p>
          </table:table-cell>
          <table:table-cell office:value-type="float" office:value="0.000006416" calcext:value-type="float">
            <text:p>6.416E-06</text:p>
          </table:table-cell>
          <table:table-cell office:value-type="float" office:value="0.000030602" calcext:value-type="float">
            <text:p>3.0602E-05</text:p>
          </table:table-cell>
          <table:table-cell office:value-type="float" office:value="7980" calcext:value-type="float">
            <text:p>7980</text:p>
          </table:table-cell>
          <table:table-cell office:value-type="float" office:value="1000" calcext:value-type="float">
            <text:p>1000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99638874644762" calcext:value-type="float">
            <text:p>2.99638874644762</text:p>
          </table:table-cell>
          <table:table-cell table:formula="of:=LOG([.Q3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12364" calcext:value-type="float">
            <text:p>0.00912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364" calcext:value-type="float">
            <text:p>9.12364E-06</text:p>
          </table:table-cell>
          <table:table-cell office:value-type="float" office:value="0.000006516" calcext:value-type="float">
            <text:p>6.516E-06</text:p>
          </table:table-cell>
          <table:table-cell office:value-type="float" office:value="0.000028926" calcext:value-type="float">
            <text:p>2.8926E-05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25" calcext:value-type="float">
            <text:p>3325</text:p>
          </table:table-cell>
          <table:table-cell office:value-type="float" office:value="1000" calcext:value-type="float">
            <text:p>1000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07004578817293" calcext:value-type="float">
            <text:p>3.07004578817293</text:p>
          </table:table-cell>
          <table:table-cell table:formula="of:=LOG([.Q4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83" calcext:value-type="float">
            <text:p>6083</text:p>
          </table:table-cell>
          <table:table-cell office:value-type="float" office:value="1000" calcext:value-type="float">
            <text:p>1000</text:p>
          </table:table-cell>
          <table:table-cell office:value-type="float" office:value="6.083" calcext:value-type="float">
            <text:p>6.0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2255" calcext:value-type="float">
            <text:p>0.00992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255" calcext:value-type="float">
            <text:p>9.92255E-06</text:p>
          </table:table-cell>
          <table:table-cell office:value-type="float" office:value="0.000006662" calcext:value-type="float">
            <text:p>6.662E-06</text:p>
          </table:table-cell>
          <table:table-cell office:value-type="float" office:value="0.000029539" calcext:value-type="float">
            <text:p>2.9539E-05</text:p>
          </table:table-cell>
          <table:table-cell office:value-type="float" office:value="8777" calcext:value-type="float">
            <text:p>8777</text:p>
          </table:table-cell>
          <table:table-cell office:value-type="float" office:value="1000" calcext:value-type="float">
            <text:p>1000</text:p>
          </table:table-cell>
          <table:table-cell office:value-type="float" office:value="8.777" calcext:value-type="float">
            <text:p>8.77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86" calcext:value-type="float">
            <text:p>3686</text:p>
          </table:table-cell>
          <table:table-cell office:value-type="float" office:value="1000" calcext:value-type="float">
            <text:p>1000</text:p>
          </table:table-cell>
          <table:table-cell office:value-type="float" office:value="3.686" calcext:value-type="float">
            <text:p>3.6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13372790733314" calcext:value-type="float">
            <text:p>3.13372790733314</text:p>
          </table:table-cell>
          <table:table-cell table:formula="of:=LOG([.Q5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40" calcext:value-type="float">
            <text:p>7440</text:p>
          </table:table-cell>
          <table:table-cell office:value-type="float" office:value="1000" calcext:value-type="float">
            <text:p>1000</text:p>
          </table:table-cell>
          <table:table-cell office:value-type="float" office:value="7.44" calcext:value-type="float">
            <text:p>7.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03764" calcext:value-type="float">
            <text:p>0.0103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764" calcext:value-type="float">
            <text:p>1.03764E-05</text:p>
          </table:table-cell>
          <table:table-cell office:value-type="float" office:value="0.000007333" calcext:value-type="float">
            <text:p>7.333E-06</text:p>
          </table:table-cell>
          <table:table-cell office:value-type="float" office:value="0.000028637" calcext:value-type="float">
            <text:p>2.8637E-05</text:p>
          </table:table-cell>
          <table:table-cell office:value-type="float" office:value="8917" calcext:value-type="float">
            <text:p>8917</text:p>
          </table:table-cell>
          <table:table-cell office:value-type="float" office:value="1000" calcext:value-type="float">
            <text:p>1000</text:p>
          </table:table-cell>
          <table:table-cell office:value-type="float" office:value="8.917" calcext:value-type="float">
            <text:p>8.9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10" calcext:value-type="float">
            <text:p>4010</text:p>
          </table:table-cell>
          <table:table-cell office:value-type="float" office:value="1000" calcext:value-type="float">
            <text:p>10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15655841719682" calcext:value-type="float">
            <text:p>3.15655841719682</text:p>
          </table:table-cell>
          <table:table-cell table:formula="of:=LOG([.Q6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934" calcext:value-type="float">
            <text:p>8934</text:p>
          </table:table-cell>
          <table:table-cell office:value-type="float" office:value="1000" calcext:value-type="float">
            <text:p>1000</text:p>
          </table:table-cell>
          <table:table-cell office:value-type="float" office:value="8.934" calcext:value-type="float">
            <text:p>8.9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109334" calcext:value-type="float">
            <text:p>0.0109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334" calcext:value-type="float">
            <text:p>1.09334E-05</text:p>
          </table:table-cell>
          <table:table-cell office:value-type="float" office:value="0.000007787" calcext:value-type="float">
            <text:p>7.787E-06</text:p>
          </table:table-cell>
          <table:table-cell office:value-type="float" office:value="0.000027926" calcext:value-type="float">
            <text:p>2.7926E-05</text:p>
          </table:table-cell>
          <table:table-cell office:value-type="float" office:value="9039" calcext:value-type="float">
            <text:p>9039</text:p>
          </table:table-cell>
          <table:table-cell office:value-type="float" office:value="1000" calcext:value-type="float">
            <text:p>1000</text:p>
          </table:table-cell>
          <table:table-cell office:value-type="float" office:value="9.039" calcext:value-type="float">
            <text:p>9.0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24" calcext:value-type="float">
            <text:p>4324</text:p>
          </table:table-cell>
          <table:table-cell office:value-type="float" office:value="1000" calcext:value-type="float">
            <text:p>1000</text:p>
          </table:table-cell>
          <table:table-cell office:value-type="float" office:value="4.324" calcext:value-type="float">
            <text:p>4.3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17616317365353" calcext:value-type="float">
            <text:p>3.17616317365353</text:p>
          </table:table-cell>
          <table:table-cell table:formula="of:=LOG([.Q7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13" calcext:value-type="float">
            <text:p>10513</text:p>
          </table:table-cell>
          <table:table-cell office:value-type="float" office:value="1000" calcext:value-type="float">
            <text:p>1000</text:p>
          </table:table-cell>
          <table:table-cell office:value-type="float" office:value="10.513" calcext:value-type="float">
            <text:p>10.5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4" calcext:value-type="float">
            <text:p>1.114E-05</text:p>
          </table:table-cell>
          <table:table-cell office:value-type="float" office:value="0.000008096" calcext:value-type="float">
            <text:p>8.096E-06</text:p>
          </table:table-cell>
          <table:table-cell office:value-type="float" office:value="0.000030473" calcext:value-type="float">
            <text:p>3.0473E-05</text:p>
          </table:table-cell>
          <table:table-cell office:value-type="float" office:value="8881" calcext:value-type="float">
            <text:p>8881</text:p>
          </table:table-cell>
          <table:table-cell office:value-type="float" office:value="1000" calcext:value-type="float">
            <text:p>1000</text:p>
          </table:table-cell>
          <table:table-cell office:value-type="float" office:value="8.881" calcext:value-type="float">
            <text:p>8.8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17" calcext:value-type="float">
            <text:p>4717</text:p>
          </table:table-cell>
          <table:table-cell office:value-type="float" office:value="1000" calcext:value-type="float">
            <text:p>1000</text:p>
          </table:table-cell>
          <table:table-cell office:value-type="float" office:value="4.717" calcext:value-type="float">
            <text:p>4.7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15072213308599" calcext:value-type="float">
            <text:p>3.15072213308599</text:p>
          </table:table-cell>
          <table:table-cell table:formula="of:=LOG([.Q8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09499" calcext:value-type="float">
            <text:p>0.0109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99" calcext:value-type="float">
            <text:p>1.09499E-05</text:p>
          </table:table-cell>
          <table:table-cell office:value-type="float" office:value="0.000008436" calcext:value-type="float">
            <text:p>8.436E-06</text:p>
          </table:table-cell>
          <table:table-cell office:value-type="float" office:value="0.000029662" calcext:value-type="float">
            <text:p>2.9662E-05</text:p>
          </table:table-cell>
          <table:table-cell office:value-type="float" office:value="8381" calcext:value-type="float">
            <text:p>8381</text:p>
          </table:table-cell>
          <table:table-cell office:value-type="float" office:value="1000" calcext:value-type="float">
            <text:p>1000</text:p>
          </table:table-cell>
          <table:table-cell office:value-type="float" office:value="8.381" calcext:value-type="float">
            <text:p>8.3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72" calcext:value-type="float">
            <text:p>5272</text:p>
          </table:table-cell>
          <table:table-cell office:value-type="float" office:value="1000" calcext:value-type="float">
            <text:p>1000</text:p>
          </table:table-cell>
          <table:table-cell office:value-type="float" office:value="5.272" calcext:value-type="float">
            <text:p>5.2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06712239296616" calcext:value-type="float">
            <text:p>3.06712239296616</text:p>
          </table:table-cell>
          <table:table-cell table:formula="of:=LOG([.Q9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95" calcext:value-type="float">
            <text:p>13495</text:p>
          </table:table-cell>
          <table:table-cell office:value-type="float" office:value="1000" calcext:value-type="float">
            <text:p>1000</text:p>
          </table:table-cell>
          <table:table-cell office:value-type="float" office:value="13.495" calcext:value-type="float">
            <text:p>13.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03513" calcext:value-type="float">
            <text:p>0.010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513" calcext:value-type="float">
            <text:p>1.03513E-05</text:p>
          </table:table-cell>
          <table:table-cell office:value-type="float" office:value="0.000008601" calcext:value-type="float">
            <text:p>8.601E-06</text:p>
          </table:table-cell>
          <table:table-cell office:value-type="float" office:value="0.000027774" calcext:value-type="float">
            <text:p>2.7774E-05</text:p>
          </table:table-cell>
          <table:table-cell office:value-type="float" office:value="7627" calcext:value-type="float">
            <text:p>7627</text:p>
          </table:table-cell>
          <table:table-cell office:value-type="float" office:value="1000" calcext:value-type="float">
            <text:p>1000</text:p>
          </table:table-cell>
          <table:table-cell office:value-type="float" office:value="7.627" calcext:value-type="float">
            <text:p>7.6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919" calcext:value-type="float">
            <text:p>5919</text:p>
          </table:table-cell>
          <table:table-cell office:value-type="float" office:value="1000" calcext:value-type="float">
            <text:p>1000</text:p>
          </table:table-cell>
          <table:table-cell office:value-type="float" office:value="5.919" calcext:value-type="float">
            <text:p>5.9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93111569975779" calcext:value-type="float">
            <text:p>2.93111569975779</text:p>
          </table:table-cell>
          <table:table-cell table:formula="of:=LOG([.Q10])/LOG(2)" office:value-type="float" office:value="3.8073549220576" calcext:value-type="float">
            <text:p>3.807354922057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39692" calcext:value-type="float">
            <text:p>0.00939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9692" calcext:value-type="float">
            <text:p>9.39692E-06</text:p>
          </table:table-cell>
          <table:table-cell office:value-type="float" office:value="0.000007736" calcext:value-type="float">
            <text:p>7.736E-06</text:p>
          </table:table-cell>
          <table:table-cell office:value-type="float" office:value="0.00002839" calcext:value-type="float">
            <text:p>2.839E-05</text:p>
          </table:table-cell>
          <table:table-cell office:value-type="float" office:value="8784" calcext:value-type="float">
            <text:p>8784</text:p>
          </table:table-cell>
          <table:table-cell office:value-type="float" office:value="1000" calcext:value-type="float">
            <text:p>1000</text:p>
          </table:table-cell>
          <table:table-cell office:value-type="float" office:value="8.784" calcext:value-type="float">
            <text:p>8.78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08" calcext:value-type="float">
            <text:p>2908</text:p>
          </table:table-cell>
          <table:table-cell office:value-type="float" office:value="1000" calcext:value-type="float">
            <text:p>1000</text:p>
          </table:table-cell>
          <table:table-cell office:value-type="float" office:value="2.908" calcext:value-type="float">
            <text:p>2.9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13487805434311" calcext:value-type="float">
            <text:p>3.13487805434311</text:p>
          </table:table-cell>
          <table:table-cell table:formula="of:=LOG([.Q2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7506" calcext:value-type="float">
            <text:p>0.01075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506" calcext:value-type="float">
            <text:p>1.07506E-05</text:p>
          </table:table-cell>
          <table:table-cell office:value-type="float" office:value="0.000007832" calcext:value-type="float">
            <text:p>7.832E-06</text:p>
          </table:table-cell>
          <table:table-cell office:value-type="float" office:value="0.000043738" calcext:value-type="float">
            <text:p>4.3738E-05</text:p>
          </table:table-cell>
          <table:table-cell office:value-type="float" office:value="9481" calcext:value-type="float">
            <text:p>9481</text:p>
          </table:table-cell>
          <table:table-cell office:value-type="float" office:value="1000" calcext:value-type="float">
            <text:p>1000</text:p>
          </table:table-cell>
          <table:table-cell office:value-type="float" office:value="9.481" calcext:value-type="float">
            <text:p>9.4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09" calcext:value-type="float">
            <text:p>3209</text:p>
          </table:table-cell>
          <table:table-cell office:value-type="float" office:value="1000" calcext:value-type="float">
            <text:p>1000</text:p>
          </table:table-cell>
          <table:table-cell office:value-type="float" office:value="3.209" calcext:value-type="float">
            <text:p>3.2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24503923411876" calcext:value-type="float">
            <text:p>3.24503923411876</text:p>
          </table:table-cell>
          <table:table-cell table:formula="of:=LOG([.Q3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73" calcext:value-type="float">
            <text:p>6373</text:p>
          </table:table-cell>
          <table:table-cell office:value-type="float" office:value="1000" calcext:value-type="float">
            <text:p>1000</text:p>
          </table:table-cell>
          <table:table-cell office:value-type="float" office:value="6.373" calcext:value-type="float">
            <text:p>6.3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272" calcext:value-type="float">
            <text:p>1.19272E-05</text:p>
          </table:table-cell>
          <table:table-cell office:value-type="float" office:value="0.000008464" calcext:value-type="float">
            <text:p>8.464E-06</text:p>
          </table:table-cell>
          <table:table-cell office:value-type="float" office:value="0.000035779" calcext:value-type="float">
            <text:p>3.5779E-05</text:p>
          </table:table-cell>
          <table:table-cell office:value-type="float" office:value="10294" calcext:value-type="float">
            <text:p>10294</text:p>
          </table:table-cell>
          <table:table-cell office:value-type="float" office:value="1000" calcext:value-type="float">
            <text:p>1000</text:p>
          </table:table-cell>
          <table:table-cell office:value-type="float" office:value="10.294" calcext:value-type="float">
            <text:p>10.2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36373178254445" calcext:value-type="float">
            <text:p>3.36373178254445</text:p>
          </table:table-cell>
          <table:table-cell table:formula="of:=LOG([.Q4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31643" calcext:value-type="float">
            <text:p>0.0131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643" calcext:value-type="float">
            <text:p>1.31643E-05</text:p>
          </table:table-cell>
          <table:table-cell office:value-type="float" office:value="0.000008764" calcext:value-type="float">
            <text:p>8.764E-06</text:p>
          </table:table-cell>
          <table:table-cell office:value-type="float" office:value="0.00003182" calcext:value-type="float">
            <text:p>3.182E-05</text:p>
          </table:table-cell>
          <table:table-cell office:value-type="float" office:value="10806" calcext:value-type="float">
            <text:p>10806</text:p>
          </table:table-cell>
          <table:table-cell office:value-type="float" office:value="1000" calcext:value-type="float">
            <text:p>1000</text:p>
          </table:table-cell>
          <table:table-cell office:value-type="float" office:value="10.806" calcext:value-type="float">
            <text:p>10.80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08" calcext:value-type="float">
            <text:p>3908</text:p>
          </table:table-cell>
          <table:table-cell office:value-type="float" office:value="1000" calcext:value-type="float">
            <text:p>1000</text:p>
          </table:table-cell>
          <table:table-cell office:value-type="float" office:value="3.908" calcext:value-type="float">
            <text:p>3.9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43376068196535" calcext:value-type="float">
            <text:p>3.43376068196535</text:p>
          </table:table-cell>
          <table:table-cell table:formula="of:=LOG([.Q5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64" calcext:value-type="float">
            <text:p>10564</text:p>
          </table:table-cell>
          <table:table-cell office:value-type="float" office:value="1000" calcext:value-type="float">
            <text:p>1000</text:p>
          </table:table-cell>
          <table:table-cell office:value-type="float" office:value="10.564" calcext:value-type="float">
            <text:p>10.5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142248" calcext:value-type="float">
            <text:p>0.0142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248" calcext:value-type="float">
            <text:p>1.42248E-05</text:p>
          </table:table-cell>
          <table:table-cell office:value-type="float" office:value="0.000009539" calcext:value-type="float">
            <text:p>9.539E-06</text:p>
          </table:table-cell>
          <table:table-cell office:value-type="float" office:value="0.000034663" calcext:value-type="float">
            <text:p>3.4663E-05</text:p>
          </table:table-cell>
          <table:table-cell office:value-type="float" office:value="11243" calcext:value-type="float">
            <text:p>11243</text:p>
          </table:table-cell>
          <table:table-cell office:value-type="float" office:value="1000" calcext:value-type="float">
            <text:p>1000</text:p>
          </table:table-cell>
          <table:table-cell office:value-type="float" office:value="11.243" calcext:value-type="float">
            <text:p>11.2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49095514002218" calcext:value-type="float">
            <text:p>3.49095514002218</text:p>
          </table:table-cell>
          <table:table-cell table:formula="of:=LOG([.Q6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06" calcext:value-type="float">
            <text:p>12606</text:p>
          </table:table-cell>
          <table:table-cell office:value-type="float" office:value="1000" calcext:value-type="float">
            <text:p>1000</text:p>
          </table:table-cell>
          <table:table-cell office:value-type="float" office:value="12.606" calcext:value-type="float">
            <text:p>12.60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150751" calcext:value-type="float">
            <text:p>0.0150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751" calcext:value-type="float">
            <text:p>1.50751E-05</text:p>
          </table:table-cell>
          <table:table-cell office:value-type="float" office:value="0.000009759" calcext:value-type="float">
            <text:p>9.759E-06</text:p>
          </table:table-cell>
          <table:table-cell office:value-type="float" office:value="0.000037655" calcext:value-type="float">
            <text:p>3.7655E-05</text:p>
          </table:table-cell>
          <table:table-cell office:value-type="float" office:value="11501" calcext:value-type="float">
            <text:p>11501</text:p>
          </table:table-cell>
          <table:table-cell office:value-type="float" office:value="1000" calcext:value-type="float">
            <text:p>1000</text:p>
          </table:table-cell>
          <table:table-cell office:value-type="float" office:value="11.501" calcext:value-type="float">
            <text:p>11.5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33" calcext:value-type="float">
            <text:p>4633</text:p>
          </table:table-cell>
          <table:table-cell office:value-type="float" office:value="1000" calcext:value-type="float">
            <text:p>1000</text:p>
          </table:table-cell>
          <table:table-cell office:value-type="float" office:value="4.633" calcext:value-type="float">
            <text:p>4.6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52368740234559" calcext:value-type="float">
            <text:p>3.52368740234559</text:p>
          </table:table-cell>
          <table:table-cell table:formula="of:=LOG([.Q7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41" calcext:value-type="float">
            <text:p>14741</text:p>
          </table:table-cell>
          <table:table-cell office:value-type="float" office:value="1000" calcext:value-type="float">
            <text:p>1000</text:p>
          </table:table-cell>
          <table:table-cell office:value-type="float" office:value="14.741" calcext:value-type="float">
            <text:p>14.74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58" calcext:value-type="float">
            <text:p>1.5358E-05</text:p>
          </table:table-cell>
          <table:table-cell office:value-type="float" office:value="0.000010215" calcext:value-type="float">
            <text:p>1.0215E-05</text:p>
          </table:table-cell>
          <table:table-cell office:value-type="float" office:value="0.000036399" calcext:value-type="float">
            <text:p>3.6399E-05</text:p>
          </table:table-cell>
          <table:table-cell office:value-type="float" office:value="11226" calcext:value-type="float">
            <text:p>11226</text:p>
          </table:table-cell>
          <table:table-cell office:value-type="float" office:value="1000" calcext:value-type="float">
            <text:p>1000</text:p>
          </table:table-cell>
          <table:table-cell office:value-type="float" office:value="11.226" calcext:value-type="float">
            <text:p>11.22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39" calcext:value-type="float">
            <text:p>5139</text:p>
          </table:table-cell>
          <table:table-cell office:value-type="float" office:value="1000" calcext:value-type="float">
            <text:p>1000</text:p>
          </table:table-cell>
          <table:table-cell office:value-type="float" office:value="5.139" calcext:value-type="float">
            <text:p>5.1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48877205929985" calcext:value-type="float">
            <text:p>3.48877205929985</text:p>
          </table:table-cell>
          <table:table-cell table:formula="of:=LOG([.Q8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909" calcext:value-type="float">
            <text:p>16909</text:p>
          </table:table-cell>
          <table:table-cell office:value-type="float" office:value="1000" calcext:value-type="float">
            <text:p>1000</text:p>
          </table:table-cell>
          <table:table-cell office:value-type="float" office:value="16.909" calcext:value-type="float">
            <text:p>16.90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151021" calcext:value-type="float">
            <text:p>0.01510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021" calcext:value-type="float">
            <text:p>1.51021E-05</text:p>
          </table:table-cell>
          <table:table-cell office:value-type="float" office:value="0.00001117" calcext:value-type="float">
            <text:p>1.117E-05</text:p>
          </table:table-cell>
          <table:table-cell office:value-type="float" office:value="0.000031829" calcext:value-type="float">
            <text:p>3.1829E-05</text:p>
          </table:table-cell>
          <table:table-cell office:value-type="float" office:value="10524" calcext:value-type="float">
            <text:p>10524</text:p>
          </table:table-cell>
          <table:table-cell office:value-type="float" office:value="1000" calcext:value-type="float">
            <text:p>1000</text:p>
          </table:table-cell>
          <table:table-cell office:value-type="float" office:value="10.524" calcext:value-type="float">
            <text:p>10.5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83" calcext:value-type="float">
            <text:p>5783</text:p>
          </table:table-cell>
          <table:table-cell office:value-type="float" office:value="1000" calcext:value-type="float">
            <text:p>1000</text:p>
          </table:table-cell>
          <table:table-cell office:value-type="float" office:value="5.783" calcext:value-type="float">
            <text:p>5.7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3956112485038" calcext:value-type="float">
            <text:p>3.3956112485038</text:p>
          </table:table-cell>
          <table:table-cell table:formula="of:=LOG([.Q9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62" calcext:value-type="float">
            <text:p>18962</text:p>
          </table:table-cell>
          <table:table-cell office:value-type="float" office:value="1000" calcext:value-type="float">
            <text:p>1000</text:p>
          </table:table-cell>
          <table:table-cell office:value-type="float" office:value="18.962" calcext:value-type="float">
            <text:p>18.9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137467" calcext:value-type="float">
            <text:p>0.0137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467" calcext:value-type="float">
            <text:p>1.37467E-05</text:p>
          </table:table-cell>
          <table:table-cell office:value-type="float" office:value="0.000011243" calcext:value-type="float">
            <text:p>1.1243E-05</text:p>
          </table:table-cell>
          <table:table-cell office:value-type="float" office:value="0.000023792" calcext:value-type="float">
            <text:p>2.3792E-05</text:p>
          </table:table-cell>
          <table:table-cell office:value-type="float" office:value="9348" calcext:value-type="float">
            <text:p>9348</text:p>
          </table:table-cell>
          <table:table-cell office:value-type="float" office:value="1000" calcext:value-type="float">
            <text:p>1000</text:p>
          </table:table-cell>
          <table:table-cell office:value-type="float" office:value="9.348" calcext:value-type="float">
            <text:p>9.34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589" calcext:value-type="float">
            <text:p>6589</text:p>
          </table:table-cell>
          <table:table-cell office:value-type="float" office:value="1000" calcext:value-type="float">
            <text:p>1000</text:p>
          </table:table-cell>
          <table:table-cell office:value-type="float" office:value="6.589" calcext:value-type="float">
            <text:p>6.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22465773412074" calcext:value-type="float">
            <text:p>3.22465773412074</text:p>
          </table:table-cell>
          <table:table-cell table:formula="of:=LOG([.Q10])/LOG(2)" office:value-type="float" office:value="4.24792751344359" calcext:value-type="float">
            <text:p>4.24792751344359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13869" calcext:value-type="float">
            <text:p>0.0113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869" calcext:value-type="float">
            <text:p>1.13869E-05</text:p>
          </table:table-cell>
          <table:table-cell office:value-type="float" office:value="0.000009399" calcext:value-type="float">
            <text:p>9.399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10036" calcext:value-type="float">
            <text:p>10036</text:p>
          </table:table-cell>
          <table:table-cell office:value-type="float" office:value="1000" calcext:value-type="float">
            <text:p>1000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32711247074709" calcext:value-type="float">
            <text:p>3.32711247074709</text:p>
          </table:table-cell>
          <table:table-cell table:formula="of:=LOG([.Q2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30881" calcext:value-type="float">
            <text:p>0.0130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881" calcext:value-type="float">
            <text:p>1.30881E-05</text:p>
          </table:table-cell>
          <table:table-cell office:value-type="float" office:value="0.000009956" calcext:value-type="float">
            <text:p>9.956E-06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11088" calcext:value-type="float">
            <text:p>11088</text:p>
          </table:table-cell>
          <table:table-cell office:value-type="float" office:value="1000" calcext:value-type="float">
            <text:p>1000</text:p>
          </table:table-cell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88" calcext:value-type="float">
            <text:p>3288</text:p>
          </table:table-cell>
          <table:table-cell office:value-type="float" office:value="1000" calcext:value-type="float">
            <text:p>1000</text:p>
          </table:table-cell>
          <table:table-cell office:value-type="float" office:value="3.288" calcext:value-type="float">
            <text:p>3.2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47092725747513" calcext:value-type="float">
            <text:p>3.47092725747513</text:p>
          </table:table-cell>
          <table:table-cell table:formula="of:=LOG([.Q3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74" calcext:value-type="float">
            <text:p>8474</text:p>
          </table:table-cell>
          <table:table-cell office:value-type="float" office:value="1000" calcext:value-type="float">
            <text:p>1000</text:p>
          </table:table-cell>
          <table:table-cell office:value-type="float" office:value="8.474" calcext:value-type="float">
            <text:p>8.4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51783" calcext:value-type="float">
            <text:p>0.0151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783" calcext:value-type="float">
            <text:p>1.51783E-05</text:p>
          </table:table-cell>
          <table:table-cell office:value-type="float" office:value="0.000010107" calcext:value-type="float">
            <text:p>1.010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12312" calcext:value-type="float">
            <text:p>12312</text:p>
          </table:table-cell>
          <table:table-cell office:value-type="float" office:value="1000" calcext:value-type="float">
            <text:p>1000</text:p>
          </table:table-cell>
          <table:table-cell office:value-type="float" office:value="12.312" calcext:value-type="float">
            <text:p>12.3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27" calcext:value-type="float">
            <text:p>3727</text:p>
          </table:table-cell>
          <table:table-cell office:value-type="float" office:value="1000" calcext:value-type="float">
            <text:p>1000</text:p>
          </table:table-cell>
          <table:table-cell office:value-type="float" office:value="3.727" calcext:value-type="float">
            <text:p>3.7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62199323166612" calcext:value-type="float">
            <text:p>3.62199323166612</text:p>
          </table:table-cell>
          <table:table-cell table:formula="of:=LOG([.Q4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45" calcext:value-type="float">
            <text:p>11245</text:p>
          </table:table-cell>
          <table:table-cell office:value-type="float" office:value="1000" calcext:value-type="float">
            <text:p>1000</text:p>
          </table:table-cell>
          <table:table-cell office:value-type="float" office:value="11.245" calcext:value-type="float">
            <text:p>11.2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169531" calcext:value-type="float">
            <text:p>0.0169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531" calcext:value-type="float">
            <text:p>1.69531E-05</text:p>
          </table:table-cell>
          <table:table-cell office:value-type="float" office:value="0.000011374" calcext:value-type="float">
            <text:p>1.1374E-05</text:p>
          </table:table-cell>
          <table:table-cell office:value-type="float" office:value="0.000037056" calcext:value-type="float">
            <text:p>3.7056E-05</text:p>
          </table:table-cell>
          <table:table-cell office:value-type="float" office:value="13170" calcext:value-type="float">
            <text:p>13170</text:p>
          </table:table-cell>
          <table:table-cell office:value-type="float" office:value="1000" calcext:value-type="float">
            <text:p>1000</text:p>
          </table:table-cell>
          <table:table-cell office:value-type="float" office:value="13.17" calcext:value-type="float">
            <text:p>13.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71918344048179" calcext:value-type="float">
            <text:p>3.71918344048179</text:p>
          </table:table-cell>
          <table:table-cell table:formula="of:=LOG([.Q5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886" calcext:value-type="float">
            <text:p>13886</text:p>
          </table:table-cell>
          <table:table-cell office:value-type="float" office:value="1000" calcext:value-type="float">
            <text:p>1000</text:p>
          </table:table-cell>
          <table:table-cell office:value-type="float" office:value="13.886" calcext:value-type="float">
            <text:p>13.88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0188217" calcext:value-type="float">
            <text:p>0.0188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8217" calcext:value-type="float">
            <text:p>1.88217E-05</text:p>
          </table:table-cell>
          <table:table-cell office:value-type="float" office:value="0.00001161" calcext:value-type="float">
            <text:p>1.161E-05</text:p>
          </table:table-cell>
          <table:table-cell office:value-type="float" office:value="0.000041634" calcext:value-type="float">
            <text:p>4.1634E-05</text:p>
          </table:table-cell>
          <table:table-cell office:value-type="float" office:value="13979" calcext:value-type="float">
            <text:p>13979</text:p>
          </table:table-cell>
          <table:table-cell office:value-type="float" office:value="1000" calcext:value-type="float">
            <text:p>1000</text:p>
          </table:table-cell>
          <table:table-cell office:value-type="float" office:value="13.979" calcext:value-type="float">
            <text:p>13.97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449" calcext:value-type="float">
            <text:p>4449</text:p>
          </table:table-cell>
          <table:table-cell office:value-type="float" office:value="1000" calcext:value-type="float">
            <text:p>1000</text:p>
          </table:table-cell>
          <table:table-cell office:value-type="float" office:value="4.449" calcext:value-type="float">
            <text:p>4.4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80518925483949" calcext:value-type="float">
            <text:p>3.80518925483949</text:p>
          </table:table-cell>
          <table:table-cell table:formula="of:=LOG([.Q6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00" calcext:value-type="float">
            <text:p>16800</text:p>
          </table:table-cell>
          <table:table-cell office:value-type="float" office:value="1000" calcext:value-type="float">
            <text:p>1000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0204864" calcext:value-type="float">
            <text:p>0.0204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864" calcext:value-type="float">
            <text:p>2.04864E-05</text:p>
          </table:table-cell>
          <table:table-cell office:value-type="float" office:value="0.000012295" calcext:value-type="float">
            <text:p>1.2295E-05</text:p>
          </table:table-cell>
          <table:table-cell office:value-type="float" office:value="0.00004135" calcext:value-type="float">
            <text:p>4.135E-05</text:p>
          </table:table-cell>
          <table:table-cell office:value-type="float" office:value="14491" calcext:value-type="float">
            <text:p>14491</text:p>
          </table:table-cell>
          <table:table-cell office:value-type="float" office:value="1000" calcext:value-type="float">
            <text:p>1000</text:p>
          </table:table-cell>
          <table:table-cell office:value-type="float" office:value="14.491" calcext:value-type="float">
            <text:p>14.49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39" calcext:value-type="float">
            <text:p>4939</text:p>
          </table:table-cell>
          <table:table-cell office:value-type="float" office:value="1000" calcext:value-type="float">
            <text:p>1000</text:p>
          </table:table-cell>
          <table:table-cell office:value-type="float" office:value="4.939" calcext:value-type="float">
            <text:p>4.9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85708525122187" calcext:value-type="float">
            <text:p>3.85708525122187</text:p>
          </table:table-cell>
          <table:table-cell table:formula="of:=LOG([.Q7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376" calcext:value-type="float">
            <text:p>19376</text:p>
          </table:table-cell>
          <table:table-cell office:value-type="float" office:value="1000" calcext:value-type="float">
            <text:p>1000</text:p>
          </table:table-cell>
          <table:table-cell office:value-type="float" office:value="19.376" calcext:value-type="float">
            <text:p>19.3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0210413" calcext:value-type="float">
            <text:p>0.0210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413" calcext:value-type="float">
            <text:p>2.10413E-05</text:p>
          </table:table-cell>
          <table:table-cell office:value-type="float" office:value="0.000013498" calcext:value-type="float">
            <text:p>1.3498E-05</text:p>
          </table:table-cell>
          <table:table-cell office:value-type="float" office:value="0.000064374" calcext:value-type="float">
            <text:p>6.4374E-05</text:p>
          </table:table-cell>
          <table:table-cell office:value-type="float" office:value="14220" calcext:value-type="float">
            <text:p>14220</text:p>
          </table:table-cell>
          <table:table-cell office:value-type="float" office:value="1000" calcext:value-type="float">
            <text:p>1000</text:p>
          </table:table-cell>
          <table:table-cell office:value-type="float" office:value="14.22" calcext:value-type="float">
            <text:p>14.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82984955984469" calcext:value-type="float">
            <text:p>3.82984955984469</text:p>
          </table:table-cell>
          <table:table-cell table:formula="of:=LOG([.Q8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275" calcext:value-type="float">
            <text:p>22275</text:p>
          </table:table-cell>
          <table:table-cell office:value-type="float" office:value="1000" calcext:value-type="float">
            <text:p>1000</text:p>
          </table:table-cell>
          <table:table-cell office:value-type="float" office:value="22.275" calcext:value-type="float">
            <text:p>22.2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0208229" calcext:value-type="float">
            <text:p>0.0208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229" calcext:value-type="float">
            <text:p>2.08229E-05</text:p>
          </table:table-cell>
          <table:table-cell office:value-type="float" office:value="0.000013277" calcext:value-type="float">
            <text:p>1.3277E-05</text:p>
          </table:table-cell>
          <table:table-cell office:value-type="float" office:value="0.000044846" calcext:value-type="float">
            <text:p>4.4846E-05</text:p>
          </table:table-cell>
          <table:table-cell office:value-type="float" office:value="13542" calcext:value-type="float">
            <text:p>13542</text:p>
          </table:table-cell>
          <table:table-cell office:value-type="float" office:value="1000" calcext:value-type="float">
            <text:p>1000</text:p>
          </table:table-cell>
          <table:table-cell office:value-type="float" office:value="13.542" calcext:value-type="float">
            <text:p>13.54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71" calcext:value-type="float">
            <text:p>6171</text:p>
          </table:table-cell>
          <table:table-cell office:value-type="float" office:value="1000" calcext:value-type="float">
            <text:p>1000</text:p>
          </table:table-cell>
          <table:table-cell office:value-type="float" office:value="6.171" calcext:value-type="float">
            <text:p>6.1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75936891925091" calcext:value-type="float">
            <text:p>3.75936891925091</text:p>
          </table:table-cell>
          <table:table-cell table:formula="of:=LOG([.Q9])/LOG(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12" calcext:value-type="float">
            <text:p>25212</text:p>
          </table:table-cell>
          <table:table-cell office:value-type="float" office:value="1000" calcext:value-type="float">
            <text:p>1000</text:p>
          </table:table-cell>
          <table:table-cell office:value-type="float" office:value="25.212" calcext:value-type="float">
            <text:p>25.2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0183849" calcext:value-type="float">
            <text:p>0.0183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849" calcext:value-type="float">
            <text:p>1.83849E-05</text:p>
          </table:table-cell>
          <table:table-cell office:value-type="float" office:value="0.000013561" calcext:value-type="float">
            <text:p>1.3561E-05</text:p>
          </table:table-cell>
          <table:table-cell office:value-type="float" office:value="0.000046175" calcext:value-type="float">
            <text:p>4.6175E-05</text:p>
          </table:table-cell>
          <table:table-cell office:value-type="float" office:value="11435" calcext:value-type="float">
            <text:p>11435</text:p>
          </table:table-cell>
          <table:table-cell office:value-type="float" office:value="1000" calcext:value-type="float">
            <text:p>1000</text:p>
          </table:table-cell>
          <table:table-cell office:value-type="float" office:value="11.435" calcext:value-type="float">
            <text:p>11.4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174" calcext:value-type="float">
            <text:p>7174</text:p>
          </table:table-cell>
          <table:table-cell office:value-type="float" office:value="1000" calcext:value-type="float">
            <text:p>1000</text:p>
          </table:table-cell>
          <table:table-cell office:value-type="float" office:value="7.174" calcext:value-type="float">
            <text:p>7.1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51538446063695" calcext:value-type="float">
            <text:p>3.51538446063695</text:p>
          </table:table-cell>
          <table:table-cell table:formula="of:=LOG([.Q10])/LOG(2)" office:value-type="float" office:value="4.58496250072116" calcext:value-type="float">
            <text:p>4.58496250072116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38611" calcext:value-type="float">
            <text:p>0.0138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611" calcext:value-type="float">
            <text:p>1.38611E-05</text:p>
          </table:table-cell>
          <table:table-cell office:value-type="float" office:value="0.000011458" calcext:value-type="float">
            <text:p>1.1458E-05</text:p>
          </table:table-cell>
          <table:table-cell office:value-type="float" office:value="0.000035162" calcext:value-type="float">
            <text:p>3.5162E-05</text:p>
          </table:table-cell>
          <table:table-cell office:value-type="float" office:value="11376" calcext:value-type="float">
            <text:p>11376</text:p>
          </table:table-cell>
          <table:table-cell office:value-type="float" office:value="1000" calcext:value-type="float">
            <text:p>1000</text:p>
          </table:table-cell>
          <table:table-cell office:value-type="float" office:value="11.376" calcext:value-type="float">
            <text:p>11.3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0792146495733" calcext:value-type="float">
            <text:p>3.50792146495733</text:p>
          </table:table-cell>
          <table:table-cell table:formula="of:=LOG([.Q2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162" calcext:value-type="float">
            <text:p>7162</text:p>
          </table:table-cell>
          <table:table-cell office:value-type="float" office:value="1000" calcext:value-type="float">
            <text:p>1000</text:p>
          </table:table-cell>
          <table:table-cell office:value-type="float" office:value="7.162" calcext:value-type="float">
            <text:p>7.1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62694" calcext:value-type="float">
            <text:p>0.0162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694" calcext:value-type="float">
            <text:p>1.62694E-05</text:p>
          </table:table-cell>
          <table:table-cell office:value-type="float" office:value="0.000011662" calcext:value-type="float">
            <text:p>1.1662E-05</text:p>
          </table:table-cell>
          <table:table-cell office:value-type="float" office:value="0.000038767" calcext:value-type="float">
            <text:p>3.8767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13" calcext:value-type="float">
            <text:p>3413</text:p>
          </table:table-cell>
          <table:table-cell office:value-type="float" office:value="1000" calcext:value-type="float">
            <text:p>1000</text:p>
          </table:table-cell>
          <table:table-cell office:value-type="float" office:value="3.413" calcext:value-type="float">
            <text:p>3.4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70321146739115" calcext:value-type="float">
            <text:p>3.70321146739115</text:p>
          </table:table-cell>
          <table:table-cell table:formula="of:=LOG([.Q3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888" calcext:value-type="float">
            <text:p>10888</text:p>
          </table:table-cell>
          <table:table-cell office:value-type="float" office:value="1000" calcext:value-type="float">
            <text:p>1000</text:p>
          </table:table-cell>
          <table:table-cell office:value-type="float" office:value="10.888" calcext:value-type="float">
            <text:p>10.8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90267" calcext:value-type="float">
            <text:p>0.019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267" calcext:value-type="float">
            <text:p>1.90267E-05</text:p>
          </table:table-cell>
          <table:table-cell office:value-type="float" office:value="0.000012951" calcext:value-type="float">
            <text:p>1.2951E-05</text:p>
          </table:table-cell>
          <table:table-cell office:value-type="float" office:value="0.000041458" calcext:value-type="float">
            <text:p>4.1458E-05</text:p>
          </table:table-cell>
          <table:table-cell office:value-type="float" office:value="14387" calcext:value-type="float">
            <text:p>14387</text:p>
          </table:table-cell>
          <table:table-cell office:value-type="float" office:value="1000" calcext:value-type="float">
            <text:p>1000</text:p>
          </table:table-cell>
          <table:table-cell office:value-type="float" office:value="14.387" calcext:value-type="float">
            <text:p>14.38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51" calcext:value-type="float">
            <text:p>3851</text:p>
          </table:table-cell>
          <table:table-cell office:value-type="float" office:value="1000" calcext:value-type="float">
            <text:p>1000</text:p>
          </table:table-cell>
          <table:table-cell office:value-type="float" office:value="3.851" calcext:value-type="float">
            <text:p>3.8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84669388527406" calcext:value-type="float">
            <text:p>3.84669388527406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709" calcext:value-type="float">
            <text:p>14709</text:p>
          </table:table-cell>
          <table:table-cell office:value-type="float" office:value="1000" calcext:value-type="float">
            <text:p>1000</text:p>
          </table:table-cell>
          <table:table-cell office:value-type="float" office:value="14.709" calcext:value-type="float">
            <text:p>14.70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20259" calcext:value-type="float">
            <text:p>0.02202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0259" calcext:value-type="float">
            <text:p>2.20259E-05</text:p>
          </table:table-cell>
          <table:table-cell office:value-type="float" office:value="0.000013888" calcext:value-type="float">
            <text:p>1.3888E-05</text:p>
          </table:table-cell>
          <table:table-cell office:value-type="float" office:value="0.000058259" calcext:value-type="float">
            <text:p>5.8259E-05</text:p>
          </table:table-cell>
          <table:table-cell office:value-type="float" office:value="15995" calcext:value-type="float">
            <text:p>15995</text:p>
          </table:table-cell>
          <table:table-cell office:value-type="float" office:value="1000" calcext:value-type="float">
            <text:p>1000</text:p>
          </table:table-cell>
          <table:table-cell office:value-type="float" office:value="15.995" calcext:value-type="float">
            <text:p>15.9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96" calcext:value-type="float">
            <text:p>4296</text:p>
          </table:table-cell>
          <table:table-cell office:value-type="float" office:value="1000" calcext:value-type="float">
            <text:p>1000</text:p>
          </table:table-cell>
          <table:table-cell office:value-type="float" office:value="4.296" calcext:value-type="float">
            <text:p>4.2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99954908734095" calcext:value-type="float">
            <text:p>3.99954908734095</text:p>
          </table:table-cell>
          <table:table-cell table:formula="of:=LOG([.Q5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65" calcext:value-type="float">
            <text:p>17965</text:p>
          </table:table-cell>
          <table:table-cell office:value-type="float" office:value="1000" calcext:value-type="float">
            <text:p>1000</text:p>
          </table:table-cell>
          <table:table-cell office:value-type="float" office:value="17.965" calcext:value-type="float">
            <text:p>17.96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247554" calcext:value-type="float">
            <text:p>0.0247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7554" calcext:value-type="float">
            <text:p>2.47554E-05</text:p>
          </table:table-cell>
          <table:table-cell office:value-type="float" office:value="0.000015425" calcext:value-type="float">
            <text:p>1.5425E-05</text:p>
          </table:table-cell>
          <table:table-cell office:value-type="float" office:value="0.000087907" calcext:value-type="float">
            <text:p>8.7907E-05</text:p>
          </table:table-cell>
          <table:table-cell office:value-type="float" office:value="17128" calcext:value-type="float">
            <text:p>17128</text:p>
          </table:table-cell>
          <table:table-cell office:value-type="float" office:value="1000" calcext:value-type="float">
            <text:p>1000</text:p>
          </table:table-cell>
          <table:table-cell office:value-type="float" office:value="17.128" calcext:value-type="float">
            <text:p>17.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88" calcext:value-type="float">
            <text:p>4688</text:p>
          </table:table-cell>
          <table:table-cell office:value-type="float" office:value="1000" calcext:value-type="float">
            <text:p>1000</text:p>
          </table:table-cell>
          <table:table-cell office:value-type="float" office:value="4.688" calcext:value-type="float">
            <text:p>4.6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09828479572342" calcext:value-type="float">
            <text:p>4.09828479572342</text:p>
          </table:table-cell>
          <table:table-cell table:formula="of:=LOG([.Q6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503" calcext:value-type="float">
            <text:p>21503</text:p>
          </table:table-cell>
          <table:table-cell office:value-type="float" office:value="1000" calcext:value-type="float">
            <text:p>1000</text:p>
          </table:table-cell>
          <table:table-cell office:value-type="float" office:value="21.503" calcext:value-type="float">
            <text:p>21.50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0271572" calcext:value-type="float">
            <text:p>0.02715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572" calcext:value-type="float">
            <text:p>2.71572E-05</text:p>
          </table:table-cell>
          <table:table-cell office:value-type="float" office:value="0.000016415" calcext:value-type="float">
            <text:p>1.6415E-05</text:p>
          </table:table-cell>
          <table:table-cell office:value-type="float" office:value="0.000075543" calcext:value-type="float">
            <text:p>7.5543E-05</text:p>
          </table:table-cell>
          <table:table-cell office:value-type="float" office:value="17796" calcext:value-type="float">
            <text:p>17796</text:p>
          </table:table-cell>
          <table:table-cell office:value-type="float" office:value="1000" calcext:value-type="float">
            <text:p>1000</text:p>
          </table:table-cell>
          <table:table-cell office:value-type="float" office:value="17.796" calcext:value-type="float">
            <text:p>17.79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186" calcext:value-type="float">
            <text:p>5186</text:p>
          </table:table-cell>
          <table:table-cell office:value-type="float" office:value="1000" calcext:value-type="float">
            <text:p>1000</text:p>
          </table:table-cell>
          <table:table-cell office:value-type="float" office:value="5.186" calcext:value-type="float">
            <text:p>5.1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1534810985137" calcext:value-type="float">
            <text:p>4.1534810985137</text:p>
          </table:table-cell>
          <table:table-cell table:formula="of:=LOG([.Q7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364" calcext:value-type="float">
            <text:p>25364</text:p>
          </table:table-cell>
          <table:table-cell office:value-type="float" office:value="1000" calcext:value-type="float">
            <text:p>1000</text:p>
          </table:table-cell>
          <table:table-cell office:value-type="float" office:value="25.364" calcext:value-type="float">
            <text:p>25.36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12" calcext:value-type="float">
            <text:p>2.9212E-05</text:p>
          </table:table-cell>
          <table:table-cell office:value-type="float" office:value="0.000016386" calcext:value-type="float">
            <text:p>1.6386E-05</text:p>
          </table:table-cell>
          <table:table-cell office:value-type="float" office:value="0.000067098" calcext:value-type="float">
            <text:p>6.7098E-05</text:p>
          </table:table-cell>
          <table:table-cell office:value-type="float" office:value="18282" calcext:value-type="float">
            <text:p>18282</text:p>
          </table:table-cell>
          <table:table-cell office:value-type="float" office:value="1000" calcext:value-type="float">
            <text:p>1000</text:p>
          </table:table-cell>
          <table:table-cell office:value-type="float" office:value="18.282" calcext:value-type="float">
            <text:p>18.28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10" calcext:value-type="float">
            <text:p>5810</text:p>
          </table:table-cell>
          <table:table-cell office:value-type="float" office:value="1000" calcext:value-type="float">
            <text:p>1000</text:p>
          </table:table-cell>
          <table:table-cell office:value-type="float" office:value="5.81" calcext:value-type="float">
            <text:p>5.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19235200074555" calcext:value-type="float">
            <text:p>4.19235200074555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779" calcext:value-type="float">
            <text:p>28779</text:p>
          </table:table-cell>
          <table:table-cell office:value-type="float" office:value="1000" calcext:value-type="float">
            <text:p>1000</text:p>
          </table:table-cell>
          <table:table-cell office:value-type="float" office:value="28.779" calcext:value-type="float">
            <text:p>28.77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0285777" calcext:value-type="float">
            <text:p>0.02857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777" calcext:value-type="float">
            <text:p>2.85777E-05</text:p>
          </table:table-cell>
          <table:table-cell office:value-type="float" office:value="0.000016309" calcext:value-type="float">
            <text:p>1.6309E-05</text:p>
          </table:table-cell>
          <table:table-cell office:value-type="float" office:value="0.000093902" calcext:value-type="float">
            <text:p>9.3902E-05</text:p>
          </table:table-cell>
          <table:table-cell office:value-type="float" office:value="17091" calcext:value-type="float">
            <text:p>17091</text:p>
          </table:table-cell>
          <table:table-cell office:value-type="float" office:value="1000" calcext:value-type="float">
            <text:p>1000</text:p>
          </table:table-cell>
          <table:table-cell office:value-type="float" office:value="17.091" calcext:value-type="float">
            <text:p>17.09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603" calcext:value-type="float">
            <text:p>6603</text:p>
          </table:table-cell>
          <table:table-cell office:value-type="float" office:value="1000" calcext:value-type="float">
            <text:p>1000</text:p>
          </table:table-cell>
          <table:table-cell office:value-type="float" office:value="6.603" calcext:value-type="float">
            <text:p>6.6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9516490692972" calcext:value-type="float">
            <text:p>4.09516490692972</text:p>
          </table:table-cell>
          <table:table-cell table:formula="of:=LOG([.Q9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40" calcext:value-type="float">
            <text:p>32340</text:p>
          </table:table-cell>
          <table:table-cell office:value-type="float" office:value="1000" calcext:value-type="float">
            <text:p>1000</text:p>
          </table:table-cell>
          <table:table-cell office:value-type="float" office:value="32.34" calcext:value-type="float">
            <text:p>32.3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243802" calcext:value-type="float">
            <text:p>0.024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802" calcext:value-type="float">
            <text:p>2.43802E-05</text:p>
          </table:table-cell>
          <table:table-cell office:value-type="float" office:value="0.000016285" calcext:value-type="float">
            <text:p>1.6285E-05</text:p>
          </table:table-cell>
          <table:table-cell office:value-type="float" office:value="0.000058035" calcext:value-type="float">
            <text:p>5.8035E-05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000" calcext:value-type="float">
            <text:p>1000</text:p>
          </table:table-cell>
          <table:table-cell office:value-type="float" office:value="7.722" calcext:value-type="float">
            <text:p>7.7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579110371371" calcext:value-type="float">
            <text:p>3.84579110371371</text:p>
          </table:table-cell>
          <table:table-cell table:formula="of:=LOG([.Q10])/LOG(2)" office:value-type="float" office:value="5.08746284125034" calcext:value-type="float">
            <text:p>5.08746284125034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55" calcext:value-type="float">
            <text:p>4555</text:p>
          </table:table-cell>
          <table:table-cell office:value-type="float" office:value="1000" calcext:value-type="float">
            <text:p>1000</text:p>
          </table:table-cell>
          <table:table-cell office:value-type="float" office:value="4.555" calcext:value-type="float">
            <text:p>4.5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64544" calcext:value-type="float">
            <text:p>0.0164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544" calcext:value-type="float">
            <text:p>1.64544E-05</text:p>
          </table:table-cell>
          <table:table-cell office:value-type="float" office:value="0.000013393" calcext:value-type="float">
            <text:p>1.3393E-05</text:p>
          </table:table-cell>
          <table:table-cell office:value-type="float" office:value="0.000036565" calcext:value-type="float">
            <text:p>3.6565E-05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7287788119757" calcext:value-type="float">
            <text:p>3.67287788119757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212647" calcext:value-type="float">
            <text:p>0.021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47" calcext:value-type="float">
            <text:p>2.12647E-05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000066557" calcext:value-type="float">
            <text:p>6.6557E-05</text:p>
          </table:table-cell>
          <table:table-cell office:value-type="float" office:value="14929" calcext:value-type="float">
            <text:p>14929</text:p>
          </table:table-cell>
          <table:table-cell office:value-type="float" office:value="1000" calcext:value-type="float">
            <text:p>1000</text:p>
          </table:table-cell>
          <table:table-cell office:value-type="float" office:value="14.929" calcext:value-type="float">
            <text:p>14.9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000456265113" calcext:value-type="float">
            <text:p>3.9000456265113</text:p>
          </table:table-cell>
          <table:table-cell table:formula="of:=LOG([.Q3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0" calcext:value-type="float">
            <text:p>1000</text:p>
          </table:table-cell>
          <table:table-cell office:value-type="float" office:value="13.398" calcext:value-type="float">
            <text:p>13.3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0243636" calcext:value-type="float">
            <text:p>0.0243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36" calcext:value-type="float">
            <text:p>2.43636E-05</text:p>
          </table:table-cell>
          <table:table-cell office:value-type="float" office:value="0.000015574" calcext:value-type="float">
            <text:p>1.5574E-05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16793" calcext:value-type="float">
            <text:p>16793</text:p>
          </table:table-cell>
          <table:table-cell office:value-type="float" office:value="1000" calcext:value-type="float">
            <text:p>1000</text:p>
          </table:table-cell>
          <table:table-cell office:value-type="float" office:value="16.793" calcext:value-type="float">
            <text:p>16.7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06978807968895" calcext:value-type="float">
            <text:p>4.06978807968895</text:p>
          </table:table-cell>
          <table:table-cell table:formula="of:=LOG([.Q4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173" calcext:value-type="float">
            <text:p>18173</text:p>
          </table:table-cell>
          <table:table-cell office:value-type="float" office:value="1000" calcext:value-type="float">
            <text:p>1000</text:p>
          </table:table-cell>
          <table:table-cell office:value-type="float" office:value="18.173" calcext:value-type="float">
            <text:p>18.1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499" calcext:value-type="float">
            <text:p>2.86499E-05</text:p>
          </table:table-cell>
          <table:table-cell office:value-type="float" office:value="0.000016481" calcext:value-type="float">
            <text:p>1.6481E-05</text:p>
          </table:table-cell>
          <table:table-cell office:value-type="float" office:value="0.000066063" calcext:value-type="float">
            <text:p>6.6063E-05</text:p>
          </table:table-cell>
          <table:table-cell office:value-type="float" office:value="19134" calcext:value-type="float">
            <text:p>19134</text:p>
          </table:table-cell>
          <table:table-cell office:value-type="float" office:value="1000" calcext:value-type="float">
            <text:p>1000</text:p>
          </table:table-cell>
          <table:table-cell office:value-type="float" office:value="19.134" calcext:value-type="float">
            <text:p>19.1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25806659831133" calcext:value-type="float">
            <text:p>4.25806659831133</text:p>
          </table:table-cell>
          <table:table-cell table:formula="of:=LOG([.Q5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47" calcext:value-type="float">
            <text:p>22347</text:p>
          </table:table-cell>
          <table:table-cell office:value-type="float" office:value="1000" calcext:value-type="float">
            <text:p>1000</text:p>
          </table:table-cell>
          <table:table-cell office:value-type="float" office:value="22.347" calcext:value-type="float">
            <text:p>22.3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2761" calcext:value-type="float">
            <text:p>0.032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61" calcext:value-type="float">
            <text:p>3.2761E-05</text:p>
          </table:table-cell>
          <table:table-cell office:value-type="float" office:value="0.000019519" calcext:value-type="float">
            <text:p>1.9519E-05</text:p>
          </table:table-cell>
          <table:table-cell office:value-type="float" office:value="0.000083251" calcext:value-type="float">
            <text:p>8.3251E-05</text:p>
          </table:table-cell>
          <table:table-cell office:value-type="float" office:value="20792" calcext:value-type="float">
            <text:p>20792</text:p>
          </table:table-cell>
          <table:table-cell office:value-type="float" office:value="1000" calcext:value-type="float">
            <text:p>1000</text:p>
          </table:table-cell>
          <table:table-cell office:value-type="float" office:value="20.792" calcext:value-type="float">
            <text:p>20.7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67" calcext:value-type="float">
            <text:p>4867</text:p>
          </table:table-cell>
          <table:table-cell office:value-type="float" office:value="1000" calcext:value-type="float">
            <text:p>1000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37795663381011" calcext:value-type="float">
            <text:p>4.37795663381011</text:p>
          </table:table-cell>
          <table:table-cell table:formula="of:=LOG([.Q6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80" calcext:value-type="float">
            <text:p>27080</text:p>
          </table:table-cell>
          <table:table-cell office:value-type="float" office:value="1000" calcext:value-type="float">
            <text:p>1000</text:p>
          </table:table-cell>
          <table:table-cell office:value-type="float" office:value="27.08" calcext:value-type="float">
            <text:p>27.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0368049" calcext:value-type="float">
            <text:p>0.0368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49" calcext:value-type="float">
            <text:p>3.68049E-05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89449" calcext:value-type="float">
            <text:p>8.9449E-05</text:p>
          </table:table-cell>
          <table:table-cell office:value-type="float" office:value="22238" calcext:value-type="float">
            <text:p>22238</text:p>
          </table:table-cell>
          <table:table-cell office:value-type="float" office:value="1000" calcext:value-type="float">
            <text:p>1000</text:p>
          </table:table-cell>
          <table:table-cell office:value-type="float" office:value="22.238" calcext:value-type="float">
            <text:p>22.2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49" calcext:value-type="float">
            <text:p>5449</text:p>
          </table:table-cell>
          <table:table-cell office:value-type="float" office:value="1000" calcext:value-type="float">
            <text:p>1000</text:p>
          </table:table-cell>
          <table:table-cell office:value-type="float" office:value="5.449" calcext:value-type="float">
            <text:p>5.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47495513835219" calcext:value-type="float">
            <text:p>4.47495513835219</text:p>
          </table:table-cell>
          <table:table-cell table:formula="of:=LOG([.Q7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373" calcext:value-type="float">
            <text:p>31373</text:p>
          </table:table-cell>
          <table:table-cell office:value-type="float" office:value="1000" calcext:value-type="float">
            <text:p>1000</text:p>
          </table:table-cell>
          <table:table-cell office:value-type="float" office:value="31.373" calcext:value-type="float">
            <text:p>31.37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394603" calcext:value-type="float">
            <text:p>0.0394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603" calcext:value-type="float">
            <text:p>3.94603E-05</text:p>
          </table:table-cell>
          <table:table-cell office:value-type="float" office:value="0.000018528" calcext:value-type="float">
            <text:p>1.8528E-05</text:p>
          </table:table-cell>
          <table:table-cell office:value-type="float" office:value="0.000091171" calcext:value-type="float">
            <text:p>9.1171E-05</text:p>
          </table:table-cell>
          <table:table-cell office:value-type="float" office:value="22657" calcext:value-type="float">
            <text:p>22657</text:p>
          </table:table-cell>
          <table:table-cell office:value-type="float" office:value="1000" calcext:value-type="float">
            <text:p>1000</text:p>
          </table:table-cell>
          <table:table-cell office:value-type="float" office:value="22.657" calcext:value-type="float">
            <text:p>22.6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149" calcext:value-type="float">
            <text:p>6149</text:p>
          </table:table-cell>
          <table:table-cell office:value-type="float" office:value="1000" calcext:value-type="float">
            <text:p>1000</text:p>
          </table:table-cell>
          <table:table-cell office:value-type="float" office:value="6.149" calcext:value-type="float">
            <text:p>6.1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5018849422925" calcext:value-type="float">
            <text:p>4.5018849422925</text:p>
          </table:table-cell>
          <table:table-cell table:formula="of:=LOG([.Q8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42" calcext:value-type="float">
            <text:p>35942</text:p>
          </table:table-cell>
          <table:table-cell office:value-type="float" office:value="1000" calcext:value-type="float">
            <text:p>1000</text:p>
          </table:table-cell>
          <table:table-cell office:value-type="float" office:value="35.942" calcext:value-type="float">
            <text:p>35.9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0378636" calcext:value-type="float">
            <text:p>0.0378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36" calcext:value-type="float">
            <text:p>3.78636E-05</text:p>
          </table:table-cell>
          <table:table-cell office:value-type="float" office:value="0.000019081" calcext:value-type="float">
            <text:p>1.9081E-05</text:p>
          </table:table-cell>
          <table:table-cell office:value-type="float" office:value="0.000108976" calcext:value-type="float">
            <text:p>0.000108976</text:p>
          </table:table-cell>
          <table:table-cell office:value-type="float" office:value="21415" calcext:value-type="float">
            <text:p>21415</text:p>
          </table:table-cell>
          <table:table-cell office:value-type="float" office:value="1000" calcext:value-type="float">
            <text:p>1000</text:p>
          </table:table-cell>
          <table:table-cell office:value-type="float" office:value="21.415" calcext:value-type="float">
            <text:p>21.4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033" calcext:value-type="float">
            <text:p>7033</text:p>
          </table:table-cell>
          <table:table-cell office:value-type="float" office:value="1000" calcext:value-type="float">
            <text:p>1000</text:p>
          </table:table-cell>
          <table:table-cell office:value-type="float" office:value="7.033" calcext:value-type="float">
            <text:p>7.0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42054977211632" calcext:value-type="float">
            <text:p>4.42054977211632</text:p>
          </table:table-cell>
          <table:table-cell table:formula="of:=LOG([.Q9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6" calcext:value-type="float">
            <text:p>40476</text:p>
          </table:table-cell>
          <table:table-cell office:value-type="float" office:value="1000" calcext:value-type="float">
            <text:p>1000</text:p>
          </table:table-cell>
          <table:table-cell office:value-type="float" office:value="40.476" calcext:value-type="float">
            <text:p>40.47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01" calcext:value-type="float">
            <text:p>3.1601E-05</text:p>
          </table:table-cell>
          <table:table-cell office:value-type="float" office:value="0.000018914" calcext:value-type="float">
            <text:p>1.8914E-05</text:p>
          </table:table-cell>
          <table:table-cell office:value-type="float" office:value="0.000086796" calcext:value-type="float">
            <text:p>8.6796E-05</text:p>
          </table:table-cell>
          <table:table-cell office:value-type="float" office:value="17365" calcext:value-type="float">
            <text:p>17365</text:p>
          </table:table-cell>
          <table:table-cell office:value-type="float" office:value="1000" calcext:value-type="float">
            <text:p>1000</text:p>
          </table:table-cell>
          <table:table-cell office:value-type="float" office:value="17.365" calcext:value-type="float">
            <text:p>17.3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8.34" calcext:value-type="float">
            <text:p>8.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11811050560737" calcext:value-type="float">
            <text:p>4.11811050560737</text:p>
          </table:table-cell>
          <table:table-cell table:formula="of:=LOG([.Q10])/LOG(2)" office:value-type="float" office:value="5.85798099512757" calcext:value-type="float">
            <text:p>5.85798099512757</text:p>
          </table:table-cell>
        </table:table-row>
      </table:table>
      <table:table table:name="summary_11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74" calcext:value-type="float">
            <text:p>5374</text:p>
          </table:table-cell>
          <table:table-cell office:value-type="float" office:value="1000" calcext:value-type="float">
            <text:p>1000</text:p>
          </table:table-cell>
          <table:table-cell office:value-type="float" office:value="5.374" calcext:value-type="float">
            <text:p>5.3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95287" calcext:value-type="float">
            <text:p>0.019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287" calcext:value-type="float">
            <text:p>1.95287E-05</text:p>
          </table:table-cell>
          <table:table-cell office:value-type="float" office:value="0.000015732" calcext:value-type="float">
            <text:p>1.5732E-05</text:p>
          </table:table-cell>
          <table:table-cell office:value-type="float" office:value="0.000054843" calcext:value-type="float">
            <text:p>5.4843E-05</text:p>
          </table:table-cell>
          <table:table-cell office:value-type="float" office:value="14164" calcext:value-type="float">
            <text:p>14164</text:p>
          </table:table-cell>
          <table:table-cell office:value-type="float" office:value="1000" calcext:value-type="float">
            <text:p>1000</text:p>
          </table:table-cell>
          <table:table-cell office:value-type="float" office:value="14.164" calcext:value-type="float">
            <text:p>14.1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36" calcext:value-type="float">
            <text:p>3136</text:p>
          </table:table-cell>
          <table:table-cell office:value-type="float" office:value="1000" calcext:value-type="float">
            <text:p>1000</text:p>
          </table:table-cell>
          <table:table-cell office:value-type="float" office:value="3.136" calcext:value-type="float">
            <text:p>3.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82415684372883" calcext:value-type="float">
            <text:p>3.82415684372883</text:p>
          </table:table-cell>
          <table:table-cell table:formula="of:=LOG([.Q2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66" calcext:value-type="float">
            <text:p>10966</text:p>
          </table:table-cell>
          <table:table-cell office:value-type="float" office:value="1000" calcext:value-type="float">
            <text:p>1000</text:p>
          </table:table-cell>
          <table:table-cell office:value-type="float" office:value="10.966" calcext:value-type="float">
            <text:p>10.96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232494" calcext:value-type="float">
            <text:p>0.0232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494" calcext:value-type="float">
            <text:p>2.32494E-05</text:p>
          </table:table-cell>
          <table:table-cell office:value-type="float" office:value="0.000017009" calcext:value-type="float">
            <text:p>1.7009E-05</text:p>
          </table:table-cell>
          <table:table-cell office:value-type="float" office:value="0.000046078" calcext:value-type="float">
            <text:p>4.6078E-05</text:p>
          </table:table-cell>
          <table:table-cell office:value-type="float" office:value="16744" calcext:value-type="float">
            <text:p>16744</text:p>
          </table:table-cell>
          <table:table-cell office:value-type="float" office:value="1000" calcext:value-type="float">
            <text:p>1000</text:p>
          </table:table-cell>
          <table:table-cell office:value-type="float" office:value="16.744" calcext:value-type="float">
            <text:p>16.7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06557231159362" calcext:value-type="float">
            <text:p>4.06557231159362</text:p>
          </table:table-cell>
          <table:table-cell table:formula="of:=LOG([.Q3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75" calcext:value-type="float">
            <text:p>16475</text:p>
          </table:table-cell>
          <table:table-cell office:value-type="float" office:value="1000" calcext:value-type="float">
            <text:p>1000</text:p>
          </table:table-cell>
          <table:table-cell office:value-type="float" office:value="16.475" calcext:value-type="float">
            <text:p>16.47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283276" calcext:value-type="float">
            <text:p>0.0283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276" calcext:value-type="float">
            <text:p>2.83276E-05</text:p>
          </table:table-cell>
          <table:table-cell office:value-type="float" office:value="0.000019153" calcext:value-type="float">
            <text:p>1.9153E-05</text:p>
          </table:table-cell>
          <table:table-cell office:value-type="float" office:value="0.000072276" calcext:value-type="float">
            <text:p>7.2276E-05</text:p>
          </table:table-cell>
          <table:table-cell office:value-type="float" office:value="19543" calcext:value-type="float">
            <text:p>19543</text:p>
          </table:table-cell>
          <table:table-cell office:value-type="float" office:value="1000" calcext:value-type="float">
            <text:p>1000</text:p>
          </table:table-cell>
          <table:table-cell office:value-type="float" office:value="19.543" calcext:value-type="float">
            <text:p>19.54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11" calcext:value-type="float">
            <text:p>4111</text:p>
          </table:table-cell>
          <table:table-cell office:value-type="float" office:value="1000" calcext:value-type="float">
            <text:p>1000</text:p>
          </table:table-cell>
          <table:table-cell office:value-type="float" office:value="4.111" calcext:value-type="float">
            <text:p>4.1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28858004391877" calcext:value-type="float">
            <text:p>4.28858004391877</text:p>
          </table:table-cell>
          <table:table-cell table:formula="of:=LOG([.Q4])/LOG(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036" calcext:value-type="float">
            <text:p>22036</text:p>
          </table:table-cell>
          <table:table-cell office:value-type="float" office:value="1000" calcext:value-type="float">
            <text:p>1000</text:p>
          </table:table-cell>
          <table:table-cell office:value-type="float" office:value="22.036" calcext:value-type="float">
            <text:p>22.0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35003" calcext:value-type="float">
            <text:p>0.033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003" calcext:value-type="float">
            <text:p>3.35003E-05</text:p>
          </table:table-cell>
          <table:table-cell office:value-type="float" office:value="0.000019518" calcext:value-type="float">
            <text:p>1.9518E-05</text:p>
          </table:table-cell>
          <table:table-cell office:value-type="float" office:value="0.000062223" calcext:value-type="float">
            <text:p>6.2223E-05</text:p>
          </table:table-cell>
          <table:table-cell office:value-type="float" office:value="22452" calcext:value-type="float">
            <text:p>22452</text:p>
          </table:table-cell>
          <table:table-cell office:value-type="float" office:value="1000" calcext:value-type="float">
            <text:p>1000</text:p>
          </table:table-cell>
          <table:table-cell office:value-type="float" office:value="22.452" calcext:value-type="float">
            <text:p>22.45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541" calcext:value-type="float">
            <text:p>4541</text:p>
          </table:table-cell>
          <table:table-cell office:value-type="float" office:value="1000" calcext:value-type="float">
            <text:p>1000</text:p>
          </table:table-cell>
          <table:table-cell office:value-type="float" office:value="4.541" calcext:value-type="float">
            <text:p>4.5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48877205929985" calcext:value-type="float">
            <text:p>4.48877205929985</text:p>
          </table:table-cell>
          <table:table-cell table:formula="of:=LOG([.Q5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679" calcext:value-type="float">
            <text:p>27679</text:p>
          </table:table-cell>
          <table:table-cell office:value-type="float" office:value="1000" calcext:value-type="float">
            <text:p>1000</text:p>
          </table:table-cell>
          <table:table-cell office:value-type="float" office:value="27.679" calcext:value-type="float">
            <text:p>27.67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0398183" calcext:value-type="float">
            <text:p>0.0398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183" calcext:value-type="float">
            <text:p>3.98183E-05</text:p>
          </table:table-cell>
          <table:table-cell office:value-type="float" office:value="0.00002146" calcext:value-type="float">
            <text:p>2.146E-05</text:p>
          </table:table-cell>
          <table:table-cell office:value-type="float" office:value="0.000074899" calcext:value-type="float">
            <text:p>7.4899E-05</text:p>
          </table:table-cell>
          <table:table-cell office:value-type="float" office:value="25060" calcext:value-type="float">
            <text:p>25060</text:p>
          </table:table-cell>
          <table:table-cell office:value-type="float" office:value="1000" calcext:value-type="float">
            <text:p>1000</text:p>
          </table:table-cell>
          <table:table-cell office:value-type="float" office:value="25.06" calcext:value-type="float">
            <text:p>25.0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99" calcext:value-type="float">
            <text:p>5099</text:p>
          </table:table-cell>
          <table:table-cell office:value-type="float" office:value="1000" calcext:value-type="float">
            <text:p>1000</text:p>
          </table:table-cell>
          <table:table-cell office:value-type="float" office:value="5.099" calcext:value-type="float">
            <text:p>5.0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64731450954714" calcext:value-type="float">
            <text:p>4.64731450954714</text:p>
          </table:table-cell>
          <table:table-cell table:formula="of:=LOG([.Q6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62" calcext:value-type="float">
            <text:p>32962</text:p>
          </table:table-cell>
          <table:table-cell office:value-type="float" office:value="1000" calcext:value-type="float">
            <text:p>1000</text:p>
          </table:table-cell>
          <table:table-cell office:value-type="float" office:value="32.962" calcext:value-type="float">
            <text:p>32.96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459457" calcext:value-type="float">
            <text:p>0.0459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57" calcext:value-type="float">
            <text:p>4.59457E-05</text:p>
          </table:table-cell>
          <table:table-cell office:value-type="float" office:value="0.000025754" calcext:value-type="float">
            <text:p>2.5754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27354" calcext:value-type="float">
            <text:p>27354</text:p>
          </table:table-cell>
          <table:table-cell office:value-type="float" office:value="1000" calcext:value-type="float">
            <text:p>1000</text:p>
          </table:table-cell>
          <table:table-cell office:value-type="float" office:value="27.354" calcext:value-type="float">
            <text:p>27.35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77367990992383" calcext:value-type="float">
            <text:p>4.77367990992383</text:p>
          </table:table-cell>
          <table:table-cell table:formula="of:=LOG([.Q7])/LOG(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04" calcext:value-type="float">
            <text:p>38504</text:p>
          </table:table-cell>
          <table:table-cell office:value-type="float" office:value="1000" calcext:value-type="float">
            <text:p>1000</text:p>
          </table:table-cell>
          <table:table-cell office:value-type="float" office:value="38.504" calcext:value-type="float">
            <text:p>38.50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0509445" calcext:value-type="float">
            <text:p>0.0509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445" calcext:value-type="float">
            <text:p>5.09445E-05</text:p>
          </table:table-cell>
          <table:table-cell office:value-type="float" office:value="0.00002459" calcext:value-type="float">
            <text:p>2.459E-05</text:p>
          </table:table-cell>
          <table:table-cell office:value-type="float" office:value="0.000094046" calcext:value-type="float">
            <text:p>9.4046E-05</text:p>
          </table:table-cell>
          <table:table-cell office:value-type="float" office:value="28649" calcext:value-type="float">
            <text:p>28649</text:p>
          </table:table-cell>
          <table:table-cell office:value-type="float" office:value="1000" calcext:value-type="float">
            <text:p>1000</text:p>
          </table:table-cell>
          <table:table-cell office:value-type="float" office:value="28.649" calcext:value-type="float">
            <text:p>28.64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6421" calcext:value-type="float">
            <text:p>6421</text:p>
          </table:table-cell>
          <table:table-cell office:value-type="float" office:value="1000" calcext:value-type="float">
            <text:p>1000</text:p>
          </table:table-cell>
          <table:table-cell office:value-type="float" office:value="6.421" calcext:value-type="float">
            <text:p>6.4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84041287714286" calcext:value-type="float">
            <text:p>4.84041287714286</text:p>
          </table:table-cell>
          <table:table-cell table:formula="of:=LOG([.Q8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4011" calcext:value-type="float">
            <text:p>44011</text:p>
          </table:table-cell>
          <table:table-cell office:value-type="float" office:value="1000" calcext:value-type="float">
            <text:p>1000</text:p>
          </table:table-cell>
          <table:table-cell office:value-type="float" office:value="44.011" calcext:value-type="float">
            <text:p>44.01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0511887" calcext:value-type="float">
            <text:p>0.0511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887" calcext:value-type="float">
            <text:p>5.11887E-05</text:p>
          </table:table-cell>
          <table:table-cell office:value-type="float" office:value="0.000024116" calcext:value-type="float">
            <text:p>2.4116E-05</text:p>
          </table:table-cell>
          <table:table-cell office:value-type="float" office:value="0.000124314" calcext:value-type="float">
            <text:p>0.000124314</text:p>
          </table:table-cell>
          <table:table-cell office:value-type="float" office:value="27105" calcext:value-type="float">
            <text:p>27105</text:p>
          </table:table-cell>
          <table:table-cell office:value-type="float" office:value="1000" calcext:value-type="float">
            <text:p>1000</text:p>
          </table:table-cell>
          <table:table-cell office:value-type="float" office:value="27.105" calcext:value-type="float">
            <text:p>27.10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403" calcext:value-type="float">
            <text:p>7403</text:p>
          </table:table-cell>
          <table:table-cell office:value-type="float" office:value="1000" calcext:value-type="float">
            <text:p>1000</text:p>
          </table:table-cell>
          <table:table-cell office:value-type="float" office:value="7.403" calcext:value-type="float">
            <text:p>7.4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76048710181103" calcext:value-type="float">
            <text:p>4.76048710181103</text:p>
          </table:table-cell>
          <table:table-cell table:formula="of:=LOG([.Q9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672" calcext:value-type="float">
            <text:p>49672</text:p>
          </table:table-cell>
          <table:table-cell office:value-type="float" office:value="1000" calcext:value-type="float">
            <text:p>1000</text:p>
          </table:table-cell>
          <table:table-cell office:value-type="float" office:value="49.672" calcext:value-type="float">
            <text:p>49.67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420316" calcext:value-type="float">
            <text:p>0.04203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316" calcext:value-type="float">
            <text:p>4.20316E-05</text:p>
          </table:table-cell>
          <table:table-cell office:value-type="float" office:value="0.000022184" calcext:value-type="float">
            <text:p>2.2184E-05</text:p>
          </table:table-cell>
          <table:table-cell office:value-type="float" office:value="0.000120623" calcext:value-type="float">
            <text:p>0.000120623</text:p>
          </table:table-cell>
          <table:table-cell office:value-type="float" office:value="21164" calcext:value-type="float">
            <text:p>21164</text:p>
          </table:table-cell>
          <table:table-cell office:value-type="float" office:value="1000" calcext:value-type="float">
            <text:p>1000</text:p>
          </table:table-cell>
          <table:table-cell office:value-type="float" office:value="21.164" calcext:value-type="float">
            <text:p>21.16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8949" calcext:value-type="float">
            <text:p>8949</text:p>
          </table:table-cell>
          <table:table-cell office:value-type="float" office:value="1000" calcext:value-type="float">
            <text:p>1000</text:p>
          </table:table-cell>
          <table:table-cell office:value-type="float" office:value="8.949" calcext:value-type="float">
            <text:p>8.94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40354041774525" calcext:value-type="float">
            <text:p>4.40354041774525</text:p>
          </table:table-cell>
          <table:table-cell table:formula="of:=LOG([.Q10])/LOG(2)" office:value-type="float" office:value="6.02236781302845" calcext:value-type="float">
            <text:p>6.02236781302845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43" calcext:value-type="float">
            <text:p>6543</text:p>
          </table:table-cell>
          <table:table-cell office:value-type="float" office:value="1000" calcext:value-type="float">
            <text:p>100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28004" calcext:value-type="float">
            <text:p>0.0228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004" calcext:value-type="float">
            <text:p>2.28004E-05</text:p>
          </table:table-cell>
          <table:table-cell office:value-type="float" office:value="0.000018282" calcext:value-type="float">
            <text:p>1.8282E-05</text:p>
          </table:table-cell>
          <table:table-cell office:value-type="float" office:value="0.000058898" calcext:value-type="float">
            <text:p>5.8898E-05</text:p>
          </table:table-cell>
          <table:table-cell office:value-type="float" office:value="15726" calcext:value-type="float">
            <text:p>15726</text:p>
          </table:table-cell>
          <table:table-cell office:value-type="float" office:value="1000" calcext:value-type="float">
            <text:p>1000</text:p>
          </table:table-cell>
          <table:table-cell office:value-type="float" office:value="15.726" calcext:value-type="float">
            <text:p>15.7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87" calcext:value-type="float">
            <text:p>3187</text:p>
          </table:table-cell>
          <table:table-cell office:value-type="float" office:value="1000" calcext:value-type="float">
            <text:p>1000</text:p>
          </table:table-cell>
          <table:table-cell office:value-type="float" office:value="3.187" calcext:value-type="float">
            <text:p>3.1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97507985438749" calcext:value-type="float">
            <text:p>3.97507985438749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37" calcext:value-type="float">
            <text:p>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3.137" calcext:value-type="float">
            <text:p>13.13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77313" calcext:value-type="float">
            <text:p>0.0277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313" calcext:value-type="float">
            <text:p>2.77313E-05</text:p>
          </table:table-cell>
          <table:table-cell office:value-type="float" office:value="0.000019731" calcext:value-type="float">
            <text:p>1.9731E-05</text:p>
          </table:table-cell>
          <table:table-cell office:value-type="float" office:value="0.000065944" calcext:value-type="float">
            <text:p>6.5944E-05</text:p>
          </table:table-cell>
          <table:table-cell office:value-type="float" office:value="19099" calcext:value-type="float">
            <text:p>19099</text:p>
          </table:table-cell>
          <table:table-cell office:value-type="float" office:value="1000" calcext:value-type="float">
            <text:p>1000</text:p>
          </table:table-cell>
          <table:table-cell office:value-type="float" office:value="19.099" calcext:value-type="float">
            <text:p>19.09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37" calcext:value-type="float">
            <text:p>3737</text:p>
          </table:table-cell>
          <table:table-cell office:value-type="float" office:value="1000" calcext:value-type="float">
            <text:p>1000</text:p>
          </table:table-cell>
          <table:table-cell office:value-type="float" office:value="3.737" calcext:value-type="float">
            <text:p>3.7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25542519739922" calcext:value-type="float">
            <text:p>4.25542519739922</text:p>
          </table:table-cell>
          <table:table-cell table:formula="of:=LOG([.Q3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676" calcext:value-type="float">
            <text:p>19676</text:p>
          </table:table-cell>
          <table:table-cell office:value-type="float" office:value="1000" calcext:value-type="float">
            <text:p>1000</text:p>
          </table:table-cell>
          <table:table-cell office:value-type="float" office:value="19.676" calcext:value-type="float">
            <text:p>19.67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33605" calcext:value-type="float">
            <text:p>0.0336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05" calcext:value-type="float">
            <text:p>3.3605E-05</text:p>
          </table:table-cell>
          <table:table-cell office:value-type="float" office:value="0.000022615" calcext:value-type="float">
            <text:p>2.2615E-05</text:p>
          </table:table-cell>
          <table:table-cell office:value-type="float" office:value="0.000090234" calcext:value-type="float">
            <text:p>9.0234E-05</text:p>
          </table:table-cell>
          <table:table-cell office:value-type="float" office:value="22442" calcext:value-type="float">
            <text:p>22442</text:p>
          </table:table-cell>
          <table:table-cell office:value-type="float" office:value="1000" calcext:value-type="float">
            <text:p>1000</text:p>
          </table:table-cell>
          <table:table-cell office:value-type="float" office:value="22.442" calcext:value-type="float">
            <text:p>22.4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77" calcext:value-type="float">
            <text:p>4177</text:p>
          </table:table-cell>
          <table:table-cell office:value-type="float" office:value="1000" calcext:value-type="float">
            <text:p>1000</text:p>
          </table:table-cell>
          <table:table-cell office:value-type="float" office:value="4.177" calcext:value-type="float">
            <text:p>4.1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48812934755007" calcext:value-type="float">
            <text:p>4.48812934755007</text:p>
          </table:table-cell>
          <table:table-cell table:formula="of:=LOG([.Q4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54" calcext:value-type="float">
            <text:p>26454</text:p>
          </table:table-cell>
          <table:table-cell office:value-type="float" office:value="1000" calcext:value-type="float">
            <text:p>1000</text:p>
          </table:table-cell>
          <table:table-cell office:value-type="float" office:value="26.454" calcext:value-type="float">
            <text:p>26.4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0416054" calcext:value-type="float">
            <text:p>0.0416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054" calcext:value-type="float">
            <text:p>4.16054E-05</text:p>
          </table:table-cell>
          <table:table-cell office:value-type="float" office:value="0.000025428" calcext:value-type="float">
            <text:p>2.5428E-05</text:p>
          </table:table-cell>
          <table:table-cell office:value-type="float" office:value="0.000102155" calcext:value-type="float">
            <text:p>0.000102155</text:p>
          </table:table-cell>
          <table:table-cell office:value-type="float" office:value="26381" calcext:value-type="float">
            <text:p>26381</text:p>
          </table:table-cell>
          <table:table-cell office:value-type="float" office:value="1000" calcext:value-type="float">
            <text:p>1000</text:p>
          </table:table-cell>
          <table:table-cell office:value-type="float" office:value="26.381" calcext:value-type="float">
            <text:p>26.38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15" calcext:value-type="float">
            <text:p>4715</text:p>
          </table:table-cell>
          <table:table-cell office:value-type="float" office:value="1000" calcext:value-type="float">
            <text:p>1000</text:p>
          </table:table-cell>
          <table:table-cell office:value-type="float" office:value="4.715" calcext:value-type="float">
            <text:p>4.7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72142734741075" calcext:value-type="float">
            <text:p>4.72142734741075</text:p>
          </table:table-cell>
          <table:table-cell table:formula="of:=LOG([.Q5])/LOG(2)" office:value-type="float" office:value="5.35755200461809" calcext:value-type="float">
            <text:p>5.35755200461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16" calcext:value-type="float">
            <text:p>33016</text:p>
          </table:table-cell>
          <table:table-cell office:value-type="float" office:value="1000" calcext:value-type="float">
            <text:p>1000</text:p>
          </table:table-cell>
          <table:table-cell office:value-type="float" office:value="33.016" calcext:value-type="float">
            <text:p>33.01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502097" calcext:value-type="float">
            <text:p>0.05020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97" calcext:value-type="float">
            <text:p>5.02097E-05</text:p>
          </table:table-cell>
          <table:table-cell office:value-type="float" office:value="0.000025262" calcext:value-type="float">
            <text:p>2.5262E-05</text:p>
          </table:table-cell>
          <table:table-cell office:value-type="float" office:value="0.000118702" calcext:value-type="float">
            <text:p>0.000118702</text:p>
          </table:table-cell>
          <table:table-cell office:value-type="float" office:value="29820" calcext:value-type="float">
            <text:p>29820</text:p>
          </table:table-cell>
          <table:table-cell office:value-type="float" office:value="1000" calcext:value-type="float">
            <text:p>1000</text:p>
          </table:table-cell>
          <table:table-cell office:value-type="float" office:value="29.82" calcext:value-type="float">
            <text:p>29.8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253" calcext:value-type="float">
            <text:p>5253</text:p>
          </table:table-cell>
          <table:table-cell office:value-type="float" office:value="1000" calcext:value-type="float">
            <text:p>1000</text:p>
          </table:table-cell>
          <table:table-cell office:value-type="float" office:value="5.253" calcext:value-type="float">
            <text:p>5.2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89820835250872" calcext:value-type="float">
            <text:p>4.89820835250872</text:p>
          </table:table-cell>
          <table:table-cell table:formula="of:=LOG([.Q6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03" calcext:value-type="float">
            <text:p>39603</text:p>
          </table:table-cell>
          <table:table-cell office:value-type="float" office:value="1000" calcext:value-type="float">
            <text:p>1000</text:p>
          </table:table-cell>
          <table:table-cell office:value-type="float" office:value="39.603" calcext:value-type="float">
            <text:p>39.60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0.0591744" calcext:value-type="float">
            <text:p>0.0591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744" calcext:value-type="float">
            <text:p>5.91744E-05</text:p>
          </table:table-cell>
          <table:table-cell office:value-type="float" office:value="0.000031997" calcext:value-type="float">
            <text:p>3.1997E-05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33002" calcext:value-type="float">
            <text:p>33002</text:p>
          </table:table-cell>
          <table:table-cell office:value-type="float" office:value="1000" calcext:value-type="float">
            <text:p>1000</text:p>
          </table:table-cell>
          <table:table-cell office:value-type="float" office:value="33.002" calcext:value-type="float">
            <text:p>33.00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5892" calcext:value-type="float">
            <text:p>5892</text:p>
          </table:table-cell>
          <table:table-cell office:value-type="float" office:value="1000" calcext:value-type="float">
            <text:p>1000</text:p>
          </table:table-cell>
          <table:table-cell office:value-type="float" office:value="5.892" calcext:value-type="float">
            <text:p>5.8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04448155277207" calcext:value-type="float">
            <text:p>5.04448155277207</text:p>
          </table:table-cell>
          <table:table-cell table:formula="of:=LOG([.Q7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41" calcext:value-type="float">
            <text:p>46141</text:p>
          </table:table-cell>
          <table:table-cell office:value-type="float" office:value="1000" calcext:value-type="float">
            <text:p>1000</text:p>
          </table:table-cell>
          <table:table-cell office:value-type="float" office:value="46.141" calcext:value-type="float">
            <text:p>46.14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.0674584" calcext:value-type="float">
            <text:p>0.0674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84" calcext:value-type="float">
            <text:p>6.74584E-05</text:p>
          </table:table-cell>
          <table:table-cell office:value-type="float" office:value="0.000031263" calcext:value-type="float">
            <text:p>3.1263E-05</text:p>
          </table:table-cell>
          <table:table-cell office:value-type="float" office:value="0.00019068" calcext:value-type="float">
            <text:p>0.00019068</text:p>
          </table:table-cell>
          <table:table-cell office:value-type="float" office:value="35603" calcext:value-type="float">
            <text:p>35603</text:p>
          </table:table-cell>
          <table:table-cell office:value-type="float" office:value="1000" calcext:value-type="float">
            <text:p>1000</text:p>
          </table:table-cell>
          <table:table-cell office:value-type="float" office:value="35.603" calcext:value-type="float">
            <text:p>35.60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676" calcext:value-type="float">
            <text:p>6676</text:p>
          </table:table-cell>
          <table:table-cell office:value-type="float" office:value="1000" calcext:value-type="float">
            <text:p>1000</text:p>
          </table:table-cell>
          <table:table-cell office:value-type="float" office:value="6.676" calcext:value-type="float">
            <text:p>6.6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15392690638156" calcext:value-type="float">
            <text:p>5.15392690638156</text:p>
          </table:table-cell>
          <table:table-cell table:formula="of:=LOG([.Q8])/LOG(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20" calcext:value-type="float">
            <text:p>52720</text:p>
          </table:table-cell>
          <table:table-cell office:value-type="float" office:value="1000" calcext:value-type="float">
            <text:p>1000</text:p>
          </table:table-cell>
          <table:table-cell office:value-type="float" office:value="52.72" calcext:value-type="float">
            <text:p>52.7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679748" calcext:value-type="float">
            <text:p>0.067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9748" calcext:value-type="float">
            <text:p>6.79748E-05</text:p>
          </table:table-cell>
          <table:table-cell office:value-type="float" office:value="0.000025405" calcext:value-type="float">
            <text:p>2.5405E-05</text:p>
          </table:table-cell>
          <table:table-cell office:value-type="float" office:value="0.000161667" calcext:value-type="float">
            <text:p>0.000161667</text:p>
          </table:table-cell>
          <table:table-cell office:value-type="float" office:value="34336" calcext:value-type="float">
            <text:p>34336</text:p>
          </table:table-cell>
          <table:table-cell office:value-type="float" office:value="1000" calcext:value-type="float">
            <text:p>1000</text:p>
          </table:table-cell>
          <table:table-cell office:value-type="float" office:value="34.336" calcext:value-type="float">
            <text:p>34.336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10165007609444" calcext:value-type="float">
            <text:p>5.10165007609444</text:p>
          </table:table-cell>
          <table:table-cell table:formula="of:=LOG([.Q9])/LOG(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374" calcext:value-type="float">
            <text:p>59374</text:p>
          </table:table-cell>
          <table:table-cell office:value-type="float" office:value="1000" calcext:value-type="float">
            <text:p>1000</text:p>
          </table:table-cell>
          <table:table-cell office:value-type="float" office:value="59.374" calcext:value-type="float">
            <text:p>59.37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25239" calcext:value-type="float">
            <text:p>2.5239E-05</text:p>
          </table:table-cell>
          <table:table-cell office:value-type="float" office:value="0.000171133" calcext:value-type="float">
            <text:p>0.000171133</text:p>
          </table:table-cell>
          <table:table-cell office:value-type="float" office:value="26778" calcext:value-type="float">
            <text:p>26778</text:p>
          </table:table-cell>
          <table:table-cell office:value-type="float" office:value="1000" calcext:value-type="float">
            <text:p>1000</text:p>
          </table:table-cell>
          <table:table-cell office:value-type="float" office:value="26.778" calcext:value-type="float">
            <text:p>26.77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430" calcext:value-type="float">
            <text:p>9430</text:p>
          </table:table-cell>
          <table:table-cell office:value-type="float" office:value="1000" calcext:value-type="float">
            <text:p>1000</text:p>
          </table:table-cell>
          <table:table-cell office:value-type="float" office:value="9.43" calcext:value-type="float">
            <text:p>9.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74297630731093" calcext:value-type="float">
            <text:p>4.74297630731093</text:p>
          </table:table-cell>
          <table:table-cell table:formula="of:=LOG([.Q10])/LOG(2)" office:value-type="float" office:value="6.16992500144231" calcext:value-type="float">
            <text:p>6.1699250014423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57884" calcext:value-type="float">
            <text:p>0.0257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7884" calcext:value-type="float">
            <text:p>2.57884E-05</text:p>
          </table:table-cell>
          <table:table-cell office:value-type="float" office:value="0.000021282" calcext:value-type="float">
            <text:p>2.1282E-05</text:p>
          </table:table-cell>
          <table:table-cell office:value-type="float" office:value="0.000046936" calcext:value-type="float">
            <text:p>4.6936E-05</text:p>
          </table:table-cell>
          <table:table-cell office:value-type="float" office:value="17264" calcext:value-type="float">
            <text:p>1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.264" calcext:value-type="float">
            <text:p>17.26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30" calcext:value-type="float">
            <text:p>3230</text:p>
          </table:table-cell>
          <table:table-cell office:value-type="float" office:value="1000" calcext:value-type="float">
            <text:p>1000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10969486482593" calcext:value-type="float">
            <text:p>4.10969486482593</text:p>
          </table:table-cell>
          <table:table-cell table:formula="of:=LOG([.Q2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739" calcext:value-type="float">
            <text:p>15739</text:p>
          </table:table-cell>
          <table:table-cell office:value-type="float" office:value="1000" calcext:value-type="float">
            <text:p>1000</text:p>
          </table:table-cell>
          <table:table-cell office:value-type="float" office:value="15.739" calcext:value-type="float">
            <text:p>15.7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323594" calcext:value-type="float">
            <text:p>0.0323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594" calcext:value-type="float">
            <text:p>3.23594E-05</text:p>
          </table:table-cell>
          <table:table-cell office:value-type="float" office:value="0.00002407" calcext:value-type="float">
            <text:p>2.407E-05</text:p>
          </table:table-cell>
          <table:table-cell office:value-type="float" office:value="0.000060676" calcext:value-type="float">
            <text:p>6.0676E-05</text:p>
          </table:table-cell>
          <table:table-cell office:value-type="float" office:value="21635" calcext:value-type="float">
            <text:p>21635</text:p>
          </table:table-cell>
          <table:table-cell office:value-type="float" office:value="1000" calcext:value-type="float">
            <text:p>1000</text:p>
          </table:table-cell>
          <table:table-cell office:value-type="float" office:value="21.635" calcext:value-type="float">
            <text:p>21.63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834" calcext:value-type="float">
            <text:p>3834</text:p>
          </table:table-cell>
          <table:table-cell office:value-type="float" office:value="1000" calcext:value-type="float">
            <text:p>1000</text:p>
          </table:table-cell>
          <table:table-cell office:value-type="float" office:value="3.834" calcext:value-type="float">
            <text:p>3.8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43529521564717" calcext:value-type="float">
            <text:p>4.43529521564717</text:p>
          </table:table-cell>
          <table:table-cell table:formula="of:=LOG([.Q3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210" calcext:value-type="float">
            <text:p>23210</text:p>
          </table:table-cell>
          <table:table-cell office:value-type="float" office:value="1000" calcext:value-type="float">
            <text:p>1000</text:p>
          </table:table-cell>
          <table:table-cell office:value-type="float" office:value="23.21" calcext:value-type="float">
            <text:p>23.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400151" calcext:value-type="float">
            <text:p>0.0400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0151" calcext:value-type="float">
            <text:p>4.00151E-05</text:p>
          </table:table-cell>
          <table:table-cell office:value-type="float" office:value="0.000025014" calcext:value-type="float">
            <text:p>2.5014E-05</text:p>
          </table:table-cell>
          <table:table-cell office:value-type="float" office:value="0.000078005" calcext:value-type="float">
            <text:p>7.8005E-05</text:p>
          </table:table-cell>
          <table:table-cell office:value-type="float" office:value="25987" calcext:value-type="float">
            <text:p>25987</text:p>
          </table:table-cell>
          <table:table-cell office:value-type="float" office:value="1000" calcext:value-type="float">
            <text:p>1000</text:p>
          </table:table-cell>
          <table:table-cell office:value-type="float" office:value="25.987" calcext:value-type="float">
            <text:p>25.98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294" calcext:value-type="float">
            <text:p>4294</text:p>
          </table:table-cell>
          <table:table-cell office:value-type="float" office:value="1000" calcext:value-type="float">
            <text:p>1000</text:p>
          </table:table-cell>
          <table:table-cell office:value-type="float" office:value="4.294" calcext:value-type="float">
            <text:p>4.2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69971819022363" calcext:value-type="float">
            <text:p>4.69971819022363</text:p>
          </table:table-cell>
          <table:table-cell table:formula="of:=LOG([.Q4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218" calcext:value-type="float">
            <text:p>31218</text:p>
          </table:table-cell>
          <table:table-cell office:value-type="float" office:value="1000" calcext:value-type="float">
            <text:p>1000</text:p>
          </table:table-cell>
          <table:table-cell office:value-type="float" office:value="31.218" calcext:value-type="float">
            <text:p>31.21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0502045" calcext:value-type="float">
            <text:p>0.05020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45" calcext:value-type="float">
            <text:p>5.02045E-05</text:p>
          </table:table-cell>
          <table:table-cell office:value-type="float" office:value="0.000030701" calcext:value-type="float">
            <text:p>3.0701E-05</text:p>
          </table:table-cell>
          <table:table-cell office:value-type="float" office:value="0.000114488" calcext:value-type="float">
            <text:p>0.000114488</text:p>
          </table:table-cell>
          <table:table-cell office:value-type="float" office:value="30434" calcext:value-type="float">
            <text:p>30434</text:p>
          </table:table-cell>
          <table:table-cell office:value-type="float" office:value="1000" calcext:value-type="float">
            <text:p>1000</text:p>
          </table:table-cell>
          <table:table-cell office:value-type="float" office:value="30.434" calcext:value-type="float">
            <text:p>30.43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850" calcext:value-type="float">
            <text:p>4850</text:p>
          </table:table-cell>
          <table:table-cell office:value-type="float" office:value="1000" calcext:value-type="float">
            <text:p>10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92761205742586" calcext:value-type="float">
            <text:p>4.92761205742586</text:p>
          </table:table-cell>
          <table:table-cell table:formula="of:=LOG([.Q5])/LOG(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58" calcext:value-type="float">
            <text:p>38958</text:p>
          </table:table-cell>
          <table:table-cell office:value-type="float" office:value="1000" calcext:value-type="float">
            <text:p>1000</text:p>
          </table:table-cell>
          <table:table-cell office:value-type="float" office:value="38.958" calcext:value-type="float">
            <text:p>38.95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621899" calcext:value-type="float">
            <text:p>0.0621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899" calcext:value-type="float">
            <text:p>6.21899E-05</text:p>
          </table:table-cell>
          <table:table-cell office:value-type="float" office:value="0.000036999" calcext:value-type="float">
            <text:p>3.6999E-05</text:p>
          </table:table-cell>
          <table:table-cell office:value-type="float" office:value="0.000123819" calcext:value-type="float">
            <text:p>0.000123819</text:p>
          </table:table-cell>
          <table:table-cell office:value-type="float" office:value="35642" calcext:value-type="float">
            <text:p>35642</text:p>
          </table:table-cell>
          <table:table-cell office:value-type="float" office:value="1000" calcext:value-type="float">
            <text:p>1000</text:p>
          </table:table-cell>
          <table:table-cell office:value-type="float" office:value="35.642" calcext:value-type="float">
            <text:p>35.64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379" calcext:value-type="float">
            <text:p>5379</text:p>
          </table:table-cell>
          <table:table-cell office:value-type="float" office:value="1000" calcext:value-type="float">
            <text:p>1000</text:p>
          </table:table-cell>
          <table:table-cell office:value-type="float" office:value="5.379" calcext:value-type="float">
            <text:p>5.3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15550638879337" calcext:value-type="float">
            <text:p>5.15550638879337</text:p>
          </table:table-cell>
          <table:table-cell table:formula="of:=LOG([.Q6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695" calcext:value-type="float">
            <text:p>46695</text:p>
          </table:table-cell>
          <table:table-cell office:value-type="float" office:value="1000" calcext:value-type="float">
            <text:p>1000</text:p>
          </table:table-cell>
          <table:table-cell office:value-type="float" office:value="46.695" calcext:value-type="float">
            <text:p>46.69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0.0756214" calcext:value-type="float">
            <text:p>0.0756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214" calcext:value-type="float">
            <text:p>7.56214E-05</text:p>
          </table:table-cell>
          <table:table-cell office:value-type="float" office:value="0.000042463" calcext:value-type="float">
            <text:p>4.2463E-05</text:p>
          </table:table-cell>
          <table:table-cell office:value-type="float" office:value="0.00016082" calcext:value-type="float">
            <text:p>0.00016082</text:p>
          </table:table-cell>
          <table:table-cell office:value-type="float" office:value="40107" calcext:value-type="float">
            <text:p>40107</text:p>
          </table:table-cell>
          <table:table-cell office:value-type="float" office:value="1000" calcext:value-type="float">
            <text:p>1000</text:p>
          </table:table-cell>
          <table:table-cell office:value-type="float" office:value="40.107" calcext:value-type="float">
            <text:p>40.10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079" calcext:value-type="float">
            <text:p>6079</text:p>
          </table:table-cell>
          <table:table-cell office:value-type="float" office:value="1000" calcext:value-type="float">
            <text:p>1000</text:p>
          </table:table-cell>
          <table:table-cell office:value-type="float" office:value="6.079" calcext:value-type="float">
            <text:p>6.0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32578215161598" calcext:value-type="float">
            <text:p>5.32578215161598</text:p>
          </table:table-cell>
          <table:table-cell table:formula="of:=LOG([.Q7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93" calcext:value-type="float">
            <text:p>54493</text:p>
          </table:table-cell>
          <table:table-cell office:value-type="float" office:value="1000" calcext:value-type="float">
            <text:p>1000</text:p>
          </table:table-cell>
          <table:table-cell office:value-type="float" office:value="54.493" calcext:value-type="float">
            <text:p>54.49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.086844" calcext:value-type="float">
            <text:p>0.0868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844" calcext:value-type="float">
            <text:p>8.6844E-05</text:p>
          </table:table-cell>
          <table:table-cell office:value-type="float" office:value="0.000040384" calcext:value-type="float">
            <text:p>4.0384E-05</text:p>
          </table:table-cell>
          <table:table-cell office:value-type="float" office:value="0.000179713" calcext:value-type="float">
            <text:p>0.000179713</text:p>
          </table:table-cell>
          <table:table-cell office:value-type="float" office:value="43615" calcext:value-type="float">
            <text:p>43615</text:p>
          </table:table-cell>
          <table:table-cell office:value-type="float" office:value="1000" calcext:value-type="float">
            <text:p>1000</text:p>
          </table:table-cell>
          <table:table-cell office:value-type="float" office:value="43.615" calcext:value-type="float">
            <text:p>43.615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937" calcext:value-type="float">
            <text:p>6937</text:p>
          </table:table-cell>
          <table:table-cell office:value-type="float" office:value="1000" calcext:value-type="float">
            <text:p>1000</text:p>
          </table:table-cell>
          <table:table-cell office:value-type="float" office:value="6.937" calcext:value-type="float">
            <text:p>6.9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44675248456655" calcext:value-type="float">
            <text:p>5.44675248456655</text:p>
          </table:table-cell>
          <table:table-cell table:formula="of:=LOG([.Q8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57" calcext:value-type="float">
            <text:p>62357</text:p>
          </table:table-cell>
          <table:table-cell office:value-type="float" office:value="1000" calcext:value-type="float">
            <text:p>1000</text:p>
          </table:table-cell>
          <table:table-cell office:value-type="float" office:value="62.357" calcext:value-type="float">
            <text:p>62.3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0905317" calcext:value-type="float">
            <text:p>0.0905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317" calcext:value-type="float">
            <text:p>9.05317E-05</text:p>
          </table:table-cell>
          <table:table-cell office:value-type="float" office:value="0.000038095" calcext:value-type="float">
            <text:p>3.8095E-05</text:p>
          </table:table-cell>
          <table:table-cell office:value-type="float" office:value="0.000236015" calcext:value-type="float">
            <text:p>0.000236015</text:p>
          </table:table-cell>
          <table:table-cell office:value-type="float" office:value="42811" calcext:value-type="float">
            <text:p>42811</text:p>
          </table:table-cell>
          <table:table-cell office:value-type="float" office:value="1000" calcext:value-type="float">
            <text:p>1000</text:p>
          </table:table-cell>
          <table:table-cell office:value-type="float" office:value="42.811" calcext:value-type="float">
            <text:p>42.81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8152" calcext:value-type="float">
            <text:p>8152</text:p>
          </table:table-cell>
          <table:table-cell office:value-type="float" office:value="1000" calcext:value-type="float">
            <text:p>1000</text:p>
          </table:table-cell>
          <table:table-cell office:value-type="float" office:value="8.152" calcext:value-type="float">
            <text:p>8.1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41990962998284" calcext:value-type="float">
            <text:p>5.41990962998284</text:p>
          </table:table-cell>
          <table:table-cell table:formula="of:=LOG([.Q9])/LOG(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21" calcext:value-type="float">
            <text:p>70121</text:p>
          </table:table-cell>
          <table:table-cell office:value-type="float" office:value="1000" calcext:value-type="float">
            <text:p>1000</text:p>
          </table:table-cell>
          <table:table-cell office:value-type="float" office:value="70.121" calcext:value-type="float">
            <text:p>70.12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750902" calcext:value-type="float">
            <text:p>0.0750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902" calcext:value-type="float">
            <text:p>7.50902E-05</text:p>
          </table:table-cell>
          <table:table-cell office:value-type="float" office:value="0.000028889" calcext:value-type="float">
            <text:p>2.8889E-05</text:p>
          </table:table-cell>
          <table:table-cell office:value-type="float" office:value="0.000231583" calcext:value-type="float">
            <text:p>0.000231583</text:p>
          </table:table-cell>
          <table:table-cell office:value-type="float" office:value="33946" calcext:value-type="float">
            <text:p>33946</text:p>
          </table:table-cell>
          <table:table-cell office:value-type="float" office:value="1000" calcext:value-type="float">
            <text:p>1000</text:p>
          </table:table-cell>
          <table:table-cell office:value-type="float" office:value="33.946" calcext:value-type="float">
            <text:p>33.946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903" calcext:value-type="float">
            <text:p>9903</text:p>
          </table:table-cell>
          <table:table-cell office:value-type="float" office:value="1000" calcext:value-type="float">
            <text:p>1000</text:p>
          </table:table-cell>
          <table:table-cell office:value-type="float" office:value="9.903" calcext:value-type="float">
            <text:p>9.9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08516968054595" calcext:value-type="float">
            <text:p>5.08516968054595</text:p>
          </table:table-cell>
          <table:table-cell table:formula="of:=LOG([.Q10])/LOG(2)" office:value-type="float" office:value="6.87036471958341" calcext:value-type="float">
            <text:p>6.8703647195834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70" calcext:value-type="float">
            <text:p>9170</text:p>
          </table:table-cell>
          <table:table-cell office:value-type="float" office:value="1000" calcext:value-type="float">
            <text:p>1000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297333" calcext:value-type="float">
            <text:p>0.0297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333" calcext:value-type="float">
            <text:p>2.97333E-05</text:p>
          </table:table-cell>
          <table:table-cell office:value-type="float" office:value="0.000023486" calcext:value-type="float">
            <text:p>2.3486E-05</text:p>
          </table:table-cell>
          <table:table-cell office:value-type="float" office:value="0.000068561" calcext:value-type="float">
            <text:p>6.8561E-05</text:p>
          </table:table-cell>
          <table:table-cell office:value-type="float" office:value="18989" calcext:value-type="float">
            <text:p>18989</text:p>
          </table:table-cell>
          <table:table-cell office:value-type="float" office:value="1000" calcext:value-type="float">
            <text:p>10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24709202707157" calcext:value-type="float">
            <text:p>4.24709202707157</text:p>
          </table:table-cell>
          <table:table-cell table:formula="of:=LOG([.Q2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144" calcext:value-type="float">
            <text:p>18144</text:p>
          </table:table-cell>
          <table:table-cell office:value-type="float" office:value="1000" calcext:value-type="float">
            <text:p>1000</text:p>
          </table:table-cell>
          <table:table-cell office:value-type="float" office:value="18.144" calcext:value-type="float">
            <text:p>18.1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370339" calcext:value-type="float">
            <text:p>0.0370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339" calcext:value-type="float">
            <text:p>3.70339E-05</text:p>
          </table:table-cell>
          <table:table-cell office:value-type="float" office:value="0.000026216" calcext:value-type="float">
            <text:p>2.6216E-05</text:p>
          </table:table-cell>
          <table:table-cell office:value-type="float" office:value="0.000077879" calcext:value-type="float">
            <text:p>7.7879E-05</text:p>
          </table:table-cell>
          <table:table-cell office:value-type="float" office:value="23762" calcext:value-type="float">
            <text:p>23762</text:p>
          </table:table-cell>
          <table:table-cell office:value-type="float" office:value="1000" calcext:value-type="float">
            <text:p>1000</text:p>
          </table:table-cell>
          <table:table-cell office:value-type="float" office:value="23.762" calcext:value-type="float">
            <text:p>23.76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927" calcext:value-type="float">
            <text:p>3927</text:p>
          </table:table-cell>
          <table:table-cell office:value-type="float" office:value="1000" calcext:value-type="float">
            <text:p>1000</text:p>
          </table:table-cell>
          <table:table-cell office:value-type="float" office:value="3.927" calcext:value-type="float">
            <text:p>3.9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57058436489177" calcext:value-type="float">
            <text:p>4.57058436489177</text:p>
          </table:table-cell>
          <table:table-cell table:formula="of:=LOG([.Q3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69" calcext:value-type="float">
            <text:p>27269</text:p>
          </table:table-cell>
          <table:table-cell office:value-type="float" office:value="1000" calcext:value-type="float">
            <text:p>1000</text:p>
          </table:table-cell>
          <table:table-cell office:value-type="float" office:value="27.269" calcext:value-type="float">
            <text:p>27.26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0466225" calcext:value-type="float">
            <text:p>0.0466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225" calcext:value-type="float">
            <text:p>4.66225E-05</text:p>
          </table:table-cell>
          <table:table-cell office:value-type="float" office:value="0.000028386" calcext:value-type="float">
            <text:p>2.8386E-05</text:p>
          </table:table-cell>
          <table:table-cell office:value-type="float" office:value="0.000086379" calcext:value-type="float">
            <text:p>8.6379E-05</text:p>
          </table:table-cell>
          <table:table-cell office:value-type="float" office:value="29533" calcext:value-type="float">
            <text:p>29533</text:p>
          </table:table-cell>
          <table:table-cell office:value-type="float" office:value="1000" calcext:value-type="float">
            <text:p>1000</text:p>
          </table:table-cell>
          <table:table-cell office:value-type="float" office:value="29.533" calcext:value-type="float">
            <text:p>29.53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362" calcext:value-type="float">
            <text:p>4362</text:p>
          </table:table-cell>
          <table:table-cell office:value-type="float" office:value="1000" calcext:value-type="float">
            <text:p>1000</text:p>
          </table:table-cell>
          <table:table-cell office:value-type="float" office:value="4.362" calcext:value-type="float">
            <text:p>4.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88425600961487" calcext:value-type="float">
            <text:p>4.88425600961487</text:p>
          </table:table-cell>
          <table:table-cell table:formula="of:=LOG([.Q4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393" calcext:value-type="float">
            <text:p>36393</text:p>
          </table:table-cell>
          <table:table-cell office:value-type="float" office:value="1000" calcext:value-type="float">
            <text:p>1000</text:p>
          </table:table-cell>
          <table:table-cell office:value-type="float" office:value="36.393" calcext:value-type="float">
            <text:p>36.39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0591231" calcext:value-type="float">
            <text:p>0.0591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231" calcext:value-type="float">
            <text:p>5.91231E-05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0.000112417" calcext:value-type="float">
            <text:p>0.000112417</text:p>
          </table:table-cell>
          <table:table-cell office:value-type="float" office:value="35084" calcext:value-type="float">
            <text:p>35084</text:p>
          </table:table-cell>
          <table:table-cell office:value-type="float" office:value="1000" calcext:value-type="float">
            <text:p>1000</text:p>
          </table:table-cell>
          <table:table-cell office:value-type="float" office:value="35.084" calcext:value-type="float">
            <text:p>35.08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13274133671738" calcext:value-type="float">
            <text:p>5.13274133671738</text:p>
          </table:table-cell>
          <table:table-cell table:formula="of:=LOG([.Q5])/LOG(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48" calcext:value-type="float">
            <text:p>45348</text:p>
          </table:table-cell>
          <table:table-cell office:value-type="float" office:value="1000" calcext:value-type="float">
            <text:p>1000</text:p>
          </table:table-cell>
          <table:table-cell office:value-type="float" office:value="45.348" calcext:value-type="float">
            <text:p>45.34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0.0751089" calcext:value-type="float">
            <text:p>0.0751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1089" calcext:value-type="float">
            <text:p>7.51089E-05</text:p>
          </table:table-cell>
          <table:table-cell office:value-type="float" office:value="0.000042716" calcext:value-type="float">
            <text:p>4.2716E-05</text:p>
          </table:table-cell>
          <table:table-cell office:value-type="float" office:value="0.00015268" calcext:value-type="float">
            <text:p>0.00015268</text:p>
          </table:table-cell>
          <table:table-cell office:value-type="float" office:value="41585" calcext:value-type="float">
            <text:p>41585</text:p>
          </table:table-cell>
          <table:table-cell office:value-type="float" office:value="1000" calcext:value-type="float">
            <text:p>1000</text:p>
          </table:table-cell>
          <table:table-cell office:value-type="float" office:value="41.585" calcext:value-type="float">
            <text:p>41.58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539" calcext:value-type="float">
            <text:p>5539</text:p>
          </table:table-cell>
          <table:table-cell office:value-type="float" office:value="1000" calcext:value-type="float">
            <text:p>1000</text:p>
          </table:table-cell>
          <table:table-cell office:value-type="float" office:value="5.539" calcext:value-type="float">
            <text:p>5.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37799132690588" calcext:value-type="float">
            <text:p>5.37799132690588</text:p>
          </table:table-cell>
          <table:table-cell table:formula="of:=LOG([.Q6])/LOG(2)" office:value-type="float" office:value="6.32192809488736" calcext:value-type="float">
            <text:p>6.321928094887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720" calcext:value-type="float">
            <text:p>54720</text:p>
          </table:table-cell>
          <table:table-cell office:value-type="float" office:value="1000" calcext:value-type="float">
            <text:p>1000</text:p>
          </table:table-cell>
          <table:table-cell office:value-type="float" office:value="54.72" calcext:value-type="float">
            <text:p>54.7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0.0941367" calcext:value-type="float">
            <text:p>0.0941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367" calcext:value-type="float">
            <text:p>9.41367E-05</text:p>
          </table:table-cell>
          <table:table-cell office:value-type="float" office:value="0.000052118" calcext:value-type="float">
            <text:p>5.2118E-05</text:p>
          </table:table-cell>
          <table:table-cell office:value-type="float" office:value="0.000175168" calcext:value-type="float">
            <text:p>0.000175168</text:p>
          </table:table-cell>
          <table:table-cell office:value-type="float" office:value="48215" calcext:value-type="float">
            <text:p>48215</text:p>
          </table:table-cell>
          <table:table-cell office:value-type="float" office:value="1000" calcext:value-type="float">
            <text:p>1000</text:p>
          </table:table-cell>
          <table:table-cell office:value-type="float" office:value="48.215" calcext:value-type="float">
            <text:p>48.2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6308" calcext:value-type="float">
            <text:p>6308</text:p>
          </table:table-cell>
          <table:table-cell office:value-type="float" office:value="1000" calcext:value-type="float">
            <text:p>1000</text:p>
          </table:table-cell>
          <table:table-cell office:value-type="float" office:value="6.308" calcext:value-type="float">
            <text:p>6.3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59141014298214" calcext:value-type="float">
            <text:p>5.59141014298214</text:p>
          </table:table-cell>
          <table:table-cell table:formula="of:=LOG([.Q7])/LOG(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732" calcext:value-type="float">
            <text:p>63732</text:p>
          </table:table-cell>
          <table:table-cell office:value-type="float" office:value="1000" calcext:value-type="float">
            <text:p>1000</text:p>
          </table:table-cell>
          <table:table-cell office:value-type="float" office:value="63.732" calcext:value-type="float">
            <text:p>63.73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.112053" calcext:value-type="float">
            <text:p>0.112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053" calcext:value-type="float">
            <text:p>0.000112053</text:p>
          </table:table-cell>
          <table:table-cell office:value-type="float" office:value="0.000047216" calcext:value-type="float">
            <text:p>4.7216E-05</text:p>
          </table:table-cell>
          <table:table-cell office:value-type="float" office:value="0.000263931" calcext:value-type="float">
            <text:p>0.000263931</text:p>
          </table:table-cell>
          <table:table-cell office:value-type="float" office:value="53840" calcext:value-type="float">
            <text:p>53840</text:p>
          </table:table-cell>
          <table:table-cell office:value-type="float" office:value="1000" calcext:value-type="float">
            <text:p>1000</text:p>
          </table:table-cell>
          <table:table-cell office:value-type="float" office:value="53.84" calcext:value-type="float">
            <text:p>53.84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220" calcext:value-type="float">
            <text:p>7220</text:p>
          </table:table-cell>
          <table:table-cell office:value-type="float" office:value="1000" calcext:value-type="float">
            <text:p>10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75060650483559" calcext:value-type="float">
            <text:p>5.75060650483559</text:p>
          </table:table-cell>
          <table:table-cell table:formula="of:=LOG([.Q8])/LOG(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835" calcext:value-type="float">
            <text:p>72835</text:p>
          </table:table-cell>
          <table:table-cell office:value-type="float" office:value="1000" calcext:value-type="float">
            <text:p>1000</text:p>
          </table:table-cell>
          <table:table-cell office:value-type="float" office:value="72.835" calcext:value-type="float">
            <text:p>72.8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325" calcext:value-type="float">
            <text:p>0.000121325</text:p>
          </table:table-cell>
          <table:table-cell office:value-type="float" office:value="0.00004846" calcext:value-type="float">
            <text:p>4.846E-05</text:p>
          </table:table-cell>
          <table:table-cell office:value-type="float" office:value="0.000288647" calcext:value-type="float">
            <text:p>0.000288647</text:p>
          </table:table-cell>
          <table:table-cell office:value-type="float" office:value="54411" calcext:value-type="float">
            <text:p>54411</text:p>
          </table:table-cell>
          <table:table-cell office:value-type="float" office:value="1000" calcext:value-type="float">
            <text:p>1000</text:p>
          </table:table-cell>
          <table:table-cell office:value-type="float" office:value="54.411" calcext:value-type="float">
            <text:p>54.411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8.46" calcext:value-type="float">
            <text:p>8.4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76582643829677" calcext:value-type="float">
            <text:p>5.76582643829677</text:p>
          </table:table-cell>
          <table:table-cell table:formula="of:=LOG([.Q9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03" calcext:value-type="float">
            <text:p>82003</text:p>
          </table:table-cell>
          <table:table-cell office:value-type="float" office:value="1000" calcext:value-type="float">
            <text:p>1000</text:p>
          </table:table-cell>
          <table:table-cell office:value-type="float" office:value="82.003" calcext:value-type="float">
            <text:p>82.00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.0990702" calcext:value-type="float">
            <text:p>0.0990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0702" calcext:value-type="float">
            <text:p>9.90702E-05</text:p>
          </table:table-cell>
          <table:table-cell office:value-type="float" office:value="0.000032521" calcext:value-type="float">
            <text:p>3.2521E-05</text:p>
          </table:table-cell>
          <table:table-cell office:value-type="float" office:value="0.000357102" calcext:value-type="float">
            <text:p>0.000357102</text:p>
          </table:table-cell>
          <table:table-cell office:value-type="float" office:value="42575" calcext:value-type="float">
            <text:p>42575</text:p>
          </table:table-cell>
          <table:table-cell office:value-type="float" office:value="1000" calcext:value-type="float">
            <text:p>1000</text:p>
          </table:table-cell>
          <table:table-cell office:value-type="float" office:value="42.575" calcext:value-type="float">
            <text:p>42.575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0428" calcext:value-type="float">
            <text:p>10428</text:p>
          </table:table-cell>
          <table:table-cell office:value-type="float" office:value="1000" calcext:value-type="float">
            <text:p>1000</text:p>
          </table:table-cell>
          <table:table-cell office:value-type="float" office:value="10.428" calcext:value-type="float">
            <text:p>10.4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41193462479118" calcext:value-type="float">
            <text:p>5.41193462479118</text:p>
          </table:table-cell>
          <table:table-cell table:formula="of:=LOG([.Q10])/LOG(2)" office:value-type="float" office:value="7.39231742277876" calcext:value-type="float">
            <text:p>7.3923174227787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418" calcext:value-type="float">
            <text:p>10418</text:p>
          </table:table-cell>
          <table:table-cell office:value-type="float" office:value="1000" calcext:value-type="float">
            <text:p>1000</text:p>
          </table:table-cell>
          <table:table-cell office:value-type="float" office:value="10.418" calcext:value-type="float">
            <text:p>10.4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333802" calcext:value-type="float">
            <text:p>0.033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3802" calcext:value-type="float">
            <text:p>3.33802E-05</text:p>
          </table:table-cell>
          <table:table-cell office:value-type="float" office:value="0.000027054" calcext:value-type="float">
            <text:p>2.7054E-05</text:p>
          </table:table-cell>
          <table:table-cell office:value-type="float" office:value="0.000056702" calcext:value-type="float">
            <text:p>5.6702E-05</text:p>
          </table:table-cell>
          <table:table-cell office:value-type="float" office:value="20634" calcext:value-type="float">
            <text:p>20634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" calcext:value-type="float">
            <text:p>20.6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36695161658586" calcext:value-type="float">
            <text:p>4.36695161658586</text:p>
          </table:table-cell>
          <table:table-cell table:formula="of:=LOG([.Q2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745" calcext:value-type="float">
            <text:p>20745</text:p>
          </table:table-cell>
          <table:table-cell office:value-type="float" office:value="1000" calcext:value-type="float">
            <text:p>1000</text:p>
          </table:table-cell>
          <table:table-cell office:value-type="float" office:value="20.745" calcext:value-type="float">
            <text:p>20.74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423747" calcext:value-type="float">
            <text:p>0.042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747" calcext:value-type="float">
            <text:p>4.23747E-05</text:p>
          </table:table-cell>
          <table:table-cell office:value-type="float" office:value="0.000030482" calcext:value-type="float">
            <text:p>3.0482E-05</text:p>
          </table:table-cell>
          <table:table-cell office:value-type="float" office:value="0.000085168" calcext:value-type="float">
            <text:p>8.5168E-05</text:p>
          </table:table-cell>
          <table:table-cell office:value-type="float" office:value="26337" calcext:value-type="float">
            <text:p>26337</text:p>
          </table:table-cell>
          <table:table-cell office:value-type="float" office:value="1000" calcext:value-type="float">
            <text:p>1000</text:p>
          </table:table-cell>
          <table:table-cell office:value-type="float" office:value="26.337" calcext:value-type="float">
            <text:p>26.33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71901911505979" calcext:value-type="float">
            <text:p>4.71901911505979</text:p>
          </table:table-cell>
          <table:table-cell table:formula="of:=LOG([.Q3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197" calcext:value-type="float">
            <text:p>31197</text:p>
          </table:table-cell>
          <table:table-cell office:value-type="float" office:value="1000" calcext:value-type="float">
            <text:p>1000</text:p>
          </table:table-cell>
          <table:table-cell office:value-type="float" office:value="31.197" calcext:value-type="float">
            <text:p>31.19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0544857" calcext:value-type="float">
            <text:p>0.0544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857" calcext:value-type="float">
            <text:p>5.4485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0.000103018" calcext:value-type="float">
            <text:p>0.000103018</text:p>
          </table:table-cell>
          <table:table-cell office:value-type="float" office:value="33212" calcext:value-type="float">
            <text:p>33212</text:p>
          </table:table-cell>
          <table:table-cell office:value-type="float" office:value="1000" calcext:value-type="float">
            <text:p>1000</text:p>
          </table:table-cell>
          <table:table-cell office:value-type="float" office:value="33.212" calcext:value-type="float">
            <text:p>33.21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440" calcext:value-type="float">
            <text:p>4440</text:p>
          </table:table-cell>
          <table:table-cell office:value-type="float" office:value="1000" calcext:value-type="float">
            <text:p>1000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0536326982821" calcext:value-type="float">
            <text:p>5.0536326982821</text:p>
          </table:table-cell>
          <table:table-cell table:formula="of:=LOG([.Q4])/LOG(2)" office:value-type="float" office:value="5.88264304936184" calcext:value-type="float">
            <text:p>5.88264304936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133" calcext:value-type="float">
            <text:p>42133</text:p>
          </table:table-cell>
          <table:table-cell office:value-type="float" office:value="1000" calcext:value-type="float">
            <text:p>1000</text:p>
          </table:table-cell>
          <table:table-cell office:value-type="float" office:value="42.133" calcext:value-type="float">
            <text:p>42.13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.0704102" calcext:value-type="float">
            <text:p>0.0704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102" calcext:value-type="float">
            <text:p>7.04102E-05</text:p>
          </table:table-cell>
          <table:table-cell office:value-type="float" office:value="0.000044051" calcext:value-type="float">
            <text:p>4.4051E-05</text:p>
          </table:table-cell>
          <table:table-cell office:value-type="float" office:value="0.000126349" calcext:value-type="float">
            <text:p>0.000126349</text:p>
          </table:table-cell>
          <table:table-cell office:value-type="float" office:value="40350" calcext:value-type="float">
            <text:p>40350</text:p>
          </table:table-cell>
          <table:table-cell office:value-type="float" office:value="1000" calcext:value-type="float">
            <text:p>1000</text:p>
          </table:table-cell>
          <table:table-cell office:value-type="float" office:value="40.35" calcext:value-type="float">
            <text:p>40.35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5097" calcext:value-type="float">
            <text:p>5097</text:p>
          </table:table-cell>
          <table:table-cell office:value-type="float" office:value="1000" calcext:value-type="float">
            <text:p>1000</text:p>
          </table:table-cell>
          <table:table-cell office:value-type="float" office:value="5.097" calcext:value-type="float">
            <text:p>5.0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33449676839042" calcext:value-type="float">
            <text:p>5.33449676839042</text:p>
          </table:table-cell>
          <table:table-cell table:formula="of:=LOG([.Q5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96" calcext:value-type="float">
            <text:p>52496</text:p>
          </table:table-cell>
          <table:table-cell office:value-type="float" office:value="1000" calcext:value-type="float">
            <text:p>1000</text:p>
          </table:table-cell>
          <table:table-cell office:value-type="float" office:value="52.496" calcext:value-type="float">
            <text:p>52.49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0.0916869" calcext:value-type="float">
            <text:p>0.0916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6869" calcext:value-type="float">
            <text:p>9.16869E-05</text:p>
          </table:table-cell>
          <table:table-cell office:value-type="float" office:value="0.000051022" calcext:value-type="float">
            <text:p>5.1022E-05</text:p>
          </table:table-cell>
          <table:table-cell office:value-type="float" office:value="0.000169687" calcext:value-type="float">
            <text:p>0.000169687</text:p>
          </table:table-cell>
          <table:table-cell office:value-type="float" office:value="48928" calcext:value-type="float">
            <text:p>48928</text:p>
          </table:table-cell>
          <table:table-cell office:value-type="float" office:value="1000" calcext:value-type="float">
            <text:p>1000</text:p>
          </table:table-cell>
          <table:table-cell office:value-type="float" office:value="48.928" calcext:value-type="float">
            <text:p>48.92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5713" calcext:value-type="float">
            <text:p>5713</text:p>
          </table:table-cell>
          <table:table-cell office:value-type="float" office:value="1000" calcext:value-type="float">
            <text:p>1000</text:p>
          </table:table-cell>
          <table:table-cell office:value-type="float" office:value="5.713" calcext:value-type="float">
            <text:p>5.7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61258840669872" calcext:value-type="float">
            <text:p>5.61258840669872</text:p>
          </table:table-cell>
          <table:table-cell table:formula="of:=LOG([.Q6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73" calcext:value-type="float">
            <text:p>62973</text:p>
          </table:table-cell>
          <table:table-cell office:value-type="float" office:value="1000" calcext:value-type="float">
            <text:p>1000</text:p>
          </table:table-cell>
          <table:table-cell office:value-type="float" office:value="62.973" calcext:value-type="float">
            <text:p>62.97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93" calcext:value-type="float">
            <text:p>0.000116493</text:p>
          </table:table-cell>
          <table:table-cell office:value-type="float" office:value="0.000061595" calcext:value-type="float">
            <text:p>6.1595E-05</text:p>
          </table:table-cell>
          <table:table-cell office:value-type="float" office:value="0.000220291" calcext:value-type="float">
            <text:p>0.000220291</text:p>
          </table:table-cell>
          <table:table-cell office:value-type="float" office:value="57528" calcext:value-type="float">
            <text:p>57528</text:p>
          </table:table-cell>
          <table:table-cell office:value-type="float" office:value="1000" calcext:value-type="float">
            <text:p>1000</text:p>
          </table:table-cell>
          <table:table-cell office:value-type="float" office:value="57.528" calcext:value-type="float">
            <text:p>57.528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6496" calcext:value-type="float">
            <text:p>6496</text:p>
          </table:table-cell>
          <table:table-cell office:value-type="float" office:value="1000" calcext:value-type="float">
            <text:p>1000</text:p>
          </table:table-cell>
          <table:table-cell office:value-type="float" office:value="6.496" calcext:value-type="float">
            <text:p>6.4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8461924097082" calcext:value-type="float">
            <text:p>5.8461924097082</text:p>
          </table:table-cell>
          <table:table-cell table:formula="of:=LOG([.Q7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595" calcext:value-type="float">
            <text:p>73595</text:p>
          </table:table-cell>
          <table:table-cell office:value-type="float" office:value="1000" calcext:value-type="float">
            <text:p>1000</text:p>
          </table:table-cell>
          <table:table-cell office:value-type="float" office:value="73.595" calcext:value-type="float">
            <text:p>73.595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0.144198" calcext:value-type="float">
            <text:p>0.14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98" calcext:value-type="float">
            <text:p>0.000144198</text:p>
          </table:table-cell>
          <table:table-cell office:value-type="float" office:value="0.000059661" calcext:value-type="float">
            <text:p>5.9661E-05</text:p>
          </table:table-cell>
          <table:table-cell office:value-type="float" office:value="0.000288501" calcext:value-type="float">
            <text:p>0.000288501</text:p>
          </table:table-cell>
          <table:table-cell office:value-type="float" office:value="65601" calcext:value-type="float">
            <text:p>65601</text:p>
          </table:table-cell>
          <table:table-cell office:value-type="float" office:value="1000" calcext:value-type="float">
            <text:p>1000</text:p>
          </table:table-cell>
          <table:table-cell office:value-type="float" office:value="65.601" calcext:value-type="float">
            <text:p>65.601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7458" calcext:value-type="float">
            <text:p>7458</text:p>
          </table:table-cell>
          <table:table-cell office:value-type="float" office:value="1000" calcext:value-type="float">
            <text:p>1000</text:p>
          </table:table-cell>
          <table:table-cell office:value-type="float" office:value="7.458" calcext:value-type="float">
            <text:p>7.4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03564590186555" calcext:value-type="float">
            <text:p>6.03564590186555</text:p>
          </table:table-cell>
          <table:table-cell table:formula="of:=LOG([.Q8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84" calcext:value-type="float">
            <text:p>84184</text:p>
          </table:table-cell>
          <table:table-cell office:value-type="float" office:value="1000" calcext:value-type="float">
            <text:p>1000</text:p>
          </table:table-cell>
          <table:table-cell office:value-type="float" office:value="84.184" calcext:value-type="float">
            <text:p>84.18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0.159268" calcext:value-type="float">
            <text:p>0.159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268" calcext:value-type="float">
            <text:p>0.000159268</text:p>
          </table:table-cell>
          <table:table-cell office:value-type="float" office:value="0.000061161" calcext:value-type="float">
            <text:p>6.1161E-05</text:p>
          </table:table-cell>
          <table:table-cell office:value-type="float" office:value="0.000393188" calcext:value-type="float">
            <text:p>0.000393188</text:p>
          </table:table-cell>
          <table:table-cell office:value-type="float" office:value="67621" calcext:value-type="float">
            <text:p>67621</text:p>
          </table:table-cell>
          <table:table-cell office:value-type="float" office:value="1000" calcext:value-type="float">
            <text:p>1000</text:p>
          </table:table-cell>
          <table:table-cell office:value-type="float" office:value="67.621" calcext:value-type="float">
            <text:p>67.621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838" calcext:value-type="float">
            <text:p>8838</text:p>
          </table:table-cell>
          <table:table-cell office:value-type="float" office:value="1000" calcext:value-type="float">
            <text:p>1000</text:p>
          </table:table-cell>
          <table:table-cell office:value-type="float" office:value="8.838" calcext:value-type="float">
            <text:p>8.8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07939944629128" calcext:value-type="float">
            <text:p>6.07939944629128</text:p>
          </table:table-cell>
          <table:table-cell table:formula="of:=LOG([.Q9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374" calcext:value-type="float">
            <text:p>94374</text:p>
          </table:table-cell>
          <table:table-cell office:value-type="float" office:value="1000" calcext:value-type="float">
            <text:p>1000</text:p>
          </table:table-cell>
          <table:table-cell office:value-type="float" office:value="94.374" calcext:value-type="float">
            <text:p>94.374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130733" calcext:value-type="float">
            <text:p>0.130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733" calcext:value-type="float">
            <text:p>0.000130733</text:p>
          </table:table-cell>
          <table:table-cell office:value-type="float" office:value="0.000036179" calcext:value-type="float">
            <text:p>3.6179E-05</text:p>
          </table:table-cell>
          <table:table-cell office:value-type="float" office:value="0.00050943" calcext:value-type="float">
            <text:p>0.00050943</text:p>
          </table:table-cell>
          <table:table-cell office:value-type="float" office:value="53396" calcext:value-type="float">
            <text:p>53396</text:p>
          </table:table-cell>
          <table:table-cell office:value-type="float" office:value="1000" calcext:value-type="float">
            <text:p>1000</text:p>
          </table:table-cell>
          <table:table-cell office:value-type="float" office:value="53.396" calcext:value-type="float">
            <text:p>53.39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float" office:value="10902" calcext:value-type="float">
            <text:p>10902</text:p>
          </table:table-cell>
          <table:table-cell office:value-type="float" office:value="1000" calcext:value-type="float">
            <text:p>1000</text:p>
          </table:table-cell>
          <table:table-cell office:value-type="float" office:value="10.902" calcext:value-type="float">
            <text:p>10.9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73865976570827" calcext:value-type="float">
            <text:p>5.73865976570827</text:p>
          </table:table-cell>
          <table:table-cell table:formula="of:=LOG([.Q10])/LOG(2)" office:value-type="float" office:value="7.89481776330794" calcext:value-type="float">
            <text:p>7.8948177633079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041" calcext:value-type="float">
            <text:p>12041</text:p>
          </table:table-cell>
          <table:table-cell office:value-type="float" office:value="1000" calcext:value-type="float">
            <text:p>1000</text:p>
          </table:table-cell>
          <table:table-cell office:value-type="float" office:value="12.041" calcext:value-type="float">
            <text:p>12.04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378926" calcext:value-type="float">
            <text:p>0.0378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26" calcext:value-type="float">
            <text:p>3.78926E-05</text:p>
          </table:table-cell>
          <table:table-cell office:value-type="float" office:value="0.000029941" calcext:value-type="float">
            <text:p>2.9941E-05</text:p>
          </table:table-cell>
          <table:table-cell office:value-type="float" office:value="0.000073976" calcext:value-type="float">
            <text:p>7.3976E-05</text:p>
          </table:table-cell>
          <table:table-cell office:value-type="float" office:value="22528" calcext:value-type="float">
            <text:p>22528</text:p>
          </table:table-cell>
          <table:table-cell office:value-type="float" office:value="1000" calcext:value-type="float">
            <text:p>1000</text:p>
          </table:table-cell>
          <table:table-cell office:value-type="float" office:value="22.528" calcext:value-type="float">
            <text:p>22.52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49364733397521" calcext:value-type="float">
            <text:p>4.49364733397521</text:p>
          </table:table-cell>
          <table:table-cell table:formula="of:=LOG([.Q2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049" calcext:value-type="float">
            <text:p>24049</text:p>
          </table:table-cell>
          <table:table-cell office:value-type="float" office:value="1000" calcext:value-type="float">
            <text:p>1000</text:p>
          </table:table-cell>
          <table:table-cell office:value-type="float" office:value="24.049" calcext:value-type="float">
            <text:p>24.04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48781" calcext:value-type="float">
            <text:p>0.04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81" calcext:value-type="float">
            <text:p>4.8781E-05</text:p>
          </table:table-cell>
          <table:table-cell office:value-type="float" office:value="0.000033544" calcext:value-type="float">
            <text:p>3.3544E-05</text:p>
          </table:table-cell>
          <table:table-cell office:value-type="float" office:value="0.000084625" calcext:value-type="float">
            <text:p>8.4625E-05</text:p>
          </table:table-cell>
          <table:table-cell office:value-type="float" office:value="29414" calcext:value-type="float">
            <text:p>29414</text:p>
          </table:table-cell>
          <table:table-cell office:value-type="float" office:value="1000" calcext:value-type="float">
            <text:p>1000</text:p>
          </table:table-cell>
          <table:table-cell office:value-type="float" office:value="29.414" calcext:value-type="float">
            <text:p>29.41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027" calcext:value-type="float">
            <text:p>4027</text:p>
          </table:table-cell>
          <table:table-cell office:value-type="float" office:value="1000" calcext:value-type="float">
            <text:p>1000</text:p>
          </table:table-cell>
          <table:table-cell office:value-type="float" office:value="4.027" calcext:value-type="float">
            <text:p>4.0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87843108406856" calcext:value-type="float">
            <text:p>4.87843108406856</text:p>
          </table:table-cell>
          <table:table-cell table:formula="of:=LOG([.Q3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30" calcext:value-type="float">
            <text:p>36130</text:p>
          </table:table-cell>
          <table:table-cell office:value-type="float" office:value="1000" calcext:value-type="float">
            <text:p>1000</text:p>
          </table:table-cell>
          <table:table-cell office:value-type="float" office:value="36.13" calcext:value-type="float">
            <text:p>36.1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.0638129" calcext:value-type="float">
            <text:p>0.06381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129" calcext:value-type="float">
            <text:p>6.38129E-05</text:p>
          </table:table-cell>
          <table:table-cell office:value-type="float" office:value="0.000041621" calcext:value-type="float">
            <text:p>4.1621E-05</text:p>
          </table:table-cell>
          <table:table-cell office:value-type="float" office:value="0.000108163" calcext:value-type="float">
            <text:p>0.000108163</text:p>
          </table:table-cell>
          <table:table-cell office:value-type="float" office:value="37811" calcext:value-type="float">
            <text:p>37811</text:p>
          </table:table-cell>
          <table:table-cell office:value-type="float" office:value="1000" calcext:value-type="float">
            <text:p>1000</text:p>
          </table:table-cell>
          <table:table-cell office:value-type="float" office:value="37.811" calcext:value-type="float">
            <text:p>37.81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571" calcext:value-type="float">
            <text:p>4571</text:p>
          </table:table-cell>
          <table:table-cell office:value-type="float" office:value="1000" calcext:value-type="float">
            <text:p>1000</text:p>
          </table:table-cell>
          <table:table-cell office:value-type="float" office:value="4.571" calcext:value-type="float">
            <text:p>4.5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24073410014911" calcext:value-type="float">
            <text:p>5.24073410014911</text:p>
          </table:table-cell>
          <table:table-cell table:formula="of:=LOG([.Q4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762" calcext:value-type="float">
            <text:p>47762</text:p>
          </table:table-cell>
          <table:table-cell office:value-type="float" office:value="1000" calcext:value-type="float">
            <text:p>1000</text:p>
          </table:table-cell>
          <table:table-cell office:value-type="float" office:value="47.762" calcext:value-type="float">
            <text:p>47.76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0.0830836" calcext:value-type="float">
            <text:p>0.0830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0836" calcext:value-type="float">
            <text:p>8.30836E-05</text:p>
          </table:table-cell>
          <table:table-cell office:value-type="float" office:value="0.000051593" calcext:value-type="float">
            <text:p>5.1593E-05</text:p>
          </table:table-cell>
          <table:table-cell office:value-type="float" office:value="0.000142292" calcext:value-type="float">
            <text:p>0.000142292</text:p>
          </table:table-cell>
          <table:table-cell office:value-type="float" office:value="46425" calcext:value-type="float">
            <text:p>46425</text:p>
          </table:table-cell>
          <table:table-cell office:value-type="float" office:value="1000" calcext:value-type="float">
            <text:p>1000</text:p>
          </table:table-cell>
          <table:table-cell office:value-type="float" office:value="46.425" calcext:value-type="float">
            <text:p>46.425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124" calcext:value-type="float">
            <text:p>5124</text:p>
          </table:table-cell>
          <table:table-cell office:value-type="float" office:value="1000" calcext:value-type="float">
            <text:p>1000</text:p>
          </table:table-cell>
          <table:table-cell office:value-type="float" office:value="5.124" calcext:value-type="float">
            <text:p>5.1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53683000504806" calcext:value-type="float">
            <text:p>5.53683000504806</text:p>
          </table:table-cell>
          <table:table-cell table:formula="of:=LOG([.Q5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734" calcext:value-type="float">
            <text:p>59734</text:p>
          </table:table-cell>
          <table:table-cell office:value-type="float" office:value="1000" calcext:value-type="float">
            <text:p>1000</text:p>
          </table:table-cell>
          <table:table-cell office:value-type="float" office:value="59.734" calcext:value-type="float">
            <text:p>59.734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0.109835" calcext:value-type="float">
            <text:p>0.109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35" calcext:value-type="float">
            <text:p>0.000109835</text:p>
          </table:table-cell>
          <table:table-cell office:value-type="float" office:value="0.000064606" calcext:value-type="float">
            <text:p>6.4606E-05</text:p>
          </table:table-cell>
          <table:table-cell office:value-type="float" office:value="0.000200997" calcext:value-type="float">
            <text:p>0.000200997</text:p>
          </table:table-cell>
          <table:table-cell office:value-type="float" office:value="56528" calcext:value-type="float">
            <text:p>56528</text:p>
          </table:table-cell>
          <table:table-cell office:value-type="float" office:value="1000" calcext:value-type="float">
            <text:p>1000</text:p>
          </table:table-cell>
          <table:table-cell office:value-type="float" office:value="56.528" calcext:value-type="float">
            <text:p>56.528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849" calcext:value-type="float">
            <text:p>5849</text:p>
          </table:table-cell>
          <table:table-cell office:value-type="float" office:value="1000" calcext:value-type="float">
            <text:p>1000</text:p>
          </table:table-cell>
          <table:table-cell office:value-type="float" office:value="5.849" calcext:value-type="float">
            <text:p>5.8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82089374922857" calcext:value-type="float">
            <text:p>5.82089374922857</text:p>
          </table:table-cell>
          <table:table-cell table:formula="of:=LOG([.Q6])/LOG(2)" office:value-type="float" office:value="6.53915881110803" calcext:value-type="float">
            <text:p>6.53915881110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094" calcext:value-type="float">
            <text:p>72094</text:p>
          </table:table-cell>
          <table:table-cell office:value-type="float" office:value="1000" calcext:value-type="float">
            <text:p>1000</text:p>
          </table:table-cell>
          <table:table-cell office:value-type="float" office:value="72.094" calcext:value-type="float">
            <text:p>72.09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0.144186" calcext:value-type="float">
            <text:p>0.144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86" calcext:value-type="float">
            <text:p>0.000144186</text:p>
          </table:table-cell>
          <table:table-cell office:value-type="float" office:value="0.000071547" calcext:value-type="float">
            <text:p>7.1547E-05</text:p>
          </table:table-cell>
          <table:table-cell office:value-type="float" office:value="0.000276859" calcext:value-type="float">
            <text:p>0.000276859</text:p>
          </table:table-cell>
          <table:table-cell office:value-type="float" office:value="69061" calcext:value-type="float">
            <text:p>69061</text:p>
          </table:table-cell>
          <table:table-cell office:value-type="float" office:value="1000" calcext:value-type="float">
            <text:p>1000</text:p>
          </table:table-cell>
          <table:table-cell office:value-type="float" office:value="69.061" calcext:value-type="float">
            <text:p>69.061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6651" calcext:value-type="float">
            <text:p>6651</text:p>
          </table:table-cell>
          <table:table-cell office:value-type="float" office:value="1000" calcext:value-type="float">
            <text:p>1000</text:p>
          </table:table-cell>
          <table:table-cell office:value-type="float" office:value="6.651" calcext:value-type="float">
            <text:p>6.6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10979931938558" calcext:value-type="float">
            <text:p>6.10979931938558</text:p>
          </table:table-cell>
          <table:table-cell table:formula="of:=LOG([.Q7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972" calcext:value-type="float">
            <text:p>83972</text:p>
          </table:table-cell>
          <table:table-cell office:value-type="float" office:value="1000" calcext:value-type="float">
            <text:p>1000</text:p>
          </table:table-cell>
          <table:table-cell office:value-type="float" office:value="83.972" calcext:value-type="float">
            <text:p>83.972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180618" calcext:value-type="float">
            <text:p>0.180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618" calcext:value-type="float">
            <text:p>0.000180618</text:p>
          </table:table-cell>
          <table:table-cell office:value-type="float" office:value="0.000073096" calcext:value-type="float">
            <text:p>7.3096E-05</text:p>
          </table:table-cell>
          <table:table-cell office:value-type="float" office:value="0.000464208" calcext:value-type="float">
            <text:p>0.000464208</text:p>
          </table:table-cell>
          <table:table-cell office:value-type="float" office:value="79348" calcext:value-type="float">
            <text:p>79348</text:p>
          </table:table-cell>
          <table:table-cell office:value-type="float" office:value="1000" calcext:value-type="float">
            <text:p>1000</text:p>
          </table:table-cell>
          <table:table-cell office:value-type="float" office:value="79.348" calcext:value-type="float">
            <text:p>79.348</text:p>
          </table:table-cell>
          <table:table-cell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office:value-type="float" office:value="7687" calcext:value-type="float">
            <text:p>7687</text:p>
          </table:table-cell>
          <table:table-cell office:value-type="float" office:value="1000" calcext:value-type="float">
            <text:p>1000</text:p>
          </table:table-cell>
          <table:table-cell office:value-type="float" office:value="7.687" calcext:value-type="float">
            <text:p>7.6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31012195466559" calcext:value-type="float">
            <text:p>6.31012195466559</text:p>
          </table:table-cell>
          <table:table-cell table:formula="of:=LOG([.Q8])/LOG(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802" calcext:value-type="float">
            <text:p>95802</text:p>
          </table:table-cell>
          <table:table-cell office:value-type="float" office:value="1000" calcext:value-type="float">
            <text:p>1000</text:p>
          </table:table-cell>
          <table:table-cell office:value-type="float" office:value="95.802" calcext:value-type="float">
            <text:p>95.80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.210511" calcext:value-type="float">
            <text:p>0.210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511" calcext:value-type="float">
            <text:p>0.000210511</text:p>
          </table:table-cell>
          <table:table-cell office:value-type="float" office:value="0.000067201" calcext:value-type="float">
            <text:p>6.7201E-05</text:p>
          </table:table-cell>
          <table:table-cell office:value-type="float" office:value="0.000514149" calcext:value-type="float">
            <text:p>0.000514149</text:p>
          </table:table-cell>
          <table:table-cell office:value-type="float" office:value="85066" calcext:value-type="float">
            <text:p>85066</text:p>
          </table:table-cell>
          <table:table-cell office:value-type="float" office:value="1000" calcext:value-type="float">
            <text:p>1000</text:p>
          </table:table-cell>
          <table:table-cell office:value-type="float" office:value="85.066" calcext:value-type="float">
            <text:p>85.066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9075" calcext:value-type="float">
            <text:p>9075</text:p>
          </table:table-cell>
          <table:table-cell office:value-type="float" office:value="1000" calcext:value-type="float">
            <text:p>1000</text:p>
          </table:table-cell>
          <table:table-cell office:value-type="float" office:value="9.075" calcext:value-type="float">
            <text:p>9.0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41051071172458" calcext:value-type="float">
            <text:p>6.41051071172458</text:p>
          </table:table-cell>
          <table:table-cell table:formula="of:=LOG([.Q9])/LOG(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7769" calcext:value-type="float">
            <text:p>107769</text:p>
          </table:table-cell>
          <table:table-cell office:value-type="float" office:value="1000" calcext:value-type="float">
            <text:p>1000</text:p>
          </table:table-cell>
          <table:table-cell office:value-type="float" office:value="107.769" calcext:value-type="float">
            <text:p>107.769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545" calcext:value-type="float">
            <text:p>0.000177545</text:p>
          </table:table-cell>
          <table:table-cell office:value-type="float" office:value="0.000042148" calcext:value-type="float">
            <text:p>4.2148E-05</text:p>
          </table:table-cell>
          <table:table-cell office:value-type="float" office:value="0.00073766" calcext:value-type="float">
            <text:p>0.00073766</text:p>
          </table:table-cell>
          <table:table-cell office:value-type="float" office:value="67947" calcext:value-type="float">
            <text:p>67947</text:p>
          </table:table-cell>
          <table:table-cell office:value-type="float" office:value="1000" calcext:value-type="float">
            <text:p>1000</text:p>
          </table:table-cell>
          <table:table-cell office:value-type="float" office:value="67.947" calcext:value-type="float">
            <text:p>67.947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1326" calcext:value-type="float">
            <text:p>11326</text:p>
          </table:table-cell>
          <table:table-cell office:value-type="float" office:value="1000" calcext:value-type="float">
            <text:p>1000</text:p>
          </table:table-cell>
          <table:table-cell office:value-type="float" office:value="11.326" calcext:value-type="float">
            <text:p>11.3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08633794932862" calcext:value-type="float">
            <text:p>6.08633794932862</text:p>
          </table:table-cell>
          <table:table-cell table:formula="of:=LOG([.Q10])/LOG(2)" office:value-type="float" office:value="8.09275714091985" calcext:value-type="float">
            <text:p>8.0927571409198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16" calcext:value-type="float">
            <text:p>13516</text:p>
          </table:table-cell>
          <table:table-cell office:value-type="float" office:value="1000" calcext:value-type="float">
            <text:p>1000</text:p>
          </table:table-cell>
          <table:table-cell office:value-type="float" office:value="13.516" calcext:value-type="float">
            <text:p>13.5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575" calcext:value-type="float">
            <text:p>4.23575E-05</text:p>
          </table:table-cell>
          <table:table-cell office:value-type="float" office:value="0.000034806" calcext:value-type="float">
            <text:p>3.4806E-05</text:p>
          </table:table-cell>
          <table:table-cell office:value-type="float" office:value="0.000077444" calcext:value-type="float">
            <text:p>7.7444E-05</text:p>
          </table:table-cell>
          <table:table-cell office:value-type="float" office:value="24336" calcext:value-type="float">
            <text:p>24336</text:p>
          </table:table-cell>
          <table:table-cell office:value-type="float" office:value="1000" calcext:value-type="float">
            <text:p>1000</text:p>
          </table:table-cell>
          <table:table-cell office:value-type="float" office:value="24.336" calcext:value-type="float">
            <text:p>24.33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60502015306241" calcext:value-type="float">
            <text:p>4.60502015306241</text:p>
          </table:table-cell>
          <table:table-cell table:formula="of:=LOG([.Q2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076" calcext:value-type="float">
            <text:p>27076</text:p>
          </table:table-cell>
          <table:table-cell office:value-type="float" office:value="1000" calcext:value-type="float">
            <text:p>1000</text:p>
          </table:table-cell>
          <table:table-cell office:value-type="float" office:value="27.076" calcext:value-type="float">
            <text:p>27.07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554006" calcext:value-type="float">
            <text:p>0.055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4006" calcext:value-type="float">
            <text:p>5.54006E-05</text:p>
          </table:table-cell>
          <table:table-cell office:value-type="float" office:value="0.00004019" calcext:value-type="float">
            <text:p>4.019E-05</text:p>
          </table:table-cell>
          <table:table-cell office:value-type="float" office:value="0.000136173" calcext:value-type="float">
            <text:p>0.000136173</text:p>
          </table:table-cell>
          <table:table-cell office:value-type="float" office:value="32467" calcext:value-type="float">
            <text:p>32467</text:p>
          </table:table-cell>
          <table:table-cell office:value-type="float" office:value="1000" calcext:value-type="float">
            <text:p>1000</text:p>
          </table:table-cell>
          <table:table-cell office:value-type="float" office:value="32.467" calcext:value-type="float">
            <text:p>32.46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58" calcext:value-type="float">
            <text:p>4058</text:p>
          </table:table-cell>
          <table:table-cell office:value-type="float" office:value="1000" calcext:value-type="float">
            <text:p>1000</text:p>
          </table:table-cell>
          <table:table-cell office:value-type="float" office:value="4.058" calcext:value-type="float">
            <text:p>4.0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02090217846186" calcext:value-type="float">
            <text:p>5.0209021784618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760" calcext:value-type="float">
            <text:p>40760</text:p>
          </table:table-cell>
          <table:table-cell office:value-type="float" office:value="1000" calcext:value-type="float">
            <text:p>1000</text:p>
          </table:table-cell>
          <table:table-cell office:value-type="float" office:value="40.76" calcext:value-type="float">
            <text:p>40.7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.0728177" calcext:value-type="float">
            <text:p>0.07281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177" calcext:value-type="float">
            <text:p>7.28177E-05</text:p>
          </table:table-cell>
          <table:table-cell office:value-type="float" office:value="0.000049291" calcext:value-type="float">
            <text:p>4.9291E-05</text:p>
          </table:table-cell>
          <table:table-cell office:value-type="float" office:value="0.000143025" calcext:value-type="float">
            <text:p>0.000143025</text:p>
          </table:table-cell>
          <table:table-cell office:value-type="float" office:value="41843" calcext:value-type="float">
            <text:p>41843</text:p>
          </table:table-cell>
          <table:table-cell office:value-type="float" office:value="1000" calcext:value-type="float">
            <text:p>1000</text:p>
          </table:table-cell>
          <table:table-cell office:value-type="float" office:value="41.843" calcext:value-type="float">
            <text:p>41.84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651" calcext:value-type="float">
            <text:p>4651</text:p>
          </table:table-cell>
          <table:table-cell office:value-type="float" office:value="1000" calcext:value-type="float">
            <text:p>1000</text:p>
          </table:table-cell>
          <table:table-cell office:value-type="float" office:value="4.651" calcext:value-type="float">
            <text:p>4.6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38691438648093" calcext:value-type="float">
            <text:p>5.38691438648093</text:p>
          </table:table-cell>
          <table:table-cell table:formula="of:=LOG([.Q4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533" calcext:value-type="float">
            <text:p>54533</text:p>
          </table:table-cell>
          <table:table-cell office:value-type="float" office:value="1000" calcext:value-type="float">
            <text:p>1000</text:p>
          </table:table-cell>
          <table:table-cell office:value-type="float" office:value="54.533" calcext:value-type="float">
            <text:p>54.533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0989585" calcext:value-type="float">
            <text:p>0.0989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9585" calcext:value-type="float">
            <text:p>9.89585E-05</text:p>
          </table:table-cell>
          <table:table-cell office:value-type="float" office:value="0.000061772" calcext:value-type="float">
            <text:p>6.1772E-05</text:p>
          </table:table-cell>
          <table:table-cell office:value-type="float" office:value="0.000197374" calcext:value-type="float">
            <text:p>0.000197374</text:p>
          </table:table-cell>
          <table:table-cell office:value-type="float" office:value="52970" calcext:value-type="float">
            <text:p>52970</text:p>
          </table:table-cell>
          <table:table-cell office:value-type="float" office:value="1000" calcext:value-type="float">
            <text:p>1000</text:p>
          </table:table-cell>
          <table:table-cell office:value-type="float" office:value="52.97" calcext:value-type="float">
            <text:p>52.97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285" calcext:value-type="float">
            <text:p>5285</text:p>
          </table:table-cell>
          <table:table-cell office:value-type="float" office:value="1000" calcext:value-type="float">
            <text:p>1000</text:p>
          </table:table-cell>
          <table:table-cell office:value-type="float" office:value="5.285" calcext:value-type="float">
            <text:p>5.2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2710360352266" calcext:value-type="float">
            <text:p>5.72710360352266</text:p>
          </table:table-cell>
          <table:table-cell table:formula="of:=LOG([.Q5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652" calcext:value-type="float">
            <text:p>67652</text:p>
          </table:table-cell>
          <table:table-cell office:value-type="float" office:value="1000" calcext:value-type="float">
            <text:p>1000</text:p>
          </table:table-cell>
          <table:table-cell office:value-type="float" office:value="67.652" calcext:value-type="float">
            <text:p>67.6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0.130608" calcext:value-type="float">
            <text:p>0.1306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608" calcext:value-type="float">
            <text:p>0.000130608</text:p>
          </table:table-cell>
          <table:table-cell office:value-type="float" office:value="0.000075834" calcext:value-type="float">
            <text:p>7.5834E-05</text:p>
          </table:table-cell>
          <table:table-cell office:value-type="float" office:value="0.00024864" calcext:value-type="float">
            <text:p>0.00024864</text:p>
          </table:table-cell>
          <table:table-cell office:value-type="float" office:value="64906" calcext:value-type="float">
            <text:p>64906</text:p>
          </table:table-cell>
          <table:table-cell office:value-type="float" office:value="1000" calcext:value-type="float">
            <text:p>1000</text:p>
          </table:table-cell>
          <table:table-cell office:value-type="float" office:value="64.906" calcext:value-type="float">
            <text:p>64.906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5968" calcext:value-type="float">
            <text:p>5968</text:p>
          </table:table-cell>
          <table:table-cell office:value-type="float" office:value="1000" calcext:value-type="float">
            <text:p>1000</text:p>
          </table:table-cell>
          <table:table-cell office:value-type="float" office:value="5.968" calcext:value-type="float">
            <text:p>5.9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2027994399219" calcext:value-type="float">
            <text:p>6.02027994399219</text:p>
          </table:table-cell>
          <table:table-cell table:formula="of:=LOG([.Q6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790" calcext:value-type="float">
            <text:p>81790</text:p>
          </table:table-cell>
          <table:table-cell office:value-type="float" office:value="1000" calcext:value-type="float">
            <text:p>1000</text:p>
          </table:table-cell>
          <table:table-cell office:value-type="float" office:value="81.79" calcext:value-type="float">
            <text:p>81.7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.177895" calcext:value-type="float">
            <text:p>0.177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895" calcext:value-type="float">
            <text:p>0.000177895</text:p>
          </table:table-cell>
          <table:table-cell office:value-type="float" office:value="0.000090939" calcext:value-type="float">
            <text:p>9.0939E-05</text:p>
          </table:table-cell>
          <table:table-cell office:value-type="float" office:value="0.000325629" calcext:value-type="float">
            <text:p>0.000325629</text:p>
          </table:table-cell>
          <table:table-cell office:value-type="float" office:value="80977" calcext:value-type="float">
            <text:p>80977</text:p>
          </table:table-cell>
          <table:table-cell office:value-type="float" office:value="1000" calcext:value-type="float">
            <text:p>1000</text:p>
          </table:table-cell>
          <table:table-cell office:value-type="float" office:value="80.977" calcext:value-type="float">
            <text:p>80.977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6835" calcext:value-type="float">
            <text:p>6835</text:p>
          </table:table-cell>
          <table:table-cell office:value-type="float" office:value="1000" calcext:value-type="float">
            <text:p>1000</text:p>
          </table:table-cell>
          <table:table-cell office:value-type="float" office:value="6.835" calcext:value-type="float">
            <text:p>6.8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3944029056543" calcext:value-type="float">
            <text:p>6.33944029056543</text:p>
          </table:table-cell>
          <table:table-cell table:formula="of:=LOG([.Q7])/LOG(2)" office:value-type="float" office:value="7.08746284125034" calcext:value-type="float">
            <text:p>7.08746284125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105" calcext:value-type="float">
            <text:p>95105</text:p>
          </table:table-cell>
          <table:table-cell office:value-type="float" office:value="1000" calcext:value-type="float">
            <text:p>1000</text:p>
          </table:table-cell>
          <table:table-cell office:value-type="float" office:value="95.105" calcext:value-type="float">
            <text:p>95.105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0.228842" calcext:value-type="float">
            <text:p>0.2288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842" calcext:value-type="float">
            <text:p>0.000228842</text:p>
          </table:table-cell>
          <table:table-cell office:value-type="float" office:value="0.000118004" calcext:value-type="float">
            <text:p>0.000118004</text:p>
          </table:table-cell>
          <table:table-cell office:value-type="float" office:value="0.000480126" calcext:value-type="float">
            <text:p>0.000480126</text:p>
          </table:table-cell>
          <table:table-cell office:value-type="float" office:value="95965" calcext:value-type="float">
            <text:p>95965</text:p>
          </table:table-cell>
          <table:table-cell office:value-type="float" office:value="1000" calcext:value-type="float">
            <text:p>1000</text:p>
          </table:table-cell>
          <table:table-cell office:value-type="float" office:value="95.965" calcext:value-type="float">
            <text:p>95.965</text:p>
          </table:table-cell>
          <table:table-cell office:value-type="float" office:value="46" calcext:value-type="float">
            <text:p>46</text:p>
          </table:table-cell>
          <table:table-cell office:value-type="float" office:value="211" calcext:value-type="float">
            <text:p>211</text:p>
          </table:table-cell>
          <table:table-cell office:value-type="float" office:value="7907" calcext:value-type="float">
            <text:p>7907</text:p>
          </table:table-cell>
          <table:table-cell office:value-type="float" office:value="1000" calcext:value-type="float">
            <text:p>1000</text:p>
          </table:table-cell>
          <table:table-cell office:value-type="float" office:value="7.907" calcext:value-type="float">
            <text:p>7.9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58443642224862" calcext:value-type="float">
            <text:p>6.58443642224862</text:p>
          </table:table-cell>
          <table:table-cell table:formula="of:=LOG([.Q8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785" calcext:value-type="float">
            <text:p>108785</text:p>
          </table:table-cell>
          <table:table-cell office:value-type="float" office:value="1000" calcext:value-type="float">
            <text:p>1000</text:p>
          </table:table-cell>
          <table:table-cell office:value-type="float" office:value="108.785" calcext:value-type="float">
            <text:p>108.78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882" calcext:value-type="float">
            <text:p>0.000274882</text:p>
          </table:table-cell>
          <table:table-cell office:value-type="float" office:value="0.000104645" calcext:value-type="float">
            <text:p>0.000104645</text:p>
          </table:table-cell>
          <table:table-cell office:value-type="float" office:value="0.000699445" calcext:value-type="float">
            <text:p>0.000699445</text:p>
          </table:table-cell>
          <table:table-cell office:value-type="float" office:value="105851" calcext:value-type="float">
            <text:p>105851</text:p>
          </table:table-cell>
          <table:table-cell office:value-type="float" office:value="1000" calcext:value-type="float">
            <text:p>1000</text:p>
          </table:table-cell>
          <table:table-cell office:value-type="float" office:value="105.851" calcext:value-type="float">
            <text:p>105.851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9379" calcext:value-type="float">
            <text:p>9379</text:p>
          </table:table-cell>
          <table:table-cell office:value-type="float" office:value="1000" calcext:value-type="float">
            <text:p>1000</text:p>
          </table:table-cell>
          <table:table-cell office:value-type="float" office:value="9.379" calcext:value-type="float">
            <text:p>9.3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72589108867362" calcext:value-type="float">
            <text:p>6.72589108867362</text:p>
          </table:table-cell>
          <table:table-cell table:formula="of:=LOG([.Q9])/LOG(2)" office:value-type="float" office:value="8.08214904135387" calcext:value-type="float">
            <text:p>8.08214904135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373" calcext:value-type="float">
            <text:p>12237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0.235726" calcext:value-type="float">
            <text:p>0.235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726" calcext:value-type="float">
            <text:p>0.000235726</text:p>
          </table:table-cell>
          <table:table-cell office:value-type="float" office:value="0.000054938" calcext:value-type="float">
            <text:p>5.4938E-05</text:p>
          </table:table-cell>
          <table:table-cell office:value-type="float" office:value="0.000984093" calcext:value-type="float">
            <text:p>0.000984093</text:p>
          </table:table-cell>
          <table:table-cell office:value-type="float" office:value="85763" calcext:value-type="float">
            <text:p>85763</text:p>
          </table:table-cell>
          <table:table-cell office:value-type="float" office:value="1000" calcext:value-type="float">
            <text:p>1000</text:p>
          </table:table-cell>
          <table:table-cell office:value-type="float" office:value="85.763" calcext:value-type="float">
            <text:p>85.763</text:p>
          </table:table-cell>
          <table:table-cell office:value-type="float" office:value="21" calcext:value-type="float">
            <text:p>21</text:p>
          </table:table-cell>
          <table:table-cell office:value-type="float" office:value="452" calcext:value-type="float">
            <text:p>452</text:p>
          </table:table-cell>
          <table:table-cell office:value-type="float" office:value="11764" calcext:value-type="float">
            <text:p>11764</text:p>
          </table:table-cell>
          <table:table-cell office:value-type="float" office:value="1000" calcext:value-type="float">
            <text:p>1000</text:p>
          </table:table-cell>
          <table:table-cell office:value-type="float" office:value="11.764" calcext:value-type="float">
            <text:p>11.7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42228346721084" calcext:value-type="float">
            <text:p>6.42228346721084</text:p>
          </table:table-cell>
          <table:table-cell table:formula="of:=LOG([.Q10])/LOG(2)" office:value-type="float" office:value="8.82017896241519" calcext:value-type="float">
            <text:p>8.82017896241519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89" calcext:value-type="float">
            <text:p>15189</text:p>
          </table:table-cell>
          <table:table-cell office:value-type="float" office:value="1000" calcext:value-type="float">
            <text:p>1000</text:p>
          </table:table-cell>
          <table:table-cell office:value-type="float" office:value="15.189" calcext:value-type="float">
            <text:p>15.18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474388" calcext:value-type="float">
            <text:p>0.0474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388" calcext:value-type="float">
            <text:p>4.74388E-05</text:p>
          </table:table-cell>
          <table:table-cell office:value-type="float" office:value="0.000038785" calcext:value-type="float">
            <text:p>3.878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6307" calcext:value-type="float">
            <text:p>26307</text:p>
          </table:table-cell>
          <table:table-cell office:value-type="float" office:value="1000" calcext:value-type="float">
            <text:p>1000</text:p>
          </table:table-cell>
          <table:table-cell office:value-type="float" office:value="26.307" calcext:value-type="float">
            <text:p>26.30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96" calcext:value-type="float">
            <text:p>3496</text:p>
          </table:table-cell>
          <table:table-cell office:value-type="float" office:value="1000" calcext:value-type="float">
            <text:p>1000</text:p>
          </table:table-cell>
          <table:table-cell office:value-type="float" office:value="3.496" calcext:value-type="float">
            <text:p>3.4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1737483058628" calcext:value-type="float">
            <text:p>4.71737483058628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0" calcext:value-type="float">
            <text:p>30510</text:p>
          </table:table-cell>
          <table:table-cell office:value-type="float" office:value="1000" calcext:value-type="float">
            <text:p>1000</text:p>
          </table:table-cell>
          <table:table-cell office:value-type="float" office:value="30.51" calcext:value-type="float">
            <text:p>30.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0621135" calcext:value-type="float">
            <text:p>0.0621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135" calcext:value-type="float">
            <text:p>6.21135E-05</text:p>
          </table:table-cell>
          <table:table-cell office:value-type="float" office:value="0.000042816" calcext:value-type="float">
            <text:p>4.2816E-05</text:p>
          </table:table-cell>
          <table:table-cell office:value-type="float" office:value="0.000112409" calcext:value-type="float">
            <text:p>0.000112409</text:p>
          </table:table-cell>
          <table:table-cell office:value-type="float" office:value="35460" calcext:value-type="float">
            <text:p>35460</text:p>
          </table:table-cell>
          <table:table-cell office:value-type="float" office:value="1000" calcext:value-type="float">
            <text:p>1000</text:p>
          </table:table-cell>
          <table:table-cell office:value-type="float" office:value="35.46" calcext:value-type="float">
            <text:p>35.4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125" calcext:value-type="float">
            <text:p>4125</text:p>
          </table:table-cell>
          <table:table-cell office:value-type="float" office:value="1000" calcext:value-type="float">
            <text:p>1000</text:p>
          </table:table-cell>
          <table:table-cell office:value-type="float" office:value="4.125" calcext:value-type="float">
            <text:p>4.1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4812063112396" calcext:value-type="float">
            <text:p>5.1481206311239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940" calcext:value-type="float">
            <text:p>45940</text:p>
          </table:table-cell>
          <table:table-cell office:value-type="float" office:value="1000" calcext:value-type="float">
            <text:p>1000</text:p>
          </table:table-cell>
          <table:table-cell office:value-type="float" office:value="45.94" calcext:value-type="float">
            <text:p>45.94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0.0838714" calcext:value-type="float">
            <text:p>0.08387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8714" calcext:value-type="float">
            <text:p>8.38714E-05</text:p>
          </table:table-cell>
          <table:table-cell office:value-type="float" office:value="0.000056326" calcext:value-type="float">
            <text:p>5.6326E-05</text:p>
          </table:table-cell>
          <table:table-cell office:value-type="float" office:value="0.000147458" calcext:value-type="float">
            <text:p>0.000147458</text:p>
          </table:table-cell>
          <table:table-cell office:value-type="float" office:value="47054" calcext:value-type="float">
            <text:p>47054</text:p>
          </table:table-cell>
          <table:table-cell office:value-type="float" office:value="1000" calcext:value-type="float">
            <text:p>1000</text:p>
          </table:table-cell>
          <table:table-cell office:value-type="float" office:value="47.054" calcext:value-type="float">
            <text:p>47.054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55624546470352" calcext:value-type="float">
            <text:p>5.55624546470352</text:p>
          </table:table-cell>
          <table:table-cell table:formula="of:=LOG([.Q4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64" calcext:value-type="float">
            <text:p>61264</text:p>
          </table:table-cell>
          <table:table-cell office:value-type="float" office:value="1000" calcext:value-type="float">
            <text:p>1000</text:p>
          </table:table-cell>
          <table:table-cell office:value-type="float" office:value="61.264" calcext:value-type="float">
            <text:p>61.26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.113909" calcext:value-type="float">
            <text:p>0.1139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909" calcext:value-type="float">
            <text:p>0.000113909</text:p>
          </table:table-cell>
          <table:table-cell office:value-type="float" office:value="0.0000677" calcext:value-type="float">
            <text:p>6.77E-05</text:p>
          </table:table-cell>
          <table:table-cell office:value-type="float" office:value="0.000217294" calcext:value-type="float">
            <text:p>0.000217294</text:p>
          </table:table-cell>
          <table:table-cell office:value-type="float" office:value="60044" calcext:value-type="float">
            <text:p>60044</text:p>
          </table:table-cell>
          <table:table-cell office:value-type="float" office:value="1000" calcext:value-type="float">
            <text:p>1000</text:p>
          </table:table-cell>
          <table:table-cell office:value-type="float" office:value="60.044" calcext:value-type="float">
            <text:p>60.04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349" calcext:value-type="float">
            <text:p>5349</text:p>
          </table:table-cell>
          <table:table-cell office:value-type="float" office:value="1000" calcext:value-type="float">
            <text:p>1000</text:p>
          </table:table-cell>
          <table:table-cell office:value-type="float" office:value="5.349" calcext:value-type="float">
            <text:p>5.3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90794818423672" calcext:value-type="float">
            <text:p>5.90794818423672</text:p>
          </table:table-cell>
          <table:table-cell table:formula="of:=LOG([.Q5])/LOG(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353" calcext:value-type="float">
            <text:p>76353</text:p>
          </table:table-cell>
          <table:table-cell office:value-type="float" office:value="1000" calcext:value-type="float">
            <text:p>1000</text:p>
          </table:table-cell>
          <table:table-cell office:value-type="float" office:value="76.353" calcext:value-type="float">
            <text:p>76.35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0.154243" calcext:value-type="float">
            <text:p>0.15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243" calcext:value-type="float">
            <text:p>0.000154243</text:p>
          </table:table-cell>
          <table:table-cell office:value-type="float" office:value="0.00009572" calcext:value-type="float">
            <text:p>9.572E-05</text:p>
          </table:table-cell>
          <table:table-cell office:value-type="float" office:value="0.000316426" calcext:value-type="float">
            <text:p>0.000316426</text:p>
          </table:table-cell>
          <table:table-cell office:value-type="float" office:value="75189" calcext:value-type="float">
            <text:p>75189</text:p>
          </table:table-cell>
          <table:table-cell office:value-type="float" office:value="1000" calcext:value-type="float">
            <text:p>1000</text:p>
          </table:table-cell>
          <table:table-cell office:value-type="float" office:value="75.189" calcext:value-type="float">
            <text:p>75.189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6104" calcext:value-type="float">
            <text:p>6104</text:p>
          </table:table-cell>
          <table:table-cell office:value-type="float" office:value="1000" calcext:value-type="float">
            <text:p>1000</text:p>
          </table:table-cell>
          <table:table-cell office:value-type="float" office:value="6.104" calcext:value-type="float">
            <text:p>6.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23244970883493" calcext:value-type="float">
            <text:p>6.23244970883493</text:p>
          </table:table-cell>
          <table:table-cell table:formula="of:=LOG([.Q6])/LOG(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2004" calcext:value-type="float">
            <text:p>92004</text:p>
          </table:table-cell>
          <table:table-cell office:value-type="float" office:value="1000" calcext:value-type="float">
            <text:p>1000</text:p>
          </table:table-cell>
          <table:table-cell office:value-type="float" office:value="92.004" calcext:value-type="float">
            <text:p>92.004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0.214233" calcext:value-type="float">
            <text:p>0.214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233" calcext:value-type="float">
            <text:p>0.000214233</text:p>
          </table:table-cell>
          <table:table-cell office:value-type="float" office:value="0.00009695" calcext:value-type="float">
            <text:p>9.695E-05</text:p>
          </table:table-cell>
          <table:table-cell office:value-type="float" office:value="0.000418933" calcext:value-type="float">
            <text:p>0.000418933</text:p>
          </table:table-cell>
          <table:table-cell office:value-type="float" office:value="94856" calcext:value-type="float">
            <text:p>94856</text:p>
          </table:table-cell>
          <table:table-cell office:value-type="float" office:value="1000" calcext:value-type="float">
            <text:p>1000</text:p>
          </table:table-cell>
          <table:table-cell office:value-type="float" office:value="94.856" calcext:value-type="float">
            <text:p>94.856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56766712731665" calcext:value-type="float">
            <text:p>6.56766712731665</text:p>
          </table:table-cell>
          <table:table-cell table:formula="of:=LOG([.Q7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328" calcext:value-type="float">
            <text:p>107328</text:p>
          </table:table-cell>
          <table:table-cell office:value-type="float" office:value="1000" calcext:value-type="float">
            <text:p>1000</text:p>
          </table:table-cell>
          <table:table-cell office:value-type="float" office:value="107.328" calcext:value-type="float">
            <text:p>107.328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0.287107" calcext:value-type="float">
            <text:p>0.287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107" calcext:value-type="float">
            <text:p>0.000287107</text:p>
          </table:table-cell>
          <table:table-cell office:value-type="float" office:value="0.000123622" calcext:value-type="float">
            <text:p>0.000123622</text:p>
          </table:table-cell>
          <table:table-cell office:value-type="float" office:value="0.000576905" calcext:value-type="float">
            <text:p>0.000576905</text:p>
          </table:table-cell>
          <table:table-cell office:value-type="float" office:value="115705" calcext:value-type="float">
            <text:p>115705</text:p>
          </table:table-cell>
          <table:table-cell office:value-type="float" office:value="1000" calcext:value-type="float">
            <text:p>1000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8543073992447" calcext:value-type="float">
            <text:p>6.8543073992447</text:p>
          </table:table-cell>
          <table:table-cell table:formula="of:=LOG([.Q8])/LOG(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452" calcext:value-type="float">
            <text:p>122452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2" calcext:value-type="float">
            <text:p>122.452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0.357987" calcext:value-type="float">
            <text:p>0.35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7987" calcext:value-type="float">
            <text:p>0.000357987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845199" calcext:value-type="float">
            <text:p>0.000845199</text:p>
          </table:table-cell>
          <table:table-cell office:value-type="float" office:value="131594" calcext:value-type="float">
            <text:p>131594</text:p>
          </table:table-cell>
          <table:table-cell office:value-type="float" office:value="1000" calcext:value-type="float">
            <text:p>1000</text:p>
          </table:table-cell>
          <table:table-cell office:value-type="float" office:value="131.594" calcext:value-type="float">
            <text:p>131.594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9668" calcext:value-type="float">
            <text:p>9668</text:p>
          </table:table-cell>
          <table:table-cell office:value-type="float" office:value="1000" calcext:value-type="float">
            <text:p>1000</text:p>
          </table:table-cell>
          <table:table-cell office:value-type="float" office:value="9.668" calcext:value-type="float">
            <text:p>9.6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03994990097873" calcext:value-type="float">
            <text:p>7.03994990097873</text:p>
          </table:table-cell>
          <table:table-cell table:formula="of:=LOG([.Q9])/LOG(2)" office:value-type="float" office:value="8.19475685442225" calcext:value-type="float">
            <text:p>8.19475685442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17" calcext:value-type="float">
            <text:p>137717</text:p>
          </table:table-cell>
          <table:table-cell office:value-type="float" office:value="1000" calcext:value-type="float">
            <text:p>1000</text:p>
          </table:table-cell>
          <table:table-cell office:value-type="float" office:value="137.717" calcext:value-type="float">
            <text:p>137.717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0.308494" calcext:value-type="float">
            <text:p>0.308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8494" calcext:value-type="float">
            <text:p>0.000308494</text:p>
          </table:table-cell>
          <table:table-cell office:value-type="float" office:value="0.000051143" calcext:value-type="float">
            <text:p>5.1143E-05</text:p>
          </table:table-cell>
          <table:table-cell office:value-type="float" office:value="0.000988662" calcext:value-type="float">
            <text:p>0.000988662</text:p>
          </table:table-cell>
          <table:table-cell office:value-type="float" office:value="106552" calcext:value-type="float">
            <text:p>106552</text:p>
          </table:table-cell>
          <table:table-cell office:value-type="float" office:value="1000" calcext:value-type="float">
            <text:p>1000</text:p>
          </table:table-cell>
          <table:table-cell office:value-type="float" office:value="106.552" calcext:value-type="float">
            <text:p>106.552</text:p>
          </table:table-cell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  <table:table-cell office:value-type="float" office:value="12273" calcext:value-type="float">
            <text:p>12273</text:p>
          </table:table-cell>
          <table:table-cell office:value-type="float" office:value="1000" calcext:value-type="float">
            <text:p>1000</text:p>
          </table:table-cell>
          <table:table-cell office:value-type="float" office:value="12.273" calcext:value-type="float">
            <text:p>12.2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73541386279212" calcext:value-type="float">
            <text:p>6.73541386279212</text:p>
          </table:table-cell>
          <table:table-cell table:formula="of:=LOG([.Q10])/LOG(2)" office:value-type="float" office:value="8.51569983828404" calcext:value-type="float">
            <text:p>8.51569983828404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99" calcext:value-type="float">
            <text:p>17199</text:p>
          </table:table-cell>
          <table:table-cell office:value-type="float" office:value="1000" calcext:value-type="float">
            <text:p>1000</text:p>
          </table:table-cell>
          <table:table-cell office:value-type="float" office:value="17.199" calcext:value-type="float">
            <text:p>17.19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527148" calcext:value-type="float">
            <text:p>0.052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148" calcext:value-type="float">
            <text:p>5.27148E-05</text:p>
          </table:table-cell>
          <table:table-cell office:value-type="float" office:value="0.00004215" calcext:value-type="float">
            <text:p>4.215E-05</text:p>
          </table:table-cell>
          <table:table-cell office:value-type="float" office:value="0.000106631" calcext:value-type="float">
            <text:p>0.000106631</text:p>
          </table:table-cell>
          <table:table-cell office:value-type="float" office:value="28368" calcext:value-type="float">
            <text:p>28368</text:p>
          </table:table-cell>
          <table:table-cell office:value-type="float" office:value="1000" calcext:value-type="float">
            <text:p>1000</text:p>
          </table:table-cell>
          <table:table-cell office:value-type="float" office:value="28.368" calcext:value-type="float">
            <text:p>28.36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8261925362366" calcext:value-type="float">
            <text:p>4.8261925362366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093" calcext:value-type="float">
            <text:p>34093</text:p>
          </table:table-cell>
          <table:table-cell office:value-type="float" office:value="1000" calcext:value-type="float">
            <text:p>1000</text:p>
          </table:table-cell>
          <table:table-cell office:value-type="float" office:value="34.093" calcext:value-type="float">
            <text:p>34.09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0703439" calcext:value-type="float">
            <text:p>0.0703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439" calcext:value-type="float">
            <text:p>7.03439E-05</text:p>
          </table:table-cell>
          <table:table-cell office:value-type="float" office:value="0.000052886" calcext:value-type="float">
            <text:p>5.2886E-05</text:p>
          </table:table-cell>
          <table:table-cell office:value-type="float" office:value="0.00012737" calcext:value-type="float">
            <text:p>0.00012737</text:p>
          </table:table-cell>
          <table:table-cell office:value-type="float" office:value="39264" calcext:value-type="float">
            <text:p>39264</text:p>
          </table:table-cell>
          <table:table-cell office:value-type="float" office:value="1000" calcext:value-type="float">
            <text:p>1000</text:p>
          </table:table-cell>
          <table:table-cell office:value-type="float" office:value="39.264" calcext:value-type="float">
            <text:p>39.264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29513524900082" calcext:value-type="float">
            <text:p>5.29513524900082</text:p>
          </table:table-cell>
          <table:table-cell table:formula="of:=LOG([.Q3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068" calcext:value-type="float">
            <text:p>51068</text:p>
          </table:table-cell>
          <table:table-cell office:value-type="float" office:value="1000" calcext:value-type="float">
            <text:p>1000</text:p>
          </table:table-cell>
          <table:table-cell office:value-type="float" office:value="51.068" calcext:value-type="float">
            <text:p>51.068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0951284" calcext:value-type="float">
            <text:p>0.0951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284" calcext:value-type="float">
            <text:p>9.51284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0.000152955" calcext:value-type="float">
            <text:p>0.000152955</text:p>
          </table:table-cell>
          <table:table-cell office:value-type="float" office:value="51871" calcext:value-type="float">
            <text:p>51871</text:p>
          </table:table-cell>
          <table:table-cell office:value-type="float" office:value="1000" calcext:value-type="float">
            <text:p>1000</text:p>
          </table:table-cell>
          <table:table-cell office:value-type="float" office:value="51.871" calcext:value-type="float">
            <text:p>51.8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817" calcext:value-type="float">
            <text:p>4817</text:p>
          </table:table-cell>
          <table:table-cell office:value-type="float" office:value="1000" calcext:value-type="float">
            <text:p>1000</text:p>
          </table:table-cell>
          <table:table-cell office:value-type="float" office:value="4.817" calcext:value-type="float">
            <text:p>4.8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69685627799018" calcext:value-type="float">
            <text:p>5.69685627799018</text:p>
          </table:table-cell>
          <table:table-cell table:formula="of:=LOG([.Q4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7841" calcext:value-type="float">
            <text:p>67841</text:p>
          </table:table-cell>
          <table:table-cell office:value-type="float" office:value="1000" calcext:value-type="float">
            <text:p>1000</text:p>
          </table:table-cell>
          <table:table-cell office:value-type="float" office:value="67.841" calcext:value-type="float">
            <text:p>67.841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181" calcext:value-type="float">
            <text:p>0.000130181</text:p>
          </table:table-cell>
          <table:table-cell office:value-type="float" office:value="0.000081816" calcext:value-type="float">
            <text:p>8.1816E-05</text:p>
          </table:table-cell>
          <table:table-cell office:value-type="float" office:value="0.000272279" calcext:value-type="float">
            <text:p>0.000272279</text:p>
          </table:table-cell>
          <table:table-cell office:value-type="float" office:value="66910" calcext:value-type="float">
            <text:p>669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1" calcext:value-type="float">
            <text:p>66.9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06414993912135" calcext:value-type="float">
            <text:p>6.06414993912135</text:p>
          </table:table-cell>
          <table:table-cell table:formula="of:=LOG([.Q5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14" calcext:value-type="float">
            <text:p>85214</text:p>
          </table:table-cell>
          <table:table-cell office:value-type="float" office:value="1000" calcext:value-type="float">
            <text:p>1000</text:p>
          </table:table-cell>
          <table:table-cell office:value-type="float" office:value="85.214" calcext:value-type="float">
            <text:p>85.21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0.184681" calcext:value-type="float">
            <text:p>0.18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681" calcext:value-type="float">
            <text:p>0.000184681</text:p>
          </table:table-cell>
          <table:table-cell office:value-type="float" office:value="0.000102616" calcext:value-type="float">
            <text:p>0.000102616</text:p>
          </table:table-cell>
          <table:table-cell office:value-type="float" office:value="0.000361595" calcext:value-type="float">
            <text:p>0.000361595</text:p>
          </table:table-cell>
          <table:table-cell office:value-type="float" office:value="86198" calcext:value-type="float">
            <text:p>86198</text:p>
          </table:table-cell>
          <table:table-cell office:value-type="float" office:value="1000" calcext:value-type="float">
            <text:p>1000</text:p>
          </table:table-cell>
          <table:table-cell office:value-type="float" office:value="86.198" calcext:value-type="float">
            <text:p>86.198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6221" calcext:value-type="float">
            <text:p>6221</text:p>
          </table:table-cell>
          <table:table-cell office:value-type="float" office:value="1000" calcext:value-type="float">
            <text:p>1000</text:p>
          </table:table-cell>
          <table:table-cell office:value-type="float" office:value="6.221" calcext:value-type="float">
            <text:p>6.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4295824906106" calcext:value-type="float">
            <text:p>6.4295824906106</text:p>
          </table:table-cell>
          <table:table-cell table:formula="of:=LOG([.Q6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363" calcext:value-type="float">
            <text:p>102363</text:p>
          </table:table-cell>
          <table:table-cell office:value-type="float" office:value="1000" calcext:value-type="float">
            <text:p>1000</text:p>
          </table:table-cell>
          <table:table-cell office:value-type="float" office:value="102.363" calcext:value-type="float">
            <text:p>102.363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0.258106" calcext:value-type="float">
            <text:p>0.258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106" calcext:value-type="float">
            <text:p>0.000258106</text:p>
          </table:table-cell>
          <table:table-cell office:value-type="float" office:value="0.000119582" calcext:value-type="float">
            <text:p>0.000119582</text:p>
          </table:table-cell>
          <table:table-cell office:value-type="float" office:value="0.000453226" calcext:value-type="float">
            <text:p>0.000453226</text:p>
          </table:table-cell>
          <table:table-cell office:value-type="float" office:value="110453" calcext:value-type="float">
            <text:p>110453</text:p>
          </table:table-cell>
          <table:table-cell office:value-type="float" office:value="1000" calcext:value-type="float">
            <text:p>1000</text:p>
          </table:table-cell>
          <table:table-cell office:value-type="float" office:value="110.453" calcext:value-type="float">
            <text:p>110.453</text:p>
          </table:table-cell>
          <table:table-cell office:value-type="float" office:value="46" calcext:value-type="float">
            <text:p>46</text:p>
          </table:table-cell>
          <table:table-cell office:value-type="float" office:value="213" calcext:value-type="float">
            <text:p>213</text:p>
          </table:table-cell>
          <table:table-cell office:value-type="float" office:value="7110" calcext:value-type="float">
            <text:p>7110</text:p>
          </table:table-cell>
          <table:table-cell office:value-type="float" office:value="1000" calcext:value-type="float">
            <text:p>1000</text:p>
          </table:table-cell>
          <table:table-cell office:value-type="float" office:value="7.11" calcext:value-type="float">
            <text:p>7.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78728879385809" calcext:value-type="float">
            <text:p>6.78728879385809</text:p>
          </table:table-cell>
          <table:table-cell table:formula="of:=LOG([.Q7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840" calcext:value-type="float">
            <text:p>119840</text:p>
          </table:table-cell>
          <table:table-cell office:value-type="float" office:value="1000" calcext:value-type="float">
            <text:p>1000</text:p>
          </table:table-cell>
          <table:table-cell office:value-type="float" office:value="119.84" calcext:value-type="float">
            <text:p>119.84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0.356347" calcext:value-type="float">
            <text:p>0.356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347" calcext:value-type="float">
            <text:p>0.000356347</text:p>
          </table:table-cell>
          <table:table-cell office:value-type="float" office:value="0.00017501" calcext:value-type="float">
            <text:p>0.00017501</text:p>
          </table:table-cell>
          <table:table-cell office:value-type="float" office:value="0.000827707" calcext:value-type="float">
            <text:p>0.000827707</text:p>
          </table:table-cell>
          <table:table-cell office:value-type="float" office:value="137997" calcext:value-type="float">
            <text:p>137997</text:p>
          </table:table-cell>
          <table:table-cell office:value-type="float" office:value="1000" calcext:value-type="float">
            <text:p>1000</text:p>
          </table:table-cell>
          <table:table-cell office:value-type="float" office:value="137.997" calcext:value-type="float">
            <text:p>137.997</text:p>
          </table:table-cell>
          <table:table-cell office:value-type="float" office:value="60" calcext:value-type="float">
            <text:p>60</text:p>
          </table:table-cell>
          <table:table-cell office:value-type="float" office:value="319" calcext:value-type="float">
            <text:p>319</text:p>
          </table:table-cell>
          <table:table-cell office:value-type="float" office:value="8361" calcext:value-type="float">
            <text:p>8361</text:p>
          </table:table-cell>
          <table:table-cell office:value-type="float" office:value="1000" calcext:value-type="float">
            <text:p>1000</text:p>
          </table:table-cell>
          <table:table-cell office:value-type="float" office:value="8.361" calcext:value-type="float">
            <text:p>8.3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10849309350159" calcext:value-type="float">
            <text:p>7.10849309350159</text:p>
          </table:table-cell>
          <table:table-cell table:formula="of:=LOG([.Q8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566" calcext:value-type="float">
            <text:p>136566</text:p>
          </table:table-cell>
          <table:table-cell office:value-type="float" office:value="1000" calcext:value-type="float">
            <text:p>1000</text:p>
          </table:table-cell>
          <table:table-cell office:value-type="float" office:value="136.566" calcext:value-type="float">
            <text:p>136.566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0.444017" calcext:value-type="float">
            <text:p>0.444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017" calcext:value-type="float">
            <text:p>0.000444017</text:p>
          </table:table-cell>
          <table:table-cell office:value-type="float" office:value="0.00015327" calcext:value-type="float">
            <text:p>0.00015327</text:p>
          </table:table-cell>
          <table:table-cell office:value-type="float" office:value="0.00134137" calcext:value-type="float">
            <text:p>0.00134137</text:p>
          </table:table-cell>
          <table:table-cell office:value-type="float" office:value="156726" calcext:value-type="float">
            <text:p>156726</text:p>
          </table:table-cell>
          <table:table-cell office:value-type="float" office:value="1000" calcext:value-type="float">
            <text:p>1000</text:p>
          </table:table-cell>
          <table:table-cell office:value-type="float" office:value="156.726" calcext:value-type="float">
            <text:p>156.726</text:p>
          </table:table-cell>
          <table:table-cell office:value-type="float" office:value="44" calcext:value-type="float">
            <text:p>44</text:p>
          </table:table-cell>
          <table:table-cell office:value-type="float" office:value="467" calcext:value-type="float">
            <text:p>467</text:p>
          </table:table-cell>
          <table:table-cell office:value-type="float" office:value="9982" calcext:value-type="float">
            <text:p>9982</text:p>
          </table:table-cell>
          <table:table-cell office:value-type="float" office:value="1000" calcext:value-type="float">
            <text:p>1000</text:p>
          </table:table-cell>
          <table:table-cell office:value-type="float" office:value="9.982" calcext:value-type="float">
            <text:p>9.9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29210072478325" calcext:value-type="float">
            <text:p>7.29210072478325</text:p>
          </table:table-cell>
          <table:table-cell table:formula="of:=LOG([.Q9])/LOG(2)" office:value-type="float" office:value="8.86727873970966" calcext:value-type="float">
            <text:p>8.86727873970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827" calcext:value-type="float">
            <text:p>153827</text:p>
          </table:table-cell>
          <table:table-cell office:value-type="float" office:value="1000" calcext:value-type="float">
            <text:p>1000</text:p>
          </table:table-cell>
          <table:table-cell office:value-type="float" office:value="153.827" calcext:value-type="float">
            <text:p>153.827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0.406509" calcext:value-type="float">
            <text:p>0.406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509" calcext:value-type="float">
            <text:p>0.000406509</text:p>
          </table:table-cell>
          <table:table-cell office:value-type="float" office:value="0.000081815" calcext:value-type="float">
            <text:p>8.1815E-05</text:p>
          </table:table-cell>
          <table:table-cell office:value-type="float" office:value="0.00133321" calcext:value-type="float">
            <text:p>0.00133321</text:p>
          </table:table-cell>
          <table:table-cell office:value-type="float" office:value="133477" calcext:value-type="float">
            <text:p>133477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7" calcext:value-type="float">
            <text:p>133.477</text:p>
          </table:table-cell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2661" calcext:value-type="float">
            <text:p>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2.661" calcext:value-type="float">
            <text:p>12.6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06044735607226" calcext:value-type="float">
            <text:p>7.06044735607226</text:p>
          </table:table-cell>
          <table:table-cell table:formula="of:=LOG([.Q10])/LOG(2)" office:value-type="float" office:value="8.98013957763916" calcext:value-type="float">
            <text:p>8.98013957763916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36" calcext:value-type="float">
            <text:p>19036</text:p>
          </table:table-cell>
          <table:table-cell office:value-type="float" office:value="1000" calcext:value-type="float">
            <text:p>10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582116" calcext:value-type="float">
            <text:p>0.0582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116" calcext:value-type="float">
            <text:p>5.82116E-05</text:p>
          </table:table-cell>
          <table:table-cell office:value-type="float" office:value="0.000047421" calcext:value-type="float">
            <text:p>4.7421E-05</text:p>
          </table:table-cell>
          <table:table-cell office:value-type="float" office:value="0.000097685" calcext:value-type="float">
            <text:p>9.7685E-05</text:p>
          </table:table-cell>
          <table:table-cell office:value-type="float" office:value="30593" calcext:value-type="float">
            <text:p>30593</text:p>
          </table:table-cell>
          <table:table-cell office:value-type="float" office:value="1000" calcext:value-type="float">
            <text:p>1000</text:p>
          </table:table-cell>
          <table:table-cell office:value-type="float" office:value="30.593" calcext:value-type="float">
            <text:p>30.5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06" calcext:value-type="float">
            <text:p>3606</text:p>
          </table:table-cell>
          <table:table-cell office:value-type="float" office:value="1000" calcext:value-type="float">
            <text:p>1000</text:p>
          </table:table-cell>
          <table:table-cell office:value-type="float" office:value="3.606" calcext:value-type="float">
            <text:p>3.6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3512968177387" calcext:value-type="float">
            <text:p>4.93512968177387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87" calcext:value-type="float">
            <text:p>37987</text:p>
          </table:table-cell>
          <table:table-cell office:value-type="float" office:value="1000" calcext:value-type="float">
            <text:p>1000</text:p>
          </table:table-cell>
          <table:table-cell office:value-type="float" office:value="37.987" calcext:value-type="float">
            <text:p>37.98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0786375" calcext:value-type="float">
            <text:p>0.0786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375" calcext:value-type="float">
            <text:p>7.86375E-05</text:p>
          </table:table-cell>
          <table:table-cell office:value-type="float" office:value="0.000054548" calcext:value-type="float">
            <text:p>5.4548E-05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42622" calcext:value-type="float">
            <text:p>42622</text:p>
          </table:table-cell>
          <table:table-cell office:value-type="float" office:value="1000" calcext:value-type="float">
            <text:p>1000</text:p>
          </table:table-cell>
          <table:table-cell office:value-type="float" office:value="42.622" calcext:value-type="float">
            <text:p>42.62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41352638679689" calcext:value-type="float">
            <text:p>5.4135263867968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97" calcext:value-type="float">
            <text:p>57297</text:p>
          </table:table-cell>
          <table:table-cell office:value-type="float" office:value="1000" calcext:value-type="float">
            <text:p>100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4" calcext:value-type="float">
            <text:p>0.000107924</text:p>
          </table:table-cell>
          <table:table-cell office:value-type="float" office:value="0.000072337" calcext:value-type="float">
            <text:p>7.2337E-05</text:p>
          </table:table-cell>
          <table:table-cell office:value-type="float" office:value="0.000189562" calcext:value-type="float">
            <text:p>0.000189562</text:p>
          </table:table-cell>
          <table:table-cell office:value-type="float" office:value="57686" calcext:value-type="float">
            <text:p>57686</text:p>
          </table:table-cell>
          <table:table-cell office:value-type="float" office:value="1000" calcext:value-type="float">
            <text:p>1000</text:p>
          </table:table-cell>
          <table:table-cell office:value-type="float" office:value="57.686" calcext:value-type="float">
            <text:p>57.68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4916" calcext:value-type="float">
            <text:p>4916</text:p>
          </table:table-cell>
          <table:table-cell office:value-type="float" office:value="1000" calcext:value-type="float">
            <text:p>1000</text:p>
          </table:table-cell>
          <table:table-cell office:value-type="float" office:value="4.916" calcext:value-type="float">
            <text:p>4.9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5014932396089" calcext:value-type="float">
            <text:p>5.85014932396089</text:p>
          </table:table-cell>
          <table:table-cell table:formula="of:=LOG([.Q4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11" calcext:value-type="float">
            <text:p>76111</text:p>
          </table:table-cell>
          <table:table-cell office:value-type="float" office:value="1000" calcext:value-type="float">
            <text:p>1000</text:p>
          </table:table-cell>
          <table:table-cell office:value-type="float" office:value="76.111" calcext:value-type="float">
            <text:p>76.11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39" calcext:value-type="float">
            <text:p>0.000151639</text:p>
          </table:table-cell>
          <table:table-cell office:value-type="float" office:value="0.000083869" calcext:value-type="float">
            <text:p>8.3869E-05</text:p>
          </table:table-cell>
          <table:table-cell office:value-type="float" office:value="0.000295568" calcext:value-type="float">
            <text:p>0.000295568</text:p>
          </table:table-cell>
          <table:table-cell office:value-type="float" office:value="75742" calcext:value-type="float">
            <text:p>75742</text:p>
          </table:table-cell>
          <table:table-cell office:value-type="float" office:value="1000" calcext:value-type="float">
            <text:p>1000</text:p>
          </table:table-cell>
          <table:table-cell office:value-type="float" office:value="75.742" calcext:value-type="float">
            <text:p>75.742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5570" calcext:value-type="float">
            <text:p>5570</text:p>
          </table:table-cell>
          <table:table-cell office:value-type="float" office:value="1000" calcext:value-type="float">
            <text:p>1000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4302161159407" calcext:value-type="float">
            <text:p>6.24302161159407</text:p>
          </table:table-cell>
          <table:table-cell table:formula="of:=LOG([.Q5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046" calcext:value-type="float">
            <text:p>95046</text:p>
          </table:table-cell>
          <table:table-cell office:value-type="float" office:value="1000" calcext:value-type="float">
            <text:p>1000</text:p>
          </table:table-cell>
          <table:table-cell office:value-type="float" office:value="95.046" calcext:value-type="float">
            <text:p>95.046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4" calcext:value-type="float">
            <text:p>0.000215814</text:p>
          </table:table-cell>
          <table:table-cell office:value-type="float" office:value="0.000122697" calcext:value-type="float">
            <text:p>0.000122697</text:p>
          </table:table-cell>
          <table:table-cell office:value-type="float" office:value="0.00036167" calcext:value-type="float">
            <text:p>0.00036167</text:p>
          </table:table-cell>
          <table:table-cell office:value-type="float" office:value="98902" calcext:value-type="float">
            <text:p>98902</text:p>
          </table:table-cell>
          <table:table-cell office:value-type="float" office:value="1000" calcext:value-type="float">
            <text:p>1000</text:p>
          </table:table-cell>
          <table:table-cell office:value-type="float" office:value="98.902" calcext:value-type="float">
            <text:p>98.902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345" calcext:value-type="float">
            <text:p>6345</text:p>
          </table:table-cell>
          <table:table-cell office:value-type="float" office:value="1000" calcext:value-type="float">
            <text:p>1000</text:p>
          </table:table-cell>
          <table:table-cell office:value-type="float" office:value="6.345" calcext:value-type="float">
            <text:p>6.3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62792779040064" calcext:value-type="float">
            <text:p>6.62792779040064</text:p>
          </table:table-cell>
          <table:table-cell table:formula="of:=LOG([.Q6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7" calcext:value-type="float">
            <text:p>0.00030797</text:p>
          </table:table-cell>
          <table:table-cell office:value-type="float" office:value="0.00015895" calcext:value-type="float">
            <text:p>0.00015895</text:p>
          </table:table-cell>
          <table:table-cell office:value-type="float" office:value="0.000543848" calcext:value-type="float">
            <text:p>0.000543848</text:p>
          </table:table-cell>
          <table:table-cell office:value-type="float" office:value="128526" calcext:value-type="float">
            <text:p>128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26" calcext:value-type="float">
            <text:p>128.52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7299" calcext:value-type="float">
            <text:p>7299</text:p>
          </table:table-cell>
          <table:table-cell office:value-type="float" office:value="1000" calcext:value-type="float">
            <text:p>100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0059164268342" calcext:value-type="float">
            <text:p>7.0059164268342</text:p>
          </table:table-cell>
          <table:table-cell table:formula="of:=LOG([.Q7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699" calcext:value-type="float">
            <text:p>132699</text:p>
          </table:table-cell>
          <table:table-cell office:value-type="float" office:value="1000" calcext:value-type="float">
            <text:p>1000</text:p>
          </table:table-cell>
          <table:table-cell office:value-type="float" office:value="132.699" calcext:value-type="float">
            <text:p>132.699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638" calcext:value-type="float">
            <text:p>0.000445638</text:p>
          </table:table-cell>
          <table:table-cell office:value-type="float" office:value="0.00019385" calcext:value-type="float">
            <text:p>0.00019385</text:p>
          </table:table-cell>
          <table:table-cell office:value-type="float" office:value="0.00095782" calcext:value-type="float">
            <text:p>0.00095782</text:p>
          </table:table-cell>
          <table:table-cell office:value-type="float" office:value="167901" calcext:value-type="float">
            <text:p>167901</text:p>
          </table:table-cell>
          <table:table-cell office:value-type="float" office:value="1000" calcext:value-type="float">
            <text:p>1000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8.459" calcext:value-type="float">
            <text:p>8.4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3914670126092" calcext:value-type="float">
            <text:p>7.3914670126092</text:p>
          </table:table-cell>
          <table:table-cell table:formula="of:=LOG([.Q8])/LOG(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93" calcext:value-type="float">
            <text:p>151993</text:p>
          </table:table-cell>
          <table:table-cell office:value-type="float" office:value="1000" calcext:value-type="float">
            <text:p>1000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0.582613" calcext:value-type="float">
            <text:p>0.5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2613" calcext:value-type="float">
            <text:p>0.000582613</text:p>
          </table:table-cell>
          <table:table-cell office:value-type="float" office:value="0.000180957" calcext:value-type="float">
            <text:p>0.000180957</text:p>
          </table:table-cell>
          <table:table-cell office:value-type="float" office:value="0.0020406" calcext:value-type="float">
            <text:p>0.0020406</text:p>
          </table:table-cell>
          <table:table-cell office:value-type="float" office:value="198781" calcext:value-type="float">
            <text:p>198781</text:p>
          </table:table-cell>
          <table:table-cell office:value-type="float" office:value="1000" calcext:value-type="float">
            <text:p>1000</text:p>
          </table:table-cell>
          <table:table-cell office:value-type="float" office:value="198.781" calcext:value-type="float">
            <text:p>198.781</text:p>
          </table:table-cell>
          <table:table-cell office:value-type="float" office:value="62" calcext:value-type="float">
            <text:p>62</text:p>
          </table:table-cell>
          <table:table-cell office:value-type="float" office:value="772" calcext:value-type="float">
            <text:p>772</text:p>
          </table:table-cell>
          <table:table-cell office:value-type="float" office:value="10209" calcext:value-type="float">
            <text:p>10209</text:p>
          </table:table-cell>
          <table:table-cell office:value-type="float" office:value="1000" calcext:value-type="float">
            <text:p>1000</text:p>
          </table:table-cell>
          <table:table-cell office:value-type="float" office:value="10.209" calcext:value-type="float">
            <text:p>10.20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63503605675666" calcext:value-type="float">
            <text:p>7.63503605675666</text:p>
          </table:table-cell>
          <table:table-cell table:formula="of:=LOG([.Q9])/LOG(2)" office:value-type="float" office:value="9.59245703726808" calcext:value-type="float">
            <text:p>9.59245703726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985" calcext:value-type="float">
            <text:p>170985</text:p>
          </table:table-cell>
          <table:table-cell office:value-type="float" office:value="1000" calcext:value-type="float">
            <text:p>1000</text:p>
          </table:table-cell>
          <table:table-cell office:value-type="float" office:value="170.985" calcext:value-type="float">
            <text:p>170.9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0.538868" calcext:value-type="float">
            <text:p>0.538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868" calcext:value-type="float">
            <text:p>0.000538868</text:p>
          </table:table-cell>
          <table:table-cell office:value-type="float" office:value="0.000123718" calcext:value-type="float">
            <text:p>0.000123718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.488" calcext:value-type="float">
            <text:p>166.488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13132" calcext:value-type="float">
            <text:p>1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.132" calcext:value-type="float">
            <text:p>13.1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37927438530316" calcext:value-type="float">
            <text:p>7.37927438530316</text:p>
          </table:table-cell>
          <table:table-cell table:formula="of:=LOG([.Q10])/LOG(2)" office:value-type="float" office:value="9.43254190038826" calcext:value-type="float">
            <text:p>9.4325419003882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904" calcext:value-type="float">
            <text:p>20904</text:p>
          </table:table-cell>
          <table:table-cell office:value-type="float" office:value="1000" calcext:value-type="float">
            <text:p>1000</text:p>
          </table:table-cell>
          <table:table-cell office:value-type="float" office:value="20.904" calcext:value-type="float">
            <text:p>20.90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650153" calcext:value-type="float">
            <text:p>0.0650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0153" calcext:value-type="float">
            <text:p>6.50153E-05</text:p>
          </table:table-cell>
          <table:table-cell office:value-type="float" office:value="0.000051716" calcext:value-type="float">
            <text:p>5.1716E-05</text:p>
          </table:table-cell>
          <table:table-cell office:value-type="float" office:value="0.000108662" calcext:value-type="float">
            <text:p>0.000108662</text:p>
          </table:table-cell>
          <table:table-cell office:value-type="float" office:value="32449" calcext:value-type="float">
            <text:p>32449</text:p>
          </table:table-cell>
          <table:table-cell office:value-type="float" office:value="1000" calcext:value-type="float">
            <text:p>1000</text:p>
          </table:table-cell>
          <table:table-cell office:value-type="float" office:value="32.449" calcext:value-type="float">
            <text:p>32.44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0201021134116" calcext:value-type="float">
            <text:p>5.0201021134116</text:p>
          </table:table-cell>
          <table:table-cell table:formula="of:=LOG([.Q2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813" calcext:value-type="float">
            <text:p>41813</text:p>
          </table:table-cell>
          <table:table-cell office:value-type="float" office:value="1000" calcext:value-type="float">
            <text:p>1000</text:p>
          </table:table-cell>
          <table:table-cell office:value-type="float" office:value="41.813" calcext:value-type="float">
            <text:p>41.8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.0871083" calcext:value-type="float">
            <text:p>0.0871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1083" calcext:value-type="float">
            <text:p>8.71083E-05</text:p>
          </table:table-cell>
          <table:table-cell office:value-type="float" office:value="0.000063638" calcext:value-type="float">
            <text:p>6.3638E-05</text:p>
          </table:table-cell>
          <table:table-cell office:value-type="float" office:value="0.000137584" calcext:value-type="float">
            <text:p>0.000137584</text:p>
          </table:table-cell>
          <table:table-cell office:value-type="float" office:value="46659" calcext:value-type="float">
            <text:p>46659</text:p>
          </table:table-cell>
          <table:table-cell office:value-type="float" office:value="1000" calcext:value-type="float">
            <text:p>1000</text:p>
          </table:table-cell>
          <table:table-cell office:value-type="float" office:value="46.659" calcext:value-type="float">
            <text:p>46.65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239" calcext:value-type="float">
            <text:p>4239</text:p>
          </table:table-cell>
          <table:table-cell office:value-type="float" office:value="1000" calcext:value-type="float">
            <text:p>1000</text:p>
          </table:table-cell>
          <table:table-cell office:value-type="float" office:value="4.239" calcext:value-type="float">
            <text:p>4.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54408348256737" calcext:value-type="float">
            <text:p>5.54408348256737</text:p>
          </table:table-cell>
          <table:table-cell table:formula="of:=LOG([.Q3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18" calcext:value-type="float">
            <text:p>63218</text:p>
          </table:table-cell>
          <table:table-cell office:value-type="float" office:value="1000" calcext:value-type="float">
            <text:p>1000</text:p>
          </table:table-cell>
          <table:table-cell office:value-type="float" office:value="63.218" calcext:value-type="float">
            <text:p>63.21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122395" calcext:value-type="float">
            <text:p>0.122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395" calcext:value-type="float">
            <text:p>0.000122395</text:p>
          </table:table-cell>
          <table:table-cell office:value-type="float" office:value="0.000083093" calcext:value-type="float">
            <text:p>8.3093E-05</text:p>
          </table:table-cell>
          <table:table-cell office:value-type="float" office:value="0.000207644" calcext:value-type="float">
            <text:p>0.000207644</text:p>
          </table:table-cell>
          <table:table-cell office:value-type="float" office:value="63318" calcext:value-type="float">
            <text:p>63318</text:p>
          </table:table-cell>
          <table:table-cell office:value-type="float" office:value="1000" calcext:value-type="float">
            <text:p>1000</text:p>
          </table:table-cell>
          <table:table-cell office:value-type="float" office:value="63.318" calcext:value-type="float">
            <text:p>63.318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993" calcext:value-type="float">
            <text:p>4993</text:p>
          </table:table-cell>
          <table:table-cell office:value-type="float" office:value="1000" calcext:value-type="float">
            <text:p>1000</text:p>
          </table:table-cell>
          <table:table-cell office:value-type="float" office:value="4.993" calcext:value-type="float">
            <text:p>4.9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98454378125868" calcext:value-type="float">
            <text:p>5.98454378125868</text:p>
          </table:table-cell>
          <table:table-cell table:formula="of:=LOG([.Q4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132" calcext:value-type="float">
            <text:p>84132</text:p>
          </table:table-cell>
          <table:table-cell office:value-type="float" office:value="1000" calcext:value-type="float">
            <text:p>1000</text:p>
          </table:table-cell>
          <table:table-cell office:value-type="float" office:value="84.132" calcext:value-type="float">
            <text:p>84.13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0.175356" calcext:value-type="float">
            <text:p>0.175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356" calcext:value-type="float">
            <text:p>0.000175356</text:p>
          </table:table-cell>
          <table:table-cell office:value-type="float" office:value="0.000103718" calcext:value-type="float">
            <text:p>0.000103718</text:p>
          </table:table-cell>
          <table:table-cell office:value-type="float" office:value="0.0002792" calcext:value-type="float">
            <text:p>0.0002792</text:p>
          </table:table-cell>
          <table:table-cell office:value-type="float" office:value="85394" calcext:value-type="float">
            <text:p>85394</text:p>
          </table:table-cell>
          <table:table-cell office:value-type="float" office:value="1000" calcext:value-type="float">
            <text:p>1000</text:p>
          </table:table-cell>
          <table:table-cell office:value-type="float" office:value="85.394" calcext:value-type="float">
            <text:p>85.394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5629" calcext:value-type="float">
            <text:p>5629</text:p>
          </table:table-cell>
          <table:table-cell office:value-type="float" office:value="1000" calcext:value-type="float">
            <text:p>1000</text:p>
          </table:table-cell>
          <table:table-cell office:value-type="float" office:value="5.629" calcext:value-type="float">
            <text:p>5.6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41606280086497" calcext:value-type="float">
            <text:p>6.41606280086497</text:p>
          </table:table-cell>
          <table:table-cell table:formula="of:=LOG([.Q5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5263" calcext:value-type="float">
            <text:p>105263</text:p>
          </table:table-cell>
          <table:table-cell office:value-type="float" office:value="1000" calcext:value-type="float">
            <text:p>1000</text:p>
          </table:table-cell>
          <table:table-cell office:value-type="float" office:value="105.263" calcext:value-type="float">
            <text:p>105.263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0.256173" calcext:value-type="float">
            <text:p>0.256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173" calcext:value-type="float">
            <text:p>0.000256173</text:p>
          </table:table-cell>
          <table:table-cell office:value-type="float" office:value="0.000154653" calcext:value-type="float">
            <text:p>0.000154653</text:p>
          </table:table-cell>
          <table:table-cell office:value-type="float" office:value="0.000451704" calcext:value-type="float">
            <text:p>0.000451704</text:p>
          </table:table-cell>
          <table:table-cell office:value-type="float" office:value="114549" calcext:value-type="float">
            <text:p>114549</text:p>
          </table:table-cell>
          <table:table-cell office:value-type="float" office:value="1000" calcext:value-type="float">
            <text:p>1000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  <table:table-cell office:value-type="float" office:value="6423" calcext:value-type="float">
            <text:p>6423</text:p>
          </table:table-cell>
          <table:table-cell office:value-type="float" office:value="1000" calcext:value-type="float">
            <text:p>1000</text:p>
          </table:table-cell>
          <table:table-cell office:value-type="float" office:value="6.423" calcext:value-type="float">
            <text:p>6.4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83982105390541" calcext:value-type="float">
            <text:p>6.83982105390541</text:p>
          </table:table-cell>
          <table:table-cell table:formula="of:=LOG([.Q6])/LOG(2)" office:value-type="float" office:value="7.68650052718322" calcext:value-type="float">
            <text:p>7.68650052718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34" calcext:value-type="float">
            <text:p>125734</text:p>
          </table:table-cell>
          <table:table-cell office:value-type="float" office:value="1000" calcext:value-type="float">
            <text:p>1000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0.374243" calcext:value-type="float">
            <text:p>0.37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243" calcext:value-type="float">
            <text:p>0.000374243</text:p>
          </table:table-cell>
          <table:table-cell office:value-type="float" office:value="0.000204269" calcext:value-type="float">
            <text:p>0.000204269</text:p>
          </table:table-cell>
          <table:table-cell office:value-type="float" office:value="0.000700121" calcext:value-type="float">
            <text:p>0.000700121</text:p>
          </table:table-cell>
          <table:table-cell office:value-type="float" office:value="149873" calcext:value-type="float">
            <text:p>149873</text:p>
          </table:table-cell>
          <table:table-cell office:value-type="float" office:value="1000" calcext:value-type="float">
            <text:p>1000</text:p>
          </table:table-cell>
          <table:table-cell office:value-type="float" office:value="149.873" calcext:value-type="float">
            <text:p>149.873</text:p>
          </table:table-cell>
          <table:table-cell office:value-type="float" office:value="77" calcext:value-type="float">
            <text:p>77</text:p>
          </table:table-cell>
          <table:table-cell office:value-type="float" office:value="252" calcext:value-type="float">
            <text:p>252</text:p>
          </table:table-cell>
          <table:table-cell office:value-type="float" office:value="7421" calcext:value-type="float">
            <text:p>7421</text:p>
          </table:table-cell>
          <table:table-cell office:value-type="float" office:value="1000" calcext:value-type="float">
            <text:p>1000</text:p>
          </table:table-cell>
          <table:table-cell office:value-type="float" office:value="7.421" calcext:value-type="float">
            <text:p>7.4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22759669130858" calcext:value-type="float">
            <text:p>7.22759669130858</text:p>
          </table:table-cell>
          <table:table-cell table:formula="of:=LOG([.Q7])/LOG(2)" office:value-type="float" office:value="7.97727992349992" calcext:value-type="float">
            <text:p>7.97727992349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947" calcext:value-type="float">
            <text:p>146947</text:p>
          </table:table-cell>
          <table:table-cell office:value-type="float" office:value="1000" calcext:value-type="float">
            <text:p>1000</text:p>
          </table:table-cell>
          <table:table-cell office:value-type="float" office:value="146.947" calcext:value-type="float">
            <text:p>146.947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0.557018" calcext:value-type="float">
            <text:p>0.557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7018" calcext:value-type="float">
            <text:p>0.000557018</text:p>
          </table:table-cell>
          <table:table-cell office:value-type="float" office:value="0.000236976" calcext:value-type="float">
            <text:p>0.000236976</text:p>
          </table:table-cell>
          <table:table-cell office:value-type="float" office:value="0.00113964" calcext:value-type="float">
            <text:p>0.00113964</text:p>
          </table:table-cell>
          <table:table-cell office:value-type="float" office:value="199235" calcext:value-type="float">
            <text:p>199235</text:p>
          </table:table-cell>
          <table:table-cell office:value-type="float" office:value="1000" calcext:value-type="float">
            <text:p>1000</text:p>
          </table:table-cell>
          <table:table-cell office:value-type="float" office:value="199.235" calcext:value-type="float">
            <text:p>199.235</text:p>
          </table:table-cell>
          <table:table-cell office:value-type="float" office:value="80" calcext:value-type="float">
            <text:p>80</text:p>
          </table:table-cell>
          <table:table-cell office:value-type="float" office:value="385" calcext:value-type="float">
            <text:p>385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63832730048872" calcext:value-type="float">
            <text:p>7.63832730048872</text:p>
          </table:table-cell>
          <table:table-cell table:formula="of:=LOG([.Q8])/LOG(2)" office:value-type="float" office:value="8.58871463558227" calcext:value-type="float">
            <text:p>8.588714635582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88" calcext:value-type="float">
            <text:p>16808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88" calcext:value-type="float">
            <text:p>168.088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0.765425" calcext:value-type="float">
            <text:p>0.765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5425" calcext:value-type="float">
            <text:p>0.000765425</text:p>
          </table:table-cell>
          <table:table-cell office:value-type="float" office:value="0.000278904" calcext:value-type="float">
            <text:p>0.000278904</text:p>
          </table:table-cell>
          <table:table-cell office:value-type="float" office:value="0.00193829" calcext:value-type="float">
            <text:p>0.00193829</text:p>
          </table:table-cell>
          <table:table-cell office:value-type="float" office:value="241481" calcext:value-type="float">
            <text:p>241481</text:p>
          </table:table-cell>
          <table:table-cell office:value-type="float" office:value="1000" calcext:value-type="float">
            <text:p>1000</text:p>
          </table:table-cell>
          <table:table-cell office:value-type="float" office:value="241.481" calcext:value-type="float">
            <text:p>241.481</text:p>
          </table:table-cell>
          <table:table-cell office:value-type="float" office:value="84" calcext:value-type="float">
            <text:p>84</text:p>
          </table:table-cell>
          <table:table-cell office:value-type="float" office:value="695" calcext:value-type="float">
            <text:p>695</text:p>
          </table:table-cell>
          <table:table-cell office:value-type="float" office:value="10515" calcext:value-type="float">
            <text:p>10515</text:p>
          </table:table-cell>
          <table:table-cell office:value-type="float" office:value="1000" calcext:value-type="float">
            <text:p>1000</text:p>
          </table:table-cell>
          <table:table-cell office:value-type="float" office:value="10.515" calcext:value-type="float">
            <text:p>10.5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91576587041291" calcext:value-type="float">
            <text:p>7.91576587041291</text:p>
          </table:table-cell>
          <table:table-cell table:formula="of:=LOG([.Q9])/LOG(2)" office:value-type="float" office:value="9.44086916761087" calcext:value-type="float">
            <text:p>9.440869167610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761" calcext:value-type="float">
            <text:p>188761</text:p>
          </table:table-cell>
          <table:table-cell office:value-type="float" office:value="1000" calcext:value-type="float">
            <text:p>1000</text:p>
          </table:table-cell>
          <table:table-cell office:value-type="float" office:value="188.761" calcext:value-type="float">
            <text:p>188.761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.689137" calcext:value-type="float">
            <text:p>0.68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9137" calcext:value-type="float">
            <text:p>0.000689137</text:p>
          </table:table-cell>
          <table:table-cell office:value-type="float" office:value="0.000158702" calcext:value-type="float">
            <text:p>0.000158702</text:p>
          </table:table-cell>
          <table:table-cell office:value-type="float" office:value="0.00275402" calcext:value-type="float">
            <text:p>0.00275402</text:p>
          </table:table-cell>
          <table:table-cell office:value-type="float" office:value="206331" calcext:value-type="float">
            <text:p>206331</text:p>
          </table:table-cell>
          <table:table-cell office:value-type="float" office:value="1000" calcext:value-type="float">
            <text:p>1000</text:p>
          </table:table-cell>
          <table:table-cell office:value-type="float" office:value="206.331" calcext:value-type="float">
            <text:p>206.331</text:p>
          </table:table-cell>
          <table:table-cell office:value-type="float" office:value="48" calcext:value-type="float">
            <text:p>48</text:p>
          </table:table-cell>
          <table:table-cell office:value-type="float" office:value="761" calcext:value-type="float">
            <text:p>761</text:p>
          </table:table-cell>
          <table:table-cell office:value-type="float" office:value="13460" calcext:value-type="float">
            <text:p>13460</text:p>
          </table:table-cell>
          <table:table-cell office:value-type="float" office:value="1000" calcext:value-type="float">
            <text:p>1000</text:p>
          </table:table-cell>
          <table:table-cell office:value-type="float" office:value="13.46" calcext:value-type="float">
            <text:p>13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68881678359426" calcext:value-type="float">
            <text:p>7.68881678359426</text:p>
          </table:table-cell>
          <table:table-cell table:formula="of:=LOG([.Q10])/LOG(2)" office:value-type="float" office:value="9.57175264350355" calcext:value-type="float">
            <text:p>9.57175264350355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50" calcext:value-type="float">
            <text:p>23150</text:p>
          </table:table-cell>
          <table:table-cell office:value-type="float" office:value="1000" calcext:value-type="float">
            <text:p>1000</text:p>
          </table:table-cell>
          <table:table-cell office:value-type="float" office:value="23.15" calcext:value-type="float">
            <text:p>23.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699876" calcext:value-type="float">
            <text:p>0.0699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876" calcext:value-type="float">
            <text:p>6.99876E-05</text:p>
          </table:table-cell>
          <table:table-cell office:value-type="float" office:value="0.000057246" calcext:value-type="float">
            <text:p>5.7246E-05</text:p>
          </table:table-cell>
          <table:table-cell office:value-type="float" office:value="0.000108194" calcext:value-type="float">
            <text:p>0.000108194</text:p>
          </table:table-cell>
          <table:table-cell office:value-type="float" office:value="34563" calcext:value-type="float">
            <text:p>34563</text:p>
          </table:table-cell>
          <table:table-cell office:value-type="float" office:value="1000" calcext:value-type="float">
            <text:p>1000</text:p>
          </table:table-cell>
          <table:table-cell office:value-type="float" office:value="34.563" calcext:value-type="float">
            <text:p>34.56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756" calcext:value-type="float">
            <text:p>3756</text:p>
          </table:table-cell>
          <table:table-cell office:value-type="float" office:value="1000" calcext:value-type="float">
            <text:p>1000</text:p>
          </table:table-cell>
          <table:table-cell office:value-type="float" office:value="3.756" calcext:value-type="float">
            <text:p>3.7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11115654089808" calcext:value-type="float">
            <text:p>5.11115654089808</text:p>
          </table:table-cell>
          <table:table-cell table:formula="of:=LOG([.Q2])/LOG(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114" calcext:value-type="float">
            <text:p>46114</text:p>
          </table:table-cell>
          <table:table-cell office:value-type="float" office:value="1000" calcext:value-type="float">
            <text:p>1000</text:p>
          </table:table-cell>
          <table:table-cell office:value-type="float" office:value="46.114" calcext:value-type="float">
            <text:p>46.11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.0963197" calcext:value-type="float">
            <text:p>0.0963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197" calcext:value-type="float">
            <text:p>9.63197E-05</text:p>
          </table:table-cell>
          <table:table-cell office:value-type="float" office:value="0.000068987" calcext:value-type="float">
            <text:p>6.8987E-05</text:p>
          </table:table-cell>
          <table:table-cell office:value-type="float" office:value="0.000151433" calcext:value-type="float">
            <text:p>0.000151433</text:p>
          </table:table-cell>
          <table:table-cell office:value-type="float" office:value="51071" calcext:value-type="float">
            <text:p>51071</text:p>
          </table:table-cell>
          <table:table-cell office:value-type="float" office:value="1000" calcext:value-type="float">
            <text:p>1000</text:p>
          </table:table-cell>
          <table:table-cell office:value-type="float" office:value="51.071" calcext:value-type="float">
            <text:p>51.07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287" calcext:value-type="float">
            <text:p>4287</text:p>
          </table:table-cell>
          <table:table-cell office:value-type="float" office:value="1000" calcext:value-type="float">
            <text:p>1000</text:p>
          </table:table-cell>
          <table:table-cell office:value-type="float" office:value="4.287" calcext:value-type="float">
            <text:p>4.2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67443240302554" calcext:value-type="float">
            <text:p>5.67443240302554</text:p>
          </table:table-cell>
          <table:table-cell table:formula="of:=LOG([.Q3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867" calcext:value-type="float">
            <text:p>68867</text:p>
          </table:table-cell>
          <table:table-cell office:value-type="float" office:value="1000" calcext:value-type="float">
            <text:p>1000</text:p>
          </table:table-cell>
          <table:table-cell office:value-type="float" office:value="68.867" calcext:value-type="float">
            <text:p>68.867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0.13473" calcext:value-type="float">
            <text:p>0.13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3" calcext:value-type="float">
            <text:p>0.00013473</text:p>
          </table:table-cell>
          <table:table-cell office:value-type="float" office:value="0.000085833" calcext:value-type="float">
            <text:p>8.5833E-05</text:p>
          </table:table-cell>
          <table:table-cell office:value-type="float" office:value="0.000210851" calcext:value-type="float">
            <text:p>0.000210851</text:p>
          </table:table-cell>
          <table:table-cell office:value-type="float" office:value="69185" calcext:value-type="float">
            <text:p>69185</text:p>
          </table:table-cell>
          <table:table-cell office:value-type="float" office:value="1000" calcext:value-type="float">
            <text:p>1000</text:p>
          </table:table-cell>
          <table:table-cell office:value-type="float" office:value="69.185" calcext:value-type="float">
            <text:p>69.185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5032" calcext:value-type="float">
            <text:p>5032</text:p>
          </table:table-cell>
          <table:table-cell office:value-type="float" office:value="1000" calcext:value-type="float">
            <text:p>1000</text:p>
          </table:table-cell>
          <table:table-cell office:value-type="float" office:value="5.032" calcext:value-type="float">
            <text:p>5.0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1123873759376" calcext:value-type="float">
            <text:p>6.1123873759376</text:p>
          </table:table-cell>
          <table:table-cell table:formula="of:=LOG([.Q4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288" calcext:value-type="float">
            <text:p>92288</text:p>
          </table:table-cell>
          <table:table-cell office:value-type="float" office:value="1000" calcext:value-type="float">
            <text:p>1000</text:p>
          </table:table-cell>
          <table:table-cell office:value-type="float" office:value="92.288" calcext:value-type="float">
            <text:p>92.288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0.197049" calcext:value-type="float">
            <text:p>0.197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049" calcext:value-type="float">
            <text:p>0.000197049</text:p>
          </table:table-cell>
          <table:table-cell office:value-type="float" office:value="0.000117022" calcext:value-type="float">
            <text:p>0.000117022</text:p>
          </table:table-cell>
          <table:table-cell office:value-type="float" office:value="0.000320314" calcext:value-type="float">
            <text:p>0.000320314</text:p>
          </table:table-cell>
          <table:table-cell office:value-type="float" office:value="94688" calcext:value-type="float">
            <text:p>94688</text:p>
          </table:table-cell>
          <table:table-cell office:value-type="float" office:value="1000" calcext:value-type="float">
            <text:p>1000</text:p>
          </table:table-cell>
          <table:table-cell office:value-type="float" office:value="94.688" calcext:value-type="float">
            <text:p>94.688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5737" calcext:value-type="float">
            <text:p>5737</text:p>
          </table:table-cell>
          <table:table-cell office:value-type="float" office:value="1000" calcext:value-type="float">
            <text:p>1000</text:p>
          </table:table-cell>
          <table:table-cell office:value-type="float" office:value="5.737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56510969653183" calcext:value-type="float">
            <text:p>6.56510969653183</text:p>
          </table:table-cell>
          <table:table-cell table:formula="of:=LOG([.Q5])/LOG(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731" calcext:value-type="float">
            <text:p>115731</text:p>
          </table:table-cell>
          <table:table-cell office:value-type="float" office:value="1000" calcext:value-type="float">
            <text:p>1000</text:p>
          </table:table-cell>
          <table:table-cell office:value-type="float" office:value="115.731" calcext:value-type="float">
            <text:p>115.731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0.294113" calcext:value-type="float">
            <text:p>0.294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113" calcext:value-type="float">
            <text:p>0.000294113</text:p>
          </table:table-cell>
          <table:table-cell office:value-type="float" office:value="0.000167233" calcext:value-type="float">
            <text:p>0.000167233</text:p>
          </table:table-cell>
          <table:table-cell office:value-type="float" office:value="0.000510248" calcext:value-type="float">
            <text:p>0.000510248</text:p>
          </table:table-cell>
          <table:table-cell office:value-type="float" office:value="128152" calcext:value-type="float">
            <text:p>128152</text:p>
          </table:table-cell>
          <table:table-cell office:value-type="float" office:value="1000" calcext:value-type="float">
            <text:p>1000</text:p>
          </table:table-cell>
          <table:table-cell office:value-type="float" office:value="128.152" calcext:value-type="float">
            <text:p>128.152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6554" calcext:value-type="float">
            <text:p>6554</text:p>
          </table:table-cell>
          <table:table-cell office:value-type="float" office:value="1000" calcext:value-type="float">
            <text:p>1000</text:p>
          </table:table-cell>
          <table:table-cell office:value-type="float" office:value="6.554" calcext:value-type="float">
            <text:p>6.5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00171218395292" calcext:value-type="float">
            <text:p>7.00171218395292</text:p>
          </table:table-cell>
          <table:table-cell table:formula="of:=LOG([.Q6])/LOG(2)" office:value-type="float" office:value="7.64385618977472" calcext:value-type="float">
            <text:p>7.64385618977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553" calcext:value-type="float">
            <text:p>138553</text:p>
          </table:table-cell>
          <table:table-cell office:value-type="float" office:value="1000" calcext:value-type="float">
            <text:p>1000</text:p>
          </table:table-cell>
          <table:table-cell office:value-type="float" office:value="138.553" calcext:value-type="float">
            <text:p>138.553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0.445436" calcext:value-type="float">
            <text:p>0.4454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36" calcext:value-type="float">
            <text:p>0.000445436</text:p>
          </table:table-cell>
          <table:table-cell office:value-type="float" office:value="0.000237876" calcext:value-type="float">
            <text:p>0.000237876</text:p>
          </table:table-cell>
          <table:table-cell office:value-type="float" office:value="0.00100212" calcext:value-type="float">
            <text:p>0.00100212</text:p>
          </table:table-cell>
          <table:table-cell office:value-type="float" office:value="174959" calcext:value-type="float">
            <text:p>174959</text:p>
          </table:table-cell>
          <table:table-cell office:value-type="float" office:value="1000" calcext:value-type="float">
            <text:p>1000</text:p>
          </table:table-cell>
          <table:table-cell office:value-type="float" office:value="174.959" calcext:value-type="float">
            <text:p>174.959</text:p>
          </table:table-cell>
          <table:table-cell office:value-type="float" office:value="84" calcext:value-type="float">
            <text:p>84</text:p>
          </table:table-cell>
          <table:table-cell office:value-type="float" office:value="361" calcext:value-type="float">
            <text:p>361</text:p>
          </table:table-cell>
          <table:table-cell office:value-type="float" office:value="7550" calcext:value-type="float">
            <text:p>7550</text:p>
          </table:table-cell>
          <table:table-cell office:value-type="float" office:value="1000" calcext:value-type="float">
            <text:p>1000</text:p>
          </table:table-cell>
          <table:table-cell office:value-type="float" office:value="7.55" calcext:value-type="float">
            <text:p>7.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45087306939337" calcext:value-type="float">
            <text:p>7.45087306939337</text:p>
          </table:table-cell>
          <table:table-cell table:formula="of:=LOG([.Q7])/LOG(2)" office:value-type="float" office:value="8.49585502688717" calcext:value-type="float">
            <text:p>8.49585502688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876" calcext:value-type="float">
            <text:p>161876</text:p>
          </table:table-cell>
          <table:table-cell office:value-type="float" office:value="1000" calcext:value-type="float">
            <text:p>1000</text:p>
          </table:table-cell>
          <table:table-cell office:value-type="float" office:value="161.876" calcext:value-type="float">
            <text:p>161.876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0.667413" calcext:value-type="float">
            <text:p>0.667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7413" calcext:value-type="float">
            <text:p>0.000667413</text:p>
          </table:table-cell>
          <table:table-cell office:value-type="float" office:value="0.000305289" calcext:value-type="float">
            <text:p>0.000305289</text:p>
          </table:table-cell>
          <table:table-cell office:value-type="float" office:value="0.00145426" calcext:value-type="float">
            <text:p>0.00145426</text:p>
          </table:table-cell>
          <table:table-cell office:value-type="float" office:value="236124" calcext:value-type="float">
            <text:p>236124</text:p>
          </table:table-cell>
          <table:table-cell office:value-type="float" office:value="1000" calcext:value-type="float">
            <text:p>1000</text:p>
          </table:table-cell>
          <table:table-cell office:value-type="float" office:value="236.124" calcext:value-type="float">
            <text:p>236.1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float" office:value="8906" calcext:value-type="float">
            <text:p>8906</text:p>
          </table:table-cell>
          <table:table-cell office:value-type="float" office:value="1000" calcext:value-type="float">
            <text:p>1000</text:p>
          </table:table-cell>
          <table:table-cell office:value-type="float" office:value="8.906" calcext:value-type="float">
            <text:p>8.9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88340087649702" calcext:value-type="float">
            <text:p>7.88340087649702</text:p>
          </table:table-cell>
          <table:table-cell table:formula="of:=LOG([.Q8])/LOG(2)" office:value-type="float" office:value="8.90689059560852" calcext:value-type="float">
            <text:p>8.906890595608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84" calcext:value-type="float">
            <text:p>184884</text:p>
          </table:table-cell>
          <table:table-cell office:value-type="float" office:value="1000" calcext:value-type="float">
            <text:p>1000</text:p>
          </table:table-cell>
          <table:table-cell office:value-type="float" office:value="184.884" calcext:value-type="float">
            <text:p>184.884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0.922463" calcext:value-type="float">
            <text:p>0.9224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2463" calcext:value-type="float">
            <text:p>0.000922463</text:p>
          </table:table-cell>
          <table:table-cell office:value-type="float" office:value="0.000352813" calcext:value-type="float">
            <text:p>0.000352813</text:p>
          </table:table-cell>
          <table:table-cell office:value-type="float" office:value="0.00276775" calcext:value-type="float">
            <text:p>0.00276775</text:p>
          </table:table-cell>
          <table:table-cell office:value-type="float" office:value="289283" calcext:value-type="float">
            <text:p>289283</text:p>
          </table:table-cell>
          <table:table-cell office:value-type="float" office:value="1000" calcext:value-type="float">
            <text:p>1000</text:p>
          </table:table-cell>
          <table:table-cell office:value-type="float" office:value="289.283" calcext:value-type="float">
            <text:p>289.283</text:p>
          </table:table-cell>
          <table:table-cell office:value-type="float" office:value="103" calcext:value-type="float">
            <text:p>103</text:p>
          </table:table-cell>
          <table:table-cell office:value-type="float" office:value="817" calcext:value-type="float">
            <text:p>817</text:p>
          </table:table-cell>
          <table:table-cell office:value-type="float" office:value="10807" calcext:value-type="float">
            <text:p>10807</text:p>
          </table:table-cell>
          <table:table-cell office:value-type="float" office:value="1000" calcext:value-type="float">
            <text:p>1000</text:p>
          </table:table-cell>
          <table:table-cell office:value-type="float" office:value="10.807" calcext:value-type="float">
            <text:p>10.8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17633773414033" calcext:value-type="float">
            <text:p>8.17633773414033</text:p>
          </table:table-cell>
          <table:table-cell table:formula="of:=LOG([.Q9])/LOG(2)" office:value-type="float" office:value="9.67419226814569" calcext:value-type="float">
            <text:p>9.674192268145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50" calcext:value-type="float">
            <text:p>207850</text:p>
          </table:table-cell>
          <table:table-cell office:value-type="float" office:value="1000" calcext:value-type="float">
            <text:p>1000</text:p>
          </table:table-cell>
          <table:table-cell office:value-type="float" office:value="207.85" calcext:value-type="float">
            <text:p>207.8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0.935865" calcext:value-type="float">
            <text:p>0.9358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5865" calcext:value-type="float">
            <text:p>0.000935865</text:p>
          </table:table-cell>
          <table:table-cell office:value-type="float" office:value="0.000220491" calcext:value-type="float">
            <text:p>0.000220491</text:p>
          </table:table-cell>
          <table:table-cell office:value-type="float" office:value="0.00361019" calcext:value-type="float">
            <text:p>0.00361019</text:p>
          </table:table-cell>
          <table:table-cell office:value-type="float" office:value="269603" calcext:value-type="float">
            <text:p>269603</text:p>
          </table:table-cell>
          <table:table-cell office:value-type="float" office:value="1000" calcext:value-type="float">
            <text:p>1000</text:p>
          </table:table-cell>
          <table:table-cell office:value-type="float" office:value="269.603" calcext:value-type="float">
            <text:p>269.603</text:p>
          </table:table-cell>
          <table:table-cell office:value-type="float" office:value="63" calcext:value-type="float">
            <text:p>63</text:p>
          </table:table-cell>
          <table:table-cell office:value-type="float" office:value="933" calcext:value-type="float">
            <text:p>933</text:p>
          </table:table-cell>
          <table:table-cell office:value-type="float" office:value="13838" calcext:value-type="float">
            <text:p>13838</text:p>
          </table:table-cell>
          <table:table-cell office:value-type="float" office:value="1000" calcext:value-type="float">
            <text:p>1000</text:p>
          </table:table-cell>
          <table:table-cell office:value-type="float" office:value="13.838" calcext:value-type="float">
            <text:p>13.8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07469273993338" calcext:value-type="float">
            <text:p>8.07469273993338</text:p>
          </table:table-cell>
          <table:table-cell table:formula="of:=LOG([.Q10])/LOG(2)" office:value-type="float" office:value="9.86573327085176" calcext:value-type="float">
            <text:p>9.8657332708517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93" calcext:value-type="float">
            <text:p>25093</text:p>
          </table:table-cell>
          <table:table-cell office:value-type="float" office:value="1000" calcext:value-type="float">
            <text:p>1000</text:p>
          </table:table-cell>
          <table:table-cell office:value-type="float" office:value="25.093" calcext:value-type="float">
            <text:p>25.09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761081" calcext:value-type="float">
            <text:p>0.0761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081" calcext:value-type="float">
            <text:p>7.61081E-05</text:p>
          </table:table-cell>
          <table:table-cell office:value-type="float" office:value="0.000062552" calcext:value-type="float">
            <text:p>6.2552E-05</text:p>
          </table:table-cell>
          <table:table-cell office:value-type="float" office:value="0.000138818" calcext:value-type="float">
            <text:p>0.000138818</text:p>
          </table:table-cell>
          <table:table-cell office:value-type="float" office:value="36827" calcext:value-type="float">
            <text:p>36827</text:p>
          </table:table-cell>
          <table:table-cell office:value-type="float" office:value="1000" calcext:value-type="float">
            <text:p>1000</text:p>
          </table:table-cell>
          <table:table-cell office:value-type="float" office:value="36.827" calcext:value-type="float">
            <text:p>36.8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742" calcext:value-type="float">
            <text:p>3742</text:p>
          </table:table-cell>
          <table:table-cell office:value-type="float" office:value="1000" calcext:value-type="float">
            <text:p>1000</text:p>
          </table:table-cell>
          <table:table-cell office:value-type="float" office:value="3.742" calcext:value-type="float">
            <text:p>3.7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0269197213031" calcext:value-type="float">
            <text:p>5.20269197213031</text:p>
          </table:table-cell>
          <table:table-cell table:formula="of:=LOG([.Q2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341" calcext:value-type="float">
            <text:p>50341</text:p>
          </table:table-cell>
          <table:table-cell office:value-type="float" office:value="1000" calcext:value-type="float">
            <text:p>1000</text:p>
          </table:table-cell>
          <table:table-cell office:value-type="float" office:value="50.341" calcext:value-type="float">
            <text:p>50.34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0.106514" calcext:value-type="float">
            <text:p>0.106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14" calcext:value-type="float">
            <text:p>0.000106514</text:p>
          </table:table-cell>
          <table:table-cell office:value-type="float" office:value="0.00007888" calcext:value-type="float">
            <text:p>7.888E-05</text:p>
          </table:table-cell>
          <table:table-cell office:value-type="float" office:value="0.000175855" calcext:value-type="float">
            <text:p>0.000175855</text:p>
          </table:table-cell>
          <table:table-cell office:value-type="float" office:value="55302" calcext:value-type="float">
            <text:p>55302</text:p>
          </table:table-cell>
          <table:table-cell office:value-type="float" office:value="1000" calcext:value-type="float">
            <text:p>1000</text:p>
          </table:table-cell>
          <table:table-cell office:value-type="float" office:value="55.302" calcext:value-type="float">
            <text:p>55.30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322" calcext:value-type="float">
            <text:p>4322</text:p>
          </table:table-cell>
          <table:table-cell office:value-type="float" office:value="1000" calcext:value-type="float">
            <text:p>1000</text:p>
          </table:table-cell>
          <table:table-cell office:value-type="float" office:value="4.322" calcext:value-type="float">
            <text:p>4.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78925975143968" calcext:value-type="float">
            <text:p>5.78925975143968</text:p>
          </table:table-cell>
          <table:table-cell table:formula="of:=LOG([.Q3])/LOG(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168" calcext:value-type="float">
            <text:p>76168</text:p>
          </table:table-cell>
          <table:table-cell office:value-type="float" office:value="1000" calcext:value-type="float">
            <text:p>1000</text:p>
          </table:table-cell>
          <table:table-cell office:value-type="float" office:value="76.168" calcext:value-type="float">
            <text:p>76.16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0.152587" calcext:value-type="float">
            <text:p>0.152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0.000109587" calcext:value-type="float">
            <text:p>0.000109587</text:p>
          </table:table-cell>
          <table:table-cell office:value-type="float" office:value="0.000237166" calcext:value-type="float">
            <text:p>0.000237166</text:p>
          </table:table-cell>
          <table:table-cell office:value-type="float" office:value="76327" calcext:value-type="float">
            <text:p>76327</text:p>
          </table:table-cell>
          <table:table-cell office:value-type="float" office:value="1000" calcext:value-type="float">
            <text:p>1000</text:p>
          </table:table-cell>
          <table:table-cell office:value-type="float" office:value="76.327" calcext:value-type="float">
            <text:p>76.327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5096" calcext:value-type="float">
            <text:p>5096</text:p>
          </table:table-cell>
          <table:table-cell office:value-type="float" office:value="1000" calcext:value-type="float">
            <text:p>1000</text:p>
          </table:table-cell>
          <table:table-cell office:value-type="float" office:value="5.096" calcext:value-type="float">
            <text:p>5.0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25412158282126" calcext:value-type="float">
            <text:p>6.25412158282126</text:p>
          </table:table-cell>
          <table:table-cell table:formula="of:=LOG([.Q4])/LOG(2)" office:value-type="float" office:value="6.8073549220576" calcext:value-type="float">
            <text:p>6.8073549220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80" calcext:value-type="float">
            <text:p>101080</text:p>
          </table:table-cell>
          <table:table-cell office:value-type="float" office:value="1000" calcext:value-type="float">
            <text:p>1000</text:p>
          </table:table-cell>
          <table:table-cell office:value-type="float" office:value="101.08" calcext:value-type="float">
            <text:p>101.08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0.223775" calcext:value-type="float">
            <text:p>0.223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775" calcext:value-type="float">
            <text:p>0.000223775</text:p>
          </table:table-cell>
          <table:table-cell office:value-type="float" office:value="0.000142124" calcext:value-type="float">
            <text:p>0.000142124</text:p>
          </table:table-cell>
          <table:table-cell office:value-type="float" office:value="0.000396046" calcext:value-type="float">
            <text:p>0.000396046</text:p>
          </table:table-cell>
          <table:table-cell office:value-type="float" office:value="105034" calcext:value-type="float">
            <text:p>105034</text:p>
          </table:table-cell>
          <table:table-cell office:value-type="float" office:value="1000" calcext:value-type="float">
            <text:p>1000</text:p>
          </table:table-cell>
          <table:table-cell office:value-type="float" office:value="105.034" calcext:value-type="float">
            <text:p>105.034</text:p>
          </table:table-cell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office:value-type="float" office:value="5788" calcext:value-type="float">
            <text:p>5788</text:p>
          </table:table-cell>
          <table:table-cell office:value-type="float" office:value="1000" calcext:value-type="float">
            <text:p>1000</text:p>
          </table:table-cell>
          <table:table-cell office:value-type="float" office:value="5.788" calcext:value-type="float">
            <text:p>5.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71471260044147" calcext:value-type="float">
            <text:p>6.71471260044147</text:p>
          </table:table-cell>
          <table:table-cell table:formula="of:=LOG([.Q5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05" calcext:value-type="float">
            <text:p>126705</text:p>
          </table:table-cell>
          <table:table-cell office:value-type="float" office:value="1000" calcext:value-type="float">
            <text:p>1000</text:p>
          </table:table-cell>
          <table:table-cell office:value-type="float" office:value="126.705" calcext:value-type="float">
            <text:p>126.705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0.341671" calcext:value-type="float">
            <text:p>0.34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671" calcext:value-type="float">
            <text:p>0.000341671</text:p>
          </table:table-cell>
          <table:table-cell office:value-type="float" office:value="0.000193521" calcext:value-type="float">
            <text:p>0.000193521</text:p>
          </table:table-cell>
          <table:table-cell office:value-type="float" office:value="0.00063296" calcext:value-type="float">
            <text:p>0.00063296</text:p>
          </table:table-cell>
          <table:table-cell office:value-type="float" office:value="145695" calcext:value-type="float">
            <text:p>145695</text:p>
          </table:table-cell>
          <table:table-cell office:value-type="float" office:value="1000" calcext:value-type="float">
            <text:p>1000</text:p>
          </table:table-cell>
          <table:table-cell office:value-type="float" office:value="145.695" calcext:value-type="float">
            <text:p>145.695</text:p>
          </table:table-cell>
          <table:table-cell office:value-type="float" office:value="89" calcext:value-type="float">
            <text:p>89</text:p>
          </table:table-cell>
          <table:table-cell office:value-type="float" office:value="274" calcext:value-type="float">
            <text:p>274</text:p>
          </table:table-cell>
          <table:table-cell office:value-type="float" office:value="6662" calcext:value-type="float">
            <text:p>6662</text:p>
          </table:table-cell>
          <table:table-cell office:value-type="float" office:value="1000" calcext:value-type="float">
            <text:p>1000</text:p>
          </table:table-cell>
          <table:table-cell office:value-type="float" office:value="6.662" calcext:value-type="float">
            <text:p>6.6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18680755723219" calcext:value-type="float">
            <text:p>7.18680755723219</text:p>
          </table:table-cell>
          <table:table-cell table:formula="of:=LOG([.Q6])/LOG(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81" calcext:value-type="float">
            <text:p>151781</text:p>
          </table:table-cell>
          <table:table-cell office:value-type="float" office:value="1000" calcext:value-type="float">
            <text:p>1000</text:p>
          </table:table-cell>
          <table:table-cell office:value-type="float" office:value="151.781" calcext:value-type="float">
            <text:p>151.781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0.525609" calcext:value-type="float">
            <text:p>0.52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5609" calcext:value-type="float">
            <text:p>0.000525609</text:p>
          </table:table-cell>
          <table:table-cell office:value-type="float" office:value="0.000284189" calcext:value-type="float">
            <text:p>0.000284189</text:p>
          </table:table-cell>
          <table:table-cell office:value-type="float" office:value="0.000923655" calcext:value-type="float">
            <text:p>0.000923655</text:p>
          </table:table-cell>
          <table:table-cell office:value-type="float" office:value="203160" calcext:value-type="float">
            <text:p>203160</text:p>
          </table:table-cell>
          <table:table-cell office:value-type="float" office:value="1000" calcext:value-type="float">
            <text:p>1000</text:p>
          </table:table-cell>
          <table:table-cell office:value-type="float" office:value="203.16" calcext:value-type="float">
            <text:p>203.16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office:value-type="float" office:value="7.658" calcext:value-type="float">
            <text:p>7.6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66647256884207" calcext:value-type="float">
            <text:p>7.66647256884207</text:p>
          </table:table-cell>
          <table:table-cell table:formula="of:=LOG([.Q7])/LOG(2)" office:value-type="float" office:value="8.44294349584873" calcext:value-type="float">
            <text:p>8.44294349584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19" calcext:value-type="float">
            <text:p>176719</text:p>
          </table:table-cell>
          <table:table-cell office:value-type="float" office:value="1000" calcext:value-type="float">
            <text:p>1000</text:p>
          </table:table-cell>
          <table:table-cell office:value-type="float" office:value="176.719" calcext:value-type="float">
            <text:p>176.719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0.798711" calcext:value-type="float">
            <text:p>0.798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8711" calcext:value-type="float">
            <text:p>0.000798711</text:p>
          </table:table-cell>
          <table:table-cell office:value-type="float" office:value="0.000348111" calcext:value-type="float">
            <text:p>0.000348111</text:p>
          </table:table-cell>
          <table:table-cell office:value-type="float" office:value="0.00167256" calcext:value-type="float">
            <text:p>0.00167256</text:p>
          </table:table-cell>
          <table:table-cell office:value-type="float" office:value="274281" calcext:value-type="float">
            <text:p>274281</text:p>
          </table:table-cell>
          <table:table-cell office:value-type="float" office:value="1000" calcext:value-type="float">
            <text:p>1000</text:p>
          </table:table-cell>
          <table:table-cell office:value-type="float" office:value="274.281" calcext:value-type="float">
            <text:p>274.281</text:p>
          </table:table-cell>
          <table:table-cell office:value-type="float" office:value="110" calcext:value-type="float">
            <text:p>110</text:p>
          </table:table-cell>
          <table:table-cell office:value-type="float" office:value="582" calcext:value-type="float">
            <text:p>582</text:p>
          </table:table-cell>
          <table:table-cell office:value-type="float" office:value="9037" calcext:value-type="float">
            <text:p>9037</text:p>
          </table:table-cell>
          <table:table-cell office:value-type="float" office:value="1000" calcext:value-type="float">
            <text:p>1000</text:p>
          </table:table-cell>
          <table:table-cell office:value-type="float" office:value="9.037" calcext:value-type="float">
            <text:p>9.0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0995108770168" calcext:value-type="float">
            <text:p>8.0995108770168</text:p>
          </table:table-cell>
          <table:table-cell table:formula="of:=LOG([.Q8])/LOG(2)" office:value-type="float" office:value="9.18487534290829" calcext:value-type="float">
            <text:p>9.184875342908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895" calcext:value-type="float">
            <text:p>2028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895" calcext:value-type="float">
            <text:p>202.895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.17869" calcext:value-type="float">
            <text:p>1.17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869" calcext:value-type="float">
            <text:p>0.00117869</text:p>
          </table:table-cell>
          <table:table-cell office:value-type="float" office:value="0.000380116" calcext:value-type="float">
            <text:p>0.000380116</text:p>
          </table:table-cell>
          <table:table-cell office:value-type="float" office:value="0.00297098" calcext:value-type="float">
            <text:p>0.00297098</text:p>
          </table:table-cell>
          <table:table-cell office:value-type="float" office:value="356961" calcext:value-type="float">
            <text:p>356961</text:p>
          </table:table-cell>
          <table:table-cell office:value-type="float" office:value="1000" calcext:value-type="float">
            <text:p>1000</text:p>
          </table:table-cell>
          <table:table-cell office:value-type="float" office:value="356.961" calcext:value-type="float">
            <text:p>356.961</text:p>
          </table:table-cell>
          <table:table-cell office:value-type="float" office:value="115" calcext:value-type="float">
            <text:p>115</text:p>
          </table:table-cell>
          <table:table-cell office:value-type="float" office:value="983" calcext:value-type="float">
            <text:p>983</text:p>
          </table:table-cell>
          <table:table-cell office:value-type="float" office:value="11082" calcext:value-type="float">
            <text:p>11082</text:p>
          </table:table-cell>
          <table:table-cell office:value-type="float" office:value="1000" calcext:value-type="float">
            <text:p>1000</text:p>
          </table:table-cell>
          <table:table-cell office:value-type="float" office:value="11.082" calcext:value-type="float">
            <text:p>11.0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47962265007918" calcext:value-type="float">
            <text:p>8.47962265007918</text:p>
          </table:table-cell>
          <table:table-cell table:formula="of:=LOG([.Q9])/LOG(2)" office:value-type="float" office:value="9.94104760634058" calcext:value-type="float">
            <text:p>9.94104760634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11" calcext:value-type="float">
            <text:p>227711</text:p>
          </table:table-cell>
          <table:table-cell office:value-type="float" office:value="1000" calcext:value-type="float">
            <text:p>1000</text:p>
          </table:table-cell>
          <table:table-cell office:value-type="float" office:value="227.711" calcext:value-type="float">
            <text:p>227.711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1.22268" calcext:value-type="float">
            <text:p>1.22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2268" calcext:value-type="float">
            <text:p>0.00122268</text:p>
          </table:table-cell>
          <table:table-cell office:value-type="float" office:value="0.000189952" calcext:value-type="float">
            <text:p>0.000189952</text:p>
          </table:table-cell>
          <table:table-cell office:value-type="float" office:value="0.00415258" calcext:value-type="float">
            <text:p>0.00415258</text:p>
          </table:table-cell>
          <table:table-cell office:value-type="float" office:value="335881" calcext:value-type="float">
            <text:p>335881</text:p>
          </table:table-cell>
          <table:table-cell office:value-type="float" office:value="1000" calcext:value-type="float">
            <text:p>1000</text:p>
          </table:table-cell>
          <table:table-cell office:value-type="float" office:value="335.881" calcext:value-type="float">
            <text:p>335.881</text:p>
          </table:table-cell>
          <table:table-cell office:value-type="float" office:value="58" calcext:value-type="float">
            <text:p>58</text:p>
          </table:table-cell>
          <table:table-cell office:value-type="float" office:value="1265" calcext:value-type="float">
            <text:p>1265</text:p>
          </table:table-cell>
          <table:table-cell office:value-type="float" office:value="14278" calcext:value-type="float">
            <text:p>14278</text:p>
          </table:table-cell>
          <table:table-cell office:value-type="float" office:value="1000" calcext:value-type="float">
            <text:p>1000</text:p>
          </table:table-cell>
          <table:table-cell office:value-type="float" office:value="14.278" calcext:value-type="float">
            <text:p>14.27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39180637778222" calcext:value-type="float">
            <text:p>8.39180637778222</text:p>
          </table:table-cell>
          <table:table-cell table:formula="of:=LOG([.Q10])/LOG(2)" office:value-type="float" office:value="10.3049216695817" calcext:value-type="float">
            <text:p>10.304921669581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705" calcext:value-type="float">
            <text:p>27705</text:p>
          </table:table-cell>
          <table:table-cell office:value-type="float" office:value="1000" calcext:value-type="float">
            <text:p>1000</text:p>
          </table:table-cell>
          <table:table-cell office:value-type="float" office:value="27.705" calcext:value-type="float">
            <text:p>27.7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0831108" calcext:value-type="float">
            <text:p>0.0831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108" calcext:value-type="float">
            <text:p>8.31108E-05</text:p>
          </table:table-cell>
          <table:table-cell office:value-type="float" office:value="0.000069089" calcext:value-type="float">
            <text:p>6.9089E-05</text:p>
          </table:table-cell>
          <table:table-cell office:value-type="float" office:value="0.000122468" calcext:value-type="float">
            <text:p>0.000122468</text:p>
          </table:table-cell>
          <table:table-cell office:value-type="float" office:value="39233" calcext:value-type="float">
            <text:p>39233</text:p>
          </table:table-cell>
          <table:table-cell office:value-type="float" office:value="1000" calcext:value-type="float">
            <text:p>1000</text:p>
          </table:table-cell>
          <table:table-cell office:value-type="float" office:value="39.233" calcext:value-type="float">
            <text:p>39.23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812" calcext:value-type="float">
            <text:p>3812</text:p>
          </table:table-cell>
          <table:table-cell office:value-type="float" office:value="1000" calcext:value-type="float">
            <text:p>1000</text:p>
          </table:table-cell>
          <table:table-cell office:value-type="float" office:value="3.812" calcext:value-type="float">
            <text:p>3.8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9399575198583" calcext:value-type="float">
            <text:p>5.29399575198583</text:p>
          </table:table-cell>
          <table:table-cell table:formula="of:=LOG([.Q2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440" calcext:value-type="float">
            <text:p>55440</text:p>
          </table:table-cell>
          <table:table-cell office:value-type="float" office:value="1000" calcext:value-type="float">
            <text:p>1000</text:p>
          </table:table-cell>
          <table:table-cell office:value-type="float" office:value="55.44" calcext:value-type="float">
            <text:p>55.4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117432" calcext:value-type="float">
            <text:p>0.117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32" calcext:value-type="float">
            <text:p>0.000117432</text:p>
          </table:table-cell>
          <table:table-cell office:value-type="float" office:value="0.000088188" calcext:value-type="float">
            <text:p>8.8188E-05</text:p>
          </table:table-cell>
          <table:table-cell office:value-type="float" office:value="0.000207587" calcext:value-type="float">
            <text:p>0.000207587</text:p>
          </table:table-cell>
          <table:table-cell office:value-type="float" office:value="59783" calcext:value-type="float">
            <text:p>59783</text:p>
          </table:table-cell>
          <table:table-cell office:value-type="float" office:value="1000" calcext:value-type="float">
            <text:p>1000</text:p>
          </table:table-cell>
          <table:table-cell office:value-type="float" office:value="59.783" calcext:value-type="float">
            <text:p>59.78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393" calcext:value-type="float">
            <text:p>4393</text:p>
          </table:table-cell>
          <table:table-cell office:value-type="float" office:value="1000" calcext:value-type="float">
            <text:p>1000</text:p>
          </table:table-cell>
          <table:table-cell office:value-type="float" office:value="4.393" calcext:value-type="float">
            <text:p>4.3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90166339030628" calcext:value-type="float">
            <text:p>5.90166339030628</text:p>
          </table:table-cell>
          <table:table-cell table:formula="of:=LOG([.Q3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5" calcext:value-type="float">
            <text:p>82665</text:p>
          </table:table-cell>
          <table:table-cell office:value-type="float" office:value="1000" calcext:value-type="float">
            <text:p>1000</text:p>
          </table:table-cell>
          <table:table-cell office:value-type="float" office:value="82.665" calcext:value-type="float">
            <text:p>82.665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0.169564" calcext:value-type="float">
            <text:p>0.169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564" calcext:value-type="float">
            <text:p>0.000169564</text:p>
          </table:table-cell>
          <table:table-cell office:value-type="float" office:value="0.000108204" calcext:value-type="float">
            <text:p>0.000108204</text:p>
          </table:table-cell>
          <table:table-cell office:value-type="float" office:value="0.000271178" calcext:value-type="float">
            <text:p>0.000271178</text:p>
          </table:table-cell>
          <table:table-cell office:value-type="float" office:value="83740" calcext:value-type="float">
            <text:p>83740</text:p>
          </table:table-cell>
          <table:table-cell office:value-type="float" office:value="1000" calcext:value-type="float">
            <text:p>1000</text:p>
          </table:table-cell>
          <table:table-cell office:value-type="float" office:value="83.74" calcext:value-type="float">
            <text:p>83.74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5123" calcext:value-type="float">
            <text:p>5123</text:p>
          </table:table-cell>
          <table:table-cell office:value-type="float" office:value="1000" calcext:value-type="float">
            <text:p>1000</text:p>
          </table:table-cell>
          <table:table-cell office:value-type="float" office:value="5.123" calcext:value-type="float">
            <text:p>5.1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38784501296558" calcext:value-type="float">
            <text:p>6.38784501296558</text:p>
          </table:table-cell>
          <table:table-cell table:formula="of:=LOG([.Q4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598" calcext:value-type="float">
            <text:p>110598</text:p>
          </table:table-cell>
          <table:table-cell office:value-type="float" office:value="1000" calcext:value-type="float">
            <text:p>1000</text:p>
          </table:table-cell>
          <table:table-cell office:value-type="float" office:value="110.598" calcext:value-type="float">
            <text:p>110.598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0.254207" calcext:value-type="float">
            <text:p>0.254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207" calcext:value-type="float">
            <text:p>0.000254207</text:p>
          </table:table-cell>
          <table:table-cell office:value-type="float" office:value="0.000160938" calcext:value-type="float">
            <text:p>0.000160938</text:p>
          </table:table-cell>
          <table:table-cell office:value-type="float" office:value="0.000433938" calcext:value-type="float">
            <text:p>0.000433938</text:p>
          </table:table-cell>
          <table:table-cell office:value-type="float" office:value="116676" calcext:value-type="float">
            <text:p>116676</text:p>
          </table:table-cell>
          <table:table-cell office:value-type="float" office:value="1000" calcext:value-type="float">
            <text:p>1000</text:p>
          </table:table-cell>
          <table:table-cell office:value-type="float" office:value="116.676" calcext:value-type="float">
            <text:p>116.676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5908" calcext:value-type="float">
            <text:p>5908</text:p>
          </table:table-cell>
          <table:table-cell office:value-type="float" office:value="1000" calcext:value-type="float">
            <text:p>1000</text:p>
          </table:table-cell>
          <table:table-cell office:value-type="float" office:value="5.908" calcext:value-type="float">
            <text:p>5.9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86636402209807" calcext:value-type="float">
            <text:p>6.86636402209807</text:p>
          </table:table-cell>
          <table:table-cell table:formula="of:=LOG([.Q5])/LOG(2)" office:value-type="float" office:value="7.49984588708321" calcext:value-type="float">
            <text:p>7.49984588708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208" calcext:value-type="float">
            <text:p>138208</text:p>
          </table:table-cell>
          <table:table-cell office:value-type="float" office:value="1000" calcext:value-type="float">
            <text:p>1000</text:p>
          </table:table-cell>
          <table:table-cell office:value-type="float" office:value="138.208" calcext:value-type="float">
            <text:p>138.208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0.394292" calcext:value-type="float">
            <text:p>0.394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4292" calcext:value-type="float">
            <text:p>0.000394292</text:p>
          </table:table-cell>
          <table:table-cell office:value-type="float" office:value="0.000213109" calcext:value-type="float">
            <text:p>0.000213109</text:p>
          </table:table-cell>
          <table:table-cell office:value-type="float" office:value="0.000717132" calcext:value-type="float">
            <text:p>0.000717132</text:p>
          </table:table-cell>
          <table:table-cell office:value-type="float" office:value="164364" calcext:value-type="float">
            <text:p>164364</text:p>
          </table:table-cell>
          <table:table-cell office:value-type="float" office:value="1000" calcext:value-type="float">
            <text:p>1000</text:p>
          </table:table-cell>
          <table:table-cell office:value-type="float" office:value="164.364" calcext:value-type="float">
            <text:p>164.364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  <table:table-cell office:value-type="float" office:value="6766" calcext:value-type="float">
            <text:p>6766</text:p>
          </table:table-cell>
          <table:table-cell office:value-type="float" office:value="1000" calcext:value-type="float">
            <text:p>1000</text:p>
          </table:table-cell>
          <table:table-cell office:value-type="float" office:value="6.766" calcext:value-type="float">
            <text:p>6.7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36075053557755" calcext:value-type="float">
            <text:p>7.36075053557755</text:p>
          </table:table-cell>
          <table:table-cell table:formula="of:=LOG([.Q6])/LOG(2)" office:value-type="float" office:value="8.14974711950468" calcext:value-type="float">
            <text:p>8.14974711950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418" calcext:value-type="float">
            <text:p>165418</text:p>
          </table:table-cell>
          <table:table-cell office:value-type="float" office:value="1000" calcext:value-type="float">
            <text:p>1000</text:p>
          </table:table-cell>
          <table:table-cell office:value-type="float" office:value="165.418" calcext:value-type="float">
            <text:p>165.41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0.614691" calcext:value-type="float">
            <text:p>0.614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4691" calcext:value-type="float">
            <text:p>0.000614691</text:p>
          </table:table-cell>
          <table:table-cell office:value-type="float" office:value="0.000335202" calcext:value-type="float">
            <text:p>0.000335202</text:p>
          </table:table-cell>
          <table:table-cell office:value-type="float" office:value="0.00116169" calcext:value-type="float">
            <text:p>0.00116169</text:p>
          </table:table-cell>
          <table:table-cell office:value-type="float" office:value="229900" calcext:value-type="float">
            <text:p>229900</text:p>
          </table:table-cell>
          <table:table-cell office:value-type="float" office:value="1000" calcext:value-type="float">
            <text:p>1000</text:p>
          </table:table-cell>
          <table:table-cell office:value-type="float" office:value="229.9" calcext:value-type="float">
            <text:p>229.9</text:p>
          </table:table-cell>
          <table:table-cell office:value-type="float" office:value="122" calcext:value-type="float">
            <text:p>122</text:p>
          </table:table-cell>
          <table:table-cell office:value-type="float" office:value="437" calcext:value-type="float">
            <text:p>437</text:p>
          </table:table-cell>
          <table:table-cell office:value-type="float" office:value="7833" calcext:value-type="float">
            <text:p>7833</text:p>
          </table:table-cell>
          <table:table-cell office:value-type="float" office:value="1000" calcext:value-type="float">
            <text:p>1000</text:p>
          </table:table-cell>
          <table:table-cell office:value-type="float" office:value="7.833" calcext:value-type="float">
            <text:p>7.8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84486265583082" calcext:value-type="float">
            <text:p>7.84486265583082</text:p>
          </table:table-cell>
          <table:table-cell table:formula="of:=LOG([.Q7])/LOG(2)" office:value-type="float" office:value="8.7714894695006" calcext:value-type="float">
            <text:p>8.7714894695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84" calcext:value-type="float">
            <text:p>193084</text:p>
          </table:table-cell>
          <table:table-cell office:value-type="float" office:value="1000" calcext:value-type="float">
            <text:p>1000</text:p>
          </table:table-cell>
          <table:table-cell office:value-type="float" office:value="193.084" calcext:value-type="float">
            <text:p>193.084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0.975911" calcext:value-type="float">
            <text:p>0.97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5911" calcext:value-type="float">
            <text:p>0.000975911</text:p>
          </table:table-cell>
          <table:table-cell office:value-type="float" office:value="0.000398147" calcext:value-type="float">
            <text:p>0.000398147</text:p>
          </table:table-cell>
          <table:table-cell office:value-type="float" office:value="0.00237852" calcext:value-type="float">
            <text:p>0.00237852</text:p>
          </table:table-cell>
          <table:table-cell office:value-type="float" office:value="324713" calcext:value-type="float">
            <text:p>324713</text:p>
          </table:table-cell>
          <table:table-cell office:value-type="float" office:value="1000" calcext:value-type="float">
            <text:p>1000</text:p>
          </table:table-cell>
          <table:table-cell office:value-type="float" office:value="324.713" calcext:value-type="float">
            <text:p>324.713</text:p>
          </table:table-cell>
          <table:table-cell office:value-type="float" office:value="108" calcext:value-type="float">
            <text:p>108</text:p>
          </table:table-cell>
          <table:table-cell office:value-type="float" office:value="689" calcext:value-type="float">
            <text:p>689</text:p>
          </table:table-cell>
          <table:table-cell office:value-type="float" office:value="9262" calcext:value-type="float">
            <text:p>9262</text:p>
          </table:table-cell>
          <table:table-cell office:value-type="float" office:value="1000" calcext:value-type="float">
            <text:p>1000</text:p>
          </table:table-cell>
          <table:table-cell office:value-type="float" office:value="9.262" calcext:value-type="float">
            <text:p>9.26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34302133436206" calcext:value-type="float">
            <text:p>8.34302133436206</text:p>
          </table:table-cell>
          <table:table-cell table:formula="of:=LOG([.Q8])/LOG(2)" office:value-type="float" office:value="9.42836017270429" calcext:value-type="float">
            <text:p>9.42836017270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1180" calcext:value-type="float">
            <text:p>221180</text:p>
          </table:table-cell>
          <table:table-cell office:value-type="float" office:value="1000" calcext:value-type="float">
            <text:p>1000</text:p>
          </table:table-cell>
          <table:table-cell office:value-type="float" office:value="221.18" calcext:value-type="float">
            <text:p>221.18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office:value-type="float" office:value="1.49794" calcext:value-type="float">
            <text:p>1.49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9794" calcext:value-type="float">
            <text:p>0.00149794</text:p>
          </table:table-cell>
          <table:table-cell office:value-type="float" office:value="0.000391209" calcext:value-type="float">
            <text:p>0.000391209</text:p>
          </table:table-cell>
          <table:table-cell office:value-type="float" office:value="0.00402077" calcext:value-type="float">
            <text:p>0.00402077</text:p>
          </table:table-cell>
          <table:table-cell office:value-type="float" office:value="439538" calcext:value-type="float">
            <text:p>439538</text:p>
          </table:table-cell>
          <table:table-cell office:value-type="float" office:value="1000" calcext:value-type="float">
            <text:p>1000</text:p>
          </table:table-cell>
          <table:table-cell office:value-type="float" office:value="439.538" calcext:value-type="float">
            <text:p>439.538</text:p>
          </table:table-cell>
          <table:table-cell office:value-type="float" office:value="107" calcext:value-type="float">
            <text:p>107</text:p>
          </table:table-cell>
          <table:table-cell office:value-type="float" office:value="1170" calcext:value-type="float">
            <text:p>1170</text:p>
          </table:table-cell>
          <table:table-cell office:value-type="float" office:value="11255" calcext:value-type="float">
            <text:p>11255</text:p>
          </table:table-cell>
          <table:table-cell office:value-type="float" office:value="1000" calcext:value-type="float">
            <text:p>1000</text:p>
          </table:table-cell>
          <table:table-cell office:value-type="float" office:value="11.255" calcext:value-type="float">
            <text:p>11.25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77984408788895" calcext:value-type="float">
            <text:p>8.77984408788895</text:p>
          </table:table-cell>
          <table:table-cell table:formula="of:=LOG([.Q9])/LOG(2)" office:value-type="float" office:value="10.1922928144708" calcext:value-type="float">
            <text:p>10.19229281447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279" calcext:value-type="float">
            <text:p>2482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279" calcext:value-type="float">
            <text:p>248.279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1.55862" calcext:value-type="float">
            <text:p>1.55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5862" calcext:value-type="float">
            <text:p>0.00155862</text:p>
          </table:table-cell>
          <table:table-cell office:value-type="float" office:value="0.000305099" calcext:value-type="float">
            <text:p>0.000305099</text:p>
          </table:table-cell>
          <table:table-cell office:value-type="float" office:value="0.00524878" calcext:value-type="float">
            <text:p>0.0052487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000" calcext:value-type="float">
            <text:p>1000</text:p>
          </table:table-cell>
          <table:table-cell office:value-type="float" office:value="412.563" calcext:value-type="float">
            <text:p>412.563</text:p>
          </table:table-cell>
          <table:table-cell office:value-type="float" office:value="91" calcext:value-type="float">
            <text:p>91</text:p>
          </table:table-cell>
          <table:table-cell office:value-type="float" office:value="1604" calcext:value-type="float">
            <text:p>1604</text:p>
          </table:table-cell>
          <table:table-cell office:value-type="float" office:value="14679" calcext:value-type="float">
            <text:p>14679</text:p>
          </table:table-cell>
          <table:table-cell office:value-type="float" office:value="1000" calcext:value-type="float">
            <text:p>1000</text:p>
          </table:table-cell>
          <table:table-cell office:value-type="float" office:value="14.679" calcext:value-type="float">
            <text:p>14.6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68847063118799" calcext:value-type="float">
            <text:p>8.68847063118799</text:p>
          </table:table-cell>
          <table:table-cell table:formula="of:=LOG([.Q10])/LOG(2)" office:value-type="float" office:value="10.6474584264549" calcext:value-type="float">
            <text:p>10.6474584264549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030" calcext:value-type="float">
            <text:p>30030</text:p>
          </table:table-cell>
          <table:table-cell office:value-type="float" office:value="1000" calcext:value-type="float">
            <text:p>1000</text:p>
          </table:table-cell>
          <table:table-cell office:value-type="float" office:value="30.03" calcext:value-type="float">
            <text:p>30.0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0903394" calcext:value-type="float">
            <text:p>0.0903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3394" calcext:value-type="float">
            <text:p>9.03394E-05</text:p>
          </table:table-cell>
          <table:table-cell office:value-type="float" office:value="0.00007285" calcext:value-type="float">
            <text:p>7.285E-05</text:p>
          </table:table-cell>
          <table:table-cell office:value-type="float" office:value="0.000157659" calcext:value-type="float">
            <text:p>0.000157659</text:p>
          </table:table-cell>
          <table:table-cell office:value-type="float" office:value="41838" calcext:value-type="float">
            <text:p>41838</text:p>
          </table:table-cell>
          <table:table-cell office:value-type="float" office:value="1000" calcext:value-type="float">
            <text:p>1000</text:p>
          </table:table-cell>
          <table:table-cell office:value-type="float" office:value="41.838" calcext:value-type="float">
            <text:p>41.838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36" calcext:value-type="float">
            <text:p>3836</text:p>
          </table:table-cell>
          <table:table-cell office:value-type="float" office:value="1000" calcext:value-type="float">
            <text:p>1000</text:p>
          </table:table-cell>
          <table:table-cell office:value-type="float" office:value="3.836" calcext:value-type="float">
            <text:p>3.8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38674198234587" calcext:value-type="float">
            <text:p>5.38674198234587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867" calcext:value-type="float">
            <text:p>59867</text:p>
          </table:table-cell>
          <table:table-cell office:value-type="float" office:value="1000" calcext:value-type="float">
            <text:p>1000</text:p>
          </table:table-cell>
          <table:table-cell office:value-type="float" office:value="59.867" calcext:value-type="float">
            <text:p>59.86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.127527" calcext:value-type="float">
            <text:p>0.1275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27" calcext:value-type="float">
            <text:p>0.000127527</text:p>
          </table:table-cell>
          <table:table-cell office:value-type="float" office:value="0.000097096" calcext:value-type="float">
            <text:p>9.7096E-05</text:p>
          </table:table-cell>
          <table:table-cell office:value-type="float" office:value="0.000210517" calcext:value-type="float">
            <text:p>0.000210517</text:p>
          </table:table-cell>
          <table:table-cell office:value-type="float" office:value="64100" calcext:value-type="float">
            <text:p>64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1" calcext:value-type="float">
            <text:p>64.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441" calcext:value-type="float">
            <text:p>4441</text:p>
          </table:table-cell>
          <table:table-cell office:value-type="float" office:value="1000" calcext:value-type="float">
            <text:p>1000</text:p>
          </table:table-cell>
          <table:table-cell office:value-type="float" office:value="4.441" calcext:value-type="float">
            <text:p>4.4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00225245173138" calcext:value-type="float">
            <text:p>6.00225245173138</text:p>
          </table:table-cell>
          <table:table-cell table:formula="of:=LOG([.Q3])/LOG(2)" office:value-type="float" office:value="6.62935662007961" calcext:value-type="float">
            <text:p>6.629356620079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0314" calcext:value-type="float">
            <text:p>90314</text:p>
          </table:table-cell>
          <table:table-cell office:value-type="float" office:value="1000" calcext:value-type="float">
            <text:p>1000</text:p>
          </table:table-cell>
          <table:table-cell office:value-type="float" office:value="90.314" calcext:value-type="float">
            <text:p>90.314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0.188741" calcext:value-type="float">
            <text:p>0.1887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741" calcext:value-type="float">
            <text:p>0.000188741</text:p>
          </table:table-cell>
          <table:table-cell office:value-type="float" office:value="0.000129065" calcext:value-type="float">
            <text:p>0.000129065</text:p>
          </table:table-cell>
          <table:table-cell office:value-type="float" office:value="0.000314618" calcext:value-type="float">
            <text:p>0.000314618</text:p>
          </table:table-cell>
          <table:table-cell office:value-type="float" office:value="91635" calcext:value-type="float">
            <text:p>91635</text:p>
          </table:table-cell>
          <table:table-cell office:value-type="float" office:value="1000" calcext:value-type="float">
            <text:p>1000</text:p>
          </table:table-cell>
          <table:table-cell office:value-type="float" office:value="91.635" calcext:value-type="float">
            <text:p>91.635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5189" calcext:value-type="float">
            <text:p>5189</text:p>
          </table:table-cell>
          <table:table-cell office:value-type="float" office:value="1000" calcext:value-type="float">
            <text:p>1000</text:p>
          </table:table-cell>
          <table:table-cell office:value-type="float" office:value="5.189" calcext:value-type="float">
            <text:p>5.1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51782683602668" calcext:value-type="float">
            <text:p>6.51782683602668</text:p>
          </table:table-cell>
          <table:table-cell table:formula="of:=LOG([.Q4])/LOG(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40" calcext:value-type="float">
            <text:p>120040</text:p>
          </table:table-cell>
          <table:table-cell office:value-type="float" office:value="1000" calcext:value-type="float">
            <text:p>1000</text:p>
          </table:table-cell>
          <table:table-cell office:value-type="float" office:value="120.04" calcext:value-type="float">
            <text:p>120.04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0.28819" calcext:value-type="float">
            <text:p>0.28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9" calcext:value-type="float">
            <text:p>0.00028819</text:p>
          </table:table-cell>
          <table:table-cell office:value-type="float" office:value="0.000189303" calcext:value-type="float">
            <text:p>0.000189303</text:p>
          </table:table-cell>
          <table:table-cell office:value-type="float" office:value="0.00052252" calcext:value-type="float">
            <text:p>0.00052252</text:p>
          </table:table-cell>
          <table:table-cell office:value-type="float" office:value="129884" calcext:value-type="float">
            <text:p>129884</text:p>
          </table:table-cell>
          <table:table-cell office:value-type="float" office:value="1000" calcext:value-type="float">
            <text:p>1000</text:p>
          </table:table-cell>
          <table:table-cell office:value-type="float" office:value="129.884" calcext:value-type="float">
            <text:p>129.884</text:p>
          </table:table-cell>
          <table:table-cell office:value-type="float" office:value="66" calcext:value-type="float">
            <text:p>66</text:p>
          </table:table-cell>
          <table:table-cell office:value-type="float" office:value="224" calcext:value-type="float">
            <text:p>224</text:p>
          </table:table-cell>
          <table:table-cell office:value-type="float" office:value="5964" calcext:value-type="float">
            <text:p>5964</text:p>
          </table:table-cell>
          <table:table-cell office:value-type="float" office:value="1000" calcext:value-type="float">
            <text:p>1000</text:p>
          </table:table-cell>
          <table:table-cell office:value-type="float" office:value="5.964" calcext:value-type="float">
            <text:p>5.9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02107991045764" calcext:value-type="float">
            <text:p>7.02107991045764</text:p>
          </table:table-cell>
          <table:table-cell table:formula="of:=LOG([.Q5])/LOG(2)" office:value-type="float" office:value="7.8073549220576" calcext:value-type="float">
            <text:p>7.80735492205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130" calcext:value-type="float">
            <text:p>150130</text:p>
          </table:table-cell>
          <table:table-cell office:value-type="float" office:value="1000" calcext:value-type="float">
            <text:p>1000</text:p>
          </table:table-cell>
          <table:table-cell office:value-type="float" office:value="150.13" calcext:value-type="float">
            <text:p>150.13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0.450301" calcext:value-type="float">
            <text:p>0.450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0301" calcext:value-type="float">
            <text:p>0.000450301</text:p>
          </table:table-cell>
          <table:table-cell office:value-type="float" office:value="0.000257862" calcext:value-type="float">
            <text:p>0.000257862</text:p>
          </table:table-cell>
          <table:table-cell office:value-type="float" office:value="0.000769678" calcext:value-type="float">
            <text:p>0.000769678</text:p>
          </table:table-cell>
          <table:table-cell office:value-type="float" office:value="184412" calcext:value-type="float">
            <text:p>184412</text:p>
          </table:table-cell>
          <table:table-cell office:value-type="float" office:value="1000" calcext:value-type="float">
            <text:p>1000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52678872719711" calcext:value-type="float">
            <text:p>7.52678872719711</text:p>
          </table:table-cell>
          <table:table-cell table:formula="of:=LOG([.Q6])/LOG(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9870" calcext:value-type="float">
            <text:p>179870</text:p>
          </table:table-cell>
          <table:table-cell office:value-type="float" office:value="1000" calcext:value-type="float">
            <text:p>1000</text:p>
          </table:table-cell>
          <table:table-cell office:value-type="float" office:value="179.87" calcext:value-type="float">
            <text:p>179.87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0.722289" calcext:value-type="float">
            <text:p>0.7222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289" calcext:value-type="float">
            <text:p>0.000722289</text:p>
          </table:table-cell>
          <table:table-cell office:value-type="float" office:value="0.000364575" calcext:value-type="float">
            <text:p>0.000364575</text:p>
          </table:table-cell>
          <table:table-cell office:value-type="float" office:value="0.00128249" calcext:value-type="float">
            <text:p>0.00128249</text:p>
          </table:table-cell>
          <table:table-cell office:value-type="float" office:value="265443" calcext:value-type="float">
            <text:p>265443</text:p>
          </table:table-cell>
          <table:table-cell office:value-type="float" office:value="1000" calcext:value-type="float">
            <text:p>1000</text:p>
          </table:table-cell>
          <table:table-cell office:value-type="float" office:value="265.443" calcext:value-type="float">
            <text:p>265.443</text:p>
          </table:table-cell>
          <table:table-cell office:value-type="float" office:value="122" calcext:value-type="float">
            <text:p>122</text:p>
          </table:table-cell>
          <table:table-cell office:value-type="float" office:value="486" calcext:value-type="float">
            <text:p>486</text:p>
          </table:table-cell>
          <table:table-cell office:value-type="float" office:value="7925" calcext:value-type="float">
            <text:p>7925</text:p>
          </table:table-cell>
          <table:table-cell office:value-type="float" office:value="1000" calcext:value-type="float">
            <text:p>1000</text:p>
          </table:table-cell>
          <table:table-cell office:value-type="float" office:value="7.925" calcext:value-type="float">
            <text:p>7.9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0522582864127" calcext:value-type="float">
            <text:p>8.0522582864127</text:p>
          </table:table-cell>
          <table:table-cell table:formula="of:=LOG([.Q7])/LOG(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30" calcext:value-type="float">
            <text:p>210130</text:p>
          </table:table-cell>
          <table:table-cell office:value-type="float" office:value="1000" calcext:value-type="float">
            <text:p>1000</text:p>
          </table:table-cell>
          <table:table-cell office:value-type="float" office:value="210.13" calcext:value-type="float">
            <text:p>210.13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189" calcext:value-type="float">
            <text:p>0.00118189</text:p>
          </table:table-cell>
          <table:table-cell office:value-type="float" office:value="0.000550036" calcext:value-type="float">
            <text:p>0.000550036</text:p>
          </table:table-cell>
          <table:table-cell office:value-type="float" office:value="0.00274686" calcext:value-type="float">
            <text:p>0.00274686</text:p>
          </table:table-cell>
          <table:table-cell office:value-type="float" office:value="384117" calcext:value-type="float">
            <text:p>384117</text:p>
          </table:table-cell>
          <table:table-cell office:value-type="float" office:value="1000" calcext:value-type="float">
            <text:p>1000</text:p>
          </table:table-cell>
          <table:table-cell office:value-type="float" office:value="384.117" calcext:value-type="float">
            <text:p>384.117</text:p>
          </table:table-cell>
          <table:table-cell office:value-type="float" office:value="150" calcext:value-type="float">
            <text:p>150</text:p>
          </table:table-cell>
          <table:table-cell office:value-type="float" office:value="847" calcext:value-type="float">
            <text:p>847</text:p>
          </table:table-cell>
          <table:table-cell office:value-type="float" office:value="9401" calcext:value-type="float">
            <text:p>9401</text:p>
          </table:table-cell>
          <table:table-cell office:value-type="float" office:value="1000" calcext:value-type="float">
            <text:p>1000</text:p>
          </table:table-cell>
          <table:table-cell office:value-type="float" office:value="9.401" calcext:value-type="float">
            <text:p>9.4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58540200491411" calcext:value-type="float">
            <text:p>8.58540200491411</text:p>
          </table:table-cell>
          <table:table-cell table:formula="of:=LOG([.Q8])/LOG(2)" office:value-type="float" office:value="9.7262181593322" calcext:value-type="float">
            <text:p>9.7262181593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292" calcext:value-type="float">
            <text:p>240292</text:p>
          </table:table-cell>
          <table:table-cell office:value-type="float" office:value="1000" calcext:value-type="float">
            <text:p>1000</text:p>
          </table:table-cell>
          <table:table-cell office:value-type="float" office:value="240.292" calcext:value-type="float">
            <text:p>240.292</text:p>
          </table:table-cell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  <table:table-cell office:value-type="float" office:value="1.87987" calcext:value-type="float">
            <text:p>1.8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987" calcext:value-type="float">
            <text:p>0.00187987</text:p>
          </table:table-cell>
          <table:table-cell office:value-type="float" office:value="0.000534796" calcext:value-type="float">
            <text:p>0.000534796</text:p>
          </table:table-cell>
          <table:table-cell office:value-type="float" office:value="0.00451939" calcext:value-type="float">
            <text:p>0.00451939</text:p>
          </table:table-cell>
          <table:table-cell office:value-type="float" office:value="534251" calcext:value-type="float">
            <text:p>534251</text:p>
          </table:table-cell>
          <table:table-cell office:value-type="float" office:value="1000" calcext:value-type="float">
            <text:p>1000</text:p>
          </table:table-cell>
          <table:table-cell office:value-type="float" office:value="534.251" calcext:value-type="float">
            <text:p>534.251</text:p>
          </table:table-cell>
          <table:table-cell office:value-type="float" office:value="154" calcext:value-type="float">
            <text:p>154</text:p>
          </table:table-cell>
          <table:table-cell office:value-type="float" office:value="1317" calcext:value-type="float">
            <text:p>1317</text:p>
          </table:table-cell>
          <table:table-cell office:value-type="float" office:value="11490" calcext:value-type="float">
            <text:p>11490</text:p>
          </table:table-cell>
          <table:table-cell office:value-type="float" office:value="1000" calcext:value-type="float">
            <text:p>1000</text:p>
          </table:table-cell>
          <table:table-cell office:value-type="float" office:value="11.49" calcext:value-type="float">
            <text:p>11.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06137389306915" calcext:value-type="float">
            <text:p>9.06137389306915</text:p>
          </table:table-cell>
          <table:table-cell table:formula="of:=LOG([.Q9])/LOG(2)" office:value-type="float" office:value="10.3630396302565" calcext:value-type="float">
            <text:p>10.3630396302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075" calcext:value-type="float">
            <text:p>270075</text:p>
          </table:table-cell>
          <table:table-cell office:value-type="float" office:value="1000" calcext:value-type="float">
            <text:p>1000</text:p>
          </table:table-cell>
          <table:table-cell office:value-type="float" office:value="270.075" calcext:value-type="float">
            <text:p>270.075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2.05836" calcext:value-type="float">
            <text:p>2.0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36" calcext:value-type="float">
            <text:p>0.00205836</text:p>
          </table:table-cell>
          <table:table-cell office:value-type="float" office:value="0.000383007" calcext:value-type="float">
            <text:p>0.000383007</text:p>
          </table:table-cell>
          <table:table-cell office:value-type="float" office:value="0.00638434" calcext:value-type="float">
            <text:p>0.00638434</text:p>
          </table:table-cell>
          <table:table-cell office:value-type="float" office:value="524630" calcext:value-type="float">
            <text:p>524630</text:p>
          </table:table-cell>
          <table:table-cell office:value-type="float" office:value="1000" calcext:value-type="float">
            <text:p>1000</text:p>
          </table:table-cell>
          <table:table-cell office:value-type="float" office:value="524.63" calcext:value-type="float">
            <text:p>524.63</text:p>
          </table:table-cell>
          <table:table-cell office:value-type="float" office:value="93" calcext:value-type="float">
            <text:p>93</text:p>
          </table:table-cell>
          <table:table-cell office:value-type="float" office:value="1808" calcext:value-type="float">
            <text:p>1808</text:p>
          </table:table-cell>
          <table:table-cell office:value-type="float" office:value="15022" calcext:value-type="float">
            <text:p>15022</text:p>
          </table:table-cell>
          <table:table-cell office:value-type="float" office:value="1000" calcext:value-type="float">
            <text:p>1000</text:p>
          </table:table-cell>
          <table:table-cell office:value-type="float" office:value="15.022" calcext:value-type="float">
            <text:p>15.0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03515649759443" calcext:value-type="float">
            <text:p>9.03515649759443</text:p>
          </table:table-cell>
          <table:table-cell table:formula="of:=LOG([.Q10])/LOG(2)" office:value-type="float" office:value="10.8201789624152" calcext:value-type="float">
            <text:p>10.8201789624152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757" calcext:value-type="float">
            <text:p>32757</text:p>
          </table:table-cell>
          <table:table-cell office:value-type="float" office:value="1000" calcext:value-type="float">
            <text:p>1000</text:p>
          </table:table-cell>
          <table:table-cell office:value-type="float" office:value="32.757" calcext:value-type="float">
            <text:p>32.75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0.0976964" calcext:value-type="float">
            <text:p>0.0976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6964" calcext:value-type="float">
            <text:p>9.76964E-05</text:p>
          </table:table-cell>
          <table:table-cell office:value-type="float" office:value="0.000080852" calcext:value-type="float">
            <text:p>8.0852E-05</text:p>
          </table:table-cell>
          <table:table-cell office:value-type="float" office:value="0.000140218" calcext:value-type="float">
            <text:p>0.000140218</text:p>
          </table:table-cell>
          <table:table-cell office:value-type="float" office:value="44234" calcext:value-type="float">
            <text:p>44234</text:p>
          </table:table-cell>
          <table:table-cell office:value-type="float" office:value="1000" calcext:value-type="float">
            <text:p>1000</text:p>
          </table:table-cell>
          <table:table-cell office:value-type="float" office:value="44.234" calcext:value-type="float">
            <text:p>44.23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91" calcext:value-type="float">
            <text:p>3891</text:p>
          </table:table-cell>
          <table:table-cell office:value-type="float" office:value="1000" calcext:value-type="float">
            <text:p>1000</text:p>
          </table:table-cell>
          <table:table-cell office:value-type="float" office:value="3.891" calcext:value-type="float">
            <text:p>3.8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6708380330605" calcext:value-type="float">
            <text:p>5.46708380330605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5175" calcext:value-type="float">
            <text:p>65175</text:p>
          </table:table-cell>
          <table:table-cell office:value-type="float" office:value="1000" calcext:value-type="float">
            <text:p>1000</text:p>
          </table:table-cell>
          <table:table-cell office:value-type="float" office:value="65.175" calcext:value-type="float">
            <text:p>65.17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0.140113" calcext:value-type="float">
            <text:p>0.140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113" calcext:value-type="float">
            <text:p>0.000140113</text:p>
          </table:table-cell>
          <table:table-cell office:value-type="float" office:value="0.000100767" calcext:value-type="float">
            <text:p>0.000100767</text:p>
          </table:table-cell>
          <table:table-cell office:value-type="float" office:value="0.000219265" calcext:value-type="float">
            <text:p>0.000219265</text:p>
          </table:table-cell>
          <table:table-cell office:value-type="float" office:value="69487" calcext:value-type="float">
            <text:p>69487</text:p>
          </table:table-cell>
          <table:table-cell office:value-type="float" office:value="1000" calcext:value-type="float">
            <text:p>1000</text:p>
          </table:table-cell>
          <table:table-cell office:value-type="float" office:value="69.487" calcext:value-type="float">
            <text:p>69.487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497" calcext:value-type="float">
            <text:p>4497</text:p>
          </table:table-cell>
          <table:table-cell office:value-type="float" office:value="1000" calcext:value-type="float">
            <text:p>1000</text:p>
          </table:table-cell>
          <table:table-cell office:value-type="float" office:value="4.497" calcext:value-type="float">
            <text:p>4.4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11867119085562" calcext:value-type="float">
            <text:p>6.11867119085562</text:p>
          </table:table-cell>
          <table:table-cell table:formula="of:=LOG([.Q3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91" calcext:value-type="float">
            <text:p>97491</text:p>
          </table:table-cell>
          <table:table-cell office:value-type="float" office:value="1000" calcext:value-type="float">
            <text:p>1000</text:p>
          </table:table-cell>
          <table:table-cell office:value-type="float" office:value="97.491" calcext:value-type="float">
            <text:p>97.49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0.209116" calcext:value-type="float">
            <text:p>0.209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116" calcext:value-type="float">
            <text:p>0.000209116</text:p>
          </table:table-cell>
          <table:table-cell office:value-type="float" office:value="0.000144837" calcext:value-type="float">
            <text:p>0.000144837</text:p>
          </table:table-cell>
          <table:table-cell office:value-type="float" office:value="0.000344933" calcext:value-type="float">
            <text:p>0.000344933</text:p>
          </table:table-cell>
          <table:table-cell office:value-type="float" office:value="100163" calcext:value-type="float">
            <text:p>100163</text:p>
          </table:table-cell>
          <table:table-cell office:value-type="float" office:value="1000" calcext:value-type="float">
            <text:p>1000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64620586822325" calcext:value-type="float">
            <text:p>6.64620586822325</text:p>
          </table:table-cell>
          <table:table-cell table:formula="of:=LOG([.Q4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027" calcext:value-type="float">
            <text:p>130027</text:p>
          </table:table-cell>
          <table:table-cell office:value-type="float" office:value="1000" calcext:value-type="float">
            <text:p>1000</text:p>
          </table:table-cell>
          <table:table-cell office:value-type="float" office:value="130.027" calcext:value-type="float">
            <text:p>130.027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0.321024" calcext:value-type="float">
            <text:p>0.32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024" calcext:value-type="float">
            <text:p>0.000321024</text:p>
          </table:table-cell>
          <table:table-cell office:value-type="float" office:value="0.000186317" calcext:value-type="float">
            <text:p>0.000186317</text:p>
          </table:table-cell>
          <table:table-cell office:value-type="float" office:value="0.000497335" calcext:value-type="float">
            <text:p>0.000497335</text:p>
          </table:table-cell>
          <table:table-cell office:value-type="float" office:value="141897" calcext:value-type="float">
            <text:p>141897</text:p>
          </table:table-cell>
          <table:table-cell office:value-type="float" office:value="1000" calcext:value-type="float">
            <text:p>1000</text:p>
          </table:table-cell>
          <table:table-cell office:value-type="float" office:value="141.897" calcext:value-type="float">
            <text:p>141.897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6039" calcext:value-type="float">
            <text:p>6039</text:p>
          </table:table-cell>
          <table:table-cell office:value-type="float" office:value="1000" calcext:value-type="float">
            <text:p>1000</text:p>
          </table:table-cell>
          <table:table-cell office:value-type="float" office:value="6.039" calcext:value-type="float">
            <text:p>6.0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4870027789853" calcext:value-type="float">
            <text:p>7.14870027789853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7" calcext:value-type="float">
            <text:p>162617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7" calcext:value-type="float">
            <text:p>162.617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.513152" calcext:value-type="float">
            <text:p>0.513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152" calcext:value-type="float">
            <text:p>0.000513152</text:p>
          </table:table-cell>
          <table:table-cell office:value-type="float" office:value="0.000283248" calcext:value-type="float">
            <text:p>0.000283248</text:p>
          </table:table-cell>
          <table:table-cell office:value-type="float" office:value="0.000912703" calcext:value-type="float">
            <text:p>0.000912703</text:p>
          </table:table-cell>
          <table:table-cell office:value-type="float" office:value="204720" calcext:value-type="float">
            <text:p>204720</text:p>
          </table:table-cell>
          <table:table-cell office:value-type="float" office:value="1000" calcext:value-type="float">
            <text:p>1000</text:p>
          </table:table-cell>
          <table:table-cell office:value-type="float" office:value="204.72" calcext:value-type="float">
            <text:p>204.72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office:value-type="float" office:value="6976" calcext:value-type="float">
            <text:p>6976</text:p>
          </table:table-cell>
          <table:table-cell office:value-type="float" office:value="1000" calcext:value-type="float">
            <text:p>1000</text:p>
          </table:table-cell>
          <table:table-cell office:value-type="float" office:value="6.976" calcext:value-type="float">
            <text:p>6.9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7750824226472" calcext:value-type="float">
            <text:p>7.67750824226472</text:p>
          </table:table-cell>
          <table:table-cell table:formula="of:=LOG([.Q6])/LOG(2)" office:value-type="float" office:value="8.43045255166553" calcext:value-type="float">
            <text:p>8.43045255166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762" calcext:value-type="float">
            <text:p>194762</text:p>
          </table:table-cell>
          <table:table-cell office:value-type="float" office:value="1000" calcext:value-type="float">
            <text:p>1000</text:p>
          </table:table-cell>
          <table:table-cell office:value-type="float" office:value="194.762" calcext:value-type="float">
            <text:p>194.762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0.842196" calcext:value-type="float">
            <text:p>0.8421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2196" calcext:value-type="float">
            <text:p>0.000842196</text:p>
          </table:table-cell>
          <table:table-cell office:value-type="float" office:value="0.000440993" calcext:value-type="float">
            <text:p>0.000440993</text:p>
          </table:table-cell>
          <table:table-cell office:value-type="float" office:value="0.00164494" calcext:value-type="float">
            <text:p>0.00164494</text:p>
          </table:table-cell>
          <table:table-cell office:value-type="float" office:value="303180" calcext:value-type="float">
            <text:p>303180</text:p>
          </table:table-cell>
          <table:table-cell office:value-type="float" office:value="1000" calcext:value-type="float">
            <text:p>1000</text:p>
          </table:table-cell>
          <table:table-cell office:value-type="float" office:value="303.18" calcext:value-type="float">
            <text:p>303.18</text:p>
          </table:table-cell>
          <table:table-cell office:value-type="float" office:value="156" calcext:value-type="float">
            <text:p>156</text:p>
          </table:table-cell>
          <table:table-cell office:value-type="float" office:value="559" calcext:value-type="float">
            <text:p>559</text:p>
          </table:table-cell>
          <table:table-cell office:value-type="float" office:value="8051" calcext:value-type="float">
            <text:p>8051</text:p>
          </table:table-cell>
          <table:table-cell office:value-type="float" office:value="1000" calcext:value-type="float">
            <text:p>1000</text:p>
          </table:table-cell>
          <table:table-cell office:value-type="float" office:value="8.051" calcext:value-type="float">
            <text:p>8.0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24403077556439" calcext:value-type="float">
            <text:p>8.24403077556439</text:p>
          </table:table-cell>
          <table:table-cell table:formula="of:=LOG([.Q7])/LOG(2)" office:value-type="float" office:value="9.12670447284319" calcext:value-type="float">
            <text:p>9.12670447284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921" calcext:value-type="float">
            <text:p>227921</text:p>
          </table:table-cell>
          <table:table-cell office:value-type="float" office:value="1000" calcext:value-type="float">
            <text:p>1000</text:p>
          </table:table-cell>
          <table:table-cell office:value-type="float" office:value="227.921" calcext:value-type="float">
            <text:p>227.921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1.43519" calcext:value-type="float">
            <text:p>1.4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519" calcext:value-type="float">
            <text:p>0.00143519</text:p>
          </table:table-cell>
          <table:table-cell office:value-type="float" office:value="0.000680083" calcext:value-type="float">
            <text:p>0.000680083</text:p>
          </table:table-cell>
          <table:table-cell office:value-type="float" office:value="0.0029011" calcext:value-type="float">
            <text:p>0.0029011</text:p>
          </table:table-cell>
          <table:table-cell office:value-type="float" office:value="452608" calcext:value-type="float">
            <text:p>452608</text:p>
          </table:table-cell>
          <table:table-cell office:value-type="float" office:value="1000" calcext:value-type="float">
            <text:p>1000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  <table:table-cell office:value-type="float" office:value="9563" calcext:value-type="float">
            <text:p>9563</text:p>
          </table:table-cell>
          <table:table-cell office:value-type="float" office:value="1000" calcext:value-type="float">
            <text:p>1000</text:p>
          </table:table-cell>
          <table:table-cell office:value-type="float" office:value="9.563" calcext:value-type="float">
            <text:p>9.5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82211827472935" calcext:value-type="float">
            <text:p>8.82211827472935</text:p>
          </table:table-cell>
          <table:table-cell table:formula="of:=LOG([.Q8])/LOG(2)" office:value-type="float" office:value="9.80574387215162" calcext:value-type="float">
            <text:p>9.805743872151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056" calcext:value-type="float">
            <text:p>260056</text:p>
          </table:table-cell>
          <table:table-cell office:value-type="float" office:value="1000" calcext:value-type="float">
            <text:p>1000</text:p>
          </table:table-cell>
          <table:table-cell office:value-type="float" office:value="260.056" calcext:value-type="float">
            <text:p>260.056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.31994" calcext:value-type="float">
            <text:p>2.31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1994" calcext:value-type="float">
            <text:p>0.00231994</text:p>
          </table:table-cell>
          <table:table-cell office:value-type="float" office:value="0.000787133" calcext:value-type="float">
            <text:p>0.000787133</text:p>
          </table:table-cell>
          <table:table-cell office:value-type="float" office:value="0.00505896" calcext:value-type="float">
            <text:p>0.00505896</text:p>
          </table:table-cell>
          <table:table-cell office:value-type="float" office:value="645512" calcext:value-type="float">
            <text:p>645512</text:p>
          </table:table-cell>
          <table:table-cell office:value-type="float" office:value="1000" calcext:value-type="float">
            <text:p>1000</text:p>
          </table:table-cell>
          <table:table-cell office:value-type="float" office:value="645.512" calcext:value-type="float">
            <text:p>645.512</text:p>
          </table:table-cell>
          <table:table-cell office:value-type="float" office:value="198" calcext:value-type="float">
            <text:p>198</text:p>
          </table:table-cell>
          <table:table-cell office:value-type="float" office:value="1477" calcext:value-type="float">
            <text:p>1477</text:p>
          </table:table-cell>
          <table:table-cell office:value-type="float" office:value="11671" calcext:value-type="float">
            <text:p>11671</text:p>
          </table:table-cell>
          <table:table-cell office:value-type="float" office:value="1000" calcext:value-type="float">
            <text:p>1000</text:p>
          </table:table-cell>
          <table:table-cell office:value-type="float" office:value="11.671" calcext:value-type="float">
            <text:p>11.6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33430010510513" calcext:value-type="float">
            <text:p>9.33430010510513</text:p>
          </table:table-cell>
          <table:table-cell table:formula="of:=LOG([.Q9])/LOG(2)" office:value-type="float" office:value="10.5284541107648" calcext:value-type="float">
            <text:p>10.5284541107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154" calcext:value-type="float">
            <text:p>292154</text:p>
          </table:table-cell>
          <table:table-cell office:value-type="float" office:value="1000" calcext:value-type="float">
            <text:p>1000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2.66513" calcext:value-type="float">
            <text:p>2.66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6513" calcext:value-type="float">
            <text:p>0.00266513</text:p>
          </table:table-cell>
          <table:table-cell office:value-type="float" office:value="0.000524801" calcext:value-type="float">
            <text:p>0.000524801</text:p>
          </table:table-cell>
          <table:table-cell office:value-type="float" office:value="0.0109677" calcext:value-type="float">
            <text:p>0.0109677</text:p>
          </table:table-cell>
          <table:table-cell office:value-type="float" office:value="653037" calcext:value-type="float">
            <text:p>653037</text:p>
          </table:table-cell>
          <table:table-cell office:value-type="float" office:value="1000" calcext:value-type="float">
            <text:p>1000</text:p>
          </table:table-cell>
          <table:table-cell office:value-type="float" office:value="653.037" calcext:value-type="float">
            <text:p>653.037</text:p>
          </table:table-cell>
          <table:table-cell office:value-type="float" office:value="122" calcext:value-type="float">
            <text:p>122</text:p>
          </table:table-cell>
          <table:table-cell office:value-type="float" office:value="3135" calcext:value-type="float">
            <text:p>3135</text:p>
          </table:table-cell>
          <table:table-cell office:value-type="float" office:value="15345" calcext:value-type="float">
            <text:p>15345</text:p>
          </table:table-cell>
          <table:table-cell office:value-type="float" office:value="1000" calcext:value-type="float">
            <text:p>1000</text:p>
          </table:table-cell>
          <table:table-cell office:value-type="float" office:value="15.345" calcext:value-type="float">
            <text:p>15.3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35102092458515" calcext:value-type="float">
            <text:p>9.35102092458515</text:p>
          </table:table-cell>
          <table:table-cell table:formula="of:=LOG([.Q10])/LOG(2)" office:value-type="float" office:value="11.6142497276894" calcext:value-type="float">
            <text:p>11.6142497276894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884" calcext:value-type="float">
            <text:p>34884</text:p>
          </table:table-cell>
          <table:table-cell office:value-type="float" office:value="1000" calcext:value-type="float">
            <text:p>1000</text:p>
          </table:table-cell>
          <table:table-cell office:value-type="float" office:value="34.884" calcext:value-type="float">
            <text:p>34.8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104557" calcext:value-type="float">
            <text:p>0.104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57" calcext:value-type="float">
            <text:p>0.000104557</text:p>
          </table:table-cell>
          <table:table-cell office:value-type="float" office:value="0.00008794" calcext:value-type="float">
            <text:p>8.794E-05</text:p>
          </table:table-cell>
          <table:table-cell office:value-type="float" office:value="0.000151982" calcext:value-type="float">
            <text:p>0.000151982</text:p>
          </table:table-cell>
          <table:table-cell office:value-type="float" office:value="46324" calcext:value-type="float">
            <text:p>46324</text:p>
          </table:table-cell>
          <table:table-cell office:value-type="float" office:value="1000" calcext:value-type="float">
            <text:p>1000</text:p>
          </table:table-cell>
          <table:table-cell office:value-type="float" office:value="46.324" calcext:value-type="float">
            <text:p>46.3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920" calcext:value-type="float">
            <text:p>3920</text:p>
          </table:table-cell>
          <table:table-cell office:value-type="float" office:value="1000" calcext:value-type="float">
            <text:p>10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3368792789948" calcext:value-type="float">
            <text:p>5.53368792789948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772" calcext:value-type="float">
            <text:p>69772</text:p>
          </table:table-cell>
          <table:table-cell office:value-type="float" office:value="1000" calcext:value-type="float">
            <text:p>1000</text:p>
          </table:table-cell>
          <table:table-cell office:value-type="float" office:value="69.772" calcext:value-type="float">
            <text:p>69.772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565" calcext:value-type="float">
            <text:p>0.000151565</text:p>
          </table:table-cell>
          <table:table-cell office:value-type="float" office:value="0.000114723" calcext:value-type="float">
            <text:p>0.000114723</text:p>
          </table:table-cell>
          <table:table-cell office:value-type="float" office:value="0.000217269" calcext:value-type="float">
            <text:p>0.000217269</text:p>
          </table:table-cell>
          <table:table-cell office:value-type="float" office:value="73892" calcext:value-type="float">
            <text:p>73892</text:p>
          </table:table-cell>
          <table:table-cell office:value-type="float" office:value="1000" calcext:value-type="float">
            <text:p>1000</text:p>
          </table:table-cell>
          <table:table-cell office:value-type="float" office:value="73.892" calcext:value-type="float">
            <text:p>73.892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4556" calcext:value-type="float">
            <text:p>4556</text:p>
          </table:table-cell>
          <table:table-cell office:value-type="float" office:value="1000" calcext:value-type="float">
            <text:p>1000</text:p>
          </table:table-cell>
          <table:table-cell office:value-type="float" office:value="4.556" calcext:value-type="float">
            <text:p>4.5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734627272179" calcext:value-type="float">
            <text:p>6.20734627272179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227" calcext:value-type="float">
            <text:p>1052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227" calcext:value-type="float">
            <text:p>105.227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0.22896" calcext:value-type="float">
            <text:p>0.22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96" calcext:value-type="float">
            <text:p>0.00022896</text:p>
          </table:table-cell>
          <table:table-cell office:value-type="float" office:value="0.000157803" calcext:value-type="float">
            <text:p>0.000157803</text:p>
          </table:table-cell>
          <table:table-cell office:value-type="float" office:value="0.000385341" calcext:value-type="float">
            <text:p>0.000385341</text:p>
          </table:table-cell>
          <table:table-cell office:value-type="float" office:value="108004" calcext:value-type="float">
            <text:p>108004</text:p>
          </table:table-cell>
          <table:table-cell office:value-type="float" office:value="1000" calcext:value-type="float">
            <text:p>1000</text:p>
          </table:table-cell>
          <table:table-cell office:value-type="float" office:value="108.004" calcext:value-type="float">
            <text:p>108.004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5269" calcext:value-type="float">
            <text:p>5269</text:p>
          </table:table-cell>
          <table:table-cell office:value-type="float" office:value="1000" calcext:value-type="float">
            <text:p>1000</text:p>
          </table:table-cell>
          <table:table-cell office:value-type="float" office:value="5.269" calcext:value-type="float">
            <text:p>5.26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5494093432365" calcext:value-type="float">
            <text:p>6.75494093432365</text:p>
          </table:table-cell>
          <table:table-cell table:formula="of:=LOG([.Q4])/LOG(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320" calcext:value-type="float">
            <text:p>140320</text:p>
          </table:table-cell>
          <table:table-cell office:value-type="float" office:value="1000" calcext:value-type="float">
            <text:p>1000</text:p>
          </table:table-cell>
          <table:table-cell office:value-type="float" office:value="140.32" calcext:value-type="float">
            <text:p>140.32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0.360946" calcext:value-type="float">
            <text:p>0.360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0946" calcext:value-type="float">
            <text:p>0.000360946</text:p>
          </table:table-cell>
          <table:table-cell office:value-type="float" office:value="0.000229343" calcext:value-type="float">
            <text:p>0.000229343</text:p>
          </table:table-cell>
          <table:table-cell office:value-type="float" office:value="0.000632027" calcext:value-type="float">
            <text:p>0.000632027</text:p>
          </table:table-cell>
          <table:table-cell office:value-type="float" office:value="157436" calcext:value-type="float">
            <text:p>157436</text:p>
          </table:table-cell>
          <table:table-cell office:value-type="float" office:value="1000" calcext:value-type="float">
            <text:p>1000</text:p>
          </table:table-cell>
          <table:table-cell office:value-type="float" office:value="157.436" calcext:value-type="float">
            <text:p>157.436</text:p>
          </table:table-cell>
          <table:table-cell office:value-type="float" office:value="99" calcext:value-type="float">
            <text:p>99</text:p>
          </table:table-cell>
          <table:table-cell office:value-type="float" office:value="262" calcext:value-type="float">
            <text:p>262</text:p>
          </table:table-cell>
          <table:table-cell office:value-type="float" office:value="6088" calcext:value-type="float">
            <text:p>6088</text:p>
          </table:table-cell>
          <table:table-cell office:value-type="float" office:value="1000" calcext:value-type="float">
            <text:p>1000</text:p>
          </table:table-cell>
          <table:table-cell office:value-type="float" office:value="6.088" calcext:value-type="float">
            <text:p>6.0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29862166126146" calcext:value-type="float">
            <text:p>7.29862166126146</text:p>
          </table:table-cell>
          <table:table-cell table:formula="of:=LOG([.Q5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147" calcext:value-type="float">
            <text:p>175147</text:p>
          </table:table-cell>
          <table:table-cell office:value-type="float" office:value="1000" calcext:value-type="float">
            <text:p>1000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1486" calcext:value-type="float">
            <text:p>0.000581486</text:p>
          </table:table-cell>
          <table:table-cell office:value-type="float" office:value="0.000333937" calcext:value-type="float">
            <text:p>0.000333937</text:p>
          </table:table-cell>
          <table:table-cell office:value-type="float" office:value="0.000973836" calcext:value-type="float">
            <text:p>0.000973836</text:p>
          </table:table-cell>
          <table:table-cell office:value-type="float" office:value="229361" calcext:value-type="float">
            <text:p>229361</text:p>
          </table:table-cell>
          <table:table-cell office:value-type="float" office:value="1000" calcext:value-type="float">
            <text:p>1000</text:p>
          </table:table-cell>
          <table:table-cell office:value-type="float" office:value="229.361" calcext:value-type="float">
            <text:p>229.361</text:p>
          </table:table-cell>
          <table:table-cell office:value-type="float" office:value="129" calcext:value-type="float">
            <text:p>129</text:p>
          </table:table-cell>
          <table:table-cell office:value-type="float" office:value="408" calcext:value-type="float">
            <text:p>408</text:p>
          </table:table-cell>
          <table:table-cell office:value-type="float" office:value="7026" calcext:value-type="float">
            <text:p>7026</text:p>
          </table:table-cell>
          <table:table-cell office:value-type="float" office:value="1000" calcext:value-type="float">
            <text:p>1000</text:p>
          </table:table-cell>
          <table:table-cell office:value-type="float" office:value="7.026" calcext:value-type="float">
            <text:p>7.0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84147628954208" calcext:value-type="float">
            <text:p>7.84147628954208</text:p>
          </table:table-cell>
          <table:table-cell table:formula="of:=LOG([.Q6])/LOG(2)" office:value-type="float" office:value="8.6724253419715" calcext:value-type="float">
            <text:p>8.67242534197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262" calcext:value-type="float">
            <text:p>211262</text:p>
          </table:table-cell>
          <table:table-cell office:value-type="float" office:value="1000" calcext:value-type="float">
            <text:p>1000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0.992719" calcext:value-type="float">
            <text:p>0.992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2719" calcext:value-type="float">
            <text:p>0.000992719</text:p>
          </table:table-cell>
          <table:table-cell office:value-type="float" office:value="0.000536704" calcext:value-type="float">
            <text:p>0.000536704</text:p>
          </table:table-cell>
          <table:table-cell office:value-type="float" office:value="0.0018832" calcext:value-type="float">
            <text:p>0.0018832</text:p>
          </table:table-cell>
          <table:table-cell office:value-type="float" office:value="349227" calcext:value-type="float">
            <text:p>349227</text:p>
          </table:table-cell>
          <table:table-cell office:value-type="float" office:value="1000" calcext:value-type="float">
            <text:p>1000</text:p>
          </table:table-cell>
          <table:table-cell office:value-type="float" office:value="349.227" calcext:value-type="float">
            <text:p>349.227</text:p>
          </table:table-cell>
          <table:table-cell office:value-type="float" office:value="178" calcext:value-type="float">
            <text:p>178</text:p>
          </table:table-cell>
          <table:table-cell office:value-type="float" office:value="666" calcext:value-type="float">
            <text:p>666</text:p>
          </table:table-cell>
          <table:table-cell office:value-type="float" office:value="8205" calcext:value-type="float">
            <text:p>8205</text:p>
          </table:table-cell>
          <table:table-cell office:value-type="float" office:value="1000" calcext:value-type="float">
            <text:p>1000</text:p>
          </table:table-cell>
          <table:table-cell office:value-type="float" office:value="8.205" calcext:value-type="float">
            <text:p>8.2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44802129301549" calcext:value-type="float">
            <text:p>8.44802129301549</text:p>
          </table:table-cell>
          <table:table-cell table:formula="of:=LOG([.Q7])/LOG(2)" office:value-type="float" office:value="9.37937836707126" calcext:value-type="float">
            <text:p>9.37937836707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921" calcext:value-type="float">
            <text:p>245921</text:p>
          </table:table-cell>
          <table:table-cell office:value-type="float" office:value="1000" calcext:value-type="float">
            <text:p>1000</text:p>
          </table:table-cell>
          <table:table-cell office:value-type="float" office:value="245.921" calcext:value-type="float">
            <text:p>245.921</text:p>
          </table:table-cell>
          <table:table-cell office:value-type="float" office:value="214" calcext:value-type="float">
            <text:p>214</text:p>
          </table:table-cell>
          <table:table-cell office:value-type="float" office:value="276" calcext:value-type="float">
            <text:p>276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009" calcext:value-type="float">
            <text:p>0.00173009</text:p>
          </table:table-cell>
          <table:table-cell office:value-type="float" office:value="0.000706946" calcext:value-type="float">
            <text:p>0.000706946</text:p>
          </table:table-cell>
          <table:table-cell office:value-type="float" office:value="0.00425554" calcext:value-type="float">
            <text:p>0.00425554</text:p>
          </table:table-cell>
          <table:table-cell office:value-type="float" office:value="536098" calcext:value-type="float">
            <text:p>536098</text:p>
          </table:table-cell>
          <table:table-cell office:value-type="float" office:value="1000" calcext:value-type="float">
            <text:p>1000</text:p>
          </table:table-cell>
          <table:table-cell office:value-type="float" office:value="536.098" calcext:value-type="float">
            <text:p>536.098</text:p>
          </table:table-cell>
          <table:table-cell office:value-type="float" office:value="224" calcext:value-type="float">
            <text:p>224</text:p>
          </table:table-cell>
          <table:table-cell office:value-type="float" office:value="1290" calcext:value-type="float">
            <text:p>1290</text:p>
          </table:table-cell>
          <table:table-cell office:value-type="float" office:value="9694" calcext:value-type="float">
            <text:p>9694</text:p>
          </table:table-cell>
          <table:table-cell office:value-type="float" office:value="1000" calcext:value-type="float">
            <text:p>1000</text:p>
          </table:table-cell>
          <table:table-cell office:value-type="float" office:value="9.694" calcext:value-type="float">
            <text:p>9.6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06635294267893" calcext:value-type="float">
            <text:p>9.06635294267893</text:p>
          </table:table-cell>
          <table:table-cell table:formula="of:=LOG([.Q8])/LOG(2)" office:value-type="float" office:value="10.3331553503106" calcext:value-type="float">
            <text:p>10.3331553503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059" calcext:value-type="float">
            <text:p>281059</text:p>
          </table:table-cell>
          <table:table-cell office:value-type="float" office:value="1000" calcext:value-type="float">
            <text:p>1000</text:p>
          </table:table-cell>
          <table:table-cell office:value-type="float" office:value="281.059" calcext:value-type="float">
            <text:p>281.059</text:p>
          </table:table-cell>
          <table:table-cell office:value-type="float" office:value="253" calcext:value-type="float">
            <text:p>253</text:p>
          </table:table-cell>
          <table:table-cell office:value-type="float" office:value="306" calcext:value-type="float">
            <text:p>306</text:p>
          </table:table-cell>
          <table:table-cell office:value-type="float" office:value="2.80723" calcext:value-type="float">
            <text:p>2.80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0723" calcext:value-type="float">
            <text:p>0.00280723</text:p>
          </table:table-cell>
          <table:table-cell office:value-type="float" office:value="0.000838175" calcext:value-type="float">
            <text:p>0.000838175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756788" calcext:value-type="float">
            <text:p>756788</text:p>
          </table:table-cell>
          <table:table-cell office:value-type="float" office:value="1000" calcext:value-type="float">
            <text:p>1000</text:p>
          </table:table-cell>
          <table:table-cell office:value-type="float" office:value="756.788" calcext:value-type="float">
            <text:p>756.788</text:p>
          </table:table-cell>
          <table:table-cell office:value-type="float" office:value="253" calcext:value-type="float">
            <text:p>253</text:p>
          </table:table-cell>
          <table:table-cell office:value-type="float" office:value="1803" calcext:value-type="float">
            <text:p>1803</text:p>
          </table:table-cell>
          <table:table-cell office:value-type="float" office:value="11964" calcext:value-type="float">
            <text:p>11964</text:p>
          </table:table-cell>
          <table:table-cell office:value-type="float" office:value="1000" calcext:value-type="float">
            <text:p>1000</text:p>
          </table:table-cell>
          <table:table-cell office:value-type="float" office:value="11.964" calcext:value-type="float">
            <text:p>11.9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56374540255649" calcext:value-type="float">
            <text:p>9.56374540255649</text:p>
          </table:table-cell>
          <table:table-cell table:formula="of:=LOG([.Q9])/LOG(2)" office:value-type="float" office:value="10.8161836814323" calcext:value-type="float">
            <text:p>10.81618368143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29" calcext:value-type="float">
            <text:p>315629</text:p>
          </table:table-cell>
          <table:table-cell office:value-type="float" office:value="1000" calcext:value-type="float">
            <text:p>1000</text:p>
          </table:table-cell>
          <table:table-cell office:value-type="float" office:value="315.629" calcext:value-type="float">
            <text:p>315.629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3.38054" calcext:value-type="float">
            <text:p>3.38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8054" calcext:value-type="float">
            <text:p>0.00338054</text:p>
          </table:table-cell>
          <table:table-cell office:value-type="float" office:value="0.000374432" calcext:value-type="float">
            <text:p>0.000374432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804515" calcext:value-type="float">
            <text:p>804515</text:p>
          </table:table-cell>
          <table:table-cell office:value-type="float" office:value="1000" calcext:value-type="float">
            <text:p>1000</text:p>
          </table:table-cell>
          <table:table-cell office:value-type="float" office:value="804.515" calcext:value-type="float">
            <text:p>804.515</text:p>
          </table:table-cell>
          <table:table-cell office:value-type="float" office:value="97" calcext:value-type="float">
            <text:p>97</text:p>
          </table:table-cell>
          <table:table-cell office:value-type="float" office:value="2843" calcext:value-type="float">
            <text:p>28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00" calcext:value-type="float">
            <text:p>1000</text:p>
          </table:table-cell>
          <table:table-cell office:value-type="float" office:value="15.747" calcext:value-type="float">
            <text:p>15.7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65197550969656" calcext:value-type="float">
            <text:p>9.65197550969656</text:p>
          </table:table-cell>
          <table:table-cell table:formula="of:=LOG([.Q10])/LOG(2)" office:value-type="float" office:value="11.4731983836775" calcext:value-type="float">
            <text:p>11.4731983836775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763" calcext:value-type="float">
            <text:p>37763</text:p>
          </table:table-cell>
          <table:table-cell office:value-type="float" office:value="1000" calcext:value-type="float">
            <text:p>1000</text:p>
          </table:table-cell>
          <table:table-cell office:value-type="float" office:value="37.763" calcext:value-type="float">
            <text:p>37.76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0.113012" calcext:value-type="float">
            <text:p>0.113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012" calcext:value-type="float">
            <text:p>0.000113012</text:p>
          </table:table-cell>
          <table:table-cell office:value-type="float" office:value="0.000093329" calcext:value-type="float">
            <text:p>9.3329E-05</text:p>
          </table:table-cell>
          <table:table-cell office:value-type="float" office:value="0.000155522" calcext:value-type="float">
            <text:p>0.000155522</text:p>
          </table:table-cell>
          <table:table-cell office:value-type="float" office:value="49414" calcext:value-type="float">
            <text:p>49414</text:p>
          </table:table-cell>
          <table:table-cell office:value-type="float" office:value="1000" calcext:value-type="float">
            <text:p>1000</text:p>
          </table:table-cell>
          <table:table-cell office:value-type="float" office:value="49.414" calcext:value-type="float">
            <text:p>49.4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36" calcext:value-type="float">
            <text:p>3936</text:p>
          </table:table-cell>
          <table:table-cell office:value-type="float" office:value="1000" calcext:value-type="float">
            <text:p>1000</text:p>
          </table:table-cell>
          <table:table-cell office:value-type="float" office:value="3.936" calcext:value-type="float">
            <text:p>3.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62684793971526" calcext:value-type="float">
            <text:p>5.62684793971526</text:p>
          </table:table-cell>
          <table:table-cell table:formula="of:=LOG([.Q2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270" calcext:value-type="float">
            <text:p>75270</text:p>
          </table:table-cell>
          <table:table-cell office:value-type="float" office:value="1000" calcext:value-type="float">
            <text:p>1000</text:p>
          </table:table-cell>
          <table:table-cell office:value-type="float" office:value="75.27" calcext:value-type="float">
            <text:p>75.27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0.165835" calcext:value-type="float">
            <text:p>0.165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835" calcext:value-type="float">
            <text:p>0.000165835</text:p>
          </table:table-cell>
          <table:table-cell office:value-type="float" office:value="0.000122795" calcext:value-type="float">
            <text:p>0.000122795</text:p>
          </table:table-cell>
          <table:table-cell office:value-type="float" office:value="0.000229766" calcext:value-type="float">
            <text:p>0.000229766</text:p>
          </table:table-cell>
          <table:table-cell office:value-type="float" office:value="79708" calcext:value-type="float">
            <text:p>79708</text:p>
          </table:table-cell>
          <table:table-cell office:value-type="float" office:value="1000" calcext:value-type="float">
            <text:p>1000</text:p>
          </table:table-cell>
          <table:table-cell office:value-type="float" office:value="79.708" calcext:value-type="float">
            <text:p>79.708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4614" calcext:value-type="float">
            <text:p>4614</text:p>
          </table:table-cell>
          <table:table-cell office:value-type="float" office:value="1000" calcext:value-type="float">
            <text:p>1000</text:p>
          </table:table-cell>
          <table:table-cell office:value-type="float" office:value="4.614" calcext:value-type="float">
            <text:p>4.6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31665262438687" calcext:value-type="float">
            <text:p>6.31665262438687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07" calcext:value-type="float">
            <text:p>113.107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0.252291" calcext:value-type="float">
            <text:p>0.252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291" calcext:value-type="float">
            <text:p>0.000252291</text:p>
          </table:table-cell>
          <table:table-cell office:value-type="float" office:value="0.000171994" calcext:value-type="float">
            <text:p>0.000171994</text:p>
          </table:table-cell>
          <table:table-cell office:value-type="float" office:value="0.000385792" calcext:value-type="float">
            <text:p>0.000385792</text:p>
          </table:table-cell>
          <table:table-cell office:value-type="float" office:value="117256" calcext:value-type="float">
            <text:p>117256</text:p>
          </table:table-cell>
          <table:table-cell office:value-type="float" office:value="1000" calcext:value-type="float">
            <text:p>1000</text:p>
          </table:table-cell>
          <table:table-cell office:value-type="float" office:value="117.256" calcext:value-type="float">
            <text:p>117.256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87351793723839" calcext:value-type="float">
            <text:p>6.87351793723839</text:p>
          </table:table-cell>
          <table:table-cell table:formula="of:=LOG([.Q4])/LOG(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0807" calcext:value-type="float">
            <text:p>150807</text:p>
          </table:table-cell>
          <table:table-cell office:value-type="float" office:value="1000" calcext:value-type="float">
            <text:p>1000</text:p>
          </table:table-cell>
          <table:table-cell office:value-type="float" office:value="150.807" calcext:value-type="float">
            <text:p>150.807</text:p>
          </table:table-cell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  <table:table-cell office:value-type="float" office:value="0.398314" calcext:value-type="float">
            <text:p>0.398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314" calcext:value-type="float">
            <text:p>0.000398314</text:p>
          </table:table-cell>
          <table:table-cell office:value-type="float" office:value="0.000258988" calcext:value-type="float">
            <text:p>0.000258988</text:p>
          </table:table-cell>
          <table:table-cell office:value-type="float" office:value="0.000657885" calcext:value-type="float">
            <text:p>0.000657885</text:p>
          </table:table-cell>
          <table:table-cell office:value-type="float" office:value="170503" calcext:value-type="float">
            <text:p>170503</text:p>
          </table:table-cell>
          <table:table-cell office:value-type="float" office:value="1000" calcext:value-type="float">
            <text:p>1000</text:p>
          </table:table-cell>
          <table:table-cell office:value-type="float" office:value="170.503" calcext:value-type="float">
            <text:p>170.503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6159" calcext:value-type="float">
            <text:p>6159</text:p>
          </table:table-cell>
          <table:table-cell office:value-type="float" office:value="1000" calcext:value-type="float">
            <text:p>1000</text:p>
          </table:table-cell>
          <table:table-cell office:value-type="float" office:value="6.159" calcext:value-type="float">
            <text:p>6.1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41365331346433" calcext:value-type="float">
            <text:p>7.41365331346433</text:p>
          </table:table-cell>
          <table:table-cell table:formula="of:=LOG([.Q5])/LOG(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237" calcext:value-type="float">
            <text:p>189237</text:p>
          </table:table-cell>
          <table:table-cell office:value-type="float" office:value="1000" calcext:value-type="float">
            <text:p>1000</text:p>
          </table:table-cell>
          <table:table-cell office:value-type="float" office:value="189.237" calcext:value-type="float">
            <text:p>189.23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0.665083" calcext:value-type="float">
            <text:p>0.665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5083" calcext:value-type="float">
            <text:p>0.000665083</text:p>
          </table:table-cell>
          <table:table-cell office:value-type="float" office:value="0.000402063" calcext:value-type="float">
            <text:p>0.000402063</text:p>
          </table:table-cell>
          <table:table-cell office:value-type="float" office:value="0.00116151" calcext:value-type="float">
            <text:p>0.00116151</text:p>
          </table:table-cell>
          <table:table-cell office:value-type="float" office:value="256016" calcext:value-type="float">
            <text:p>256016</text:p>
          </table:table-cell>
          <table:table-cell office:value-type="float" office:value="1000" calcext:value-type="float">
            <text:p>1000</text:p>
          </table:table-cell>
          <table:table-cell office:value-type="float" office:value="256.016" calcext:value-type="float">
            <text:p>256.016</text:p>
          </table:table-cell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office:value-type="float" office:value="7135" calcext:value-type="float">
            <text:p>7135</text:p>
          </table:table-cell>
          <table:table-cell office:value-type="float" office:value="1000" calcext:value-type="float">
            <text:p>1000</text:p>
          </table:table-cell>
          <table:table-cell office:value-type="float" office:value="7.135" calcext:value-type="float">
            <text:p>7.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00009016562241" calcext:value-type="float">
            <text:p>8.00009016562241</text:p>
          </table:table-cell>
          <table:table-cell table:formula="of:=LOG([.Q6])/LOG(2)" office:value-type="float" office:value="8.82972273508606" calcext:value-type="float">
            <text:p>8.82972273508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483" calcext:value-type="float">
            <text:p>226483</text:p>
          </table:table-cell>
          <table:table-cell office:value-type="float" office:value="1000" calcext:value-type="float">
            <text:p>1000</text:p>
          </table:table-cell>
          <table:table-cell office:value-type="float" office:value="226.483" calcext:value-type="float">
            <text:p>226.483</text:p>
          </table:table-cell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1.12468" calcext:value-type="float">
            <text:p>1.12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2468" calcext:value-type="float">
            <text:p>0.00112468</text:p>
          </table:table-cell>
          <table:table-cell office:value-type="float" office:value="0.000628038" calcext:value-type="float">
            <text:p>0.000628038</text:p>
          </table:table-cell>
          <table:table-cell office:value-type="float" office:value="0.00222034" calcext:value-type="float">
            <text:p>0.00222034</text:p>
          </table:table-cell>
          <table:table-cell office:value-type="float" office:value="388138" calcext:value-type="float">
            <text:p>388138</text:p>
          </table:table-cell>
          <table:table-cell office:value-type="float" office:value="1000" calcext:value-type="float">
            <text:p>1000</text:p>
          </table:table-cell>
          <table:table-cell office:value-type="float" office:value="388.138" calcext:value-type="float">
            <text:p>388.138</text:p>
          </table:table-cell>
          <table:table-cell office:value-type="float" office:value="185" calcext:value-type="float">
            <text:p>185</text:p>
          </table:table-cell>
          <table:table-cell office:value-type="float" office:value="754" calcext:value-type="float">
            <text:p>754</text:p>
          </table:table-cell>
          <table:table-cell office:value-type="float" office:value="8279" calcext:value-type="float">
            <text:p>8279</text:p>
          </table:table-cell>
          <table:table-cell office:value-type="float" office:value="1000" calcext:value-type="float">
            <text:p>1000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60042587445134" calcext:value-type="float">
            <text:p>8.60042587445134</text:p>
          </table:table-cell>
          <table:table-cell table:formula="of:=LOG([.Q7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643" calcext:value-type="float">
            <text:p>264643</text:p>
          </table:table-cell>
          <table:table-cell office:value-type="float" office:value="1000" calcext:value-type="float">
            <text:p>1000</text:p>
          </table:table-cell>
          <table:table-cell office:value-type="float" office:value="264.643" calcext:value-type="float">
            <text:p>264.643</text:p>
          </table:table-cell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2.01825" calcext:value-type="float">
            <text:p>2.0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1825" calcext:value-type="float">
            <text:p>0.00201825</text:p>
          </table:table-cell>
          <table:table-cell office:value-type="float" office:value="0.000950263" calcext:value-type="float">
            <text:p>0.000950263</text:p>
          </table:table-cell>
          <table:table-cell office:value-type="float" office:value="0.00456683" calcext:value-type="float">
            <text:p>0.00456683</text:p>
          </table:table-cell>
          <table:table-cell office:value-type="float" office:value="610611" calcext:value-type="float">
            <text:p>610611</text:p>
          </table:table-cell>
          <table:table-cell office:value-type="float" office:value="1000" calcext:value-type="float">
            <text:p>1000</text:p>
          </table:table-cell>
          <table:table-cell office:value-type="float" office:value="610.611" calcext:value-type="float">
            <text:p>610.611</text:p>
          </table:table-cell>
          <table:table-cell office:value-type="float" office:value="270" calcext:value-type="float">
            <text:p>270</text:p>
          </table:table-cell>
          <table:table-cell office:value-type="float" office:value="1164" calcext:value-type="float">
            <text:p>1164</text:p>
          </table:table-cell>
          <table:table-cell office:value-type="float" office:value="9840" calcext:value-type="float">
            <text:p>9840</text:p>
          </table:table-cell>
          <table:table-cell office:value-type="float" office:value="1000" calcext:value-type="float">
            <text:p>10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25410976933335" calcext:value-type="float">
            <text:p>9.25410976933335</text:p>
          </table:table-cell>
          <table:table-cell table:formula="of:=LOG([.Q8])/LOG(2)" office:value-type="float" office:value="10.1848753429083" calcext:value-type="float">
            <text:p>10.1848753429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291" calcext:value-type="float">
            <text:p>302291</text:p>
          </table:table-cell>
          <table:table-cell office:value-type="float" office:value="1000" calcext:value-type="float">
            <text:p>1000</text:p>
          </table:table-cell>
          <table:table-cell office:value-type="float" office:value="302.291" calcext:value-type="float">
            <text:p>302.291</text:p>
          </table:table-cell>
          <table:table-cell office:value-type="float" office:value="276" calcext:value-type="float">
            <text:p>276</text:p>
          </table:table-cell>
          <table:table-cell office:value-type="float" office:value="325" calcext:value-type="float">
            <text:p>325</text:p>
          </table:table-cell>
          <table:table-cell office:value-type="float" office:value="3.49963" calcext:value-type="float">
            <text:p>3.49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9963" calcext:value-type="float">
            <text:p>0.00349963</text:p>
          </table:table-cell>
          <table:table-cell office:value-type="float" office:value="0.00120891" calcext:value-type="float">
            <text:p>0.00120891</text:p>
          </table:table-cell>
          <table:table-cell office:value-type="float" office:value="0.00791659" calcext:value-type="float">
            <text:p>0.00791659</text:p>
          </table:table-cell>
          <table:table-cell office:value-type="float" office:value="917856" calcext:value-type="float">
            <text:p>917856</text:p>
          </table:table-cell>
          <table:table-cell office:value-type="float" office:value="1000" calcext:value-type="float">
            <text:p>1000</text:p>
          </table:table-cell>
          <table:table-cell office:value-type="float" office:value="917.856" calcext:value-type="float">
            <text:p>917.856</text:p>
          </table:table-cell>
          <table:table-cell office:value-type="float" office:value="303" calcext:value-type="float">
            <text:p>303</text:p>
          </table:table-cell>
          <table:table-cell office:value-type="float" office:value="2234" calcext:value-type="float">
            <text:p>2234</text:p>
          </table:table-cell>
          <table:table-cell office:value-type="float" office:value="12102" calcext:value-type="float">
            <text:p>12102</text:p>
          </table:table-cell>
          <table:table-cell office:value-type="float" office:value="1000" calcext:value-type="float">
            <text:p>1000</text:p>
          </table:table-cell>
          <table:table-cell office:value-type="float" office:value="12.102" calcext:value-type="float">
            <text:p>12.10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84212402055808" calcext:value-type="float">
            <text:p>9.84212402055808</text:p>
          </table:table-cell>
          <table:table-cell table:formula="of:=LOG([.Q9])/LOG(2)" office:value-type="float" office:value="11.1254134704833" calcext:value-type="float">
            <text:p>11.12541347048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546" calcext:value-type="float">
            <text:p>340546</text:p>
          </table:table-cell>
          <table:table-cell office:value-type="float" office:value="1000" calcext:value-type="float">
            <text:p>1000</text:p>
          </table:table-cell>
          <table:table-cell office:value-type="float" office:value="340.546" calcext:value-type="float">
            <text:p>340.546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4.30062" calcext:value-type="float">
            <text:p>4.300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0062" calcext:value-type="float">
            <text:p>0.00430062</text:p>
          </table:table-cell>
          <table:table-cell office:value-type="float" office:value="0.000616779" calcext:value-type="float">
            <text:p>0.000616779</text:p>
          </table:table-cell>
          <table:table-cell office:value-type="float" office:value="0.0138924" calcext:value-type="float">
            <text:p>0.0138924</text:p>
          </table:table-cell>
          <table:table-cell office:value-type="float" office:value="975939" calcext:value-type="float">
            <text:p>975939</text:p>
          </table:table-cell>
          <table:table-cell office:value-type="float" office:value="1000" calcext:value-type="float">
            <text:p>1000</text:p>
          </table:table-cell>
          <table:table-cell office:value-type="float" office:value="975.939" calcext:value-type="float">
            <text:p>975.939</text:p>
          </table:table-cell>
          <table:table-cell office:value-type="float" office:value="139" calcext:value-type="float">
            <text:p>139</text:p>
          </table:table-cell>
          <table:table-cell office:value-type="float" office:value="4018" calcext:value-type="float">
            <text:p>4018</text:p>
          </table:table-cell>
          <table:table-cell office:value-type="float" office:value="16218" calcext:value-type="float">
            <text:p>16218</text:p>
          </table:table-cell>
          <table:table-cell office:value-type="float" office:value="1000" calcext:value-type="float">
            <text:p>1000</text:p>
          </table:table-cell>
          <table:table-cell office:value-type="float" office:value="16.218" calcext:value-type="float">
            <text:p>16.2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93064716630495" calcext:value-type="float">
            <text:p>9.93064716630495</text:p>
          </table:table-cell>
          <table:table-cell table:formula="of:=LOG([.Q10])/LOG(2)" office:value-type="float" office:value="11.9722618487333" calcext:value-type="float">
            <text:p>11.9722618487333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346" calcext:value-type="float">
            <text:p>40346</text:p>
          </table:table-cell>
          <table:table-cell office:value-type="float" office:value="1000" calcext:value-type="float">
            <text:p>1000</text:p>
          </table:table-cell>
          <table:table-cell office:value-type="float" office:value="40.346" calcext:value-type="float">
            <text:p>40.346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286" calcext:value-type="float">
            <text:p>0.000121286</text:p>
          </table:table-cell>
          <table:table-cell office:value-type="float" office:value="0.000102281" calcext:value-type="float">
            <text:p>0.000102281</text:p>
          </table:table-cell>
          <table:table-cell office:value-type="float" office:value="0.000162677" calcext:value-type="float">
            <text:p>0.000162677</text:p>
          </table:table-cell>
          <table:table-cell office:value-type="float" office:value="52153" calcext:value-type="float">
            <text:p>52153</text:p>
          </table:table-cell>
          <table:table-cell office:value-type="float" office:value="1000" calcext:value-type="float">
            <text:p>1000</text:p>
          </table:table-cell>
          <table:table-cell office:value-type="float" office:value="52.153" calcext:value-type="float">
            <text:p>52.153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0467833824866" calcext:value-type="float">
            <text:p>5.70467833824866</text:p>
          </table:table-cell>
          <table:table-cell table:formula="of:=LOG([.Q2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94" calcext:value-type="float">
            <text:p>81294</text:p>
          </table:table-cell>
          <table:table-cell office:value-type="float" office:value="1000" calcext:value-type="float">
            <text:p>1000</text:p>
          </table:table-cell>
          <table:table-cell office:value-type="float" office:value="81.294" calcext:value-type="float">
            <text:p>81.294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0.179493" calcext:value-type="float">
            <text:p>0.179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93" calcext:value-type="float">
            <text:p>0.000179493</text:p>
          </table:table-cell>
          <table:table-cell office:value-type="float" office:value="0.000137562" calcext:value-type="float">
            <text:p>0.000137562</text:p>
          </table:table-cell>
          <table:table-cell office:value-type="float" office:value="0.000249067" calcext:value-type="float">
            <text:p>0.000249067</text:p>
          </table:table-cell>
          <table:table-cell office:value-type="float" office:value="85033" calcext:value-type="float">
            <text:p>85033</text:p>
          </table:table-cell>
          <table:table-cell office:value-type="float" office:value="1000" calcext:value-type="float">
            <text:p>1000</text:p>
          </table:table-cell>
          <table:table-cell office:value-type="float" office:value="85.033" calcext:value-type="float">
            <text:p>85.033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40995093257307" calcext:value-type="float">
            <text:p>6.40995093257307</text:p>
          </table:table-cell>
          <table:table-cell table:formula="of:=LOG([.Q3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696" calcext:value-type="float">
            <text:p>121696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6" calcext:value-type="float">
            <text:p>121.696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0.276937" calcext:value-type="float">
            <text:p>0.276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937" calcext:value-type="float">
            <text:p>0.000276937</text:p>
          </table:table-cell>
          <table:table-cell office:value-type="float" office:value="0.000187655" calcext:value-type="float">
            <text:p>0.000187655</text:p>
          </table:table-cell>
          <table:table-cell office:value-type="float" office:value="0.000391501" calcext:value-type="float">
            <text:p>0.000391501</text:p>
          </table:table-cell>
          <table:table-cell office:value-type="float" office:value="126957" calcext:value-type="float">
            <text:p>126957</text:p>
          </table:table-cell>
          <table:table-cell office:value-type="float" office:value="1000" calcext:value-type="float">
            <text:p>1000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98819613251022" calcext:value-type="float">
            <text:p>6.98819613251022</text:p>
          </table:table-cell>
          <table:table-cell table:formula="of:=LOG([.Q4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201" calcext:value-type="float">
            <text:p>162201</text:p>
          </table:table-cell>
          <table:table-cell office:value-type="float" office:value="1000" calcext:value-type="float">
            <text:p>1000</text:p>
          </table:table-cell>
          <table:table-cell office:value-type="float" office:value="162.201" calcext:value-type="float">
            <text:p>162.201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0.445497" calcext:value-type="float">
            <text:p>0.445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97" calcext:value-type="float">
            <text:p>0.000445497</text:p>
          </table:table-cell>
          <table:table-cell office:value-type="float" office:value="0.000277062" calcext:value-type="float">
            <text:p>0.000277062</text:p>
          </table:table-cell>
          <table:table-cell office:value-type="float" office:value="0.000703305" calcext:value-type="float">
            <text:p>0.000703305</text:p>
          </table:table-cell>
          <table:table-cell office:value-type="float" office:value="186938" calcext:value-type="float">
            <text:p>186938</text:p>
          </table:table-cell>
          <table:table-cell office:value-type="float" office:value="1000" calcext:value-type="float">
            <text:p>1000</text:p>
          </table:table-cell>
          <table:table-cell office:value-type="float" office:value="186.938" calcext:value-type="float">
            <text:p>186.938</text:p>
          </table:table-cell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6209" calcext:value-type="float">
            <text:p>6209</text:p>
          </table:table-cell>
          <table:table-cell office:value-type="float" office:value="1000" calcext:value-type="float">
            <text:p>1000</text:p>
          </table:table-cell>
          <table:table-cell office:value-type="float" office:value="6.209" calcext:value-type="float">
            <text:p>6.2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54641605387726" calcext:value-type="float">
            <text:p>7.54641605387726</text:p>
          </table:table-cell>
          <table:table-cell table:formula="of:=LOG([.Q5])/LOG(2)" office:value-type="float" office:value="8.15987133677839" calcext:value-type="float">
            <text:p>8.159871336778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019" calcext:value-type="float">
            <text:p>203019</text:p>
          </table:table-cell>
          <table:table-cell office:value-type="float" office:value="1000" calcext:value-type="float">
            <text:p>1000</text:p>
          </table:table-cell>
          <table:table-cell office:value-type="float" office:value="203.019" calcext:value-type="float">
            <text:p>203.019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0.756631" calcext:value-type="float">
            <text:p>0.7566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6631" calcext:value-type="float">
            <text:p>0.000756631</text:p>
          </table:table-cell>
          <table:table-cell office:value-type="float" office:value="0.000423138" calcext:value-type="float">
            <text:p>0.000423138</text:p>
          </table:table-cell>
          <table:table-cell office:value-type="float" office:value="0.00138239" calcext:value-type="float">
            <text:p>0.00138239</text:p>
          </table:table-cell>
          <table:table-cell office:value-type="float" office:value="288670" calcext:value-type="float">
            <text:p>288670</text:p>
          </table:table-cell>
          <table:table-cell office:value-type="float" office:value="1000" calcext:value-type="float">
            <text:p>1000</text:p>
          </table:table-cell>
          <table:table-cell office:value-type="float" office:value="288.67" calcext:value-type="float">
            <text:p>288.67</text:p>
          </table:table-cell>
          <table:table-cell office:value-type="float" office:value="160" calcext:value-type="float">
            <text:p>160</text:p>
          </table:table-cell>
          <table:table-cell office:value-type="float" office:value="511" calcext:value-type="float">
            <text:p>511</text:p>
          </table:table-cell>
          <table:table-cell office:value-type="float" office:value="7149" calcext:value-type="float">
            <text:p>7149</text:p>
          </table:table-cell>
          <table:table-cell office:value-type="float" office:value="1000" calcext:value-type="float">
            <text:p>1000</text:p>
          </table:table-cell>
          <table:table-cell office:value-type="float" office:value="7.149" calcext:value-type="float">
            <text:p>7.1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17327737320547" calcext:value-type="float">
            <text:p>8.17327737320547</text:p>
          </table:table-cell>
          <table:table-cell table:formula="of:=LOG([.Q6])/LOG(2)" office:value-type="float" office:value="8.99717948093762" calcext:value-type="float">
            <text:p>8.99717948093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180" calcext:value-type="float">
            <text:p>243180</text:p>
          </table:table-cell>
          <table:table-cell office:value-type="float" office:value="1000" calcext:value-type="float">
            <text:p>1000</text:p>
          </table:table-cell>
          <table:table-cell office:value-type="float" office:value="243.18" calcext:value-type="float">
            <text:p>243.18</text:p>
          </table:table-cell>
          <table:table-cell office:value-type="float" office:value="209" calcext:value-type="float">
            <text:p>209</text:p>
          </table:table-cell>
          <table:table-cell office:value-type="float" office:value="275" calcext:value-type="float">
            <text:p>275</text:p>
          </table:table-cell>
          <table:table-cell office:value-type="float" office:value="1.31488" calcext:value-type="float">
            <text:p>1.314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1488" calcext:value-type="float">
            <text:p>0.00131488</text:p>
          </table:table-cell>
          <table:table-cell office:value-type="float" office:value="0.000702934" calcext:value-type="float">
            <text:p>0.000702934</text:p>
          </table:table-cell>
          <table:table-cell office:value-type="float" office:value="0.00244793" calcext:value-type="float">
            <text:p>0.00244793</text:p>
          </table:table-cell>
          <table:table-cell office:value-type="float" office:value="446355" calcext:value-type="float">
            <text:p>446355</text:p>
          </table:table-cell>
          <table:table-cell office:value-type="float" office:value="1000" calcext:value-type="float">
            <text:p>1000</text:p>
          </table:table-cell>
          <table:table-cell office:value-type="float" office:value="446.355" calcext:value-type="float">
            <text:p>446.355</text:p>
          </table:table-cell>
          <table:table-cell office:value-type="float" office:value="245" calcext:value-type="float">
            <text:p>245</text:p>
          </table:table-cell>
          <table:table-cell office:value-type="float" office:value="795" calcext:value-type="float">
            <text:p>795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80204777664321" calcext:value-type="float">
            <text:p>8.80204777664321</text:p>
          </table:table-cell>
          <table:table-cell table:formula="of:=LOG([.Q7])/LOG(2)" office:value-type="float" office:value="9.63481105017172" calcext:value-type="float">
            <text:p>9.63481105017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677" calcext:value-type="float">
            <text:p>284677</text:p>
          </table:table-cell>
          <table:table-cell office:value-type="float" office:value="1000" calcext:value-type="float">
            <text:p>1000</text:p>
          </table:table-cell>
          <table:table-cell office:value-type="float" office:value="284.677" calcext:value-type="float">
            <text:p>284.677</text:p>
          </table:table-cell>
          <table:table-cell office:value-type="float" office:value="257" calcext:value-type="float">
            <text:p>257</text:p>
          </table:table-cell>
          <table:table-cell office:value-type="float" office:value="314" calcext:value-type="float">
            <text:p>314</text:p>
          </table:table-cell>
          <table:table-cell office:value-type="float" office:value="2.42974" calcext:value-type="float">
            <text:p>2.42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974" calcext:value-type="float">
            <text:p>0.00242974</text:p>
          </table:table-cell>
          <table:table-cell office:value-type="float" office:value="0.00118919" calcext:value-type="float">
            <text:p>0.00118919</text:p>
          </table:table-cell>
          <table:table-cell office:value-type="float" office:value="0.00559227" calcext:value-type="float">
            <text:p>0.00559227</text:p>
          </table:table-cell>
          <table:table-cell office:value-type="float" office:value="713680" calcext:value-type="float">
            <text:p>713680</text:p>
          </table:table-cell>
          <table:table-cell office:value-type="float" office:value="1000" calcext:value-type="float">
            <text:p>1000</text:p>
          </table:table-cell>
          <table:table-cell office:value-type="float" office:value="713.68" calcext:value-type="float">
            <text:p>713.68</text:p>
          </table:table-cell>
          <table:table-cell office:value-type="float" office:value="332" calcext:value-type="float">
            <text:p>332</text:p>
          </table:table-cell>
          <table:table-cell office:value-type="float" office:value="1591" calcext:value-type="float">
            <text:p>1591</text:p>
          </table:table-cell>
          <table:table-cell office:value-type="float" office:value="10025" calcext:value-type="float">
            <text:p>10025</text:p>
          </table:table-cell>
          <table:table-cell office:value-type="float" office:value="1000" calcext:value-type="float">
            <text:p>1000</text:p>
          </table:table-cell>
          <table:table-cell office:value-type="float" office:value="10.025" calcext:value-type="float">
            <text:p>10.0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47913353307985" calcext:value-type="float">
            <text:p>9.47913353307985</text:p>
          </table:table-cell>
          <table:table-cell table:formula="of:=LOG([.Q8])/LOG(2)" office:value-type="float" office:value="10.635718120331" calcext:value-type="float">
            <text:p>10.635718120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446" calcext:value-type="float">
            <text:p>324446</text:p>
          </table:table-cell>
          <table:table-cell office:value-type="float" office:value="1000" calcext:value-type="float">
            <text:p>1000</text:p>
          </table:table-cell>
          <table:table-cell office:value-type="float" office:value="324.446" calcext:value-type="float">
            <text:p>324.446</text:p>
          </table:table-cell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float" office:value="4.34155" calcext:value-type="float">
            <text:p>4.34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4155" calcext:value-type="float">
            <text:p>0.00434155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0.0111022" calcext:value-type="float">
            <text:p>0.0111022</text:p>
          </table:table-cell>
          <table:table-cell office:value-type="float" office:value="1109514" calcext:value-type="float">
            <text:p>1109514</text:p>
          </table:table-cell>
          <table:table-cell office:value-type="float" office:value="1000" calcext:value-type="float">
            <text:p>1000</text:p>
          </table:table-cell>
          <table:table-cell office:value-type="float" office:value="1109.51" calcext:value-type="float">
            <text:p>1109.51</text:p>
          </table:table-cell>
          <table:table-cell office:value-type="float" office:value="428" calcext:value-type="float">
            <text:p>428</text:p>
          </table:table-cell>
          <table:table-cell office:value-type="float" office:value="2713" calcext:value-type="float">
            <text:p>2713</text:p>
          </table:table-cell>
          <table:table-cell office:value-type="float" office:value="12324" calcext:value-type="float">
            <text:p>12324</text:p>
          </table:table-cell>
          <table:table-cell office:value-type="float" office:value="1000" calcext:value-type="float">
            <text:p>1000</text:p>
          </table:table-cell>
          <table:table-cell office:value-type="float" office:value="12.324" calcext:value-type="float">
            <text:p>12.3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1157069552483" calcext:value-type="float">
            <text:p>10.1157069552483</text:p>
          </table:table-cell>
          <table:table-cell table:formula="of:=LOG([.Q9])/LOG(2)" office:value-type="float" office:value="11.4056733322819" calcext:value-type="float">
            <text:p>11.40567333228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4875" calcext:value-type="float">
            <text:p>364875</text:p>
          </table:table-cell>
          <table:table-cell office:value-type="float" office:value="1000" calcext:value-type="float">
            <text:p>1000</text:p>
          </table:table-cell>
          <table:table-cell office:value-type="float" office:value="364.875" calcext:value-type="float">
            <text:p>364.875</text:p>
          </table:table-cell>
          <table:table-cell office:value-type="float" office:value="346" calcext:value-type="float">
            <text:p>346</text:p>
          </table:table-cell>
          <table:table-cell office:value-type="float" office:value="382" calcext:value-type="float">
            <text:p>382</text:p>
          </table:table-cell>
          <table:table-cell office:value-type="float" office:value="5.75053" calcext:value-type="float">
            <text:p>5.75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5053" calcext:value-type="float">
            <text:p>0.00575053</text:p>
          </table:table-cell>
          <table:table-cell office:value-type="float" office:value="0.000796771" calcext:value-type="float">
            <text:p>0.000796771</text:p>
          </table:table-cell>
          <table:table-cell office:value-type="float" office:value="0.0251174" calcext:value-type="float">
            <text:p>0.0251174</text:p>
          </table:table-cell>
          <table:table-cell office:value-type="float" office:value="1274511" calcext:value-type="float">
            <text:p>1274511</text:p>
          </table:table-cell>
          <table:table-cell office:value-type="float" office:value="1000" calcext:value-type="float">
            <text:p>1000</text:p>
          </table:table-cell>
          <table:table-cell office:value-type="float" office:value="1274.51" calcext:value-type="float">
            <text:p>1274.51</text:p>
          </table:table-cell>
          <table:table-cell office:value-type="float" office:value="210" calcext:value-type="float">
            <text:p>210</text:p>
          </table:table-cell>
          <table:table-cell office:value-type="float" office:value="5333" calcext:value-type="float">
            <text:p>5333</text:p>
          </table:table-cell>
          <table:table-cell office:value-type="float" office:value="16373" calcext:value-type="float">
            <text:p>16373</text:p>
          </table:table-cell>
          <table:table-cell office:value-type="float" office:value="1000" calcext:value-type="float">
            <text:p>1000</text:p>
          </table:table-cell>
          <table:table-cell office:value-type="float" office:value="16.373" calcext:value-type="float">
            <text:p>16.37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3157269776721" calcext:value-type="float">
            <text:p>10.3157269776721</text:p>
          </table:table-cell>
          <table:table-cell table:formula="of:=LOG([.Q10])/LOG(2)" office:value-type="float" office:value="12.380731612683" calcext:value-type="float">
            <text:p>12.38073161268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842" calcext:value-type="float">
            <text:p>43842</text:p>
          </table:table-cell>
          <table:table-cell office:value-type="float" office:value="1000" calcext:value-type="float">
            <text:p>1000</text:p>
          </table:table-cell>
          <table:table-cell office:value-type="float" office:value="43.842" calcext:value-type="float">
            <text:p>43.84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214" calcext:value-type="float">
            <text:p>0.000130214</text:p>
          </table:table-cell>
          <table:table-cell office:value-type="float" office:value="0.000105236" calcext:value-type="float">
            <text:p>0.000105236</text:p>
          </table:table-cell>
          <table:table-cell office:value-type="float" office:value="0.000192081" calcext:value-type="float">
            <text:p>0.000192081</text:p>
          </table:table-cell>
          <table:table-cell office:value-type="float" office:value="54757" calcext:value-type="float">
            <text:p>54757</text:p>
          </table:table-cell>
          <table:table-cell office:value-type="float" office:value="1000" calcext:value-type="float">
            <text:p>1000</text:p>
          </table:table-cell>
          <table:table-cell office:value-type="float" office:value="54.757" calcext:value-type="float">
            <text:p>54.75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7497150197107" calcext:value-type="float">
            <text:p>5.77497150197107</text:p>
          </table:table-cell>
          <table:table-cell table:formula="of:=LOG([.Q2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56" calcext:value-type="float">
            <text:p>87056</text:p>
          </table:table-cell>
          <table:table-cell office:value-type="float" office:value="1000" calcext:value-type="float">
            <text:p>1000</text:p>
          </table:table-cell>
          <table:table-cell office:value-type="float" office:value="87.056" calcext:value-type="float">
            <text:p>87.05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264736" calcext:value-type="float">
            <text:p>0.000264736</text:p>
          </table:table-cell>
          <table:table-cell office:value-type="float" office:value="90898" calcext:value-type="float">
            <text:p>90898</text:p>
          </table:table-cell>
          <table:table-cell office:value-type="float" office:value="1000" calcext:value-type="float">
            <text:p>1000</text:p>
          </table:table-cell>
          <table:table-cell office:value-type="float" office:value="90.898" calcext:value-type="float">
            <text:p>90.89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0617664649239" calcext:value-type="float">
            <text:p>6.50617664649239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38" calcext:value-type="float">
            <text:p>130838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0.306202" calcext:value-type="float">
            <text:p>0.306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202" calcext:value-type="float">
            <text:p>0.000306202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138461" calcext:value-type="float">
            <text:p>138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5418" calcext:value-type="float">
            <text:p>5418</text:p>
          </table:table-cell>
          <table:table-cell office:value-type="float" office:value="1000" calcext:value-type="float">
            <text:p>1000</text:p>
          </table:table-cell>
          <table:table-cell office:value-type="float" office:value="5.418" calcext:value-type="float">
            <text:p>5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1333586258432" calcext:value-type="float">
            <text:p>7.11333586258432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42" calcext:value-type="float">
            <text:p>17444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0.499633" calcext:value-type="float">
            <text:p>0.499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633" calcext:value-type="float">
            <text:p>0.000499633</text:p>
          </table:table-cell>
          <table:table-cell office:value-type="float" office:value="0.000320016" calcext:value-type="float">
            <text:p>0.000320016</text:p>
          </table:table-cell>
          <table:table-cell office:value-type="float" office:value="0.000846077" calcext:value-type="float">
            <text:p>0.000846077</text:p>
          </table:table-cell>
          <table:table-cell office:value-type="float" office:value="207089" calcext:value-type="float">
            <text:p>20708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89" calcext:value-type="float">
            <text:p>207.089</text:p>
          </table:table-cell>
          <table:table-cell office:value-type="float" office:value="127" calcext:value-type="float">
            <text:p>127</text:p>
          </table:table-cell>
          <table:table-cell office:value-type="float" office:value="339" calcext:value-type="float">
            <text:p>339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9410711336252" calcext:value-type="float">
            <text:p>7.69410711336252</text:p>
          </table:table-cell>
          <table:table-cell table:formula="of:=LOG([.Q5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813" calcext:value-type="float">
            <text:p>2178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813" calcext:value-type="float">
            <text:p>217.813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float" office:value="0.852732" calcext:value-type="float">
            <text:p>0.85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2732" calcext:value-type="float">
            <text:p>0.000852732</text:p>
          </table:table-cell>
          <table:table-cell office:value-type="float" office:value="0.000465801" calcext:value-type="float">
            <text:p>0.000465801</text:p>
          </table:table-cell>
          <table:table-cell office:value-type="float" office:value="0.0016019" calcext:value-type="float">
            <text:p>0.0016019</text:p>
          </table:table-cell>
          <table:table-cell office:value-type="float" office:value="318366" calcext:value-type="float">
            <text:p>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318.366" calcext:value-type="float">
            <text:p>318.366</text:p>
          </table:table-cell>
          <table:table-cell office:value-type="float" office:value="179" calcext:value-type="float">
            <text:p>179</text:p>
          </table:table-cell>
          <table:table-cell office:value-type="float" office:value="579" calcext:value-type="float">
            <text:p>579</text:p>
          </table:table-cell>
          <table:table-cell office:value-type="float" office:value="7276" calcext:value-type="float">
            <text:p>7276</text:p>
          </table:table-cell>
          <table:table-cell office:value-type="float" office:value="1000" calcext:value-type="float">
            <text:p>1000</text:p>
          </table:table-cell>
          <table:table-cell office:value-type="float" office:value="7.276" calcext:value-type="float">
            <text:p>7.2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1454246079906" calcext:value-type="float">
            <text:p>8.31454246079906</text:p>
          </table:table-cell>
          <table:table-cell table:formula="of:=LOG([.Q6])/LOG(2)" office:value-type="float" office:value="9.17741953798924" calcext:value-type="float">
            <text:p>9.1774195379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242" calcext:value-type="float">
            <text:p>261242</text:p>
          </table:table-cell>
          <table:table-cell office:value-type="float" office:value="1000" calcext:value-type="float">
            <text:p>1000</text:p>
          </table:table-cell>
          <table:table-cell office:value-type="float" office:value="261.242" calcext:value-type="float">
            <text:p>261.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1.52445" calcext:value-type="float">
            <text:p>1.52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445" calcext:value-type="float">
            <text:p>0.00152445</text:p>
          </table:table-cell>
          <table:table-cell office:value-type="float" office:value="0.000688147" calcext:value-type="float">
            <text:p>0.000688147</text:p>
          </table:table-cell>
          <table:table-cell office:value-type="float" office:value="0.0029367" calcext:value-type="float">
            <text:p>0.0029367</text:p>
          </table:table-cell>
          <table:table-cell office:value-type="float" office:value="507372" calcext:value-type="float">
            <text:p>507372</text:p>
          </table:table-cell>
          <table:table-cell office:value-type="float" office:value="1000" calcext:value-type="float">
            <text:p>1000</text:p>
          </table:table-cell>
          <table:table-cell office:value-type="float" office:value="507.372" calcext:value-type="float">
            <text:p>507.372</text:p>
          </table:table-cell>
          <table:table-cell office:value-type="float" office:value="220" calcext:value-type="float">
            <text:p>220</text:p>
          </table:table-cell>
          <table:table-cell office:value-type="float" office:value="964" calcext:value-type="float">
            <text:p>964</text:p>
          </table:table-cell>
          <table:table-cell office:value-type="float" office:value="8487" calcext:value-type="float">
            <text:p>8487</text:p>
          </table:table-cell>
          <table:table-cell office:value-type="float" office:value="1000" calcext:value-type="float">
            <text:p>1000</text:p>
          </table:table-cell>
          <table:table-cell office:value-type="float" office:value="8.487" calcext:value-type="float">
            <text:p>8.4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98690009432486" calcext:value-type="float">
            <text:p>8.98690009432486</text:p>
          </table:table-cell>
          <table:table-cell table:formula="of:=LOG([.Q7])/LOG(2)" office:value-type="float" office:value="9.91288933622996" calcext:value-type="float">
            <text:p>9.91288933622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5001" calcext:value-type="float">
            <text:p>305001</text:p>
          </table:table-cell>
          <table:table-cell office:value-type="float" office:value="1000" calcext:value-type="float">
            <text:p>1000</text:p>
          </table:table-cell>
          <table:table-cell office:value-type="float" office:value="305.001" calcext:value-type="float">
            <text:p>305.001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2.86955" calcext:value-type="float">
            <text:p>2.86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955" calcext:value-type="float">
            <text:p>0.00286955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800254" calcext:value-type="float">
            <text:p>0.00800254</text:p>
          </table:table-cell>
          <table:table-cell office:value-type="float" office:value="828058" calcext:value-type="float">
            <text:p>828058</text:p>
          </table:table-cell>
          <table:table-cell office:value-type="float" office:value="1000" calcext:value-type="float">
            <text:p>1000</text:p>
          </table:table-cell>
          <table:table-cell office:value-type="float" office:value="828.058" calcext:value-type="float">
            <text:p>828.058</text:p>
          </table:table-cell>
          <table:table-cell office:value-type="float" office:value="342" calcext:value-type="float">
            <text:p>342</text:p>
          </table:table-cell>
          <table:table-cell office:value-type="float" office:value="2138" calcext:value-type="float">
            <text:p>213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69358801230828" calcext:value-type="float">
            <text:p>9.69358801230828</text:p>
          </table:table-cell>
          <table:table-cell table:formula="of:=LOG([.Q8])/LOG(2)" office:value-type="float" office:value="11.0620461377205" calcext:value-type="float">
            <text:p>11.0620461377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974" calcext:value-type="float">
            <text:p>347974</text:p>
          </table:table-cell>
          <table:table-cell office:value-type="float" office:value="1000" calcext:value-type="float">
            <text:p>1000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.29486" calcext:value-type="float">
            <text:p>5.29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.00163339" calcext:value-type="float">
            <text:p>0.00163339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1325669" calcext:value-type="float">
            <text:p>1325669</text:p>
          </table:table-cell>
          <table:table-cell office:value-type="float" office:value="1000" calcext:value-type="float">
            <text:p>1000</text:p>
          </table:table-cell>
          <table:table-cell office:value-type="float" office:value="1325.67" calcext:value-type="float">
            <text:p>1325.67</text:p>
          </table:table-cell>
          <table:table-cell office:value-type="float" office:value="396" calcext:value-type="float">
            <text:p>396</text:p>
          </table:table-cell>
          <table:table-cell office:value-type="float" office:value="3239" calcext:value-type="float">
            <text:p>3239</text:p>
          </table:table-cell>
          <table:table-cell office:value-type="float" office:value="12529" calcext:value-type="float">
            <text:p>12529</text:p>
          </table:table-cell>
          <table:table-cell office:value-type="float" office:value="1000" calcext:value-type="float">
            <text:p>1000</text:p>
          </table:table-cell>
          <table:table-cell office:value-type="float" office:value="12.529" calcext:value-type="float">
            <text:p>12.5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3725059736758" calcext:value-type="float">
            <text:p>10.3725059736758</text:p>
          </table:table-cell>
          <table:table-cell table:formula="of:=LOG([.Q9])/LOG(2)" office:value-type="float" office:value="11.6613327527952" calcext:value-type="float">
            <text:p>11.6613327527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496" calcext:value-type="float">
            <text:p>391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.496" calcext:value-type="float">
            <text:p>391.496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7.28171" calcext:value-type="float">
            <text:p>7.281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8171" calcext:value-type="float">
            <text:p>0.00728171</text:p>
          </table:table-cell>
          <table:table-cell office:value-type="float" office:value="0.00131786" calcext:value-type="float">
            <text:p>0.00131786</text:p>
          </table:table-cell>
          <table:table-cell office:value-type="float" office:value="0.0280165" calcext:value-type="float">
            <text:p>0.0280165</text:p>
          </table:table-cell>
          <table:table-cell office:value-type="float" office:value="1558776" calcext:value-type="float">
            <text:p>15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58.78" calcext:value-type="float">
            <text:p>1558.78</text:p>
          </table:table-cell>
          <table:table-cell office:value-type="float" office:value="251" calcext:value-type="float">
            <text:p>251</text:p>
          </table:table-cell>
          <table:table-cell office:value-type="float" office:value="5826" calcext:value-type="float">
            <text:p>5826</text:p>
          </table:table-cell>
          <table:table-cell office:value-type="float" office:value="16782" calcext:value-type="float">
            <text:p>16782</text:p>
          </table:table-cell>
          <table:table-cell office:value-type="float" office:value="1000" calcext:value-type="float">
            <text:p>1000</text:p>
          </table:table-cell>
          <table:table-cell office:value-type="float" office:value="16.782" calcext:value-type="float">
            <text:p>16.7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062016108339" calcext:value-type="float">
            <text:p>10.6062016108339</text:p>
          </table:table-cell>
          <table:table-cell table:formula="of:=LOG([.Q10])/LOG(2)" office:value-type="float" office:value="12.5082899861403" calcext:value-type="float">
            <text:p>12.5082899861403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718" calcext:value-type="float">
            <text:p>46718</text:p>
          </table:table-cell>
          <table:table-cell office:value-type="float" office:value="1000" calcext:value-type="float">
            <text:p>1000</text:p>
          </table:table-cell>
          <table:table-cell office:value-type="float" office:value="46.718" calcext:value-type="float">
            <text:p>46.7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404" calcext:value-type="float">
            <text:p>0.000139404</text:p>
          </table:table-cell>
          <table:table-cell office:value-type="float" office:value="0.000117124" calcext:value-type="float">
            <text:p>0.000117124</text:p>
          </table:table-cell>
          <table:table-cell office:value-type="float" office:value="0.000197144" calcext:value-type="float">
            <text:p>0.000197144</text:p>
          </table:table-cell>
          <table:table-cell office:value-type="float" office:value="58001" calcext:value-type="float">
            <text:p>58001</text:p>
          </table:table-cell>
          <table:table-cell office:value-type="float" office:value="1000" calcext:value-type="float">
            <text:p>1000</text:p>
          </table:table-cell>
          <table:table-cell office:value-type="float" office:value="58.001" calcext:value-type="float">
            <text:p>58.00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994" calcext:value-type="float">
            <text:p>3994</text:p>
          </table:table-cell>
          <table:table-cell office:value-type="float" office:value="1000" calcext:value-type="float">
            <text:p>1000</text:p>
          </table:table-cell>
          <table:table-cell office:value-type="float" office:value="3.994" calcext:value-type="float">
            <text:p>3.9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5800586896557" calcext:value-type="float">
            <text:p>5.85800586896557</text:p>
          </table:table-cell>
          <table:table-cell table:formula="of:=LOG([.Q2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938" calcext:value-type="float">
            <text:p>92938</text:p>
          </table:table-cell>
          <table:table-cell office:value-type="float" office:value="1000" calcext:value-type="float">
            <text:p>1000</text:p>
          </table:table-cell>
          <table:table-cell office:value-type="float" office:value="92.938" calcext:value-type="float">
            <text:p>92.93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0.208896" calcext:value-type="float">
            <text:p>0.208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8896" calcext:value-type="float">
            <text:p>0.000208896</text:p>
          </table:table-cell>
          <table:table-cell office:value-type="float" office:value="0.000156297" calcext:value-type="float">
            <text:p>0.000156297</text:p>
          </table:table-cell>
          <table:table-cell office:value-type="float" office:value="0.000300085" calcext:value-type="float">
            <text:p>0.000300085</text:p>
          </table:table-cell>
          <table:table-cell office:value-type="float" office:value="96872" calcext:value-type="float">
            <text:p>96872</text:p>
          </table:table-cell>
          <table:table-cell office:value-type="float" office:value="1000" calcext:value-type="float">
            <text:p>1000</text:p>
          </table:table-cell>
          <table:table-cell office:value-type="float" office:value="96.872" calcext:value-type="float">
            <text:p>96.87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980078224621" calcext:value-type="float">
            <text:p>6.5980078224621</text:p>
          </table:table-cell>
          <table:table-cell table:formula="of:=LOG([.Q3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155" calcext:value-type="float">
            <text:p>139155</text:p>
          </table:table-cell>
          <table:table-cell office:value-type="float" office:value="1000" calcext:value-type="float">
            <text:p>1000</text:p>
          </table:table-cell>
          <table:table-cell office:value-type="float" office:value="139.155" calcext:value-type="float">
            <text:p>139.155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0.330824" calcext:value-type="float">
            <text:p>0.330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0824" calcext:value-type="float">
            <text:p>0.000330824</text:p>
          </table:table-cell>
          <table:table-cell office:value-type="float" office:value="0.000220189" calcext:value-type="float">
            <text:p>0.000220189</text:p>
          </table:table-cell>
          <table:table-cell office:value-type="float" office:value="0.000480227" calcext:value-type="float">
            <text:p>0.000480227</text:p>
          </table:table-cell>
          <table:table-cell office:value-type="float" office:value="147732" calcext:value-type="float">
            <text:p>147732</text:p>
          </table:table-cell>
          <table:table-cell office:value-type="float" office:value="1000" calcext:value-type="float">
            <text:p>1000</text:p>
          </table:table-cell>
          <table:table-cell office:value-type="float" office:value="147.732" calcext:value-type="float">
            <text:p>147.732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20683854966855" calcext:value-type="float">
            <text:p>7.20683854966855</text:p>
          </table:table-cell>
          <table:table-cell table:formula="of:=LOG([.Q4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114" calcext:value-type="float">
            <text:p>186114</text:p>
          </table:table-cell>
          <table:table-cell office:value-type="float" office:value="1000" calcext:value-type="float">
            <text:p>1000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53" calcext:value-type="float">
            <text:p>153</text:p>
          </table:table-cell>
          <table:table-cell office:value-type="float" office:value="218" calcext:value-type="float">
            <text:p>218</text:p>
          </table:table-cell>
          <table:table-cell office:value-type="float" office:value="0.551482" calcext:value-type="float">
            <text:p>0.55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1482" calcext:value-type="float">
            <text:p>0.000551482</text:p>
          </table:table-cell>
          <table:table-cell office:value-type="float" office:value="0.000370271" calcext:value-type="float">
            <text:p>0.000370271</text:p>
          </table:table-cell>
          <table:table-cell office:value-type="float" office:value="0.00091791" calcext:value-type="float">
            <text:p>0.00091791</text:p>
          </table:table-cell>
          <table:table-cell office:value-type="float" office:value="225781" calcext:value-type="float">
            <text:p>225781</text:p>
          </table:table-cell>
          <table:table-cell office:value-type="float" office:value="1000" calcext:value-type="float">
            <text:p>1000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47" calcext:value-type="float">
            <text:p>147</text:p>
          </table:table-cell>
          <table:table-cell office:value-type="float" office:value="346" calcext:value-type="float">
            <text:p>346</text:p>
          </table:table-cell>
          <table:table-cell office:value-type="float" office:value="6311" calcext:value-type="float">
            <text:p>6311</text:p>
          </table:table-cell>
          <table:table-cell office:value-type="float" office:value="1000" calcext:value-type="float">
            <text:p>1000</text:p>
          </table:table-cell>
          <table:table-cell office:value-type="float" office:value="6.311" calcext:value-type="float">
            <text:p>6.3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81878027482672" calcext:value-type="float">
            <text:p>7.81878027482672</text:p>
          </table:table-cell>
          <table:table-cell table:formula="of:=LOG([.Q5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375" calcext:value-type="float">
            <text:p>232375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5" calcext:value-type="float">
            <text:p>232.375</text:p>
          </table:table-cell>
          <table:table-cell office:value-type="float" office:value="198" calcext:value-type="float">
            <text:p>198</text:p>
          </table:table-cell>
          <table:table-cell office:value-type="float" office:value="269" calcext:value-type="float">
            <text:p>269</text:p>
          </table:table-cell>
          <table:table-cell office:value-type="float" office:value="0.947565" calcext:value-type="float">
            <text:p>0.947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7565" calcext:value-type="float">
            <text:p>0.000947565</text:p>
          </table:table-cell>
          <table:table-cell office:value-type="float" office:value="0.000555268" calcext:value-type="float">
            <text:p>0.000555268</text:p>
          </table:table-cell>
          <table:table-cell office:value-type="float" office:value="0.0015788" calcext:value-type="float">
            <text:p>0.0015788</text:p>
          </table:table-cell>
          <table:table-cell office:value-type="float" office:value="348664" calcext:value-type="float">
            <text:p>348664</text:p>
          </table:table-cell>
          <table:table-cell office:value-type="float" office:value="1000" calcext:value-type="float">
            <text:p>1000</text:p>
          </table:table-cell>
          <table:table-cell office:value-type="float" office:value="348.664" calcext:value-type="float">
            <text:p>348.664</text:p>
          </table:table-cell>
          <table:table-cell office:value-type="float" office:value="192" calcext:value-type="float">
            <text:p>192</text:p>
          </table:table-cell>
          <table:table-cell office:value-type="float" office:value="610" calcext:value-type="float">
            <text:p>610</text:p>
          </table:table-cell>
          <table:table-cell office:value-type="float" office:value="7341" calcext:value-type="float">
            <text:p>7341</text:p>
          </table:table-cell>
          <table:table-cell office:value-type="float" office:value="1000" calcext:value-type="float">
            <text:p>1000</text:p>
          </table:table-cell>
          <table:table-cell office:value-type="float" office:value="7.341" calcext:value-type="float">
            <text:p>7.3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4456936014871" calcext:value-type="float">
            <text:p>8.4456936014871</text:p>
          </table:table-cell>
          <table:table-cell table:formula="of:=LOG([.Q6])/LOG(2)" office:value-type="float" office:value="9.25266543245025" calcext:value-type="float">
            <text:p>9.25266543245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462" calcext:value-type="float">
            <text:p>279462</text:p>
          </table:table-cell>
          <table:table-cell office:value-type="float" office:value="1000" calcext:value-type="float">
            <text:p>1000</text:p>
          </table:table-cell>
          <table:table-cell office:value-type="float" office:value="279.462" calcext:value-type="float">
            <text:p>279.462</text:p>
          </table:table-cell>
          <table:table-cell office:value-type="float" office:value="242" calcext:value-type="float">
            <text:p>242</text:p>
          </table:table-cell>
          <table:table-cell office:value-type="float" office:value="319" calcext:value-type="float">
            <text:p>319</text:p>
          </table:table-cell>
          <table:table-cell office:value-type="float" office:value="1.73512" calcext:value-type="float">
            <text:p>1.73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512" calcext:value-type="float">
            <text:p>0.00173512</text:p>
          </table:table-cell>
          <table:table-cell office:value-type="float" office:value="0.000966219" calcext:value-type="float">
            <text:p>0.000966219</text:p>
          </table:table-cell>
          <table:table-cell office:value-type="float" office:value="0.00305803" calcext:value-type="float">
            <text:p>0.00305803</text:p>
          </table:table-cell>
          <table:table-cell office:value-type="float" office:value="565593" calcext:value-type="float">
            <text:p>565593</text:p>
          </table:table-cell>
          <table:table-cell office:value-type="float" office:value="1000" calcext:value-type="float">
            <text:p>1000</text:p>
          </table:table-cell>
          <table:table-cell office:value-type="float" office:value="565.593" calcext:value-type="float">
            <text:p>565.593</text:p>
          </table:table-cell>
          <table:table-cell office:value-type="float" office:value="281" calcext:value-type="float">
            <text:p>281</text:p>
          </table:table-cell>
          <table:table-cell office:value-type="float" office:value="945" calcext:value-type="float">
            <text:p>945</text:p>
          </table:table-cell>
          <table:table-cell office:value-type="float" office:value="8638" calcext:value-type="float">
            <text:p>8638</text:p>
          </table:table-cell>
          <table:table-cell office:value-type="float" office:value="1000" calcext:value-type="float">
            <text:p>1000</text:p>
          </table:table-cell>
          <table:table-cell office:value-type="float" office:value="8.638" calcext:value-type="float">
            <text:p>8.6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1436204546749" calcext:value-type="float">
            <text:p>9.1436204546749</text:p>
          </table:table-cell>
          <table:table-cell table:formula="of:=LOG([.Q7])/LOG(2)" office:value-type="float" office:value="9.88417051910844" calcext:value-type="float">
            <text:p>9.88417051910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6079" calcext:value-type="float">
            <text:p>326079</text:p>
          </table:table-cell>
          <table:table-cell office:value-type="float" office:value="1000" calcext:value-type="float">
            <text:p>1000</text:p>
          </table:table-cell>
          <table:table-cell office:value-type="float" office:value="326.079" calcext:value-type="float">
            <text:p>326.079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3.35831" calcext:value-type="float">
            <text:p>3.35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831" calcext:value-type="float">
            <text:p>0.00335831</text:p>
          </table:table-cell>
          <table:table-cell office:value-type="float" office:value="0.00169772" calcext:value-type="float">
            <text:p>0.00169772</text:p>
          </table:table-cell>
          <table:table-cell office:value-type="float" office:value="0.00710089" calcext:value-type="float">
            <text:p>0.00710089</text:p>
          </table:table-cell>
          <table:table-cell office:value-type="float" office:value="954836" calcext:value-type="float">
            <text:p>954836</text:p>
          </table:table-cell>
          <table:table-cell office:value-type="float" office:value="1000" calcext:value-type="float">
            <text:p>1000</text:p>
          </table:table-cell>
          <table:table-cell office:value-type="float" office:value="954.836" calcext:value-type="float">
            <text:p>954.836</text:p>
          </table:table-cell>
          <table:table-cell office:value-type="float" office:value="450" calcext:value-type="float">
            <text:p>450</text:p>
          </table:table-cell>
          <table:table-cell office:value-type="float" office:value="2017" calcext:value-type="float">
            <text:p>2017</text:p>
          </table:table-cell>
          <table:table-cell office:value-type="float" office:value="10305" calcext:value-type="float">
            <text:p>10305</text:p>
          </table:table-cell>
          <table:table-cell office:value-type="float" office:value="1000" calcext:value-type="float">
            <text:p>1000</text:p>
          </table:table-cell>
          <table:table-cell office:value-type="float" office:value="10.305" calcext:value-type="float">
            <text:p>10.3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89910915087641" calcext:value-type="float">
            <text:p>9.89910915087641</text:p>
          </table:table-cell>
          <table:table-cell table:formula="of:=LOG([.Q8])/LOG(2)" office:value-type="float" office:value="10.977995368613" calcext:value-type="float">
            <text:p>10.9779953686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195" calcext:value-type="float">
            <text:p>372195</text:p>
          </table:table-cell>
          <table:table-cell office:value-type="float" office:value="1000" calcext:value-type="float">
            <text:p>1000</text:p>
          </table:table-cell>
          <table:table-cell office:value-type="float" office:value="372.195" calcext:value-type="float">
            <text:p>372.195</text:p>
          </table:table-cell>
          <table:table-cell office:value-type="float" office:value="344" calcext:value-type="float">
            <text:p>344</text:p>
          </table:table-cell>
          <table:table-cell office:value-type="float" office:value="397" calcext:value-type="float">
            <text:p>397</text:p>
          </table:table-cell>
          <table:table-cell office:value-type="float" office:value="6.50938" calcext:value-type="float">
            <text:p>6.509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0938" calcext:value-type="float">
            <text:p>0.00650938</text:p>
          </table:table-cell>
          <table:table-cell office:value-type="float" office:value="0.00250471" calcext:value-type="float">
            <text:p>0.00250471</text:p>
          </table:table-cell>
          <table:table-cell office:value-type="float" office:value="0.0147751" calcext:value-type="float">
            <text:p>0.0147751</text:p>
          </table:table-cell>
          <table:table-cell office:value-type="float" office:value="1582022" calcext:value-type="float">
            <text:p>1582022</text:p>
          </table:table-cell>
          <table:table-cell office:value-type="float" office:value="1000" calcext:value-type="float">
            <text:p>1000</text:p>
          </table:table-cell>
          <table:table-cell office:value-type="float" office:value="1582.02" calcext:value-type="float">
            <text:p>1582.02</text:p>
          </table:table-cell>
          <table:table-cell office:value-type="float" office:value="606" calcext:value-type="float">
            <text:p>606</text:p>
          </table:table-cell>
          <table:table-cell office:value-type="float" office:value="3943" calcext:value-type="float">
            <text:p>3943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6275521232329" calcext:value-type="float">
            <text:p>10.6275521232329</text:p>
          </table:table-cell>
          <table:table-cell table:formula="of:=LOG([.Q9])/LOG(2)" office:value-type="float" office:value="11.9450779951078" calcext:value-type="float">
            <text:p>11.9450779951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400" calcext:value-type="float">
            <text:p>418400</text:p>
          </table:table-cell>
          <table:table-cell office:value-type="float" office:value="1000" calcext:value-type="float">
            <text:p>1000</text:p>
          </table:table-cell>
          <table:table-cell office:value-type="float" office:value="418.4" calcext:value-type="float">
            <text:p>418.4</text:p>
          </table:table-cell>
          <table:table-cell office:value-type="float" office:value="396" calcext:value-type="float">
            <text:p>396</text:p>
          </table:table-cell>
          <table:table-cell office:value-type="float" office:value="438" calcext:value-type="float">
            <text:p>438</text:p>
          </table:table-cell>
          <table:table-cell office:value-type="float" office:value="9.48472" calcext:value-type="float">
            <text:p>9.48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472" calcext:value-type="float">
            <text:p>0.00948472</text:p>
          </table:table-cell>
          <table:table-cell office:value-type="float" office:value="0.00162144" calcext:value-type="float">
            <text:p>0.00162144</text:p>
          </table:table-cell>
          <table:table-cell office:value-type="float" office:value="0.0389509" calcext:value-type="float">
            <text:p>0.0389509</text:p>
          </table:table-cell>
          <table:table-cell office:value-type="float" office:value="1971917" calcext:value-type="float">
            <text:p>1971917</text:p>
          </table:table-cell>
          <table:table-cell office:value-type="float" office:value="1000" calcext:value-type="float">
            <text:p>1000</text:p>
          </table:table-cell>
          <table:table-cell office:value-type="float" office:value="1971.92" calcext:value-type="float">
            <text:p>1971.92</text:p>
          </table:table-cell>
          <table:table-cell office:value-type="float" office:value="304" calcext:value-type="float">
            <text:p>304</text:p>
          </table:table-cell>
          <table:table-cell office:value-type="float" office:value="7938" calcext:value-type="float">
            <text:p>7938</text:p>
          </table:table-cell>
          <table:table-cell office:value-type="float" office:value="17086" calcext:value-type="float">
            <text:p>17086</text:p>
          </table:table-cell>
          <table:table-cell office:value-type="float" office:value="1000" calcext:value-type="float">
            <text:p>1000</text:p>
          </table:table-cell>
          <table:table-cell office:value-type="float" office:value="17.086" calcext:value-type="float">
            <text:p>17.0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9453853080085" calcext:value-type="float">
            <text:p>10.9453853080085</text:p>
          </table:table-cell>
          <table:table-cell table:formula="of:=LOG([.Q10])/LOG(2)" office:value-type="float" office:value="12.9545598469998" calcext:value-type="float">
            <text:p>12.9545598469998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793" calcext:value-type="float">
            <text:p>49793</text:p>
          </table:table-cell>
          <table:table-cell office:value-type="float" office:value="1000" calcext:value-type="float">
            <text:p>1000</text:p>
          </table:table-cell>
          <table:table-cell office:value-type="float" office:value="49.793" calcext:value-type="float">
            <text:p>49.7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148931" calcext:value-type="float">
            <text:p>0.148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931" calcext:value-type="float">
            <text:p>0.000148931</text:p>
          </table:table-cell>
          <table:table-cell office:value-type="float" office:value="0.000124941" calcext:value-type="float">
            <text:p>0.000124941</text:p>
          </table:table-cell>
          <table:table-cell office:value-type="float" office:value="0.000200369" calcext:value-type="float">
            <text:p>0.000200369</text:p>
          </table:table-cell>
          <table:table-cell office:value-type="float" office:value="61002" calcext:value-type="float">
            <text:p>61002</text:p>
          </table:table-cell>
          <table:table-cell office:value-type="float" office:value="1000" calcext:value-type="float">
            <text:p>1000</text:p>
          </table:table-cell>
          <table:table-cell office:value-type="float" office:value="61.002" calcext:value-type="float">
            <text:p>61.002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025" calcext:value-type="float">
            <text:p>4025</text:p>
          </table:table-cell>
          <table:table-cell office:value-type="float" office:value="1000" calcext:value-type="float">
            <text:p>1000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93078463826422" calcext:value-type="float">
            <text:p>5.93078463826422</text:p>
          </table:table-cell>
          <table:table-cell table:formula="of:=LOG([.Q2])/LOG(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8735" calcext:value-type="float">
            <text:p>98735</text:p>
          </table:table-cell>
          <table:table-cell office:value-type="float" office:value="1000" calcext:value-type="float">
            <text:p>1000</text:p>
          </table:table-cell>
          <table:table-cell office:value-type="float" office:value="98.735" calcext:value-type="float">
            <text:p>98.735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0.224442" calcext:value-type="float">
            <text:p>0.2244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442" calcext:value-type="float">
            <text:p>0.000224442</text:p>
          </table:table-cell>
          <table:table-cell office:value-type="float" office:value="0.000154729" calcext:value-type="float">
            <text:p>0.000154729</text:p>
          </table:table-cell>
          <table:table-cell office:value-type="float" office:value="0.000330167" calcext:value-type="float">
            <text:p>0.000330167</text:p>
          </table:table-cell>
          <table:table-cell office:value-type="float" office:value="102776" calcext:value-type="float">
            <text:p>102776</text:p>
          </table:table-cell>
          <table:table-cell office:value-type="float" office:value="1000" calcext:value-type="float">
            <text:p>1000</text:p>
          </table:table-cell>
          <table:table-cell office:value-type="float" office:value="102.776" calcext:value-type="float">
            <text:p>102.776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4772" calcext:value-type="float">
            <text:p>4772</text:p>
          </table:table-cell>
          <table:table-cell office:value-type="float" office:value="1000" calcext:value-type="float">
            <text:p>1000</text:p>
          </table:table-cell>
          <table:table-cell office:value-type="float" office:value="4.772" calcext:value-type="float">
            <text:p>4.7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6833595990205" calcext:value-type="float">
            <text:p>6.6833595990205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9083" calcext:value-type="float">
            <text:p>149083</text:p>
          </table:table-cell>
          <table:table-cell office:value-type="float" office:value="1000" calcext:value-type="float">
            <text:p>1000</text:p>
          </table:table-cell>
          <table:table-cell office:value-type="float" office:value="149.083" calcext:value-type="float">
            <text:p>149.083</text:p>
          </table:table-cell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office:value-type="float" office:value="0.363303" calcext:value-type="float">
            <text:p>0.363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303" calcext:value-type="float">
            <text:p>0.000363303</text:p>
          </table:table-cell>
          <table:table-cell office:value-type="float" office:value="0.000262833" calcext:value-type="float">
            <text:p>0.000262833</text:p>
          </table:table-cell>
          <table:table-cell office:value-type="float" office:value="0.000540725" calcext:value-type="float">
            <text:p>0.000540725</text:p>
          </table:table-cell>
          <table:table-cell office:value-type="float" office:value="159802" calcext:value-type="float">
            <text:p>159802</text:p>
          </table:table-cell>
          <table:table-cell office:value-type="float" office:value="1000" calcext:value-type="float">
            <text:p>1000</text:p>
          </table:table-cell>
          <table:table-cell office:value-type="float" office:value="159.802" calcext:value-type="float">
            <text:p>159.802</text:p>
          </table:table-cell>
          <table:table-cell office:value-type="float" office:value="106" calcext:value-type="float">
            <text:p>106</text:p>
          </table:table-cell>
          <table:table-cell office:value-type="float" office:value="221" calcext:value-type="float">
            <text:p>221</text:p>
          </table:table-cell>
          <table:table-cell office:value-type="float" office:value="5498" calcext:value-type="float">
            <text:p>5498</text:p>
          </table:table-cell>
          <table:table-cell office:value-type="float" office:value="1000" calcext:value-type="float">
            <text:p>1000</text:p>
          </table:table-cell>
          <table:table-cell office:value-type="float" office:value="5.498" calcext:value-type="float">
            <text:p>5.4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32014165418596" calcext:value-type="float">
            <text:p>7.32014165418596</text:p>
          </table:table-cell>
          <table:table-cell table:formula="of:=LOG([.Q4])/LOG(2)" office:value-type="float" office:value="7.78790255939143" calcext:value-type="float">
            <text:p>7.78790255939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175" calcext:value-type="float">
            <text:p>198175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0.606709" calcext:value-type="float">
            <text:p>0.606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6709" calcext:value-type="float">
            <text:p>0.000606709</text:p>
          </table:table-cell>
          <table:table-cell office:value-type="float" office:value="0.000402632" calcext:value-type="float">
            <text:p>0.000402632</text:p>
          </table:table-cell>
          <table:table-cell office:value-type="float" office:value="0.000971596" calcext:value-type="float">
            <text:p>0.000971596</text:p>
          </table:table-cell>
          <table:table-cell office:value-type="float" office:value="245150" calcext:value-type="float">
            <text:p>245150</text:p>
          </table:table-cell>
          <table:table-cell office:value-type="float" office:value="1000" calcext:value-type="float">
            <text:p>1000</text:p>
          </table:table-cell>
          <table:table-cell office:value-type="float" office:value="245.15" calcext:value-type="float">
            <text:p>245.15</text:p>
          </table:table-cell>
          <table:table-cell office:value-type="float" office:value="159" calcext:value-type="float">
            <text:p>159</text:p>
          </table:table-cell>
          <table:table-cell office:value-type="float" office:value="409" calcext:value-type="float">
            <text:p>409</text:p>
          </table:table-cell>
          <table:table-cell office:value-type="float" office:value="6369" calcext:value-type="float">
            <text:p>6369</text:p>
          </table:table-cell>
          <table:table-cell office:value-type="float" office:value="1000" calcext:value-type="float">
            <text:p>1000</text:p>
          </table:table-cell>
          <table:table-cell office:value-type="float" office:value="6.369" calcext:value-type="float">
            <text:p>6.3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93752095139833" calcext:value-type="float">
            <text:p>7.93752095139833</text:p>
          </table:table-cell>
          <table:table-cell table:formula="of:=LOG([.Q5])/LOG(2)" office:value-type="float" office:value="8.67595703294175" calcext:value-type="float">
            <text:p>8.67595703294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231" calcext:value-type="float">
            <text:p>248231</text:p>
          </table:table-cell>
          <table:table-cell office:value-type="float" office:value="1000" calcext:value-type="float">
            <text:p>1000</text:p>
          </table:table-cell>
          <table:table-cell office:value-type="float" office:value="248.231" calcext:value-type="float">
            <text:p>248.231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1.0758" calcext:value-type="float">
            <text:p>1.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58" calcext:value-type="float">
            <text:p>0.0010758</text:p>
          </table:table-cell>
          <table:table-cell office:value-type="float" office:value="0.000614548" calcext:value-type="float">
            <text:p>0.000614548</text:p>
          </table:table-cell>
          <table:table-cell office:value-type="float" office:value="0.00212862" calcext:value-type="float">
            <text:p>0.00212862</text:p>
          </table:table-cell>
          <table:table-cell office:value-type="float" office:value="390661" calcext:value-type="float">
            <text:p>390661</text:p>
          </table:table-cell>
          <table:table-cell office:value-type="float" office:value="1000" calcext:value-type="float">
            <text:p>1000</text:p>
          </table:table-cell>
          <table:table-cell office:value-type="float" office:value="390.661" calcext:value-type="float">
            <text:p>390.661</text:p>
          </table:table-cell>
          <table:table-cell office:value-type="float" office:value="220" calcext:value-type="float">
            <text:p>220</text:p>
          </table:table-cell>
          <table:table-cell office:value-type="float" office:value="705" calcext:value-type="float">
            <text:p>705</text:p>
          </table:table-cell>
          <table:table-cell office:value-type="float" office:value="7393" calcext:value-type="float">
            <text:p>7393</text:p>
          </table:table-cell>
          <table:table-cell office:value-type="float" office:value="1000" calcext:value-type="float">
            <text:p>1000</text:p>
          </table:table-cell>
          <table:table-cell office:value-type="float" office:value="7.393" calcext:value-type="float">
            <text:p>7.3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60977342708542" calcext:value-type="float">
            <text:p>8.60977342708542</text:p>
          </table:table-cell>
          <table:table-cell table:formula="of:=LOG([.Q6])/LOG(2)" office:value-type="float" office:value="9.46147944728616" calcext:value-type="float">
            <text:p>9.46147944728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446" calcext:value-type="float">
            <text:p>29744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46" calcext:value-type="float">
            <text:p>297.446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1.97181" calcext:value-type="float">
            <text:p>1.97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181" calcext:value-type="float">
            <text:p>0.00197181</text:p>
          </table:table-cell>
          <table:table-cell office:value-type="float" office:value="0.00107976" calcext:value-type="float">
            <text:p>0.00107976</text:p>
          </table:table-cell>
          <table:table-cell office:value-type="float" office:value="0.00389002" calcext:value-type="float">
            <text:p>0.00389002</text:p>
          </table:table-cell>
          <table:table-cell office:value-type="float" office:value="631303" calcext:value-type="float">
            <text:p>631303</text:p>
          </table:table-cell>
          <table:table-cell office:value-type="float" office:value="1000" calcext:value-type="float">
            <text:p>1000</text:p>
          </table:table-cell>
          <table:table-cell office:value-type="float" office:value="631.303" calcext:value-type="float">
            <text:p>631.303</text:p>
          </table:table-cell>
          <table:table-cell office:value-type="float" office:value="312" calcext:value-type="float">
            <text:p>312</text:p>
          </table:table-cell>
          <table:table-cell office:value-type="float" office:value="1171" calcext:value-type="float">
            <text:p>1171</text:p>
          </table:table-cell>
          <table:table-cell office:value-type="float" office:value="8715" calcext:value-type="float">
            <text:p>8715</text:p>
          </table:table-cell>
          <table:table-cell office:value-type="float" office:value="1000" calcext:value-type="float">
            <text:p>1000</text:p>
          </table:table-cell>
          <table:table-cell office:value-type="float" office:value="8.715" calcext:value-type="float">
            <text:p>8.7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30218879668877" calcext:value-type="float">
            <text:p>9.30218879668877</text:p>
          </table:table-cell>
          <table:table-cell table:formula="of:=LOG([.Q7])/LOG(2)" office:value-type="float" office:value="10.1935253605012" calcext:value-type="float">
            <text:p>10.1935253605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397" calcext:value-type="float">
            <text:p>347397</text:p>
          </table:table-cell>
          <table:table-cell office:value-type="float" office:value="1000" calcext:value-type="float">
            <text:p>1000</text:p>
          </table:table-cell>
          <table:table-cell office:value-type="float" office:value="347.397" calcext:value-type="float">
            <text:p>347.397</text:p>
          </table:table-cell>
          <table:table-cell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3.92122" calcext:value-type="float">
            <text:p>3.92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2122" calcext:value-type="float">
            <text:p>0.00392122</text:p>
          </table:table-cell>
          <table:table-cell office:value-type="float" office:value="0.00190856" calcext:value-type="float">
            <text:p>0.00190856</text:p>
          </table:table-cell>
          <table:table-cell office:value-type="float" office:value="0.0082512" calcext:value-type="float">
            <text:p>0.0082512</text:p>
          </table:table-cell>
          <table:table-cell office:value-type="float" office:value="1096679" calcext:value-type="float">
            <text:p>1096679</text:p>
          </table:table-cell>
          <table:table-cell office:value-type="float" office:value="1000" calcext:value-type="float">
            <text:p>1000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524" calcext:value-type="float">
            <text:p>524</text:p>
          </table:table-cell>
          <table:table-cell office:value-type="float" office:value="2243" calcext:value-type="float">
            <text:p>2243</text:p>
          </table:table-cell>
          <table:table-cell office:value-type="float" office:value="10394" calcext:value-type="float">
            <text:p>10394</text:p>
          </table:table-cell>
          <table:table-cell office:value-type="float" office:value="1000" calcext:value-type="float">
            <text:p>1000</text:p>
          </table:table-cell>
          <table:table-cell office:value-type="float" office:value="10.394" calcext:value-type="float">
            <text:p>10.39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0989269081601" calcext:value-type="float">
            <text:p>10.0989269081601</text:p>
          </table:table-cell>
          <table:table-cell table:formula="of:=LOG([.Q8])/LOG(2)" office:value-type="float" office:value="11.1312139050863" calcext:value-type="float">
            <text:p>11.1312139050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7104" calcext:value-type="float">
            <text:p>397104</text:p>
          </table:table-cell>
          <table:table-cell office:value-type="float" office:value="1000" calcext:value-type="float">
            <text:p>1000</text:p>
          </table:table-cell>
          <table:table-cell office:value-type="float" office:value="397.104" calcext:value-type="float">
            <text:p>397.104</text:p>
          </table:table-cell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8.00013" calcext:value-type="float">
            <text:p>8.00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0013" calcext:value-type="float">
            <text:p>0.00800013</text:p>
          </table:table-cell>
          <table:table-cell office:value-type="float" office:value="0.00273692" calcext:value-type="float">
            <text:p>0.00273692</text:p>
          </table:table-cell>
          <table:table-cell office:value-type="float" office:value="0.0194629" calcext:value-type="float">
            <text:p>0.0194629</text:p>
          </table:table-cell>
          <table:table-cell office:value-type="float" office:value="1892536" calcext:value-type="float">
            <text:p>1892536</text:p>
          </table:table-cell>
          <table:table-cell office:value-type="float" office:value="1000" calcext:value-type="float">
            <text:p>1000</text:p>
          </table:table-cell>
          <table:table-cell office:value-type="float" office:value="1892.54" calcext:value-type="float">
            <text:p>1892.54</text:p>
          </table:table-cell>
          <table:table-cell office:value-type="float" office:value="651" calcext:value-type="float">
            <text:p>651</text:p>
          </table:table-cell>
          <table:table-cell office:value-type="float" office:value="4401" calcext:value-type="float">
            <text:p>4401</text:p>
          </table:table-cell>
          <table:table-cell office:value-type="float" office:value="12974" calcext:value-type="float">
            <text:p>12974</text:p>
          </table:table-cell>
          <table:table-cell office:value-type="float" office:value="1000" calcext:value-type="float">
            <text:p>1000</text:p>
          </table:table-cell>
          <table:table-cell office:value-type="float" office:value="12.974" calcext:value-type="float">
            <text:p>12.97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8861080774447" calcext:value-type="float">
            <text:p>10.8861080774447</text:p>
          </table:table-cell>
          <table:table-cell table:formula="of:=LOG([.Q9])/LOG(2)" office:value-type="float" office:value="12.1036156563945" calcext:value-type="float">
            <text:p>12.10361565639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133" calcext:value-type="float">
            <text:p>446133</text:p>
          </table:table-cell>
          <table:table-cell office:value-type="float" office:value="1000" calcext:value-type="float">
            <text:p>1000</text:p>
          </table:table-cell>
          <table:table-cell office:value-type="float" office:value="446.133" calcext:value-type="float">
            <text:p>446.133</text:p>
          </table:table-cell>
          <table:table-cell office:value-type="float" office:value="421" calcext:value-type="float">
            <text:p>421</text:p>
          </table:table-cell>
          <table:table-cell office:value-type="float" office:value="466" calcext:value-type="float">
            <text:p>466</text:p>
          </table:table-cell>
          <table:table-cell office:value-type="float" office:value="11.8221" calcext:value-type="float">
            <text:p>11.8221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221" calcext:value-type="float">
            <text:p>0.0118221</text:p>
          </table:table-cell>
          <table:table-cell office:value-type="float" office:value="0.00198318" calcext:value-type="float">
            <text:p>0.00198318</text:p>
          </table:table-cell>
          <table:table-cell office:value-type="float" office:value="0.0502991" calcext:value-type="float">
            <text:p>0.0502991</text:p>
          </table:table-cell>
          <table:table-cell office:value-type="float" office:value="2373987" calcext:value-type="float">
            <text:p>2373987</text:p>
          </table:table-cell>
          <table:table-cell office:value-type="float" office:value="1000" calcext:value-type="float">
            <text:p>1000</text:p>
          </table:table-cell>
          <table:table-cell office:value-type="float" office:value="2373.99" calcext:value-type="float">
            <text:p>2373.99</text:p>
          </table:table-cell>
          <table:table-cell office:value-type="float" office:value="361" calcext:value-type="float">
            <text:p>361</text:p>
          </table:table-cell>
          <table:table-cell office:value-type="float" office:value="10341" calcext:value-type="float">
            <text:p>10341</text:p>
          </table:table-cell>
          <table:table-cell office:value-type="float" office:value="17408" calcext:value-type="float">
            <text:p>17408</text:p>
          </table:table-cell>
          <table:table-cell office:value-type="float" office:value="1000" calcext:value-type="float">
            <text:p>1000</text:p>
          </table:table-cell>
          <table:table-cell office:value-type="float" office:value="17.408" calcext:value-type="float">
            <text:p>17.40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2130981425649" calcext:value-type="float">
            <text:p>11.2130981425649</text:p>
          </table:table-cell>
          <table:table-cell table:formula="of:=LOG([.Q10])/LOG(2)" office:value-type="float" office:value="13.3360880840884" calcext:value-type="float">
            <text:p>13.3360880840884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668" calcext:value-type="float">
            <text:p>52668</text:p>
          </table:table-cell>
          <table:table-cell office:value-type="float" office:value="1000" calcext:value-type="float">
            <text:p>1000</text:p>
          </table:table-cell>
          <table:table-cell office:value-type="float" office:value="52.668" calcext:value-type="float">
            <text:p>52.668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0.158373" calcext:value-type="float">
            <text:p>0.1583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00130068" calcext:value-type="float">
            <text:p>0.000130068</text:p>
          </table:table-cell>
          <table:table-cell office:value-type="float" office:value="0.000200443" calcext:value-type="float">
            <text:p>0.000200443</text:p>
          </table:table-cell>
          <table:table-cell office:value-type="float" office:value="64300" calcext:value-type="float">
            <text:p>64300</text:p>
          </table:table-cell>
          <table:table-cell office:value-type="float" office:value="1000" calcext:value-type="float">
            <text:p>1000</text:p>
          </table:table-cell>
          <table:table-cell office:value-type="float" office:value="64.3" calcext:value-type="float">
            <text:p>64.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0674683244059" calcext:value-type="float">
            <text:p>6.00674683244059</text:p>
          </table:table-cell>
          <table:table-cell table:formula="of:=LOG([.Q2])/LOG(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927" calcext:value-type="float">
            <text:p>1059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927" calcext:value-type="float">
            <text:p>105.927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0.241811" calcext:value-type="float">
            <text:p>0.241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811" calcext:value-type="float">
            <text:p>0.000241811</text:p>
          </table:table-cell>
          <table:table-cell office:value-type="float" office:value="0.000182986" calcext:value-type="float">
            <text:p>0.000182986</text:p>
          </table:table-cell>
          <table:table-cell office:value-type="float" office:value="0.000325308" calcext:value-type="float">
            <text:p>0.000325308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00" calcext:value-type="float">
            <text:p>1000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834" calcext:value-type="float">
            <text:p>4834</text:p>
          </table:table-cell>
          <table:table-cell office:value-type="float" office:value="1000" calcext:value-type="float">
            <text:p>1000</text:p>
          </table:table-cell>
          <table:table-cell office:value-type="float" office:value="4.834" calcext:value-type="float">
            <text:p>4.8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7011544895449" calcext:value-type="float">
            <text:p>6.77011544895449</text:p>
          </table:table-cell>
          <table:table-cell table:formula="of:=LOG([.Q3])/LOG(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376" calcext:value-type="float">
            <text:p>1583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376" calcext:value-type="float">
            <text:p>158.376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float" office:value="0.393841" calcext:value-type="float">
            <text:p>0.393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841" calcext:value-type="float">
            <text:p>0.000393841</text:p>
          </table:table-cell>
          <table:table-cell office:value-type="float" office:value="0.000265285" calcext:value-type="float">
            <text:p>0.000265285</text:p>
          </table:table-cell>
          <table:table-cell office:value-type="float" office:value="0.000566838" calcext:value-type="float">
            <text:p>0.000566838</text:p>
          </table:table-cell>
          <table:table-cell office:value-type="float" office:value="171231" calcext:value-type="float">
            <text:p>1712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231" calcext:value-type="float">
            <text:p>171.231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5550" calcext:value-type="float">
            <text:p>5550</text:p>
          </table:table-cell>
          <table:table-cell office:value-type="float" office:value="1000" calcext:value-type="float">
            <text:p>1000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4198001035325" calcext:value-type="float">
            <text:p>7.4198001035325</text:p>
          </table:table-cell>
          <table:table-cell table:formula="of:=LOG([.Q4])/LOG(2)" office:value-type="float" office:value="8.0389189892923" calcext:value-type="float">
            <text:p>8.0389189892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308" calcext:value-type="float">
            <text:p>211308</text:p>
          </table:table-cell>
          <table:table-cell office:value-type="float" office:value="1000" calcext:value-type="float">
            <text:p>1000</text:p>
          </table:table-cell>
          <table:table-cell office:value-type="float" office:value="211.308" calcext:value-type="float">
            <text:p>211.308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0.669735" calcext:value-type="float">
            <text:p>0.66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735" calcext:value-type="float">
            <text:p>0.000669735</text:p>
          </table:table-cell>
          <table:table-cell office:value-type="float" office:value="0.000466778" calcext:value-type="float">
            <text:p>0.000466778</text:p>
          </table:table-cell>
          <table:table-cell office:value-type="float" office:value="0.00105372" calcext:value-type="float">
            <text:p>0.00105372</text:p>
          </table:table-cell>
          <table:table-cell office:value-type="float" office:value="266230" calcext:value-type="float">
            <text:p>266230</text:p>
          </table:table-cell>
          <table:table-cell office:value-type="float" office:value="1000" calcext:value-type="float">
            <text:p>1000</text:p>
          </table:table-cell>
          <table:table-cell office:value-type="float" office:value="266.23" calcext:value-type="float">
            <text:p>266.23</text:p>
          </table:table-cell>
          <table:table-cell office:value-type="float" office:value="180" calcext:value-type="float">
            <text:p>180</text:p>
          </table:table-cell>
          <table:table-cell office:value-type="float" office:value="415" calcext:value-type="float">
            <text:p>415</text:p>
          </table:table-cell>
          <table:table-cell office:value-type="float" office:value="6456" calcext:value-type="float">
            <text:p>6456</text:p>
          </table:table-cell>
          <table:table-cell office:value-type="float" office:value="1000" calcext:value-type="float">
            <text:p>1000</text:p>
          </table:table-cell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05652933958424" calcext:value-type="float">
            <text:p>8.05652933958424</text:p>
          </table:table-cell>
          <table:table-cell table:formula="of:=LOG([.Q5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762" calcext:value-type="float">
            <text:p>263762</text:p>
          </table:table-cell>
          <table:table-cell office:value-type="float" office:value="1000" calcext:value-type="float">
            <text:p>1000</text:p>
          </table:table-cell>
          <table:table-cell office:value-type="float" office:value="263.762" calcext:value-type="float">
            <text:p>263.762</text:p>
          </table:table-cell>
          <table:table-cell office:value-type="float" office:value="220" calcext:value-type="float">
            <text:p>220</text:p>
          </table:table-cell>
          <table:table-cell office:value-type="float" office:value="311" calcext:value-type="float">
            <text:p>311</text:p>
          </table:table-cell>
          <table:table-cell office:value-type="float" office:value="1.19926" calcext:value-type="float">
            <text:p>1.19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0.000695408" calcext:value-type="float">
            <text:p>0.000695408</text:p>
          </table:table-cell>
          <table:table-cell office:value-type="float" office:value="0.0020416" calcext:value-type="float">
            <text:p>0.0020416</text:p>
          </table:table-cell>
          <table:table-cell office:value-type="float" office:value="430920" calcext:value-type="float">
            <text:p>430920</text:p>
          </table:table-cell>
          <table:table-cell office:value-type="float" office:value="1000" calcext:value-type="float">
            <text:p>1000</text:p>
          </table:table-cell>
          <table:table-cell office:value-type="float" office:value="430.92" calcext:value-type="float">
            <text:p>430.92</text:p>
          </table:table-cell>
          <table:table-cell office:value-type="float" office:value="222" calcext:value-type="float">
            <text:p>222</text:p>
          </table:table-cell>
          <table:table-cell office:value-type="float" office:value="696" calcext:value-type="float">
            <text:p>696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75127624861109" calcext:value-type="float">
            <text:p>8.75127624861109</text:p>
          </table:table-cell>
          <table:table-cell table:formula="of:=LOG([.Q6])/LOG(2)" office:value-type="float" office:value="9.44294349584873" calcext:value-type="float">
            <text:p>9.442943495848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44" calcext:value-type="float">
            <text:p>317144</text:p>
          </table:table-cell>
          <table:table-cell office:value-type="float" office:value="1000" calcext:value-type="float">
            <text:p>1000</text:p>
          </table:table-cell>
          <table:table-cell office:value-type="float" office:value="317.144" calcext:value-type="float">
            <text:p>317.144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2.27744" calcext:value-type="float">
            <text:p>2.27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744" calcext:value-type="float">
            <text:p>0.00227744</text:p>
          </table:table-cell>
          <table:table-cell office:value-type="float" office:value="0.00115757" calcext:value-type="float">
            <text:p>0.00115757</text:p>
          </table:table-cell>
          <table:table-cell office:value-type="float" office:value="0.00459062" calcext:value-type="float">
            <text:p>0.00459062</text:p>
          </table:table-cell>
          <table:table-cell office:value-type="float" office:value="718397" calcext:value-type="float">
            <text:p>718397</text:p>
          </table:table-cell>
          <table:table-cell office:value-type="float" office:value="1000" calcext:value-type="float">
            <text:p>1000</text:p>
          </table:table-cell>
          <table:table-cell office:value-type="float" office:value="718.397" calcext:value-type="float">
            <text:p>718.397</text:p>
          </table:table-cell>
          <table:table-cell office:value-type="float" office:value="398" calcext:value-type="float">
            <text:p>398</text:p>
          </table:table-cell>
          <table:table-cell office:value-type="float" office:value="1299" calcext:value-type="float">
            <text:p>1299</text:p>
          </table:table-cell>
          <table:table-cell office:value-type="float" office:value="8814" calcext:value-type="float">
            <text:p>8814</text:p>
          </table:table-cell>
          <table:table-cell office:value-type="float" office:value="1000" calcext:value-type="float">
            <text:p>1000</text:p>
          </table:table-cell>
          <table:table-cell office:value-type="float" office:value="8.814" calcext:value-type="float">
            <text:p>8.8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48863751522383" calcext:value-type="float">
            <text:p>9.48863751522383</text:p>
          </table:table-cell>
          <table:table-cell table:formula="of:=LOG([.Q7])/LOG(2)" office:value-type="float" office:value="10.3431857154479" calcext:value-type="float">
            <text:p>10.34318571544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836" calcext:value-type="float">
            <text:p>369836</text:p>
          </table:table-cell>
          <table:table-cell office:value-type="float" office:value="1000" calcext:value-type="float">
            <text:p>1000</text:p>
          </table:table-cell>
          <table:table-cell office:value-type="float" office:value="369.836" calcext:value-type="float">
            <text:p>369.836</text:p>
          </table:table-cell>
          <table:table-cell office:value-type="float" office:value="336" calcext:value-type="float">
            <text:p>336</text:p>
          </table:table-cell>
          <table:table-cell office:value-type="float" office:value="403" calcext:value-type="float">
            <text:p>403</text:p>
          </table:table-cell>
          <table:table-cell office:value-type="float" office:value="4.56895" calcext:value-type="float">
            <text:p>4.56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6895" calcext:value-type="float">
            <text:p>0.00456895</text:p>
          </table:table-cell>
          <table:table-cell office:value-type="float" office:value="0.0018247" calcext:value-type="float">
            <text:p>0.0018247</text:p>
          </table:table-cell>
          <table:table-cell office:value-type="float" office:value="0.00871171" calcext:value-type="float">
            <text:p>0.00871171</text:p>
          </table:table-cell>
          <table:table-cell office:value-type="float" office:value="1249236" calcext:value-type="float">
            <text:p>1249236</text:p>
          </table:table-cell>
          <table:table-cell office:value-type="float" office:value="1000" calcext:value-type="float">
            <text:p>1000</text:p>
          </table:table-cell>
          <table:table-cell office:value-type="float" office:value="1249.24" calcext:value-type="float">
            <text:p>1249.24</text:p>
          </table:table-cell>
          <table:table-cell office:value-type="float" office:value="489" calcext:value-type="float">
            <text:p>489</text:p>
          </table:table-cell>
          <table:table-cell office:value-type="float" office:value="2397" calcext:value-type="float">
            <text:p>2397</text:p>
          </table:table-cell>
          <table:table-cell office:value-type="float" office:value="10558" calcext:value-type="float">
            <text:p>10558</text:p>
          </table:table-cell>
          <table:table-cell office:value-type="float" office:value="1000" calcext:value-type="float">
            <text:p>1000</text:p>
          </table:table-cell>
          <table:table-cell office:value-type="float" office:value="10.558" calcext:value-type="float">
            <text:p>10.5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2868349542002" calcext:value-type="float">
            <text:p>10.2868349542002</text:p>
          </table:table-cell>
          <table:table-cell table:formula="of:=LOG([.Q8])/LOG(2)" office:value-type="float" office:value="11.2270141936491" calcext:value-type="float">
            <text:p>11.2270141936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742" calcext:value-type="float">
            <text:p>422742</text:p>
          </table:table-cell>
          <table:table-cell office:value-type="float" office:value="1000" calcext:value-type="float">
            <text:p>1000</text:p>
          </table:table-cell>
          <table:table-cell office:value-type="float" office:value="422.742" calcext:value-type="float">
            <text:p>422.742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9.56222" calcext:value-type="float">
            <text:p>9.56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222" calcext:value-type="float">
            <text:p>0.00956222</text:p>
          </table:table-cell>
          <table:table-cell office:value-type="float" office:value="0.00356054" calcext:value-type="float">
            <text:p>0.00356054</text:p>
          </table:table-cell>
          <table:table-cell office:value-type="float" office:value="0.0225145" calcext:value-type="float">
            <text:p>0.0225145</text:p>
          </table:table-cell>
          <table:table-cell office:value-type="float" office:value="2217480" calcext:value-type="float">
            <text:p>2217480</text:p>
          </table:table-cell>
          <table:table-cell office:value-type="float" office:value="1000" calcext:value-type="float">
            <text:p>1000</text:p>
          </table:table-cell>
          <table:table-cell office:value-type="float" office:value="2217.48" calcext:value-type="float">
            <text:p>2217.48</text:p>
          </table:table-cell>
          <table:table-cell office:value-type="float" office:value="782" calcext:value-type="float">
            <text:p>782</text:p>
          </table:table-cell>
          <table:table-cell office:value-type="float" office:value="4935" calcext:value-type="float">
            <text:p>4935</text:p>
          </table:table-cell>
          <table:table-cell office:value-type="float" office:value="13157" calcext:value-type="float">
            <text:p>13157</text:p>
          </table:table-cell>
          <table:table-cell office:value-type="float" office:value="1000" calcext:value-type="float">
            <text:p>1000</text:p>
          </table:table-cell>
          <table:table-cell office:value-type="float" office:value="13.157" calcext:value-type="float">
            <text:p>13.15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1147053772241" calcext:value-type="float">
            <text:p>11.1147053772241</text:p>
          </table:table-cell>
          <table:table-cell table:formula="of:=LOG([.Q9])/LOG(2)" office:value-type="float" office:value="12.2688343693438" calcext:value-type="float">
            <text:p>12.2688343693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531" calcext:value-type="float">
            <text:p>475531</text:p>
          </table:table-cell>
          <table:table-cell office:value-type="float" office:value="1000" calcext:value-type="float">
            <text:p>1000</text:p>
          </table:table-cell>
          <table:table-cell office:value-type="float" office:value="475.531" calcext:value-type="float">
            <text:p>475.531</text:p>
          </table:table-cell>
          <table:table-cell office:value-type="float" office:value="453" calcext:value-type="float">
            <text:p>453</text:p>
          </table:table-cell>
          <table:table-cell office:value-type="float" office:value="495" calcext:value-type="float">
            <text:p>495</text:p>
          </table:table-cell>
          <table:table-cell office:value-type="float" office:value="15.0438" calcext:value-type="float">
            <text:p>15.0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150438" calcext:value-type="float">
            <text:p>0.0150438</text:p>
          </table:table-cell>
          <table:table-cell office:value-type="float" office:value="0.00311792" calcext:value-type="float">
            <text:p>0.00311792</text:p>
          </table:table-cell>
          <table:table-cell office:value-type="float" office:value="0.0818427" calcext:value-type="float">
            <text:p>0.0818427</text:p>
          </table:table-cell>
          <table:table-cell office:value-type="float" office:value="2937092" calcext:value-type="float">
            <text:p>2937092</text:p>
          </table:table-cell>
          <table:table-cell office:value-type="float" office:value="1000" calcext:value-type="float">
            <text:p>1000</text:p>
          </table:table-cell>
          <table:table-cell office:value-type="float" office:value="2937.09" calcext:value-type="float">
            <text:p>2937.09</text:p>
          </table:table-cell>
          <table:table-cell office:value-type="float" office:value="534" calcext:value-type="float">
            <text:p>534</text:p>
          </table:table-cell>
          <table:table-cell office:value-type="float" office:value="17923" calcext:value-type="float">
            <text:p>17923</text:p>
          </table:table-cell>
          <table:table-cell office:value-type="float" office:value="17840" calcext:value-type="float">
            <text:p>17840</text:p>
          </table:table-cell>
          <table:table-cell office:value-type="float" office:value="1000" calcext:value-type="float">
            <text:p>1000</text:p>
          </table:table-cell>
          <table:table-cell office:value-type="float" office:value="17.84" calcext:value-type="float">
            <text:p>17.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5201717588929" calcext:value-type="float">
            <text:p>11.5201717588929</text:p>
          </table:table-cell>
          <table:table-cell table:formula="of:=LOG([.Q10])/LOG(2)" office:value-type="float" office:value="14.1295245193378" calcext:value-type="float">
            <text:p>14.129524519337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191" calcext:value-type="float">
            <text:p>56191</text:p>
          </table:table-cell>
          <table:table-cell office:value-type="float" office:value="1000" calcext:value-type="float">
            <text:p>1000</text:p>
          </table:table-cell>
          <table:table-cell office:value-type="float" office:value="56.191" calcext:value-type="float">
            <text:p>56.19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.16912" calcext:value-type="float">
            <text:p>0.16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12" calcext:value-type="float">
            <text:p>0.00016912</text:p>
          </table:table-cell>
          <table:table-cell office:value-type="float" office:value="0.000145691" calcext:value-type="float">
            <text:p>0.000145691</text:p>
          </table:table-cell>
          <table:table-cell office:value-type="float" office:value="0.000215972" calcext:value-type="float">
            <text:p>0.000215972</text:p>
          </table:table-cell>
          <table:table-cell office:value-type="float" office:value="68004" calcext:value-type="float">
            <text:p>68004</text:p>
          </table:table-cell>
          <table:table-cell office:value-type="float" office:value="1000" calcext:value-type="float">
            <text:p>1000</text:p>
          </table:table-cell>
          <table:table-cell office:value-type="float" office:value="68.004" calcext:value-type="float">
            <text:p>68.004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875477031686" calcext:value-type="float">
            <text:p>6.0875477031686</text:p>
          </table:table-cell>
          <table:table-cell table:formula="of:=LOG([.Q2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605" calcext:value-type="float">
            <text:p>112605</text:p>
          </table:table-cell>
          <table:table-cell office:value-type="float" office:value="1000" calcext:value-type="float">
            <text:p>1000</text:p>
          </table:table-cell>
          <table:table-cell office:value-type="float" office:value="112.605" calcext:value-type="float">
            <text:p>112.605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0.260538" calcext:value-type="float">
            <text:p>0.260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538" calcext:value-type="float">
            <text:p>0.000260538</text:p>
          </table:table-cell>
          <table:table-cell office:value-type="float" office:value="0.000201953" calcext:value-type="float">
            <text:p>0.000201953</text:p>
          </table:table-cell>
          <table:table-cell office:value-type="float" office:value="0.00034835" calcext:value-type="float">
            <text:p>0.00034835</text:p>
          </table:table-cell>
          <table:table-cell office:value-type="float" office:value="116421" calcext:value-type="float">
            <text:p>116421</text:p>
          </table:table-cell>
          <table:table-cell office:value-type="float" office:value="1000" calcext:value-type="float">
            <text:p>1000</text:p>
          </table:table-cell>
          <table:table-cell office:value-type="float" office:value="116.421" calcext:value-type="float">
            <text:p>116.421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1000" calcext:value-type="float">
            <text:p>1000</text:p>
          </table:table-cell>
          <table:table-cell office:value-type="float" office:value="4.863" calcext:value-type="float">
            <text:p>4.8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86320750457803" calcext:value-type="float">
            <text:p>6.86320750457803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440" calcext:value-type="float">
            <text:p>168440</text:p>
          </table:table-cell>
          <table:table-cell office:value-type="float" office:value="1000" calcext:value-type="float">
            <text:p>1000</text:p>
          </table:table-cell>
          <table:table-cell office:value-type="float" office:value="168.44" calcext:value-type="float">
            <text:p>168.44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0.427715" calcext:value-type="float">
            <text:p>0.427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715" calcext:value-type="float">
            <text:p>0.000427715</text:p>
          </table:table-cell>
          <table:table-cell office:value-type="float" office:value="0.000290655" calcext:value-type="float">
            <text:p>0.000290655</text:p>
          </table:table-cell>
          <table:table-cell office:value-type="float" office:value="0.00060571" calcext:value-type="float">
            <text:p>0.00060571</text:p>
          </table:table-cell>
          <table:table-cell office:value-type="float" office:value="183667" calcext:value-type="float">
            <text:p>183667</text:p>
          </table:table-cell>
          <table:table-cell office:value-type="float" office:value="1000" calcext:value-type="float">
            <text:p>1000</text:p>
          </table:table-cell>
          <table:table-cell office:value-type="float" office:value="183.667" calcext:value-type="float">
            <text:p>183.667</text:p>
          </table:table-cell>
          <table:table-cell office:value-type="float" office:value="119" calcext:value-type="float">
            <text:p>119</text:p>
          </table:table-cell>
          <table:table-cell office:value-type="float" office:value="262" calcext:value-type="float">
            <text:p>262</text:p>
          </table:table-cell>
          <table:table-cell office:value-type="float" office:value="5615" calcext:value-type="float">
            <text:p>5615</text:p>
          </table:table-cell>
          <table:table-cell office:value-type="float" office:value="1000" calcext:value-type="float">
            <text:p>1000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52094862616894" calcext:value-type="float">
            <text:p>7.52094862616894</text:p>
          </table:table-cell>
          <table:table-cell table:formula="of:=LOG([.Q4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720" calcext:value-type="float">
            <text:p>22472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2" calcext:value-type="float">
            <text:p>224.7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0.736248" calcext:value-type="float">
            <text:p>0.736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6248" calcext:value-type="float">
            <text:p>0.000736248</text:p>
          </table:table-cell>
          <table:table-cell office:value-type="float" office:value="0.000416577" calcext:value-type="float">
            <text:p>0.000416577</text:p>
          </table:table-cell>
          <table:table-cell office:value-type="float" office:value="0.00117206" calcext:value-type="float">
            <text:p>0.00117206</text:p>
          </table:table-cell>
          <table:table-cell office:value-type="float" office:value="289118" calcext:value-type="float">
            <text:p>289118</text:p>
          </table:table-cell>
          <table:table-cell office:value-type="float" office:value="1000" calcext:value-type="float">
            <text:p>1000</text:p>
          </table:table-cell>
          <table:table-cell office:value-type="float" office:value="289.118" calcext:value-type="float">
            <text:p>289.118</text:p>
          </table:table-cell>
          <table:table-cell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office:value-type="float" office:value="6488" calcext:value-type="float">
            <text:p>6488</text:p>
          </table:table-cell>
          <table:table-cell office:value-type="float" office:value="1000" calcext:value-type="float">
            <text:p>1000</text:p>
          </table:table-cell>
          <table:table-cell office:value-type="float" office:value="6.488" calcext:value-type="float">
            <text:p>6.4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17551462115054" calcext:value-type="float">
            <text:p>8.17551462115054</text:p>
          </table:table-cell>
          <table:table-cell table:formula="of:=LOG([.Q5])/LOG(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627" calcext:value-type="float">
            <text:p>28062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27" calcext:value-type="float">
            <text:p>280.627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  <table:table-cell office:value-type="float" office:value="1.33511" calcext:value-type="float">
            <text:p>1.33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511" calcext:value-type="float">
            <text:p>0.00133511</text:p>
          </table:table-cell>
          <table:table-cell office:value-type="float" office:value="0.000795544" calcext:value-type="float">
            <text:p>0.000795544</text:p>
          </table:table-cell>
          <table:table-cell office:value-type="float" office:value="0.00233618" calcext:value-type="float">
            <text:p>0.00233618</text:p>
          </table:table-cell>
          <table:table-cell office:value-type="float" office:value="470017" calcext:value-type="float">
            <text:p>470017</text:p>
          </table:table-cell>
          <table:table-cell office:value-type="float" office:value="1000" calcext:value-type="float">
            <text:p>1000</text:p>
          </table:table-cell>
          <table:table-cell office:value-type="float" office:value="470.017" calcext:value-type="float">
            <text:p>470.017</text:p>
          </table:table-cell>
          <table:table-cell office:value-type="float" office:value="274" calcext:value-type="float">
            <text:p>274</text:p>
          </table:table-cell>
          <table:table-cell office:value-type="float" office:value="754" calcext:value-type="float">
            <text:p>754</text:p>
          </table:table-cell>
          <table:table-cell office:value-type="float" office:value="7558" calcext:value-type="float">
            <text:p>7558</text:p>
          </table:table-cell>
          <table:table-cell office:value-type="float" office:value="1000" calcext:value-type="float">
            <text:p>1000</text:p>
          </table:table-cell>
          <table:table-cell office:value-type="float" office:value="7.558" calcext:value-type="float">
            <text:p>7.5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7656912820788" calcext:value-type="float">
            <text:p>8.87656912820788</text:p>
          </table:table-cell>
          <table:table-cell table:formula="of:=LOG([.Q6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758" calcext:value-type="float">
            <text:p>336758</text:p>
          </table:table-cell>
          <table:table-cell office:value-type="float" office:value="1000" calcext:value-type="float">
            <text:p>1000</text:p>
          </table:table-cell>
          <table:table-cell office:value-type="float" office:value="336.758" calcext:value-type="float">
            <text:p>336.758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2.59386" calcext:value-type="float">
            <text:p>2.59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9386" calcext:value-type="float">
            <text:p>0.00259386</text:p>
          </table:table-cell>
          <table:table-cell office:value-type="float" office:value="0.0013953" calcext:value-type="float">
            <text:p>0.0013953</text:p>
          </table:table-cell>
          <table:table-cell office:value-type="float" office:value="0.00484724" calcext:value-type="float">
            <text:p>0.00484724</text:p>
          </table:table-cell>
          <table:table-cell office:value-type="float" office:value="807766" calcext:value-type="float">
            <text:p>807766</text:p>
          </table:table-cell>
          <table:table-cell office:value-type="float" office:value="1000" calcext:value-type="float">
            <text:p>1000</text:p>
          </table:table-cell>
          <table:table-cell office:value-type="float" office:value="807.766" calcext:value-type="float">
            <text:p>807.766</text:p>
          </table:table-cell>
          <table:table-cell office:value-type="float" office:value="428" calcext:value-type="float">
            <text:p>428</text:p>
          </table:table-cell>
          <table:table-cell office:value-type="float" office:value="1521" calcext:value-type="float">
            <text:p>1521</text:p>
          </table:table-cell>
          <table:table-cell office:value-type="float" office:value="8888" calcext:value-type="float">
            <text:p>8888</text:p>
          </table:table-cell>
          <table:table-cell office:value-type="float" office:value="1000" calcext:value-type="float">
            <text:p>1000</text:p>
          </table:table-cell>
          <table:table-cell office:value-type="float" office:value="8.888" calcext:value-type="float">
            <text:p>8.88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65779361204288" calcext:value-type="float">
            <text:p>9.65779361204288</text:p>
          </table:table-cell>
          <table:table-cell table:formula="of:=LOG([.Q7])/LOG(2)" office:value-type="float" office:value="10.5708044377245" calcext:value-type="float">
            <text:p>10.57080443772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758" calcext:value-type="float">
            <text:p>392758</text:p>
          </table:table-cell>
          <table:table-cell office:value-type="float" office:value="1000" calcext:value-type="float">
            <text:p>1000</text:p>
          </table:table-cell>
          <table:table-cell office:value-type="float" office:value="392.758" calcext:value-type="float">
            <text:p>392.758</text:p>
          </table:table-cell>
          <table:table-cell office:value-type="float" office:value="360" calcext:value-type="float">
            <text:p>360</text:p>
          </table:table-cell>
          <table:table-cell office:value-type="float" office:value="424" calcext:value-type="float">
            <text:p>424</text:p>
          </table:table-cell>
          <table:table-cell office:value-type="float" office:value="5.40528" calcext:value-type="float">
            <text:p>5.40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40528" calcext:value-type="float">
            <text:p>0.00540528</text:p>
          </table:table-cell>
          <table:table-cell office:value-type="float" office:value="0.00241242" calcext:value-type="float">
            <text:p>0.00241242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1453404" calcext:value-type="float">
            <text:p>1453404</text:p>
          </table:table-cell>
          <table:table-cell office:value-type="float" office:value="1000" calcext:value-type="float">
            <text:p>1000</text:p>
          </table:table-cell>
          <table:table-cell office:value-type="float" office:value="1453.4" calcext:value-type="float">
            <text:p>1453.4</text:p>
          </table:table-cell>
          <table:table-cell office:value-type="float" office:value="697" calcext:value-type="float">
            <text:p>697</text:p>
          </table:table-cell>
          <table:table-cell office:value-type="float" office:value="3102" calcext:value-type="float">
            <text:p>3102</text:p>
          </table:table-cell>
          <table:table-cell office:value-type="float" office:value="10657" calcext:value-type="float">
            <text:p>10657</text:p>
          </table:table-cell>
          <table:table-cell office:value-type="float" office:value="1000" calcext:value-type="float">
            <text:p>1000</text:p>
          </table:table-cell>
          <table:table-cell office:value-type="float" office:value="10.657" calcext:value-type="float">
            <text:p>10.6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5052160960969" calcext:value-type="float">
            <text:p>10.5052160960969</text:p>
          </table:table-cell>
          <table:table-cell table:formula="of:=LOG([.Q8])/LOG(2)" office:value-type="float" office:value="11.5989829710361" calcext:value-type="float">
            <text:p>11.5989829710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571" calcext:value-type="float">
            <text:p>448571</text:p>
          </table:table-cell>
          <table:table-cell office:value-type="float" office:value="1000" calcext:value-type="float">
            <text:p>1000</text:p>
          </table:table-cell>
          <table:table-cell office:value-type="float" office:value="448.571" calcext:value-type="float">
            <text:p>448.571</text:p>
          </table:table-cell>
          <table:table-cell office:value-type="float" office:value="415" calcext:value-type="float">
            <text:p>415</text:p>
          </table:table-cell>
          <table:table-cell office:value-type="float" office:value="478" calcext:value-type="float">
            <text:p>478</text:p>
          </table:table-cell>
          <table:table-cell office:value-type="float" office:value="11.5072" calcext:value-type="float">
            <text:p>11.5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072" calcext:value-type="float">
            <text:p>0.0115072</text:p>
          </table:table-cell>
          <table:table-cell office:value-type="float" office:value="0.0042398" calcext:value-type="float">
            <text:p>0.0042398</text:p>
          </table:table-cell>
          <table:table-cell office:value-type="float" office:value="0.0278549" calcext:value-type="float">
            <text:p>0.0278549</text:p>
          </table:table-cell>
          <table:table-cell office:value-type="float" office:value="2593623" calcext:value-type="float">
            <text:p>2593623</text:p>
          </table:table-cell>
          <table:table-cell office:value-type="float" office:value="1000" calcext:value-type="float">
            <text:p>1000</text:p>
          </table:table-cell>
          <table:table-cell office:value-type="float" office:value="2593.62" calcext:value-type="float">
            <text:p>2593.62</text:p>
          </table:table-cell>
          <table:table-cell office:value-type="float" office:value="851" calcext:value-type="float">
            <text:p>851</text:p>
          </table:table-cell>
          <table:table-cell office:value-type="float" office:value="5600" calcext:value-type="float">
            <text:p>5600</text:p>
          </table:table-cell>
          <table:table-cell office:value-type="float" office:value="13330" calcext:value-type="float">
            <text:p>13330</text:p>
          </table:table-cell>
          <table:table-cell office:value-type="float" office:value="1000" calcext:value-type="float">
            <text:p>1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407514056262" calcext:value-type="float">
            <text:p>11.3407514056262</text:p>
          </table:table-cell>
          <table:table-cell table:formula="of:=LOG([.Q9])/LOG(2)" office:value-type="float" office:value="12.4512111118323" calcext:value-type="float">
            <text:p>12.45121111183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894" calcext:value-type="float">
            <text:p>504894</text:p>
          </table:table-cell>
          <table:table-cell office:value-type="float" office:value="1000" calcext:value-type="float">
            <text:p>1000</text:p>
          </table:table-cell>
          <table:table-cell office:value-type="float" office:value="504.894" calcext:value-type="float">
            <text:p>504.894</text:p>
          </table:table-cell>
          <table:table-cell office:value-type="float" office:value="478" calcext:value-type="float">
            <text:p>478</text:p>
          </table:table-cell>
          <table:table-cell office:value-type="float" office:value="529" calcext:value-type="float">
            <text:p>529</text:p>
          </table:table-cell>
          <table:table-cell office:value-type="float" office:value="19.5165" calcext:value-type="float">
            <text:p>19.5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165" calcext:value-type="float">
            <text:p>0.0195165</text:p>
          </table:table-cell>
          <table:table-cell office:value-type="float" office:value="0.00383076" calcext:value-type="float">
            <text:p>0.00383076</text:p>
          </table:table-cell>
          <table:table-cell office:value-type="float" office:value="0.0723183" calcext:value-type="float">
            <text:p>0.0723183</text:p>
          </table:table-cell>
          <table:table-cell office:value-type="float" office:value="3690897" calcext:value-type="float">
            <text:p>3690897</text:p>
          </table:table-cell>
          <table:table-cell office:value-type="float" office:value="1000" calcext:value-type="float">
            <text:p>1000</text:p>
          </table:table-cell>
          <table:table-cell office:value-type="float" office:value="3690.9" calcext:value-type="float">
            <text:p>3690.9</text:p>
          </table:table-cell>
          <table:table-cell office:value-type="float" office:value="646" calcext:value-type="float">
            <text:p>646</text:p>
          </table:table-cell>
          <table:table-cell office:value-type="float" office:value="12913" calcext:value-type="float">
            <text:p>12913</text:p>
          </table:table-cell>
          <table:table-cell office:value-type="float" office:value="18040" calcext:value-type="float">
            <text:p>18040</text:p>
          </table:table-cell>
          <table:table-cell office:value-type="float" office:value="1000" calcext:value-type="float">
            <text:p>1000</text:p>
          </table:table-cell>
          <table:table-cell office:value-type="float" office:value="18.04" calcext:value-type="float">
            <text:p>18.0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8497569348822" calcext:value-type="float">
            <text:p>11.8497569348822</text:p>
          </table:table-cell>
          <table:table-cell table:formula="of:=LOG([.Q10])/LOG(2)" office:value-type="float" office:value="13.6565365918386" calcext:value-type="float">
            <text:p>13.6565365918386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430" calcext:value-type="float">
            <text:p>59430</text:p>
          </table:table-cell>
          <table:table-cell office:value-type="float" office:value="1000" calcext:value-type="float">
            <text:p>1000</text:p>
          </table:table-cell>
          <table:table-cell office:value-type="float" office:value="59.43" calcext:value-type="float">
            <text:p>59.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0.179439" calcext:value-type="float">
            <text:p>0.179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39" calcext:value-type="float">
            <text:p>0.000179439</text:p>
          </table:table-cell>
          <table:table-cell office:value-type="float" office:value="0.000150684" calcext:value-type="float">
            <text:p>0.000150684</text:p>
          </table:table-cell>
          <table:table-cell office:value-type="float" office:value="0.000224564" calcext:value-type="float">
            <text:p>0.000224564</text:p>
          </table:table-cell>
          <table:table-cell office:value-type="float" office:value="71151" calcext:value-type="float">
            <text:p>71151</text:p>
          </table:table-cell>
          <table:table-cell office:value-type="float" office:value="1000" calcext:value-type="float">
            <text:p>1000</text:p>
          </table:table-cell>
          <table:table-cell office:value-type="float" office:value="71.151" calcext:value-type="float">
            <text:p>71.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4046" calcext:value-type="float">
            <text:p>4046</text:p>
          </table:table-cell>
          <table:table-cell office:value-type="float" office:value="1000" calcext:value-type="float">
            <text:p>1000</text:p>
          </table:table-cell>
          <table:table-cell office:value-type="float" office:value="4.046" calcext:value-type="float">
            <text:p>4.0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5281212830676" calcext:value-type="float">
            <text:p>6.15281212830676</text:p>
          </table:table-cell>
          <table:table-cell table:formula="of:=LOG([.Q2])/LOG(2)" office:value-type="float" office:value="6.6724253419715" calcext:value-type="float">
            <text:p>6.6724253419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920" calcext:value-type="float">
            <text:p>11892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2" calcext:value-type="float">
            <text:p>118.92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165" calcext:value-type="float">
            <text:p>0.000279165</text:p>
          </table:table-cell>
          <table:table-cell office:value-type="float" office:value="0.000204845" calcext:value-type="float">
            <text:p>0.000204845</text:p>
          </table:table-cell>
          <table:table-cell office:value-type="float" office:value="0.000371143" calcext:value-type="float">
            <text:p>0.000371143</text:p>
          </table:table-cell>
          <table:table-cell office:value-type="float" office:value="122950" calcext:value-type="float">
            <text:p>122950</text:p>
          </table:table-cell>
          <table:table-cell office:value-type="float" office:value="1000" calcext:value-type="float">
            <text:p>1000</text:p>
          </table:table-cell>
          <table:table-cell office:value-type="float" office:value="122.95" calcext:value-type="float">
            <text:p>122.9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4883" calcext:value-type="float">
            <text:p>4883</text:p>
          </table:table-cell>
          <table:table-cell office:value-type="float" office:value="1000" calcext:value-type="float">
            <text:p>1000</text:p>
          </table:table-cell>
          <table:table-cell office:value-type="float" office:value="4.883" calcext:value-type="float">
            <text:p>4.8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94192792470872" calcext:value-type="float">
            <text:p>6.94192792470872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113" calcext:value-type="float">
            <text:p>178113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3" calcext:value-type="float">
            <text:p>178.113</text:p>
          </table:table-cell>
          <table:table-cell office:value-type="float" office:value="142" calcext:value-type="float">
            <text:p>142</text:p>
          </table:table-cell>
          <table:table-cell office:value-type="float" office:value="209" calcext:value-type="float">
            <text:p>209</text:p>
          </table:table-cell>
          <table:table-cell office:value-type="float" office:value="0.462325" calcext:value-type="float">
            <text:p>0.462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325" calcext:value-type="float">
            <text:p>0.000462325</text:p>
          </table:table-cell>
          <table:table-cell office:value-type="float" office:value="0.000325247" calcext:value-type="float">
            <text:p>0.000325247</text:p>
          </table:table-cell>
          <table:table-cell office:value-type="float" office:value="0.000748261" calcext:value-type="float">
            <text:p>0.000748261</text:p>
          </table:table-cell>
          <table:table-cell office:value-type="float" office:value="194950" calcext:value-type="float">
            <text:p>194950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" calcext:value-type="float">
            <text:p>194.95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  <table:table-cell office:value-type="float" office:value="5670" calcext:value-type="float">
            <text:p>5670</text:p>
          </table:table-cell>
          <table:table-cell office:value-type="float" office:value="1000" calcext:value-type="float">
            <text:p>1000</text:p>
          </table:table-cell>
          <table:table-cell office:value-type="float" office:value="5.67" calcext:value-type="float">
            <text:p>5.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0696034451028" calcext:value-type="float">
            <text:p>7.60696034451028</text:p>
          </table:table-cell>
          <table:table-cell table:formula="of:=LOG([.Q4])/LOG(2)" office:value-type="float" office:value="8.12412131182919" calcext:value-type="float">
            <text:p>8.124121311829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82" calcext:value-type="float">
            <text:p>237882</text:p>
          </table:table-cell>
          <table:table-cell office:value-type="float" office:value="1000" calcext:value-type="float">
            <text:p>1000</text:p>
          </table:table-cell>
          <table:table-cell office:value-type="float" office:value="237.882" calcext:value-type="float">
            <text:p>237.882</text:p>
          </table:table-cell>
          <table:table-cell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office:value-type="float" office:value="0.802509" calcext:value-type="float">
            <text:p>0.802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2509" calcext:value-type="float">
            <text:p>0.000802509</text:p>
          </table:table-cell>
          <table:table-cell office:value-type="float" office:value="0.000511027" calcext:value-type="float">
            <text:p>0.000511027</text:p>
          </table:table-cell>
          <table:table-cell office:value-type="float" office:value="0.0015575" calcext:value-type="float">
            <text:p>0.0015575</text:p>
          </table:table-cell>
          <table:table-cell office:value-type="float" office:value="311711" calcext:value-type="float">
            <text:p>311711</text:p>
          </table:table-cell>
          <table:table-cell office:value-type="float" office:value="1000" calcext:value-type="float">
            <text:p>1000</text:p>
          </table:table-cell>
          <table:table-cell office:value-type="float" office:value="311.711" calcext:value-type="float">
            <text:p>311.711</text:p>
          </table:table-cell>
          <table:table-cell office:value-type="float" office:value="189" calcext:value-type="float">
            <text:p>189</text:p>
          </table:table-cell>
          <table:table-cell office:value-type="float" office:value="562" calcext:value-type="float">
            <text:p>562</text:p>
          </table:table-cell>
          <table:table-cell office:value-type="float" office:value="6569" calcext:value-type="float">
            <text:p>6569</text:p>
          </table:table-cell>
          <table:table-cell office:value-type="float" office:value="1000" calcext:value-type="float">
            <text:p>1000</text:p>
          </table:table-cell>
          <table:table-cell office:value-type="float" office:value="6.569" calcext:value-type="float">
            <text:p>6.5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8406525704289" calcext:value-type="float">
            <text:p>8.28406525704289</text:p>
          </table:table-cell>
          <table:table-cell table:formula="of:=LOG([.Q5])/LOG(2)" office:value-type="float" office:value="9.13442632022093" calcext:value-type="float">
            <text:p>9.13442632022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406" calcext:value-type="float">
            <text:p>29740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06" calcext:value-type="float">
            <text:p>297.406</text:p>
          </table:table-cell>
          <table:table-cell office:value-type="float" office:value="261" calcext:value-type="float">
            <text:p>261</text:p>
          </table:table-cell>
          <table:table-cell office:value-type="float" office:value="338" calcext:value-type="float">
            <text:p>338</text:p>
          </table:table-cell>
          <table:table-cell office:value-type="float" office:value="1.48115" calcext:value-type="float">
            <text:p>1.48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8115" calcext:value-type="float">
            <text:p>0.00148115</text:p>
          </table:table-cell>
          <table:table-cell office:value-type="float" office:value="0.000848617" calcext:value-type="float">
            <text:p>0.000848617</text:p>
          </table:table-cell>
          <table:table-cell office:value-type="float" office:value="0.00248598" calcext:value-type="float">
            <text:p>0.00248598</text:p>
          </table:table-cell>
          <table:table-cell office:value-type="float" office:value="515359" calcext:value-type="float">
            <text:p>515359</text:p>
          </table:table-cell>
          <table:table-cell office:value-type="float" office:value="1000" calcext:value-type="float">
            <text:p>1000</text:p>
          </table:table-cell>
          <table:table-cell office:value-type="float" office:value="515.359" calcext:value-type="float">
            <text:p>515.359</text:p>
          </table:table-cell>
          <table:table-cell office:value-type="float" office:value="291" calcext:value-type="float">
            <text:p>291</text:p>
          </table:table-cell>
          <table:table-cell office:value-type="float" office:value="832" calcext:value-type="float">
            <text:p>832</text:p>
          </table:table-cell>
          <table:table-cell office:value-type="float" office:value="7639" calcext:value-type="float">
            <text:p>7639</text:p>
          </table:table-cell>
          <table:table-cell office:value-type="float" office:value="1000" calcext:value-type="float">
            <text:p>1000</text:p>
          </table:table-cell>
          <table:table-cell office:value-type="float" office:value="7.639" calcext:value-type="float">
            <text:p>7.6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00943395621264" calcext:value-type="float">
            <text:p>9.00943395621264</text:p>
          </table:table-cell>
          <table:table-cell table:formula="of:=LOG([.Q6])/LOG(2)" office:value-type="float" office:value="9.70043971814109" calcext:value-type="float">
            <text:p>9.70043971814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7575" calcext:value-type="float">
            <text:p>357575</text:p>
          </table:table-cell>
          <table:table-cell office:value-type="float" office:value="1000" calcext:value-type="float">
            <text:p>1000</text:p>
          </table:table-cell>
          <table:table-cell office:value-type="float" office:value="357.575" calcext:value-type="float">
            <text:p>357.575</text:p>
          </table:table-cell>
          <table:table-cell office:value-type="float" office:value="320" calcext:value-type="float">
            <text:p>320</text:p>
          </table:table-cell>
          <table:table-cell office:value-type="float" office:value="393" calcext:value-type="float">
            <text:p>393</text:p>
          </table:table-cell>
          <table:table-cell office:value-type="float" office:value="2.9667" calcext:value-type="float">
            <text:p>2.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67" calcext:value-type="float">
            <text:p>0.0029667</text:p>
          </table:table-cell>
          <table:table-cell office:value-type="float" office:value="0.00163442" calcext:value-type="float">
            <text:p>0.00163442</text:p>
          </table:table-cell>
          <table:table-cell office:value-type="float" office:value="0.00551185" calcext:value-type="float">
            <text:p>0.00551185</text:p>
          </table:table-cell>
          <table:table-cell office:value-type="float" office:value="911446" calcext:value-type="float">
            <text:p>911446</text:p>
          </table:table-cell>
          <table:table-cell office:value-type="float" office:value="1000" calcext:value-type="float">
            <text:p>1000</text:p>
          </table:table-cell>
          <table:table-cell office:value-type="float" office:value="911.446" calcext:value-type="float">
            <text:p>911.446</text:p>
          </table:table-cell>
          <table:table-cell office:value-type="float" office:value="514" calcext:value-type="float">
            <text:p>514</text:p>
          </table:table-cell>
          <table:table-cell office:value-type="float" office:value="1610" calcext:value-type="float">
            <text:p>1610</text:p>
          </table:table-cell>
          <table:table-cell office:value-type="float" office:value="8971" calcext:value-type="float">
            <text:p>8971</text:p>
          </table:table-cell>
          <table:table-cell office:value-type="float" office:value="1000" calcext:value-type="float">
            <text:p>1000</text:p>
          </table:table-cell>
          <table:table-cell office:value-type="float" office:value="8.971" calcext:value-type="float">
            <text:p>8.9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83201337391628" calcext:value-type="float">
            <text:p>9.83201337391628</text:p>
          </table:table-cell>
          <table:table-cell table:formula="of:=LOG([.Q7])/LOG(2)" office:value-type="float" office:value="10.652844973002" calcext:value-type="float">
            <text:p>10.652844973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219" calcext:value-type="float">
            <text:p>416219</text:p>
          </table:table-cell>
          <table:table-cell office:value-type="float" office:value="1000" calcext:value-type="float">
            <text:p>1000</text:p>
          </table:table-cell>
          <table:table-cell office:value-type="float" office:value="416.219" calcext:value-type="float">
            <text:p>416.219</text:p>
          </table:table-cell>
          <table:table-cell office:value-type="float" office:value="376" calcext:value-type="float">
            <text:p>376</text:p>
          </table:table-cell>
          <table:table-cell office:value-type="float" office:value="455" calcext:value-type="float">
            <text:p>455</text:p>
          </table:table-cell>
          <table:table-cell office:value-type="float" office:value="6.21402" calcext:value-type="float">
            <text:p>6.2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21402" calcext:value-type="float">
            <text:p>0.00621402</text:p>
          </table:table-cell>
          <table:table-cell office:value-type="float" office:value="0.00276542" calcext:value-type="float">
            <text:p>0.00276542</text:p>
          </table:table-cell>
          <table:table-cell office:value-type="float" office:value="0.0144458" calcext:value-type="float">
            <text:p>0.0144458</text:p>
          </table:table-cell>
          <table:table-cell office:value-type="float" office:value="1640755" calcext:value-type="float">
            <text:p>1640755</text:p>
          </table:table-cell>
          <table:table-cell office:value-type="float" office:value="1000" calcext:value-type="float">
            <text:p>1000</text:p>
          </table:table-cell>
          <table:table-cell office:value-type="float" office:value="1640.76" calcext:value-type="float">
            <text:p>1640.76</text:p>
          </table:table-cell>
          <table:table-cell office:value-type="float" office:value="745" calcext:value-type="float">
            <text:p>745</text:p>
          </table:table-cell>
          <table:table-cell office:value-type="float" office:value="3883" calcext:value-type="float">
            <text:p>3883</text:p>
          </table:table-cell>
          <table:table-cell office:value-type="float" office:value="10781" calcext:value-type="float">
            <text:p>10781</text:p>
          </table:table-cell>
          <table:table-cell office:value-type="float" office:value="1000" calcext:value-type="float">
            <text:p>1000</text:p>
          </table:table-cell>
          <table:table-cell office:value-type="float" office:value="10.781" calcext:value-type="float">
            <text:p>10.7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6801485106362" calcext:value-type="float">
            <text:p>10.6801485106362</text:p>
          </table:table-cell>
          <table:table-cell table:formula="of:=LOG([.Q8])/LOG(2)" office:value-type="float" office:value="11.9229559919085" calcext:value-type="float">
            <text:p>11.92295599190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434" calcext:value-type="float">
            <text:p>476434</text:p>
          </table:table-cell>
          <table:table-cell office:value-type="float" office:value="1000" calcext:value-type="float">
            <text:p>1000</text:p>
          </table:table-cell>
          <table:table-cell office:value-type="float" office:value="476.434" calcext:value-type="float">
            <text:p>476.434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  <table:table-cell office:value-type="float" office:value="14.1825" calcext:value-type="float">
            <text:p>14.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141825" calcext:value-type="float">
            <text:p>0.0141825</text:p>
          </table:table-cell>
          <table:table-cell office:value-type="float" office:value="0.0045717" calcext:value-type="float">
            <text:p>0.0045717</text:p>
          </table:table-cell>
          <table:table-cell office:value-type="float" office:value="0.0376405" calcext:value-type="float">
            <text:p>0.0376405</text:p>
          </table:table-cell>
          <table:table-cell office:value-type="float" office:value="3146390" calcext:value-type="float">
            <text:p>3146390</text:p>
          </table:table-cell>
          <table:table-cell office:value-type="float" office:value="1000" calcext:value-type="float">
            <text:p>1000</text:p>
          </table:table-cell>
          <table:table-cell office:value-type="float" office:value="3146.39" calcext:value-type="float">
            <text:p>3146.39</text:p>
          </table:table-cell>
          <table:table-cell office:value-type="float" office:value="1042" calcext:value-type="float">
            <text:p>1042</text:p>
          </table:table-cell>
          <table:table-cell office:value-type="float" office:value="8664" calcext:value-type="float">
            <text:p>8664</text:p>
          </table:table-cell>
          <table:table-cell office:value-type="float" office:value="13501" calcext:value-type="float">
            <text:p>13501</text:p>
          </table:table-cell>
          <table:table-cell office:value-type="float" office:value="1000" calcext:value-type="float">
            <text:p>1000</text:p>
          </table:table-cell>
          <table:table-cell office:value-type="float" office:value="13.501" calcext:value-type="float">
            <text:p>13.5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6194817908238" calcext:value-type="float">
            <text:p>11.6194817908238</text:p>
          </table:table-cell>
          <table:table-cell table:formula="of:=LOG([.Q9])/LOG(2)" office:value-type="float" office:value="13.0808175276083" calcext:value-type="float">
            <text:p>13.08081752760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115" calcext:value-type="float">
            <text:p>535115</text:p>
          </table:table-cell>
          <table:table-cell office:value-type="float" office:value="1000" calcext:value-type="float">
            <text:p>1000</text:p>
          </table:table-cell>
          <table:table-cell office:value-type="float" office:value="535.115" calcext:value-type="float">
            <text:p>535.115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24.3498" calcext:value-type="float">
            <text:p>24.3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243498" calcext:value-type="float">
            <text:p>0.0243498</text:p>
          </table:table-cell>
          <table:table-cell office:value-type="float" office:value="0.00187601" calcext:value-type="float">
            <text:p>0.00187601</text:p>
          </table:table-cell>
          <table:table-cell office:value-type="float" office:value="0.0763437" calcext:value-type="float">
            <text:p>0.0763437</text:p>
          </table:table-cell>
          <table:table-cell office:value-type="float" office:value="4496287" calcext:value-type="float">
            <text:p>4496287</text:p>
          </table:table-cell>
          <table:table-cell office:value-type="float" office:value="1000" calcext:value-type="float">
            <text:p>1000</text:p>
          </table:table-cell>
          <table:table-cell office:value-type="float" office:value="4496.29" calcext:value-type="float">
            <text:p>4496.29</text:p>
          </table:table-cell>
          <table:table-cell office:value-type="float" office:value="347" calcext:value-type="float">
            <text:p>347</text:p>
          </table:table-cell>
          <table:table-cell office:value-type="float" office:value="15217" calcext:value-type="float">
            <text:p>15217</text:p>
          </table:table-cell>
          <table:table-cell office:value-type="float" office:value="18312" calcext:value-type="float">
            <text:p>18312</text:p>
          </table:table-cell>
          <table:table-cell office:value-type="float" office:value="1000" calcext:value-type="float">
            <text:p>1000</text:p>
          </table:table-cell>
          <table:table-cell office:value-type="float" office:value="18.312" calcext:value-type="float">
            <text:p>18.3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45193736171" calcext:value-type="float">
            <text:p>12.1345193736171</text:p>
          </table:table-cell>
          <table:table-cell table:formula="of:=LOG([.Q10])/LOG(2)" office:value-type="float" office:value="13.8933963420879" calcext:value-type="float">
            <text:p>13.8933963420879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969" calcext:value-type="float">
            <text:p>62969</text:p>
          </table:table-cell>
          <table:table-cell office:value-type="float" office:value="1000" calcext:value-type="float">
            <text:p>1000</text:p>
          </table:table-cell>
          <table:table-cell office:value-type="float" office:value="62.969" calcext:value-type="float">
            <text:p>62.96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190107" calcext:value-type="float">
            <text:p>0.190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107" calcext:value-type="float">
            <text:p>0.000190107</text:p>
          </table:table-cell>
          <table:table-cell office:value-type="float" office:value="0.000162523" calcext:value-type="float">
            <text:p>0.000162523</text:p>
          </table:table-cell>
          <table:table-cell office:value-type="float" office:value="0.000235503" calcext:value-type="float">
            <text:p>0.000235503</text:p>
          </table:table-cell>
          <table:table-cell office:value-type="float" office:value="74490" calcext:value-type="float">
            <text:p>74490</text:p>
          </table:table-cell>
          <table:table-cell office:value-type="float" office:value="1000" calcext:value-type="float">
            <text:p>1000</text:p>
          </table:table-cell>
          <table:table-cell office:value-type="float" office:value="74.49" calcext:value-type="float">
            <text:p>74.49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4052" calcext:value-type="float">
            <text:p>4052</text:p>
          </table:table-cell>
          <table:table-cell office:value-type="float" office:value="1000" calcext:value-type="float">
            <text:p>1000</text:p>
          </table:table-cell>
          <table:table-cell office:value-type="float" office:value="4.052" calcext:value-type="float">
            <text:p>4.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1897485712327" calcext:value-type="float">
            <text:p>6.21897485712327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5960" calcext:value-type="float">
            <text:p>12596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6" calcext:value-type="float">
            <text:p>125.96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0.298131" calcext:value-type="float">
            <text:p>0.29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8131" calcext:value-type="float">
            <text:p>0.000298131</text:p>
          </table:table-cell>
          <table:table-cell office:value-type="float" office:value="0.000220978" calcext:value-type="float">
            <text:p>0.000220978</text:p>
          </table:table-cell>
          <table:table-cell office:value-type="float" office:value="0.000466416" calcext:value-type="float">
            <text:p>0.000466416</text:p>
          </table:table-cell>
          <table:table-cell office:value-type="float" office:value="129806" calcext:value-type="float">
            <text:p>129806</text:p>
          </table:table-cell>
          <table:table-cell office:value-type="float" office:value="1000" calcext:value-type="float">
            <text:p>1000</text:p>
          </table:table-cell>
          <table:table-cell office:value-type="float" office:value="129.806" calcext:value-type="float">
            <text:p>129.806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4937" calcext:value-type="float">
            <text:p>4937</text:p>
          </table:table-cell>
          <table:table-cell office:value-type="float" office:value="1000" calcext:value-type="float">
            <text:p>1000</text:p>
          </table:table-cell>
          <table:table-cell office:value-type="float" office:value="4.937" calcext:value-type="float">
            <text:p>4.9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021326009318" calcext:value-type="float">
            <text:p>7.02021326009318</text:p>
          </table:table-cell>
          <table:table-cell table:formula="of:=LOG([.Q3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89" calcext:value-type="float">
            <text:p>188889</text:p>
          </table:table-cell>
          <table:table-cell office:value-type="float" office:value="1000" calcext:value-type="float">
            <text:p>1000</text:p>
          </table:table-cell>
          <table:table-cell office:value-type="float" office:value="188.889" calcext:value-type="float">
            <text:p>188.889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473" calcext:value-type="float">
            <text:p>0.000499473</text:p>
          </table:table-cell>
          <table:table-cell office:value-type="float" office:value="0.000346361" calcext:value-type="float">
            <text:p>0.000346361</text:p>
          </table:table-cell>
          <table:table-cell office:value-type="float" office:value="0.000698431" calcext:value-type="float">
            <text:p>0.000698431</text:p>
          </table:table-cell>
          <table:table-cell office:value-type="float" office:value="208426" calcext:value-type="float">
            <text:p>208426</text:p>
          </table:table-cell>
          <table:table-cell office:value-type="float" office:value="1000" calcext:value-type="float">
            <text:p>1000</text:p>
          </table:table-cell>
          <table:table-cell office:value-type="float" office:value="208.426" calcext:value-type="float">
            <text:p>208.426</text:p>
          </table:table-cell>
          <table:table-cell office:value-type="float" office:value="145" calcext:value-type="float">
            <text:p>145</text:p>
          </table:table-cell>
          <table:table-cell office:value-type="float" office:value="309" calcext:value-type="float">
            <text:p>309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0339144690832" calcext:value-type="float">
            <text:p>7.70339144690832</text:p>
          </table:table-cell>
          <table:table-cell table:formula="of:=LOG([.Q4])/LOG(2)" office:value-type="float" office:value="8.27146302790438" calcext:value-type="float">
            <text:p>8.27146302790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2116" calcext:value-type="float">
            <text:p>252116</text:p>
          </table:table-cell>
          <table:table-cell office:value-type="float" office:value="1000" calcext:value-type="float">
            <text:p>1000</text:p>
          </table:table-cell>
          <table:table-cell office:value-type="float" office:value="252.116" calcext:value-type="float">
            <text:p>252.116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0.880405" calcext:value-type="float">
            <text:p>0.880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0405" calcext:value-type="float">
            <text:p>0.000880405</text:p>
          </table:table-cell>
          <table:table-cell office:value-type="float" office:value="0.000543252" calcext:value-type="float">
            <text:p>0.000543252</text:p>
          </table:table-cell>
          <table:table-cell office:value-type="float" office:value="0.00141524" calcext:value-type="float">
            <text:p>0.00141524</text:p>
          </table:table-cell>
          <table:table-cell office:value-type="float" office:value="338437" calcext:value-type="float">
            <text:p>338437</text:p>
          </table:table-cell>
          <table:table-cell office:value-type="float" office:value="1000" calcext:value-type="float">
            <text:p>1000</text:p>
          </table:table-cell>
          <table:table-cell office:value-type="float" office:value="338.437" calcext:value-type="float">
            <text:p>338.437</text:p>
          </table:table-cell>
          <table:table-cell office:value-type="float" office:value="211" calcext:value-type="float">
            <text:p>211</text:p>
          </table:table-cell>
          <table:table-cell office:value-type="float" office:value="592" calcext:value-type="float">
            <text:p>592</text:p>
          </table:table-cell>
          <table:table-cell office:value-type="float" office:value="6598" calcext:value-type="float">
            <text:p>6598</text:p>
          </table:table-cell>
          <table:table-cell office:value-type="float" office:value="1000" calcext:value-type="float">
            <text:p>1000</text:p>
          </table:table-cell>
          <table:table-cell office:value-type="float" office:value="6.598" calcext:value-type="float">
            <text:p>6.5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027434910887" calcext:value-type="float">
            <text:p>8.4027434910887</text:p>
          </table:table-cell>
          <table:table-cell table:formula="of:=LOG([.Q5])/LOG(2)" office:value-type="float" office:value="9.20945336562895" calcext:value-type="float">
            <text:p>9.2094533656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063" calcext:value-type="float">
            <text:p>315063</text:p>
          </table:table-cell>
          <table:table-cell office:value-type="float" office:value="1000" calcext:value-type="float">
            <text:p>1000</text:p>
          </table:table-cell>
          <table:table-cell office:value-type="float" office:value="315.063" calcext:value-type="float">
            <text:p>315.063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1.65575" calcext:value-type="float">
            <text:p>1.65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575" calcext:value-type="float">
            <text:p>0.00165575</text:p>
          </table:table-cell>
          <table:table-cell office:value-type="float" office:value="0.00107919" calcext:value-type="float">
            <text:p>0.00107919</text:p>
          </table:table-cell>
          <table:table-cell office:value-type="float" office:value="0.00278237" calcext:value-type="float">
            <text:p>0.00278237</text:p>
          </table:table-cell>
          <table:table-cell office:value-type="float" office:value="570306" calcext:value-type="float">
            <text:p>570306</text:p>
          </table:table-cell>
          <table:table-cell office:value-type="float" office:value="1000" calcext:value-type="float">
            <text:p>1000</text:p>
          </table:table-cell>
          <table:table-cell office:value-type="float" office:value="570.306" calcext:value-type="float">
            <text:p>570.306</text:p>
          </table:table-cell>
          <table:table-cell office:value-type="float" office:value="358" calcext:value-type="float">
            <text:p>358</text:p>
          </table:table-cell>
          <table:table-cell office:value-type="float" office:value="937" calcext:value-type="float">
            <text:p>937</text:p>
          </table:table-cell>
          <table:table-cell office:value-type="float" office:value="7679" calcext:value-type="float">
            <text:p>7679</text:p>
          </table:table-cell>
          <table:table-cell office:value-type="float" office:value="1000" calcext:value-type="float">
            <text:p>1000</text:p>
          </table:table-cell>
          <table:table-cell office:value-type="float" office:value="7.679" calcext:value-type="float">
            <text:p>7.6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15559240067753" calcext:value-type="float">
            <text:p>9.15559240067753</text:p>
          </table:table-cell>
          <table:table-cell table:formula="of:=LOG([.Q6])/LOG(2)" office:value-type="float" office:value="9.87190523765919" calcext:value-type="float">
            <text:p>9.871905237659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382" calcext:value-type="float">
            <text:p>378382</text:p>
          </table:table-cell>
          <table:table-cell office:value-type="float" office:value="1000" calcext:value-type="float">
            <text:p>1000</text:p>
          </table:table-cell>
          <table:table-cell office:value-type="float" office:value="378.382" calcext:value-type="float">
            <text:p>378.382</text:p>
          </table:table-cell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office:value-type="float" office:value="3.33304" calcext:value-type="float">
            <text:p>3.33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304" calcext:value-type="float">
            <text:p>0.00333304</text:p>
          </table:table-cell>
          <table:table-cell office:value-type="float" office:value="0.00180435" calcext:value-type="float">
            <text:p>0.00180435</text:p>
          </table:table-cell>
          <table:table-cell office:value-type="float" office:value="0.00593414" calcext:value-type="float">
            <text:p>0.00593414</text:p>
          </table:table-cell>
          <table:table-cell office:value-type="float" office:value="1004883" calcext:value-type="float">
            <text:p>1004883</text:p>
          </table:table-cell>
          <table:table-cell office:value-type="float" office:value="1000" calcext:value-type="float">
            <text:p>1000</text:p>
          </table:table-cell>
          <table:table-cell office:value-type="float" office:value="1004.88" calcext:value-type="float">
            <text:p>1004.88</text:p>
          </table:table-cell>
          <table:table-cell office:value-type="float" office:value="549" calcext:value-type="float">
            <text:p>549</text:p>
          </table:table-cell>
          <table:table-cell office:value-type="float" office:value="1753" calcext:value-type="float">
            <text:p>1753</text:p>
          </table:table-cell>
          <table:table-cell office:value-type="float" office:value="9073" calcext:value-type="float">
            <text:p>9073</text:p>
          </table:table-cell>
          <table:table-cell office:value-type="float" office:value="1000" calcext:value-type="float">
            <text:p>1000</text:p>
          </table:table-cell>
          <table:table-cell office:value-type="float" office:value="9.073" calcext:value-type="float">
            <text:p>9.07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97280751368673" calcext:value-type="float">
            <text:p>9.97280751368673</text:p>
          </table:table-cell>
          <table:table-cell table:formula="of:=LOG([.Q7])/LOG(2)" office:value-type="float" office:value="10.7756102807595" calcext:value-type="float">
            <text:p>10.7756102807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1357" calcext:value-type="float">
            <text:p>441357</text:p>
          </table:table-cell>
          <table:table-cell office:value-type="float" office:value="1000" calcext:value-type="float">
            <text:p>1000</text:p>
          </table:table-cell>
          <table:table-cell office:value-type="float" office:value="441.357" calcext:value-type="float">
            <text:p>441.357</text:p>
          </table:table-cell>
          <table:table-cell office:value-type="float" office:value="403" calcext:value-type="float">
            <text:p>403</text:p>
          </table:table-cell>
          <table:table-cell office:value-type="float" office:value="482" calcext:value-type="float">
            <text:p>482</text:p>
          </table:table-cell>
          <table:table-cell office:value-type="float" office:value="7.29995" calcext:value-type="float">
            <text:p>7.29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9995" calcext:value-type="float">
            <text:p>0.00729995</text:p>
          </table:table-cell>
          <table:table-cell office:value-type="float" office:value="0.00363658" calcext:value-type="float">
            <text:p>0.00363658</text:p>
          </table:table-cell>
          <table:table-cell office:value-type="float" office:value="0.0169274" calcext:value-type="float">
            <text:p>0.0169274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1000" calcext:value-type="float">
            <text:p>1000</text:p>
          </table:table-cell>
          <table:table-cell office:value-type="float" office:value="1895.44" calcext:value-type="float">
            <text:p>1895.44</text:p>
          </table:table-cell>
          <table:table-cell office:value-type="float" office:value="903" calcext:value-type="float">
            <text:p>903</text:p>
          </table:table-cell>
          <table:table-cell office:value-type="float" office:value="3709" calcext:value-type="float">
            <text:p>3709</text:p>
          </table:table-cell>
          <table:table-cell office:value-type="float" office:value="10937" calcext:value-type="float">
            <text:p>10937</text:p>
          </table:table-cell>
          <table:table-cell office:value-type="float" office:value="1000" calcext:value-type="float">
            <text:p>1000</text:p>
          </table:table-cell>
          <table:table-cell office:value-type="float" office:value="10.937" calcext:value-type="float">
            <text:p>10.9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8883170734985" calcext:value-type="float">
            <text:p>10.8883170734985</text:p>
          </table:table-cell>
          <table:table-cell table:formula="of:=LOG([.Q8])/LOG(2)" office:value-type="float" office:value="11.856814552503" calcext:value-type="float">
            <text:p>11.8568145525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3610" calcext:value-type="float">
            <text:p>503610</text:p>
          </table:table-cell>
          <table:table-cell office:value-type="float" office:value="1000" calcext:value-type="float">
            <text:p>1000</text:p>
          </table:table-cell>
          <table:table-cell office:value-type="float" office:value="503.61" calcext:value-type="float">
            <text:p>503.61</text:p>
          </table:table-cell>
          <table:table-cell office:value-type="float" office:value="471" calcext:value-type="float">
            <text:p>471</text:p>
          </table:table-cell>
          <table:table-cell office:value-type="float" office:value="535" calcext:value-type="float">
            <text:p>535</text:p>
          </table:table-cell>
          <table:table-cell office:value-type="float" office:value="16.8723" calcext:value-type="float">
            <text:p>16.8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723" calcext:value-type="float">
            <text:p>0.0168723</text:p>
          </table:table-cell>
          <table:table-cell office:value-type="float" office:value="0.00673193" calcext:value-type="float">
            <text:p>0.00673193</text:p>
          </table:table-cell>
          <table:table-cell office:value-type="float" office:value="0.0449472" calcext:value-type="float">
            <text:p>0.0449472</text:p>
          </table:table-cell>
          <table:table-cell office:value-type="float" office:value="3654934" calcext:value-type="float">
            <text:p>3654934</text:p>
          </table:table-cell>
          <table:table-cell office:value-type="float" office:value="1000" calcext:value-type="float">
            <text:p>1000</text:p>
          </table:table-cell>
          <table:table-cell office:value-type="float" office:value="3654.93" calcext:value-type="float">
            <text:p>3654.93</text:p>
          </table:table-cell>
          <table:table-cell office:value-type="float" office:value="1282" calcext:value-type="float">
            <text:p>1282</text:p>
          </table:table-cell>
          <table:table-cell office:value-type="float" office:value="10334" calcext:value-type="float">
            <text:p>10334</text:p>
          </table:table-cell>
          <table:table-cell office:value-type="float" office:value="13696" calcext:value-type="float">
            <text:p>13696</text:p>
          </table:table-cell>
          <table:table-cell office:value-type="float" office:value="1000" calcext:value-type="float">
            <text:p>1000</text:p>
          </table:table-cell>
          <table:table-cell office:value-type="float" office:value="13.696" calcext:value-type="float">
            <text:p>13.69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8356280603008" calcext:value-type="float">
            <text:p>11.8356280603008</text:p>
          </table:table-cell>
          <table:table-cell table:formula="of:=LOG([.Q9])/LOG(2)" office:value-type="float" office:value="13.3351111684249" calcext:value-type="float">
            <text:p>13.3351111684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933" calcext:value-type="float">
            <text:p>566933</text:p>
          </table:table-cell>
          <table:table-cell office:value-type="float" office:value="1000" calcext:value-type="float">
            <text:p>1000</text:p>
          </table:table-cell>
          <table:table-cell office:value-type="float" office:value="566.933" calcext:value-type="float">
            <text:p>566.933</text:p>
          </table:table-cell>
          <table:table-cell office:value-type="float" office:value="545" calcext:value-type="float">
            <text:p>545</text:p>
          </table:table-cell>
          <table:table-cell office:value-type="float" office:value="590" calcext:value-type="float">
            <text:p>590</text:p>
          </table:table-cell>
          <table:table-cell office:value-type="float" office:value="31.4312" calcext:value-type="float">
            <text:p>31.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314312" calcext:value-type="float">
            <text:p>0.0314312</text:p>
          </table:table-cell>
          <table:table-cell office:value-type="float" office:value="0.00656521" calcext:value-type="float">
            <text:p>0.00656521</text:p>
          </table:table-cell>
          <table:table-cell office:value-type="float" office:value="0.151537" calcext:value-type="float">
            <text:p>0.151537</text:p>
          </table:table-cell>
          <table:table-cell office:value-type="float" office:value="5651620" calcext:value-type="float">
            <text:p>5651620</text:p>
          </table:table-cell>
          <table:table-cell office:value-type="float" office:value="1000" calcext:value-type="float">
            <text:p>1000</text:p>
          </table:table-cell>
          <table:table-cell office:value-type="float" office:value="5651.62" calcext:value-type="float">
            <text:p>5651.62</text:p>
          </table:table-cell>
          <table:table-cell office:value-type="float" office:value="1207" calcext:value-type="float">
            <text:p>1207</text:p>
          </table:table-cell>
          <table:table-cell office:value-type="float" office:value="30623" calcext:value-type="float">
            <text:p>30623</text:p>
          </table:table-cell>
          <table:table-cell office:value-type="float" office:value="18658" calcext:value-type="float">
            <text:p>18658</text:p>
          </table:table-cell>
          <table:table-cell office:value-type="float" office:value="1000" calcext:value-type="float">
            <text:p>1000</text:p>
          </table:table-cell>
          <table:table-cell office:value-type="float" office:value="18.658" calcext:value-type="float">
            <text:p>18.65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4644487505912" calcext:value-type="float">
            <text:p>12.4644487505912</text:p>
          </table:table-cell>
          <table:table-cell table:formula="of:=LOG([.Q10])/LOG(2)" office:value-type="float" office:value="14.9023280037691" calcext:value-type="float">
            <text:p>14.9023280037691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822" calcext:value-type="float">
            <text:p>66822</text:p>
          </table:table-cell>
          <table:table-cell office:value-type="float" office:value="1000" calcext:value-type="float">
            <text:p>1000</text:p>
          </table:table-cell>
          <table:table-cell office:value-type="float" office:value="66.822" calcext:value-type="float">
            <text:p>66.82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0.20169" calcext:value-type="float">
            <text:p>0.201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69" calcext:value-type="float">
            <text:p>0.00020169</text:p>
          </table:table-cell>
          <table:table-cell office:value-type="float" office:value="0.000167514" calcext:value-type="float">
            <text:p>0.000167514</text:p>
          </table:table-cell>
          <table:table-cell office:value-type="float" office:value="0.000260162" calcext:value-type="float">
            <text:p>0.000260162</text:p>
          </table:table-cell>
          <table:table-cell office:value-type="float" office:value="78473" calcext:value-type="float">
            <text:p>78473</text:p>
          </table:table-cell>
          <table:table-cell office:value-type="float" office:value="1000" calcext:value-type="float">
            <text:p>1000</text:p>
          </table:table-cell>
          <table:table-cell office:value-type="float" office:value="78.473" calcext:value-type="float">
            <text:p>78.473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4059" calcext:value-type="float">
            <text:p>4059</text:p>
          </table:table-cell>
          <table:table-cell office:value-type="float" office:value="1000" calcext:value-type="float">
            <text:p>1000</text:p>
          </table:table-cell>
          <table:table-cell office:value-type="float" office:value="4.059" calcext:value-type="float">
            <text:p>4.0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9412444995502" calcext:value-type="float">
            <text:p>6.29412444995502</text:p>
          </table:table-cell>
          <table:table-cell table:formula="of:=LOG([.Q2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3506" calcext:value-type="float">
            <text:p>133506</text:p>
          </table:table-cell>
          <table:table-cell office:value-type="float" office:value="1000" calcext:value-type="float">
            <text:p>1000</text:p>
          </table:table-cell>
          <table:table-cell office:value-type="float" office:value="133.506" calcext:value-type="float">
            <text:p>133.506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0.319542" calcext:value-type="float">
            <text:p>0.319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542" calcext:value-type="float">
            <text:p>0.000319542</text:p>
          </table:table-cell>
          <table:table-cell office:value-type="float" office:value="0.000246831" calcext:value-type="float">
            <text:p>0.000246831</text:p>
          </table:table-cell>
          <table:table-cell office:value-type="float" office:value="0.000430124" calcext:value-type="float">
            <text:p>0.000430124</text:p>
          </table:table-cell>
          <table:table-cell office:value-type="float" office:value="138063" calcext:value-type="float">
            <text:p>138063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3" calcext:value-type="float">
            <text:p>138.063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4970" calcext:value-type="float">
            <text:p>4970</text:p>
          </table:table-cell>
          <table:table-cell office:value-type="float" office:value="1000" calcext:value-type="float">
            <text:p>10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0918292813546" calcext:value-type="float">
            <text:p>7.10918292813546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541" calcext:value-type="float">
            <text:p>199541</text:p>
          </table:table-cell>
          <table:table-cell office:value-type="float" office:value="1000" calcext:value-type="float">
            <text:p>1000</text:p>
          </table:table-cell>
          <table:table-cell office:value-type="float" office:value="199.541" calcext:value-type="float">
            <text:p>199.541</text:p>
          </table:table-cell>
          <table:table-cell office:value-type="float" office:value="161" calcext:value-type="float">
            <text:p>161</text:p>
          </table:table-cell>
          <table:table-cell office:value-type="float" office:value="234" calcext:value-type="float">
            <text:p>234</text:p>
          </table:table-cell>
          <table:table-cell office:value-type="float" office:value="0.538606" calcext:value-type="float">
            <text:p>0.538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606" calcext:value-type="float">
            <text:p>0.000538606</text:p>
          </table:table-cell>
          <table:table-cell office:value-type="float" office:value="0.00036246" calcext:value-type="float">
            <text:p>0.00036246</text:p>
          </table:table-cell>
          <table:table-cell office:value-type="float" office:value="0.000789784" calcext:value-type="float">
            <text:p>0.000789784</text:p>
          </table:table-cell>
          <table:table-cell office:value-type="float" office:value="222564" calcext:value-type="float">
            <text:p>222564</text:p>
          </table:table-cell>
          <table:table-cell office:value-type="float" office:value="1000" calcext:value-type="float">
            <text:p>1000</text:p>
          </table:table-cell>
          <table:table-cell office:value-type="float" office:value="222.564" calcext:value-type="float">
            <text:p>222.564</text:p>
          </table:table-cell>
          <table:table-cell office:value-type="float" office:value="138" calcext:value-type="float">
            <text:p>138</text:p>
          </table:table-cell>
          <table:table-cell office:value-type="float" office:value="346" calcext:value-type="float">
            <text:p>346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9807644363302" calcext:value-type="float">
            <text:p>7.79807644363302</text:p>
          </table:table-cell>
          <table:table-cell table:formula="of:=LOG([.Q4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405" calcext:value-type="float">
            <text:p>266405</text:p>
          </table:table-cell>
          <table:table-cell office:value-type="float" office:value="1000" calcext:value-type="float">
            <text:p>1000</text:p>
          </table:table-cell>
          <table:table-cell office:value-type="float" office:value="266.405" calcext:value-type="float">
            <text:p>266.405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0.960008" calcext:value-type="float">
            <text:p>0.9600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0008" calcext:value-type="float">
            <text:p>0.000960008</text:p>
          </table:table-cell>
          <table:table-cell office:value-type="float" office:value="0.000655922" calcext:value-type="float">
            <text:p>0.000655922</text:p>
          </table:table-cell>
          <table:table-cell office:value-type="float" office:value="0.00147031" calcext:value-type="float">
            <text:p>0.00147031</text:p>
          </table:table-cell>
          <table:table-cell office:value-type="float" office:value="363588" calcext:value-type="float">
            <text:p>363588</text:p>
          </table:table-cell>
          <table:table-cell office:value-type="float" office:value="1000" calcext:value-type="float">
            <text:p>1000</text:p>
          </table:table-cell>
          <table:table-cell office:value-type="float" office:value="363.588" calcext:value-type="float">
            <text:p>363.588</text:p>
          </table:table-cell>
          <table:table-cell office:value-type="float" office:value="238" calcext:value-type="float">
            <text:p>238</text:p>
          </table:table-cell>
          <table:table-cell office:value-type="float" office:value="557" calcext:value-type="float">
            <text:p>557</text:p>
          </table:table-cell>
          <table:table-cell office:value-type="float" office:value="6672" calcext:value-type="float">
            <text:p>6672</text:p>
          </table:table-cell>
          <table:table-cell office:value-type="float" office:value="1000" calcext:value-type="float">
            <text:p>1000</text:p>
          </table:table-cell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5061607748233" calcext:value-type="float">
            <text:p>8.5061607748233</text:p>
          </table:table-cell>
          <table:table-cell table:formula="of:=LOG([.Q5])/LOG(2)" office:value-type="float" office:value="9.12153351734003" calcext:value-type="float">
            <text:p>9.12153351734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3169" calcext:value-type="float">
            <text:p>333169</text:p>
          </table:table-cell>
          <table:table-cell office:value-type="float" office:value="1000" calcext:value-type="float">
            <text:p>1000</text:p>
          </table:table-cell>
          <table:table-cell office:value-type="float" office:value="333.169" calcext:value-type="float">
            <text:p>333.169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1.84231" calcext:value-type="float">
            <text:p>1.84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231" calcext:value-type="float">
            <text:p>0.00184231</text:p>
          </table:table-cell>
          <table:table-cell office:value-type="float" office:value="0.00106653" calcext:value-type="float">
            <text:p>0.00106653</text:p>
          </table:table-cell>
          <table:table-cell office:value-type="float" office:value="0.00314562" calcext:value-type="float">
            <text:p>0.00314562</text:p>
          </table:table-cell>
          <table:table-cell office:value-type="float" office:value="623700" calcext:value-type="float">
            <text:p>623700</text:p>
          </table:table-cell>
          <table:table-cell office:value-type="float" office:value="1000" calcext:value-type="float">
            <text:p>1000</text:p>
          </table:table-cell>
          <table:table-cell office:value-type="float" office:value="623.7" calcext:value-type="float">
            <text:p>623.7</text:p>
          </table:table-cell>
          <table:table-cell office:value-type="float" office:value="324" calcext:value-type="float">
            <text:p>324</text:p>
          </table:table-cell>
          <table:table-cell office:value-type="float" office:value="991" calcext:value-type="float">
            <text:p>991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office:value-type="float" office:value="7.766" calcext:value-type="float">
            <text:p>7.7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28470844869216" calcext:value-type="float">
            <text:p>9.28470844869216</text:p>
          </table:table-cell>
          <table:table-cell table:formula="of:=LOG([.Q6])/LOG(2)" office:value-type="float" office:value="9.95274124718649" calcext:value-type="float">
            <text:p>9.9527412471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635" calcext:value-type="float">
            <text:p>399635</text:p>
          </table:table-cell>
          <table:table-cell office:value-type="float" office:value="1000" calcext:value-type="float">
            <text:p>1000</text:p>
          </table:table-cell>
          <table:table-cell office:value-type="float" office:value="399.635" calcext:value-type="float">
            <text:p>399.635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3.77949" calcext:value-type="float">
            <text:p>3.77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7949" calcext:value-type="float">
            <text:p>0.00377949</text:p>
          </table:table-cell>
          <table:table-cell office:value-type="float" office:value="0.0020485" calcext:value-type="float">
            <text:p>0.0020485</text:p>
          </table:table-cell>
          <table:table-cell office:value-type="float" office:value="0.00628913" calcext:value-type="float">
            <text:p>0.00628913</text:p>
          </table:table-cell>
          <table:table-cell office:value-type="float" office:value="1125822" calcext:value-type="float">
            <text:p>1125822</text:p>
          </table:table-cell>
          <table:table-cell office:value-type="float" office:value="1000" calcext:value-type="float">
            <text:p>1000</text:p>
          </table:table-cell>
          <table:table-cell office:value-type="float" office:value="1125.82" calcext:value-type="float">
            <text:p>1125.82</text:p>
          </table:table-cell>
          <table:table-cell office:value-type="float" office:value="601" calcext:value-type="float">
            <text:p>601</text:p>
          </table:table-cell>
          <table:table-cell office:value-type="float" office:value="1841" calcext:value-type="float">
            <text:p>1841</text:p>
          </table:table-cell>
          <table:table-cell office:value-type="float" office:value="9145" calcext:value-type="float">
            <text:p>9145</text:p>
          </table:table-cell>
          <table:table-cell office:value-type="float" office:value="1000" calcext:value-type="float">
            <text:p>1000</text:p>
          </table:table-cell>
          <table:table-cell office:value-type="float" office:value="9.145" calcext:value-type="float">
            <text:p>9.1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1367604674391" calcext:value-type="float">
            <text:p>10.1367604674391</text:p>
          </table:table-cell>
          <table:table-cell table:formula="of:=LOG([.Q7])/LOG(2)" office:value-type="float" office:value="10.8462739113499" calcext:value-type="float">
            <text:p>10.8462739113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6611" calcext:value-type="float">
            <text:p>466611</text:p>
          </table:table-cell>
          <table:table-cell office:value-type="float" office:value="1000" calcext:value-type="float">
            <text:p>1000</text:p>
          </table:table-cell>
          <table:table-cell office:value-type="float" office:value="466.611" calcext:value-type="float">
            <text:p>466.611</text:p>
          </table:table-cell>
          <table:table-cell office:value-type="float" office:value="423" calcext:value-type="float">
            <text:p>423</text:p>
          </table:table-cell>
          <table:table-cell office:value-type="float" office:value="510" calcext:value-type="float">
            <text:p>510</text:p>
          </table:table-cell>
          <table:table-cell office:value-type="float" office:value="8.40148" calcext:value-type="float">
            <text:p>8.40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0148" calcext:value-type="float">
            <text:p>0.00840148</text:p>
          </table:table-cell>
          <table:table-cell office:value-type="float" office:value="0.00397297" calcext:value-type="float">
            <text:p>0.00397297</text:p>
          </table:table-cell>
          <table:table-cell office:value-type="float" office:value="0.0247756" calcext:value-type="float">
            <text:p>0.0247756</text:p>
          </table:table-cell>
          <table:table-cell office:value-type="float" office:value="2135487" calcext:value-type="float">
            <text:p>2135487</text:p>
          </table:table-cell>
          <table:table-cell office:value-type="float" office:value="1000" calcext:value-type="float">
            <text:p>1000</text:p>
          </table:table-cell>
          <table:table-cell office:value-type="float" office:value="2135.49" calcext:value-type="float">
            <text:p>2135.49</text:p>
          </table:table-cell>
          <table:table-cell office:value-type="float" office:value="997" calcext:value-type="float">
            <text:p>997</text:p>
          </table:table-cell>
          <table:table-cell office:value-type="float" office:value="5575" calcext:value-type="float">
            <text:p>5575</text:p>
          </table:table-cell>
          <table:table-cell office:value-type="float" office:value="11085" calcext:value-type="float">
            <text:p>11085</text:p>
          </table:table-cell>
          <table:table-cell office:value-type="float" office:value="1000" calcext:value-type="float">
            <text:p>1000</text:p>
          </table:table-cell>
          <table:table-cell office:value-type="float" office:value="11.085" calcext:value-type="float">
            <text:p>11.08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0603514268547" calcext:value-type="float">
            <text:p>11.0603514268547</text:p>
          </table:table-cell>
          <table:table-cell table:formula="of:=LOG([.Q8])/LOG(2)" office:value-type="float" office:value="12.444756089695" calcext:value-type="float">
            <text:p>12.444756089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341" calcext:value-type="float">
            <text:p>532341</text:p>
          </table:table-cell>
          <table:table-cell office:value-type="float" office:value="1000" calcext:value-type="float">
            <text:p>1000</text:p>
          </table:table-cell>
          <table:table-cell office:value-type="float" office:value="532.341" calcext:value-type="float">
            <text:p>532.341</text:p>
          </table:table-cell>
          <table:table-cell office:value-type="float" office:value="495" calcext:value-type="float">
            <text:p>495</text:p>
          </table:table-cell>
          <table:table-cell office:value-type="float" office:value="564" calcext:value-type="float">
            <text:p>564</text:p>
          </table:table-cell>
          <table:table-cell office:value-type="float" office:value="20.1568" calcext:value-type="float">
            <text:p>20.1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201568" calcext:value-type="float">
            <text:p>0.0201568</text:p>
          </table:table-cell>
          <table:table-cell office:value-type="float" office:value="0.00680334" calcext:value-type="float">
            <text:p>0.00680334</text:p>
          </table:table-cell>
          <table:table-cell office:value-type="float" office:value="0.0531185" calcext:value-type="float">
            <text:p>0.0531185</text:p>
          </table:table-cell>
          <table:table-cell office:value-type="float" office:value="4292913" calcext:value-type="float">
            <text:p>4292913</text:p>
          </table:table-cell>
          <table:table-cell office:value-type="float" office:value="1000" calcext:value-type="float">
            <text:p>1000</text:p>
          </table:table-cell>
          <table:table-cell office:value-type="float" office:value="4292.91" calcext:value-type="float">
            <text:p>4292.91</text:p>
          </table:table-cell>
          <table:table-cell office:value-type="float" office:value="1472" calcext:value-type="float">
            <text:p>1472</text:p>
          </table:table-cell>
          <table:table-cell office:value-type="float" office:value="9947" calcext:value-type="float">
            <text:p>9947</text:p>
          </table:table-cell>
          <table:table-cell office:value-type="float" office:value="13865" calcext:value-type="float">
            <text:p>13865</text:p>
          </table:table-cell>
          <table:table-cell office:value-type="float" office:value="1000" calcext:value-type="float">
            <text:p>1000</text:p>
          </table:table-cell>
          <table:table-cell office:value-type="float" office:value="13.865" calcext:value-type="float">
            <text:p>13.8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0677402119517" calcext:value-type="float">
            <text:p>12.0677402119517</text:p>
          </table:table-cell>
          <table:table-cell table:formula="of:=LOG([.Q9])/LOG(2)" office:value-type="float" office:value="13.2800457613004" calcext:value-type="float">
            <text:p>13.2800457613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847" calcext:value-type="float">
            <text:p>599847</text:p>
          </table:table-cell>
          <table:table-cell office:value-type="float" office:value="1000" calcext:value-type="float">
            <text:p>1000</text:p>
          </table:table-cell>
          <table:table-cell office:value-type="float" office:value="599.847" calcext:value-type="float">
            <text:p>599.847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office:value-type="float" office:value="39.1639" calcext:value-type="float">
            <text:p>39.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0581283" calcext:value-type="float">
            <text:p>0.00581283</text:p>
          </table:table-cell>
          <table:table-cell office:value-type="float" office:value="0.151657" calcext:value-type="float">
            <text:p>0.151657</text:p>
          </table:table-cell>
          <table:table-cell office:value-type="float" office:value="6859799" calcext:value-type="float">
            <text:p>6859799</text:p>
          </table:table-cell>
          <table:table-cell office:value-type="float" office:value="1000" calcext:value-type="float">
            <text:p>1000</text:p>
          </table:table-cell>
          <table:table-cell office:value-type="float" office:value="6859.8" calcext:value-type="float">
            <text:p>6859.8</text:p>
          </table:table-cell>
          <table:table-cell office:value-type="float" office:value="1156" calcext:value-type="float">
            <text:p>1156</text:p>
          </table:table-cell>
          <table:table-cell office:value-type="float" office:value="26270" calcext:value-type="float">
            <text:p>26270</text:p>
          </table:table-cell>
          <table:table-cell office:value-type="float" office:value="19025" calcext:value-type="float">
            <text:p>19025</text:p>
          </table:table-cell>
          <table:table-cell office:value-type="float" office:value="1000" calcext:value-type="float">
            <text:p>10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7439507993671" calcext:value-type="float">
            <text:p>12.7439507993671</text:p>
          </table:table-cell>
          <table:table-cell table:formula="of:=LOG([.Q10])/LOG(2)" office:value-type="float" office:value="14.681128580021" calcext:value-type="float">
            <text:p>14.681128580021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859" calcext:value-type="float">
            <text:p>70859</text:p>
          </table:table-cell>
          <table:table-cell office:value-type="float" office:value="1000" calcext:value-type="float">
            <text:p>1000</text:p>
          </table:table-cell>
          <table:table-cell office:value-type="float" office:value="70.859" calcext:value-type="float">
            <text:p>70.85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85" calcext:value-type="float">
            <text:p>0.000214185</text:p>
          </table:table-cell>
          <table:table-cell office:value-type="float" office:value="0.00017882" calcext:value-type="float">
            <text:p>0.00017882</text:p>
          </table:table-cell>
          <table:table-cell office:value-type="float" office:value="0.000259917" calcext:value-type="float">
            <text:p>0.000259917</text:p>
          </table:table-cell>
          <table:table-cell office:value-type="float" office:value="83031" calcext:value-type="float">
            <text:p>83031</text:p>
          </table:table-cell>
          <table:table-cell office:value-type="float" office:value="1000" calcext:value-type="float">
            <text:p>1000</text:p>
          </table:table-cell>
          <table:table-cell office:value-type="float" office:value="83.031" calcext:value-type="float">
            <text:p>83.03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4069" calcext:value-type="float">
            <text:p>4069</text:p>
          </table:table-cell>
          <table:table-cell office:value-type="float" office:value="1000" calcext:value-type="float">
            <text:p>1000</text:p>
          </table:table-cell>
          <table:table-cell office:value-type="float" office:value="4.069" calcext:value-type="float">
            <text:p>4.0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7557816865246" calcext:value-type="float">
            <text:p>6.37557816865246</text:p>
          </table:table-cell>
          <table:table-cell table:formula="of:=LOG([.Q2])/LOG(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0447" calcext:value-type="float">
            <text:p>14044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47" calcext:value-type="float">
            <text:p>140.447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office:value-type="float" office:value="0.339337" calcext:value-type="float">
            <text:p>0.3393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337" calcext:value-type="float">
            <text:p>0.000339337</text:p>
          </table:table-cell>
          <table:table-cell office:value-type="float" office:value="0.00025758" calcext:value-type="float">
            <text:p>0.00025758</text:p>
          </table:table-cell>
          <table:table-cell office:value-type="float" office:value="0.000476028" calcext:value-type="float">
            <text:p>0.000476028</text:p>
          </table:table-cell>
          <table:table-cell office:value-type="float" office:value="144946" calcext:value-type="float">
            <text:p>144946</text:p>
          </table:table-cell>
          <table:table-cell office:value-type="float" office:value="1000" calcext:value-type="float">
            <text:p>1000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4986" calcext:value-type="float">
            <text:p>4986</text:p>
          </table:table-cell>
          <table:table-cell office:value-type="float" office:value="1000" calcext:value-type="float">
            <text:p>1000</text:p>
          </table:table-cell>
          <table:table-cell office:value-type="float" office:value="4.986" calcext:value-type="float">
            <text:p>4.9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7937171041246" calcext:value-type="float">
            <text:p>7.17937171041246</text:p>
          </table:table-cell>
          <table:table-cell table:formula="of:=LOG([.Q3])/LOG(2)" office:value-type="float" office:value="7.63662462054365" calcext:value-type="float">
            <text:p>7.636624620543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1334" calcext:value-type="float">
            <text:p>211334</text:p>
          </table:table-cell>
          <table:table-cell office:value-type="float" office:value="1000" calcext:value-type="float">
            <text:p>1000</text:p>
          </table:table-cell>
          <table:table-cell office:value-type="float" office:value="211.334" calcext:value-type="float">
            <text:p>211.334</text:p>
          </table:table-cell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0.585355" calcext:value-type="float">
            <text:p>0.585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5355" calcext:value-type="float">
            <text:p>0.000585355</text:p>
          </table:table-cell>
          <table:table-cell office:value-type="float" office:value="0.000409076" calcext:value-type="float">
            <text:p>0.000409076</text:p>
          </table:table-cell>
          <table:table-cell office:value-type="float" office:value="0.000834777" calcext:value-type="float">
            <text:p>0.000834777</text:p>
          </table:table-cell>
          <table:table-cell office:value-type="float" office:value="238757" calcext:value-type="float">
            <text:p>238757</text:p>
          </table:table-cell>
          <table:table-cell office:value-type="float" office:value="1000" calcext:value-type="float">
            <text:p>1000</text:p>
          </table:table-cell>
          <table:table-cell office:value-type="float" office:value="238.757" calcext:value-type="float">
            <text:p>238.757</text:p>
          </table:table-cell>
          <table:table-cell office:value-type="float" office:value="156" calcext:value-type="float">
            <text:p>156</text:p>
          </table:table-cell>
          <table:table-cell office:value-type="float" office:value="334" calcext:value-type="float">
            <text:p>334</text:p>
          </table:table-cell>
          <table:table-cell office:value-type="float" office:value="5806" calcext:value-type="float">
            <text:p>5806</text:p>
          </table:table-cell>
          <table:table-cell office:value-type="float" office:value="1000" calcext:value-type="float">
            <text:p>1000</text:p>
          </table:table-cell>
          <table:table-cell office:value-type="float" office:value="5.806" calcext:value-type="float">
            <text:p>5.8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89939922121523" calcext:value-type="float">
            <text:p>7.89939922121523</text:p>
          </table:table-cell>
          <table:table-cell table:formula="of:=LOG([.Q4])/LOG(2)" office:value-type="float" office:value="8.38370429247405" calcext:value-type="float">
            <text:p>8.383704292474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75" calcext:value-type="float">
            <text:p>280775</text:p>
          </table:table-cell>
          <table:table-cell office:value-type="float" office:value="1000" calcext:value-type="float">
            <text:p>1000</text:p>
          </table:table-cell>
          <table:table-cell office:value-type="float" office:value="280.775" calcext:value-type="float">
            <text:p>280.775</text:p>
          </table:table-cell>
          <table:table-cell office:value-type="float" office:value="239" calcext:value-type="float">
            <text:p>239</text:p>
          </table:table-cell>
          <table:table-cell office:value-type="float" office:value="320" calcext:value-type="float">
            <text:p>320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717" calcext:value-type="float">
            <text:p>0.00104717</text:p>
          </table:table-cell>
          <table:table-cell office:value-type="float" office:value="0.000676833" calcext:value-type="float">
            <text:p>0.000676833</text:p>
          </table:table-cell>
          <table:table-cell office:value-type="float" office:value="0.00158675" calcext:value-type="float">
            <text:p>0.00158675</text:p>
          </table:table-cell>
          <table:table-cell office:value-type="float" office:value="393738" calcext:value-type="float">
            <text:p>393738</text:p>
          </table:table-cell>
          <table:table-cell office:value-type="float" office:value="1000" calcext:value-type="float">
            <text:p>1000</text:p>
          </table:table-cell>
          <table:table-cell office:value-type="float" office:value="393.738" calcext:value-type="float">
            <text:p>393.738</text:p>
          </table:table-cell>
          <table:table-cell office:value-type="float" office:value="257" calcext:value-type="float">
            <text:p>257</text:p>
          </table:table-cell>
          <table:table-cell office:value-type="float" office:value="602" calcext:value-type="float">
            <text:p>602</text:p>
          </table:table-cell>
          <table:table-cell office:value-type="float" office:value="6707" calcext:value-type="float">
            <text:p>6707</text:p>
          </table:table-cell>
          <table:table-cell office:value-type="float" office:value="1000" calcext:value-type="float">
            <text:p>1000</text:p>
          </table:table-cell>
          <table:table-cell office:value-type="float" office:value="6.707" calcext:value-type="float">
            <text:p>6.7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2109214475578" calcext:value-type="float">
            <text:p>8.62109214475578</text:p>
          </table:table-cell>
          <table:table-cell table:formula="of:=LOG([.Q5])/LOG(2)" office:value-type="float" office:value="9.2336196767597" calcext:value-type="float">
            <text:p>9.2336196767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0875" calcext:value-type="float">
            <text:p>350875</text:p>
          </table:table-cell>
          <table:table-cell office:value-type="float" office:value="1000" calcext:value-type="float">
            <text:p>1000</text:p>
          </table:table-cell>
          <table:table-cell office:value-type="float" office:value="350.875" calcext:value-type="float">
            <text:p>350.875</text:p>
          </table:table-cell>
          <table:table-cell office:value-type="float" office:value="310" calcext:value-type="float">
            <text:p>310</text:p>
          </table:table-cell>
          <table:table-cell office:value-type="float" office:value="396" calcext:value-type="float">
            <text:p>396</text:p>
          </table:table-cell>
          <table:table-cell office:value-type="float" office:value="2.00939" calcext:value-type="float">
            <text:p>2.00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0939" calcext:value-type="float">
            <text:p>0.00200939</text:p>
          </table:table-cell>
          <table:table-cell office:value-type="float" office:value="0.00117227" calcext:value-type="float">
            <text:p>0.00117227</text:p>
          </table:table-cell>
          <table:table-cell office:value-type="float" office:value="0.00367547" calcext:value-type="float">
            <text:p>0.00367547</text:p>
          </table:table-cell>
          <table:table-cell office:value-type="float" office:value="674645" calcext:value-type="float">
            <text:p>674645</text:p>
          </table:table-cell>
          <table:table-cell office:value-type="float" office:value="1000" calcext:value-type="float">
            <text:p>1000</text:p>
          </table:table-cell>
          <table:table-cell office:value-type="float" office:value="674.645" calcext:value-type="float">
            <text:p>674.645</text:p>
          </table:table-cell>
          <table:table-cell office:value-type="float" office:value="390" calcext:value-type="float">
            <text:p>390</text:p>
          </table:table-cell>
          <table:table-cell office:value-type="float" office:value="1158" calcext:value-type="float">
            <text:p>1158</text:p>
          </table:table-cell>
          <table:table-cell office:value-type="float" office:value="7808" calcext:value-type="float">
            <text:p>7808</text:p>
          </table:table-cell>
          <table:table-cell office:value-type="float" office:value="1000" calcext:value-type="float">
            <text:p>1000</text:p>
          </table:table-cell>
          <table:table-cell office:value-type="float" office:value="7.808" calcext:value-type="float">
            <text:p>7.8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39798474161966" calcext:value-type="float">
            <text:p>9.39798474161966</text:p>
          </table:table-cell>
          <table:table-cell table:formula="of:=LOG([.Q6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677" calcext:value-type="float">
            <text:p>421677</text:p>
          </table:table-cell>
          <table:table-cell office:value-type="float" office:value="1000" calcext:value-type="float">
            <text:p>1000</text:p>
          </table:table-cell>
          <table:table-cell office:value-type="float" office:value="421.677" calcext:value-type="float">
            <text:p>421.677</text:p>
          </table:table-cell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office:value-type="float" office:value="4.21722" calcext:value-type="float">
            <text:p>4.21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722" calcext:value-type="float">
            <text:p>0.00421722</text:p>
          </table:table-cell>
          <table:table-cell office:value-type="float" office:value="0.00247974" calcext:value-type="float">
            <text:p>0.00247974</text:p>
          </table:table-cell>
          <table:table-cell office:value-type="float" office:value="0.00760924" calcext:value-type="float">
            <text:p>0.00760924</text:p>
          </table:table-cell>
          <table:table-cell office:value-type="float" office:value="1240711" calcext:value-type="float">
            <text:p>1240711</text:p>
          </table:table-cell>
          <table:table-cell office:value-type="float" office:value="1000" calcext:value-type="float">
            <text:p>1000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708" calcext:value-type="float">
            <text:p>708</text:p>
          </table:table-cell>
          <table:table-cell office:value-type="float" office:value="2097" calcext:value-type="float">
            <text:p>2097</text:p>
          </table:table-cell>
          <table:table-cell office:value-type="float" office:value="9239" calcext:value-type="float">
            <text:p>9239</text:p>
          </table:table-cell>
          <table:table-cell office:value-type="float" office:value="1000" calcext:value-type="float">
            <text:p>1000</text:p>
          </table:table-cell>
          <table:table-cell office:value-type="float" office:value="9.239" calcext:value-type="float">
            <text:p>9.23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276950228129" calcext:value-type="float">
            <text:p>10.276950228129</text:p>
          </table:table-cell>
          <table:table-cell table:formula="of:=LOG([.Q7])/LOG(2)" office:value-type="float" office:value="11.0341111460966" calcext:value-type="float">
            <text:p>11.0341111460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766" calcext:value-type="float">
            <text:p>492766</text:p>
          </table:table-cell>
          <table:table-cell office:value-type="float" office:value="1000" calcext:value-type="float">
            <text:p>1000</text:p>
          </table:table-cell>
          <table:table-cell office:value-type="float" office:value="492.766" calcext:value-type="float">
            <text:p>492.766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  <table:table-cell office:value-type="float" office:value="9.73802" calcext:value-type="float">
            <text:p>9.7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802" calcext:value-type="float">
            <text:p>0.00973802</text:p>
          </table:table-cell>
          <table:table-cell office:value-type="float" office:value="0.00415945" calcext:value-type="float">
            <text:p>0.00415945</text:p>
          </table:table-cell>
          <table:table-cell office:value-type="float" office:value="0.0196966" calcext:value-type="float">
            <text:p>0.0196966</text:p>
          </table:table-cell>
          <table:table-cell office:value-type="float" office:value="2449453" calcext:value-type="float">
            <text:p>2449453</text:p>
          </table:table-cell>
          <table:table-cell office:value-type="float" office:value="1000" calcext:value-type="float">
            <text:p>1000</text:p>
          </table:table-cell>
          <table:table-cell office:value-type="float" office:value="2449.45" calcext:value-type="float">
            <text:p>2449.45</text:p>
          </table:table-cell>
          <table:table-cell office:value-type="float" office:value="1129" calcext:value-type="float">
            <text:p>1129</text:p>
          </table:table-cell>
          <table:table-cell office:value-type="float" office:value="4807" calcext:value-type="float">
            <text:p>4807</text:p>
          </table:table-cell>
          <table:table-cell office:value-type="float" office:value="11157" calcext:value-type="float">
            <text:p>11157</text:p>
          </table:table-cell>
          <table:table-cell office:value-type="float" office:value="1000" calcext:value-type="float">
            <text:p>1000</text:p>
          </table:table-cell>
          <table:table-cell office:value-type="float" office:value="11.157" calcext:value-type="float">
            <text:p>11.1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2582421272164" calcext:value-type="float">
            <text:p>11.2582421272164</text:p>
          </table:table-cell>
          <table:table-cell table:formula="of:=LOG([.Q8])/LOG(2)" office:value-type="float" office:value="12.2309210881379" calcext:value-type="float">
            <text:p>12.23092108813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00" calcext:value-type="float">
            <text:p>1000</text:p>
          </table:table-cell>
          <table:table-cell office:value-type="float" office:value="562.149" calcext:value-type="float">
            <text:p>562.149</text:p>
          </table:table-cell>
          <table:table-cell office:value-type="float" office:value="535" calcext:value-type="float">
            <text:p>535</text:p>
          </table:table-cell>
          <table:table-cell office:value-type="float" office:value="595" calcext:value-type="float">
            <text:p>595</text:p>
          </table:table-cell>
          <table:table-cell office:value-type="float" office:value="24.2857" calcext:value-type="float">
            <text:p>24.2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242857" calcext:value-type="float">
            <text:p>0.0242857</text:p>
          </table:table-cell>
          <table:table-cell office:value-type="float" office:value="0.00827054" calcext:value-type="float">
            <text:p>0.00827054</text:p>
          </table:table-cell>
          <table:table-cell office:value-type="float" office:value="0.0600857" calcext:value-type="float">
            <text:p>0.0600857</text:p>
          </table:table-cell>
          <table:table-cell office:value-type="float" office:value="5079986" calcext:value-type="float">
            <text:p>5079986</text:p>
          </table:table-cell>
          <table:table-cell office:value-type="float" office:value="1000" calcext:value-type="float">
            <text:p>1000</text:p>
          </table:table-cell>
          <table:table-cell office:value-type="float" office:value="5079.99" calcext:value-type="float">
            <text:p>5079.99</text:p>
          </table:table-cell>
          <table:table-cell office:value-type="float" office:value="1663" calcext:value-type="float">
            <text:p>1663</text:p>
          </table:table-cell>
          <table:table-cell office:value-type="float" office:value="11375" calcext:value-type="float">
            <text:p>1137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3106099417059" calcext:value-type="float">
            <text:p>12.3106099417059</text:p>
          </table:table-cell>
          <table:table-cell table:formula="of:=LOG([.Q9])/LOG(2)" office:value-type="float" office:value="13.4735789248608" calcext:value-type="float">
            <text:p>13.47357892486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756" calcext:value-type="float">
            <text:p>632756</text:p>
          </table:table-cell>
          <table:table-cell office:value-type="float" office:value="1000" calcext:value-type="float">
            <text:p>1000</text:p>
          </table:table-cell>
          <table:table-cell office:value-type="float" office:value="632.756" calcext:value-type="float">
            <text:p>632.756</text:p>
          </table:table-cell>
          <table:table-cell office:value-type="float" office:value="610" calcext:value-type="float">
            <text:p>610</text:p>
          </table:table-cell>
          <table:table-cell office:value-type="float" office:value="661" calcext:value-type="float">
            <text:p>661</text:p>
          </table:table-cell>
          <table:table-cell office:value-type="float" office:value="49.624" calcext:value-type="float">
            <text:p>49.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49624" calcext:value-type="float">
            <text:p>0.049624</text:p>
          </table:table-cell>
          <table:table-cell office:value-type="float" office:value="0.00772783" calcext:value-type="float">
            <text:p>0.00772783</text:p>
          </table:table-cell>
          <table:table-cell office:value-type="float" office:value="0.162424" calcext:value-type="float">
            <text:p>0.162424</text:p>
          </table:table-cell>
          <table:table-cell office:value-type="float" office:value="8441838" calcext:value-type="float">
            <text:p>8441838</text:p>
          </table:table-cell>
          <table:table-cell office:value-type="float" office:value="1000" calcext:value-type="float">
            <text:p>1000</text:p>
          </table:table-cell>
          <table:table-cell office:value-type="float" office:value="8441.84" calcext:value-type="float">
            <text:p>8441.84</text:p>
          </table:table-cell>
          <table:table-cell office:value-type="float" office:value="1264" calcext:value-type="float">
            <text:p>1264</text:p>
          </table:table-cell>
          <table:table-cell office:value-type="float" office:value="28545" calcext:value-type="float">
            <text:p>28545</text:p>
          </table:table-cell>
          <table:table-cell office:value-type="float" office:value="19232" calcext:value-type="float">
            <text:p>19232</text:p>
          </table:table-cell>
          <table:table-cell office:value-type="float" office:value="1000" calcext:value-type="float">
            <text:p>1000</text:p>
          </table:table-cell>
          <table:table-cell office:value-type="float" office:value="19.232" calcext:value-type="float">
            <text:p>19.2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043341770509" calcext:value-type="float">
            <text:p>13.043341770509</text:p>
          </table:table-cell>
          <table:table-cell table:formula="of:=LOG([.Q10])/LOG(2)" office:value-type="float" office:value="14.8009504418825" calcext:value-type="float">
            <text:p>14.8009504418825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3684" calcext:value-type="float">
            <text:p>73684</text:p>
          </table:table-cell>
          <table:table-cell office:value-type="float" office:value="1000" calcext:value-type="float">
            <text:p>1000</text:p>
          </table:table-cell>
          <table:table-cell office:value-type="float" office:value="73.684" calcext:value-type="float">
            <text:p>73.684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0.225269" calcext:value-type="float">
            <text:p>0.2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269" calcext:value-type="float">
            <text:p>0.000225269</text:p>
          </table:table-cell>
          <table:table-cell office:value-type="float" office:value="0.000189898" calcext:value-type="float">
            <text:p>0.000189898</text:p>
          </table:table-cell>
          <table:table-cell office:value-type="float" office:value="0.000294289" calcext:value-type="float">
            <text:p>0.000294289</text:p>
          </table:table-cell>
          <table:table-cell office:value-type="float" office:value="86233" calcext:value-type="float">
            <text:p>86233</text:p>
          </table:table-cell>
          <table:table-cell office:value-type="float" office:value="1000" calcext:value-type="float">
            <text:p>1000</text:p>
          </table:table-cell>
          <table:table-cell office:value-type="float" office:value="86.233" calcext:value-type="float">
            <text:p>86.233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4053" calcext:value-type="float">
            <text:p>4053</text:p>
          </table:table-cell>
          <table:table-cell office:value-type="float" office:value="1000" calcext:value-type="float">
            <text:p>1000</text:p>
          </table:table-cell>
          <table:table-cell office:value-type="float" office:value="4.053" calcext:value-type="float">
            <text:p>4.0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3016816635481" calcext:value-type="float">
            <text:p>6.43016816635481</text:p>
          </table:table-cell>
          <table:table-cell table:formula="of:=LOG([.Q2])/LOG(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7870" calcext:value-type="float">
            <text:p>147870</text:p>
          </table:table-cell>
          <table:table-cell office:value-type="float" office:value="1000" calcext:value-type="float">
            <text:p>1000</text:p>
          </table:table-cell>
          <table:table-cell office:value-type="float" office:value="147.87" calcext:value-type="float">
            <text:p>147.87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0.361585" calcext:value-type="float">
            <text:p>0.361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1585" calcext:value-type="float">
            <text:p>0.000361585</text:p>
          </table:table-cell>
          <table:table-cell office:value-type="float" office:value="0.000257773" calcext:value-type="float">
            <text:p>0.000257773</text:p>
          </table:table-cell>
          <table:table-cell office:value-type="float" office:value="0.000473357" calcext:value-type="float">
            <text:p>0.000473357</text:p>
          </table:table-cell>
          <table:table-cell office:value-type="float" office:value="152645" calcext:value-type="float">
            <text:p>152645</text:p>
          </table:table-cell>
          <table:table-cell office:value-type="float" office:value="1000" calcext:value-type="float">
            <text:p>1000</text:p>
          </table:table-cell>
          <table:table-cell office:value-type="float" office:value="152.645" calcext:value-type="float">
            <text:p>152.645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office:value-type="float" office:value="5008" calcext:value-type="float">
            <text:p>5008</text:p>
          </table:table-cell>
          <table:table-cell office:value-type="float" office:value="1000" calcext:value-type="float">
            <text:p>1000</text:p>
          </table:table-cell>
          <table:table-cell office:value-type="float" office:value="5.008" calcext:value-type="float">
            <text:p>5.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25403652354907" calcext:value-type="float">
            <text:p>7.25403652354907</text:p>
          </table:table-cell>
          <table:table-cell table:formula="of:=LOG([.Q3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144" calcext:value-type="float">
            <text:p>222144</text:p>
          </table:table-cell>
          <table:table-cell office:value-type="float" office:value="1000" calcext:value-type="float">
            <text:p>1000</text:p>
          </table:table-cell>
          <table:table-cell office:value-type="float" office:value="222.144" calcext:value-type="float">
            <text:p>222.144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office:value-type="float" office:value="0.624282" calcext:value-type="float">
            <text:p>0.624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4282" calcext:value-type="float">
            <text:p>0.000624282</text:p>
          </table:table-cell>
          <table:table-cell office:value-type="float" office:value="0.000436437" calcext:value-type="float">
            <text:p>0.000436437</text:p>
          </table:table-cell>
          <table:table-cell office:value-type="float" office:value="0.000848551" calcext:value-type="float">
            <text:p>0.000848551</text:p>
          </table:table-cell>
          <table:table-cell office:value-type="float" office:value="252197" calcext:value-type="float">
            <text:p>252197</text:p>
          </table:table-cell>
          <table:table-cell office:value-type="float" office:value="1000" calcext:value-type="float">
            <text:p>1000</text:p>
          </table:table-cell>
          <table:table-cell office:value-type="float" office:value="252.197" calcext:value-type="float">
            <text:p>252.197</text:p>
          </table:table-cell>
          <table:table-cell office:value-type="float" office:value="173" calcext:value-type="float">
            <text:p>173</text:p>
          </table:table-cell>
          <table:table-cell office:value-type="float" office:value="370" calcext:value-type="float">
            <text:p>370</text:p>
          </table:table-cell>
          <table:table-cell office:value-type="float" office:value="5852" calcext:value-type="float">
            <text:p>5852</text:p>
          </table:table-cell>
          <table:table-cell office:value-type="float" office:value="1000" calcext:value-type="float">
            <text:p>1000</text:p>
          </table:table-cell>
          <table:table-cell office:value-type="float" office:value="5.852" calcext:value-type="float">
            <text:p>5.8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97840730401792" calcext:value-type="float">
            <text:p>7.97840730401792</text:p>
          </table:table-cell>
          <table:table-cell table:formula="of:=LOG([.Q4])/LOG(2)" office:value-type="float" office:value="8.53138146051631" calcext:value-type="float">
            <text:p>8.531381460516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698" calcext:value-type="float">
            <text:p>296698</text:p>
          </table:table-cell>
          <table:table-cell office:value-type="float" office:value="1000" calcext:value-type="float">
            <text:p>1000</text:p>
          </table:table-cell>
          <table:table-cell office:value-type="float" office:value="296.698" calcext:value-type="float">
            <text:p>296.698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1.15151" calcext:value-type="float">
            <text:p>1.15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000781078" calcext:value-type="float">
            <text:p>0.000781078</text:p>
          </table:table-cell>
          <table:table-cell office:value-type="float" office:value="0.00177805" calcext:value-type="float">
            <text:p>0.00177805</text:p>
          </table:table-cell>
          <table:table-cell office:value-type="float" office:value="428661" calcext:value-type="float">
            <text:p>428661</text:p>
          </table:table-cell>
          <table:table-cell office:value-type="float" office:value="1000" calcext:value-type="float">
            <text:p>1000</text:p>
          </table:table-cell>
          <table:table-cell office:value-type="float" office:value="428.661" calcext:value-type="float">
            <text:p>428.661</text:p>
          </table:table-cell>
          <table:table-cell office:value-type="float" office:value="267" calcext:value-type="float">
            <text:p>267</text:p>
          </table:table-cell>
          <table:table-cell office:value-type="float" office:value="684" calcext:value-type="float">
            <text:p>684</text:p>
          </table:table-cell>
          <table:table-cell office:value-type="float" office:value="6740" calcext:value-type="float">
            <text:p>6740</text:p>
          </table:table-cell>
          <table:table-cell office:value-type="float" office:value="1000" calcext:value-type="float">
            <text:p>1000</text:p>
          </table:table-cell>
          <table:table-cell office:value-type="float" office:value="6.74" calcext:value-type="float">
            <text:p>6.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74369335508439" calcext:value-type="float">
            <text:p>8.74369335508439</text:p>
          </table:table-cell>
          <table:table-cell table:formula="of:=LOG([.Q5])/LOG(2)" office:value-type="float" office:value="9.4178525148859" calcext:value-type="float">
            <text:p>9.4178525148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882" calcext:value-type="float">
            <text:p>370882</text:p>
          </table:table-cell>
          <table:table-cell office:value-type="float" office:value="1000" calcext:value-type="float">
            <text:p>1000</text:p>
          </table:table-cell>
          <table:table-cell office:value-type="float" office:value="370.882" calcext:value-type="float">
            <text:p>370.882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  <table:table-cell office:value-type="float" office:value="2.24034" calcext:value-type="float">
            <text:p>2.24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034" calcext:value-type="float">
            <text:p>0.00224034</text:p>
          </table:table-cell>
          <table:table-cell office:value-type="float" office:value="0.00135194" calcext:value-type="float">
            <text:p>0.00135194</text:p>
          </table:table-cell>
          <table:table-cell office:value-type="float" office:value="0.00447334" calcext:value-type="float">
            <text:p>0.00447334</text:p>
          </table:table-cell>
          <table:table-cell office:value-type="float" office:value="740953" calcext:value-type="float">
            <text:p>740953</text:p>
          </table:table-cell>
          <table:table-cell office:value-type="float" office:value="1000" calcext:value-type="float">
            <text:p>1000</text:p>
          </table:table-cell>
          <table:table-cell office:value-type="float" office:value="740.953" calcext:value-type="float">
            <text:p>740.953</text:p>
          </table:table-cell>
          <table:table-cell office:value-type="float" office:value="424" calcext:value-type="float">
            <text:p>424</text:p>
          </table:table-cell>
          <table:table-cell office:value-type="float" office:value="1440" calcext:value-type="float">
            <text:p>1440</text:p>
          </table:table-cell>
          <table:table-cell office:value-type="float" office:value="7908" calcext:value-type="float">
            <text:p>7908</text:p>
          </table:table-cell>
          <table:table-cell office:value-type="float" office:value="1000" calcext:value-type="float">
            <text:p>1000</text:p>
          </table:table-cell>
          <table:table-cell office:value-type="float" office:value="7.908" calcext:value-type="float">
            <text:p>7.9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53323822243076" calcext:value-type="float">
            <text:p>9.53323822243076</text:p>
          </table:table-cell>
          <table:table-cell table:formula="of:=LOG([.Q6])/LOG(2)" office:value-type="float" office:value="10.4918530963297" calcext:value-type="float">
            <text:p>10.49185309632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43" calcext:value-type="float">
            <text:p>44444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43" calcext:value-type="float">
            <text:p>444.443</text:p>
          </table:table-cell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73356" calcext:value-type="float">
            <text:p>0.00473356</text:p>
          </table:table-cell>
          <table:table-cell office:value-type="float" office:value="0.00270122" calcext:value-type="float">
            <text:p>0.00270122</text:p>
          </table:table-cell>
          <table:table-cell office:value-type="float" office:value="0.00927314" calcext:value-type="float">
            <text:p>0.00927314</text:p>
          </table:table-cell>
          <table:table-cell office:value-type="float" office:value="1370185" calcext:value-type="float">
            <text:p>1370185</text:p>
          </table:table-cell>
          <table:table-cell office:value-type="float" office:value="1000" calcext:value-type="float">
            <text:p>1000</text:p>
          </table:table-cell>
          <table:table-cell office:value-type="float" office:value="1370.18" calcext:value-type="float">
            <text:p>1370.18</text:p>
          </table:table-cell>
          <table:table-cell office:value-type="float" office:value="768" calcext:value-type="float">
            <text:p>768</text:p>
          </table:table-cell>
          <table:table-cell office:value-type="float" office:value="2451" calcext:value-type="float">
            <text:p>2451</text:p>
          </table:table-cell>
          <table:table-cell office:value-type="float" office:value="9327" calcext:value-type="float">
            <text:p>9327</text:p>
          </table:table-cell>
          <table:table-cell office:value-type="float" office:value="1000" calcext:value-type="float">
            <text:p>1000</text:p>
          </table:table-cell>
          <table:table-cell office:value-type="float" office:value="9.327" calcext:value-type="float">
            <text:p>9.3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42014971657" calcext:value-type="float">
            <text:p>10.42014971657</text:p>
          </table:table-cell>
          <table:table-cell table:formula="of:=LOG([.Q7])/LOG(2)" office:value-type="float" office:value="11.2591547688668" calcext:value-type="float">
            <text:p>11.2591547688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699" calcext:value-type="float">
            <text:p>518699</text:p>
          </table:table-cell>
          <table:table-cell office:value-type="float" office:value="1000" calcext:value-type="float">
            <text:p>1000</text:p>
          </table:table-cell>
          <table:table-cell office:value-type="float" office:value="518.699" calcext:value-type="float">
            <text:p>518.699</text:p>
          </table:table-cell>
          <table:table-cell office:value-type="float" office:value="475" calcext:value-type="float">
            <text:p>475</text:p>
          </table:table-cell>
          <table:table-cell office:value-type="float" office:value="560" calcext:value-type="float">
            <text:p>560</text:p>
          </table:table-cell>
          <table:table-cell office:value-type="float" office:value="11.1469" calcext:value-type="float">
            <text:p>11.1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111469" calcext:value-type="float">
            <text:p>0.0111469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24274" calcext:value-type="float">
            <text:p>0.024274</text:p>
          </table:table-cell>
          <table:table-cell office:value-type="float" office:value="2754031" calcext:value-type="float">
            <text:p>2754031</text:p>
          </table:table-cell>
          <table:table-cell office:value-type="float" office:value="1000" calcext:value-type="float">
            <text:p>1000</text:p>
          </table:table-cell>
          <table:table-cell office:value-type="float" office:value="2754.03" calcext:value-type="float">
            <text:p>2754.03</text:p>
          </table:table-cell>
          <table:table-cell office:value-type="float" office:value="1197" calcext:value-type="float">
            <text:p>1197</text:p>
          </table:table-cell>
          <table:table-cell office:value-type="float" office:value="5438" calcext:value-type="float">
            <text:p>5438</text:p>
          </table:table-cell>
          <table:table-cell office:value-type="float" office:value="11280" calcext:value-type="float">
            <text:p>11280</text:p>
          </table:table-cell>
          <table:table-cell office:value-type="float" office:value="1000" calcext:value-type="float">
            <text:p>1000</text:p>
          </table:table-cell>
          <table:table-cell office:value-type="float" office:value="11.28" calcext:value-type="float">
            <text:p>11.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4273285596816" calcext:value-type="float">
            <text:p>11.4273285596816</text:p>
          </table:table-cell>
          <table:table-cell table:formula="of:=LOG([.Q8])/LOG(2)" office:value-type="float" office:value="12.4088604360248" calcext:value-type="float">
            <text:p>12.4088604360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732" calcext:value-type="float">
            <text:p>592732</text:p>
          </table:table-cell>
          <table:table-cell office:value-type="float" office:value="1000" calcext:value-type="float">
            <text:p>1000</text:p>
          </table:table-cell>
          <table:table-cell office:value-type="float" office:value="592.732" calcext:value-type="float">
            <text:p>592.732</text:p>
          </table:table-cell>
          <table:table-cell office:value-type="float" office:value="557" calcext:value-type="float">
            <text:p>557</text:p>
          </table:table-cell>
          <table:table-cell office:value-type="float" office:value="626" calcext:value-type="float">
            <text:p>626</text:p>
          </table:table-cell>
          <table:table-cell office:value-type="float" office:value="28.5678" calcext:value-type="float">
            <text:p>28.5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5678" calcext:value-type="float">
            <text:p>0.0285678</text:p>
          </table:table-cell>
          <table:table-cell office:value-type="float" office:value="0.00836401" calcext:value-type="float">
            <text:p>0.00836401</text:p>
          </table:table-cell>
          <table:table-cell office:value-type="float" office:value="0.0773094" calcext:value-type="float">
            <text:p>0.0773094</text:p>
          </table:table-cell>
          <table:table-cell office:value-type="float" office:value="5888701" calcext:value-type="float">
            <text:p>5888701</text:p>
          </table:table-cell>
          <table:table-cell office:value-type="float" office:value="1000" calcext:value-type="float">
            <text:p>1000</text:p>
          </table:table-cell>
          <table:table-cell office:value-type="float" office:value="5888.7" calcext:value-type="float">
            <text:p>5888.7</text:p>
          </table:table-cell>
          <table:table-cell office:value-type="float" office:value="1433" calcext:value-type="float">
            <text:p>1433</text:p>
          </table:table-cell>
          <table:table-cell office:value-type="float" office:value="14937" calcext:value-type="float">
            <text:p>14937</text:p>
          </table:table-cell>
          <table:table-cell office:value-type="float" office:value="14192" calcext:value-type="float">
            <text:p>14192</text:p>
          </table:table-cell>
          <table:table-cell office:value-type="float" office:value="1000" calcext:value-type="float">
            <text:p>1000</text:p>
          </table:table-cell>
          <table:table-cell office:value-type="float" office:value="14.192" calcext:value-type="float">
            <text:p>14.19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5237334619169" calcext:value-type="float">
            <text:p>12.5237334619169</text:p>
          </table:table-cell>
          <table:table-cell table:formula="of:=LOG([.Q9])/LOG(2)" office:value-type="float" office:value="13.8666028007872" calcext:value-type="float">
            <text:p>13.8666028007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6902" calcext:value-type="float">
            <text:p>666902</text:p>
          </table:table-cell>
          <table:table-cell office:value-type="float" office:value="1000" calcext:value-type="float">
            <text:p>1000</text:p>
          </table:table-cell>
          <table:table-cell office:value-type="float" office:value="666.902" calcext:value-type="float">
            <text:p>666.902</text:p>
          </table:table-cell>
          <table:table-cell office:value-type="float" office:value="640" calcext:value-type="float">
            <text:p>640</text:p>
          </table:table-cell>
          <table:table-cell office:value-type="float" office:value="696" calcext:value-type="float">
            <text:p>696</text:p>
          </table:table-cell>
          <table:table-cell office:value-type="float" office:value="61.2914" calcext:value-type="float">
            <text:p>61.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612914" calcext:value-type="float">
            <text:p>0.0612914</text:p>
          </table:table-cell>
          <table:table-cell office:value-type="float" office:value="0.0123846" calcext:value-type="float">
            <text:p>0.0123846</text:p>
          </table:table-cell>
          <table:table-cell office:value-type="float" office:value="0.2424" calcext:value-type="float">
            <text:p>0.2424</text:p>
          </table:table-cell>
          <table:table-cell office:value-type="float" office:value="10191152" calcext:value-type="float">
            <text:p>10191152</text:p>
          </table:table-cell>
          <table:table-cell office:value-type="float" office:value="1000" calcext:value-type="float">
            <text:p>1000</text:p>
          </table:table-cell>
          <table:table-cell office:value-type="float" office:value="10191.2" calcext:value-type="float">
            <text:p>10191.2</text:p>
          </table:table-cell>
          <table:table-cell office:value-type="float" office:value="2216" calcext:value-type="float">
            <text:p>2216</text:p>
          </table:table-cell>
          <table:table-cell office:value-type="float" office:value="37544" calcext:value-type="float">
            <text:p>37544</text:p>
          </table:table-cell>
          <table:table-cell office:value-type="float" office:value="19554" calcext:value-type="float">
            <text:p>19554</text:p>
          </table:table-cell>
          <table:table-cell office:value-type="float" office:value="1000" calcext:value-type="float">
            <text:p>1000</text:p>
          </table:table-cell>
          <table:table-cell office:value-type="float" office:value="19.554" calcext:value-type="float">
            <text:p>19.5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3150363164428" calcext:value-type="float">
            <text:p>13.3150363164428</text:p>
          </table:table-cell>
          <table:table-cell table:formula="of:=LOG([.Q10])/LOG(2)" office:value-type="float" office:value="15.1962947450283" calcext:value-type="float">
            <text:p>15.1962947450283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34" calcext:value-type="float">
            <text:p>78134</text:p>
          </table:table-cell>
          <table:table-cell office:value-type="float" office:value="1000" calcext:value-type="float">
            <text:p>100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12" calcext:value-type="float">
            <text:p>0.000238312</text:p>
          </table:table-cell>
          <table:table-cell office:value-type="float" office:value="0.000192673" calcext:value-type="float">
            <text:p>0.000192673</text:p>
          </table:table-cell>
          <table:table-cell office:value-type="float" office:value="0.000291096" calcext:value-type="float">
            <text:p>0.000291096</text:p>
          </table:table-cell>
          <table:table-cell office:value-type="float" office:value="90442" calcext:value-type="float">
            <text:p>90442</text:p>
          </table:table-cell>
          <table:table-cell office:value-type="float" office:value="1000" calcext:value-type="float">
            <text:p>1000</text:p>
          </table:table-cell>
          <table:table-cell office:value-type="float" office:value="90.442" calcext:value-type="float">
            <text:p>90.44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9892099053915" calcext:value-type="float">
            <text:p>6.49892099053915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000" calcext:value-type="float">
            <text:p>1000</text:p>
          </table:table-cell>
          <table:table-cell office:value-type="float" office:value="155.894" calcext:value-type="float">
            <text:p>155.894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0.384876" calcext:value-type="float">
            <text:p>0.384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876" calcext:value-type="float">
            <text:p>0.000384876</text:p>
          </table:table-cell>
          <table:table-cell office:value-type="float" office:value="0.000296346" calcext:value-type="float">
            <text:p>0.000296346</text:p>
          </table:table-cell>
          <table:table-cell office:value-type="float" office:value="0.000498199" calcext:value-type="float">
            <text:p>0.000498199</text:p>
          </table:table-cell>
          <table:table-cell office:value-type="float" office:value="161369" calcext:value-type="float">
            <text:p>1613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9" calcext:value-type="float">
            <text:p>161.369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3421964421551" calcext:value-type="float">
            <text:p>7.33421964421551</text:p>
          </table:table-cell>
          <table:table-cell table:formula="of:=LOG([.Q3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87" calcext:value-type="float">
            <text:p>234487</text:p>
          </table:table-cell>
          <table:table-cell office:value-type="float" office:value="1000" calcext:value-type="float">
            <text:p>1000</text:p>
          </table:table-cell>
          <table:table-cell office:value-type="float" office:value="234.487" calcext:value-type="float">
            <text:p>234.487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0.676098" calcext:value-type="float">
            <text:p>0.676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098" calcext:value-type="float">
            <text:p>0.000676098</text:p>
          </table:table-cell>
          <table:table-cell office:value-type="float" office:value="0.000475359" calcext:value-type="float">
            <text:p>0.000475359</text:p>
          </table:table-cell>
          <table:table-cell office:value-type="float" office:value="0.000954279" calcext:value-type="float">
            <text:p>0.000954279</text:p>
          </table:table-cell>
          <table:table-cell office:value-type="float" office:value="270240" calcext:value-type="float">
            <text:p>270240</text:p>
          </table:table-cell>
          <table:table-cell office:value-type="float" office:value="1000" calcext:value-type="float">
            <text:p>1000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office:value-type="float" office:value="5885" calcext:value-type="float">
            <text:p>5885</text:p>
          </table:table-cell>
          <table:table-cell office:value-type="float" office:value="1000" calcext:value-type="float">
            <text:p>1000</text:p>
          </table:table-cell>
          <table:table-cell office:value-type="float" office:value="5.885" calcext:value-type="float">
            <text:p>5.8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7809742302666" calcext:value-type="float">
            <text:p>8.07809742302666</text:p>
          </table:table-cell>
          <table:table-cell table:formula="of:=LOG([.Q4])/LOG(2)" office:value-type="float" office:value="8.58120058192496" calcext:value-type="float">
            <text:p>8.581200581924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063" calcext:value-type="float">
            <text:p>312063</text:p>
          </table:table-cell>
          <table:table-cell office:value-type="float" office:value="1000" calcext:value-type="float">
            <text:p>1000</text:p>
          </table:table-cell>
          <table:table-cell office:value-type="float" office:value="312.063" calcext:value-type="float">
            <text:p>312.06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15" calcext:value-type="float">
            <text:p>0.00123715</text:p>
          </table:table-cell>
          <table:table-cell office:value-type="float" office:value="0.000866912" calcext:value-type="float">
            <text:p>0.000866912</text:p>
          </table:table-cell>
          <table:table-cell office:value-type="float" office:value="0.00181253" calcext:value-type="float">
            <text:p>0.00181253</text:p>
          </table:table-cell>
          <table:table-cell office:value-type="float" office:value="453705" calcext:value-type="float">
            <text:p>453705</text:p>
          </table:table-cell>
          <table:table-cell office:value-type="float" office:value="1000" calcext:value-type="float">
            <text:p>1000</text:p>
          </table:table-cell>
          <table:table-cell office:value-type="float" office:value="453.705" calcext:value-type="float">
            <text:p>453.705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6818" calcext:value-type="float">
            <text:p>6818</text:p>
          </table:table-cell>
          <table:table-cell office:value-type="float" office:value="1000" calcext:value-type="float">
            <text:p>1000</text:p>
          </table:table-cell>
          <table:table-cell office:value-type="float" office:value="6.818" calcext:value-type="float">
            <text:p>6.8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2561074859377" calcext:value-type="float">
            <text:p>8.82561074859377</text:p>
          </table:table-cell>
          <table:table-cell table:formula="of:=LOG([.Q5])/LOG(2)" office:value-type="float" office:value="9.51963625284321" calcext:value-type="float">
            <text:p>9.51963625284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0516" calcext:value-type="float">
            <text:p>390516</text:p>
          </table:table-cell>
          <table:table-cell office:value-type="float" office:value="1000" calcext:value-type="float">
            <text:p>1000</text:p>
          </table:table-cell>
          <table:table-cell office:value-type="float" office:value="390.516" calcext:value-type="float">
            <text:p>390.516</text:p>
          </table:table-cell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365" calcext:value-type="float">
            <text:p>0.00247365</text:p>
          </table:table-cell>
          <table:table-cell office:value-type="float" office:value="0.00146449" calcext:value-type="float">
            <text:p>0.00146449</text:p>
          </table:table-cell>
          <table:table-cell office:value-type="float" office:value="0.00429868" calcext:value-type="float">
            <text:p>0.00429868</text:p>
          </table:table-cell>
          <table:table-cell office:value-type="float" office:value="808811" calcext:value-type="float">
            <text:p>808811</text:p>
          </table:table-cell>
          <table:table-cell office:value-type="float" office:value="1000" calcext:value-type="float">
            <text:p>1000</text:p>
          </table:table-cell>
          <table:table-cell office:value-type="float" office:value="808.811" calcext:value-type="float">
            <text:p>808.811</text:p>
          </table:table-cell>
          <table:table-cell office:value-type="float" office:value="509" calcext:value-type="float">
            <text:p>509</text:p>
          </table:table-cell>
          <table:table-cell office:value-type="float" office:value="1355" calcext:value-type="float">
            <text:p>1355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5965880810558" calcext:value-type="float">
            <text:p>9.65965880810558</text:p>
          </table:table-cell>
          <table:table-cell table:formula="of:=LOG([.Q6])/LOG(2)" office:value-type="float" office:value="10.4040771362412" calcext:value-type="float">
            <text:p>10.4040771362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170" calcext:value-type="float">
            <text:p>46717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7" calcext:value-type="float">
            <text:p>467.17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5.27626" calcext:value-type="float">
            <text:p>5.27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7626" calcext:value-type="float">
            <text:p>0.00527626</text:p>
          </table:table-cell>
          <table:table-cell office:value-type="float" office:value="0.0030885" calcext:value-type="float">
            <text:p>0.0030885</text:p>
          </table:table-cell>
          <table:table-cell office:value-type="float" office:value="0.00975314" calcext:value-type="float">
            <text:p>0.00975314</text:p>
          </table:table-cell>
          <table:table-cell office:value-type="float" office:value="1510814" calcext:value-type="float">
            <text:p>1510814</text:p>
          </table:table-cell>
          <table:table-cell office:value-type="float" office:value="1000" calcext:value-type="float">
            <text:p>1000</text:p>
          </table:table-cell>
          <table:table-cell office:value-type="float" office:value="1510.81" calcext:value-type="float">
            <text:p>1510.81</text:p>
          </table:table-cell>
          <table:table-cell office:value-type="float" office:value="856" calcext:value-type="float">
            <text:p>856</text:p>
          </table:table-cell>
          <table:table-cell office:value-type="float" office:value="2517" calcext:value-type="float">
            <text:p>2517</text:p>
          </table:table-cell>
          <table:table-cell office:value-type="float" office:value="9381" calcext:value-type="float">
            <text:p>9381</text:p>
          </table:table-cell>
          <table:table-cell office:value-type="float" office:value="1000" calcext:value-type="float">
            <text:p>1000</text:p>
          </table:table-cell>
          <table:table-cell office:value-type="float" office:value="9.381" calcext:value-type="float">
            <text:p>9.3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611065227338" calcext:value-type="float">
            <text:p>10.5611065227338</text:p>
          </table:table-cell>
          <table:table-cell table:formula="of:=LOG([.Q7])/LOG(2)" office:value-type="float" office:value="11.297489501161" calcext:value-type="float">
            <text:p>11.297489501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554" calcext:value-type="float">
            <text:p>545554</text:p>
          </table:table-cell>
          <table:table-cell office:value-type="float" office:value="1000" calcext:value-type="float">
            <text:p>1000</text:p>
          </table:table-cell>
          <table:table-cell office:value-type="float" office:value="545.554" calcext:value-type="float">
            <text:p>545.554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2.6786" calcext:value-type="float">
            <text:p>12.6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786" calcext:value-type="float">
            <text:p>0.0126786</text:p>
          </table:table-cell>
          <table:table-cell office:value-type="float" office:value="0.00507014" calcext:value-type="float">
            <text:p>0.00507014</text:p>
          </table:table-cell>
          <table:table-cell office:value-type="float" office:value="0.0258146" calcext:value-type="float">
            <text:p>0.0258146</text:p>
          </table:table-cell>
          <table:table-cell office:value-type="float" office:value="3101355" calcext:value-type="float">
            <text:p>310135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1035" calcext:value-type="float">
            <text:p>1035</text:p>
          </table:table-cell>
          <table:table-cell office:value-type="float" office:value="6164" calcext:value-type="float">
            <text:p>6164</text:p>
          </table:table-cell>
          <table:table-cell office:value-type="float" office:value="11395" calcext:value-type="float">
            <text:p>11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395" calcext:value-type="float">
            <text:p>11.3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5986852856432" calcext:value-type="float">
            <text:p>11.5986852856432</text:p>
          </table:table-cell>
          <table:table-cell table:formula="of:=LOG([.Q8])/LOG(2)" office:value-type="float" office:value="12.5896511465148" calcext:value-type="float">
            <text:p>12.589651146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4305" calcext:value-type="float">
            <text:p>624305</text:p>
          </table:table-cell>
          <table:table-cell office:value-type="float" office:value="1000" calcext:value-type="float">
            <text:p>1000</text:p>
          </table:table-cell>
          <table:table-cell office:value-type="float" office:value="624.305" calcext:value-type="float">
            <text:p>624.305</text:p>
          </table:table-cell>
          <table:table-cell office:value-type="float" office:value="593" calcext:value-type="float">
            <text:p>593</text:p>
          </table:table-cell>
          <table:table-cell office:value-type="float" office:value="659" calcext:value-type="float">
            <text:p>6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34041" calcext:value-type="float">
            <text:p>0.034041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819446" calcext:value-type="float">
            <text:p>0.0819446</text:p>
          </table:table-cell>
          <table:table-cell office:value-type="float" office:value="6883973" calcext:value-type="float">
            <text:p>6883973</text:p>
          </table:table-cell>
          <table:table-cell office:value-type="float" office:value="1000" calcext:value-type="float">
            <text:p>1000</text:p>
          </table:table-cell>
          <table:table-cell office:value-type="float" office:value="6883.97" calcext:value-type="float">
            <text:p>6883.97</text:p>
          </table:table-cell>
          <table:table-cell office:value-type="float" office:value="2426" calcext:value-type="float">
            <text:p>2426</text:p>
          </table:table-cell>
          <table:table-cell office:value-type="float" office:value="16578" calcext:value-type="float">
            <text:p>16578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7490250948604" calcext:value-type="float">
            <text:p>12.7490250948604</text:p>
          </table:table-cell>
          <table:table-cell table:formula="of:=LOG([.Q9])/LOG(2)" office:value-type="float" office:value="14.0169823475337" calcext:value-type="float">
            <text:p>14.016982347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669" calcext:value-type="float">
            <text:p>669</text:p>
          </table:table-cell>
          <table:table-cell office:value-type="float" office:value="725" calcext:value-type="float">
            <text:p>725</text:p>
          </table:table-cell>
          <table:table-cell office:value-type="float" office:value="77.2365" calcext:value-type="float">
            <text:p>77.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365" calcext:value-type="float">
            <text:p>0.0772365</text:p>
          </table:table-cell>
          <table:table-cell office:value-type="float" office:value="0.0122879" calcext:value-type="float">
            <text:p>0.0122879</text:p>
          </table:table-cell>
          <table:table-cell office:value-type="float" office:value="0.317263" calcext:value-type="float">
            <text:p>0.317263</text:p>
          </table:table-cell>
          <table:table-cell office:value-type="float" office:value="12560161" calcext:value-type="float">
            <text:p>12560161</text:p>
          </table:table-cell>
          <table:table-cell office:value-type="float" office:value="1000" calcext:value-type="float">
            <text:p>1000</text:p>
          </table:table-cell>
          <table:table-cell office:value-type="float" office:value="12560.2" calcext:value-type="float">
            <text:p>12560.2</text:p>
          </table:table-cell>
          <table:table-cell office:value-type="float" office:value="1906" calcext:value-type="float">
            <text:p>1906</text:p>
          </table:table-cell>
          <table:table-cell office:value-type="float" office:value="53084" calcext:value-type="float">
            <text:p>53084</text:p>
          </table:table-cell>
          <table:table-cell office:value-type="float" office:value="19800" calcext:value-type="float">
            <text:p>198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6165718164471" calcext:value-type="float">
            <text:p>13.6165718164471</text:p>
          </table:table-cell>
          <table:table-cell table:formula="of:=LOG([.Q10])/LOG(2)" office:value-type="float" office:value="15.6959894647025" calcext:value-type="float">
            <text:p>15.6959894647025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2123" calcext:value-type="float">
            <text:p>82123</text:p>
          </table:table-cell>
          <table:table-cell office:value-type="float" office:value="1000" calcext:value-type="float">
            <text:p>1000</text:p>
          </table:table-cell>
          <table:table-cell office:value-type="float" office:value="82.123" calcext:value-type="float">
            <text:p>82.123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0.251183" calcext:value-type="float">
            <text:p>0.25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183" calcext:value-type="float">
            <text:p>0.000251183</text:p>
          </table:table-cell>
          <table:table-cell office:value-type="float" office:value="0.000208141" calcext:value-type="float">
            <text:p>0.000208141</text:p>
          </table:table-cell>
          <table:table-cell office:value-type="float" office:value="0.000312381" calcext:value-type="float">
            <text:p>0.000312381</text:p>
          </table:table-cell>
          <table:table-cell office:value-type="float" office:value="94816" calcext:value-type="float">
            <text:p>94816</text:p>
          </table:table-cell>
          <table:table-cell office:value-type="float" office:value="1000" calcext:value-type="float">
            <text:p>1000</text:p>
          </table:table-cell>
          <table:table-cell office:value-type="float" office:value="94.816" calcext:value-type="float">
            <text:p>94.816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670586262992" calcext:value-type="float">
            <text:p>6.5670586262992</text:p>
          </table:table-cell>
          <table:table-cell table:formula="of:=LOG([.Q2])/LOG(2)" office:value-type="float" office:value="7.01122725542326" calcext:value-type="float">
            <text:p>7.011227255423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3727" calcext:value-type="float">
            <text:p>16372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27" calcext:value-type="float">
            <text:p>163.727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0.409856" calcext:value-type="float">
            <text:p>0.409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856" calcext:value-type="float">
            <text:p>0.000409856</text:p>
          </table:table-cell>
          <table:table-cell office:value-type="float" office:value="0.000323611" calcext:value-type="float">
            <text:p>0.000323611</text:p>
          </table:table-cell>
          <table:table-cell office:value-type="float" office:value="0.000540501" calcext:value-type="float">
            <text:p>0.000540501</text:p>
          </table:table-cell>
          <table:table-cell office:value-type="float" office:value="169943" calcext:value-type="float">
            <text:p>169943</text:p>
          </table:table-cell>
          <table:table-cell office:value-type="float" office:value="1000" calcext:value-type="float">
            <text:p>1000</text:p>
          </table:table-cell>
          <table:table-cell office:value-type="float" office:value="169.943" calcext:value-type="float">
            <text:p>169.943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0890712786337" calcext:value-type="float">
            <text:p>7.40890712786337</text:p>
          </table:table-cell>
          <table:table-cell table:formula="of:=LOG([.Q3])/LOG(2)" office:value-type="float" office:value="7.84549005094438" calcext:value-type="float">
            <text:p>7.84549005094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183" calcext:value-type="float">
            <text:p>246183</text:p>
          </table:table-cell>
          <table:table-cell office:value-type="float" office:value="1000" calcext:value-type="float">
            <text:p>1000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 office:value-type="float" office:value="0.722046" calcext:value-type="float">
            <text:p>0.722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046" calcext:value-type="float">
            <text:p>0.000722046</text:p>
          </table:table-cell>
          <table:table-cell office:value-type="float" office:value="0.000531958" calcext:value-type="float">
            <text:p>0.000531958</text:p>
          </table:table-cell>
          <table:table-cell office:value-type="float" office:value="0.00103585" calcext:value-type="float">
            <text:p>0.00103585</text:p>
          </table:table-cell>
          <table:table-cell office:value-type="float" office:value="284620" calcext:value-type="float">
            <text:p>284620</text:p>
          </table:table-cell>
          <table:table-cell office:value-type="float" office:value="1000" calcext:value-type="float">
            <text:p>1000</text:p>
          </table:table-cell>
          <table:table-cell office:value-type="float" office:value="284.62" calcext:value-type="float">
            <text:p>284.62</text:p>
          </table:table-cell>
          <table:table-cell office:value-type="float" office:value="187" calcext:value-type="float">
            <text:p>187</text:p>
          </table:table-cell>
          <table:table-cell office:value-type="float" office:value="411" calcext:value-type="float">
            <text:p>411</text:p>
          </table:table-cell>
          <table:table-cell office:value-type="float" office:value="5911" calcext:value-type="float">
            <text:p>5911</text:p>
          </table:table-cell>
          <table:table-cell office:value-type="float" office:value="1000" calcext:value-type="float">
            <text:p>1000</text:p>
          </table:table-cell>
          <table:table-cell office:value-type="float" office:value="5.911" calcext:value-type="float">
            <text:p>5.9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15289323212761" calcext:value-type="float">
            <text:p>8.15289323212761</text:p>
          </table:table-cell>
          <table:table-cell table:formula="of:=LOG([.Q4])/LOG(2)" office:value-type="float" office:value="8.68299458368168" calcext:value-type="float">
            <text:p>8.682994583681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739" calcext:value-type="float">
            <text:p>328739</text:p>
          </table:table-cell>
          <table:table-cell office:value-type="float" office:value="1000" calcext:value-type="float">
            <text:p>1000</text:p>
          </table:table-cell>
          <table:table-cell office:value-type="float" office:value="328.739" calcext:value-type="float">
            <text:p>328.739</text:p>
          </table:table-cell>
          <table:table-cell office:value-type="float" office:value="277" calcext:value-type="float">
            <text:p>277</text:p>
          </table:table-cell>
          <table:table-cell office:value-type="float" office:value="369" calcext:value-type="float">
            <text:p>369</text:p>
          </table:table-cell>
          <table:table-cell office:value-type="float" office:value="1.34928" calcext:value-type="float">
            <text:p>1.34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4928" calcext:value-type="float">
            <text:p>0.00134928</text:p>
          </table:table-cell>
          <table:table-cell office:value-type="float" office:value="0.000847156" calcext:value-type="float">
            <text:p>0.000847156</text:p>
          </table:table-cell>
          <table:table-cell office:value-type="float" office:value="0.00198803" calcext:value-type="float">
            <text:p>0.00198803</text:p>
          </table:table-cell>
          <table:table-cell office:value-type="float" office:value="489238" calcext:value-type="float">
            <text:p>4892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238" calcext:value-type="float">
            <text:p>489.238</text:p>
          </table:table-cell>
          <table:table-cell office:value-type="float" office:value="329" calcext:value-type="float">
            <text:p>329</text:p>
          </table:table-cell>
          <table:table-cell office:value-type="float" office:value="736" calcext:value-type="float">
            <text:p>736</text:p>
          </table:table-cell>
          <table:table-cell office:value-type="float" office:value="6888" calcext:value-type="float">
            <text:p>6888</text:p>
          </table:table-cell>
          <table:table-cell office:value-type="float" office:value="1000" calcext:value-type="float">
            <text:p>1000</text:p>
          </table:table-cell>
          <table:table-cell office:value-type="float" office:value="6.888" calcext:value-type="float">
            <text:p>6.8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93439265472429" calcext:value-type="float">
            <text:p>8.93439265472429</text:p>
          </table:table-cell>
          <table:table-cell table:formula="of:=LOG([.Q5])/LOG(2)" office:value-type="float" office:value="9.52356195605701" calcext:value-type="float">
            <text:p>9.523561956057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9886" calcext:value-type="float">
            <text:p>409886</text:p>
          </table:table-cell>
          <table:table-cell office:value-type="float" office:value="1000" calcext:value-type="float">
            <text:p>1000</text:p>
          </table:table-cell>
          <table:table-cell office:value-type="float" office:value="409.886" calcext:value-type="float">
            <text:p>409.886</text:p>
          </table:table-cell>
          <table:table-cell office:value-type="float" office:value="366" calcext:value-type="float">
            <text:p>366</text:p>
          </table:table-cell>
          <table:table-cell office:value-type="float" office:value="454" calcext:value-type="float">
            <text:p>454</text:p>
          </table:table-cell>
          <table:table-cell office:value-type="float" office:value="2.71044" calcext:value-type="float">
            <text:p>2.71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1044" calcext:value-type="float">
            <text:p>0.00271044</text:p>
          </table:table-cell>
          <table:table-cell office:value-type="float" office:value="0.00172328" calcext:value-type="float">
            <text:p>0.00172328</text:p>
          </table:table-cell>
          <table:table-cell office:value-type="float" office:value="0.00481849" calcext:value-type="float">
            <text:p>0.00481849</text:p>
          </table:table-cell>
          <table:table-cell office:value-type="float" office:value="877064" calcext:value-type="float">
            <text:p>877064</text:p>
          </table:table-cell>
          <table:table-cell office:value-type="float" office:value="1000" calcext:value-type="float">
            <text:p>1000</text:p>
          </table:table-cell>
          <table:table-cell office:value-type="float" office:value="877.064" calcext:value-type="float">
            <text:p>877.064</text:p>
          </table:table-cell>
          <table:table-cell office:value-type="float" office:value="521" calcext:value-type="float">
            <text:p>521</text:p>
          </table:table-cell>
          <table:table-cell office:value-type="float" office:value="1474" calcext:value-type="float">
            <text:p>1474</text:p>
          </table:table-cell>
          <table:table-cell office:value-type="float" office:value="8025" calcext:value-type="float">
            <text:p>8025</text:p>
          </table:table-cell>
          <table:table-cell office:value-type="float" office:value="1000" calcext:value-type="float">
            <text:p>1000</text:p>
          </table:table-cell>
          <table:table-cell office:value-type="float" office:value="8.025" calcext:value-type="float">
            <text:p>8.0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77653831079565" calcext:value-type="float">
            <text:p>9.77653831079565</text:p>
          </table:table-cell>
          <table:table-cell table:formula="of:=LOG([.Q6])/LOG(2)" office:value-type="float" office:value="10.5255208090951" calcext:value-type="float">
            <text:p>10.52552080909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1903" calcext:value-type="float">
            <text:p>4919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903" calcext:value-type="float">
            <text:p>491.903</text:p>
          </table:table-cell>
          <table:table-cell office:value-type="float" office:value="444" calcext:value-type="float">
            <text:p>444</text:p>
          </table:table-cell>
          <table:table-cell office:value-type="float" office:value="540" calcext:value-type="float">
            <text:p>540</text:p>
          </table:table-cell>
          <table:table-cell office:value-type="float" office:value="6.00063" calcext:value-type="float">
            <text:p>6.00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0063" calcext:value-type="float">
            <text:p>0.00600063</text:p>
          </table:table-cell>
          <table:table-cell office:value-type="float" office:value="0.00290527" calcext:value-type="float">
            <text:p>0.00290527</text:p>
          </table:table-cell>
          <table:table-cell office:value-type="float" office:value="0.0112394" calcext:value-type="float">
            <text:p>0.0112394</text:p>
          </table:table-cell>
          <table:table-cell office:value-type="float" office:value="1704645" calcext:value-type="float">
            <text:p>1704645</text:p>
          </table:table-cell>
          <table:table-cell office:value-type="float" office:value="1000" calcext:value-type="float">
            <text:p>1000</text:p>
          </table:table-cell>
          <table:table-cell office:value-type="float" office:value="1704.64" calcext:value-type="float">
            <text:p>1704.64</text:p>
          </table:table-cell>
          <table:table-cell office:value-type="float" office:value="751" calcext:value-type="float">
            <text:p>751</text:p>
          </table:table-cell>
          <table:table-cell office:value-type="float" office:value="3009" calcext:value-type="float">
            <text:p>3009</text:p>
          </table:table-cell>
          <table:table-cell office:value-type="float" office:value="9421" calcext:value-type="float">
            <text:p>9421</text:p>
          </table:table-cell>
          <table:table-cell office:value-type="float" office:value="1000" calcext:value-type="float">
            <text:p>1000</text:p>
          </table:table-cell>
          <table:table-cell office:value-type="float" office:value="9.421" calcext:value-type="float">
            <text:p>9.4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7352513757864" calcext:value-type="float">
            <text:p>10.7352513757864</text:p>
          </table:table-cell>
          <table:table-cell table:formula="of:=LOG([.Q7])/LOG(2)" office:value-type="float" office:value="11.5550683913333" calcext:value-type="float">
            <text:p>11.555068391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746" calcext:value-type="float">
            <text:p>574746</text:p>
          </table:table-cell>
          <table:table-cell office:value-type="float" office:value="1000" calcext:value-type="float">
            <text:p>1000</text:p>
          </table:table-cell>
          <table:table-cell office:value-type="float" office:value="574.746" calcext:value-type="float">
            <text:p>574.746</text:p>
          </table:table-cell>
          <table:table-cell office:value-type="float" office:value="526" calcext:value-type="float">
            <text:p>526</text:p>
          </table:table-cell>
          <table:table-cell office:value-type="float" office:value="612" calcext:value-type="float">
            <text:p>612</text:p>
          </table:table-cell>
          <table:table-cell office:value-type="float" office:value="14.8836" calcext:value-type="float">
            <text:p>14.8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148836" calcext:value-type="float">
            <text:p>0.0148836</text:p>
          </table:table-cell>
          <table:table-cell office:value-type="float" office:value="0.00629779" calcext:value-type="float">
            <text:p>0.00629779</text:p>
          </table:table-cell>
          <table:table-cell office:value-type="float" office:value="0.0292389" calcext:value-type="float">
            <text:p>0.0292389</text:p>
          </table:table-cell>
          <table:table-cell office:value-type="float" office:value="3574995" calcext:value-type="float">
            <text:p>3574995</text:p>
          </table:table-cell>
          <table:table-cell office:value-type="float" office:value="1000" calcext:value-type="float">
            <text:p>1000</text:p>
          </table:table-cell>
          <table:table-cell office:value-type="float" office:value="3574.99" calcext:value-type="float">
            <text:p>3574.99</text:p>
          </table:table-cell>
          <table:table-cell office:value-type="float" office:value="1359" calcext:value-type="float">
            <text:p>1359</text:p>
          </table:table-cell>
          <table:table-cell office:value-type="float" office:value="7141" calcext:value-type="float">
            <text:p>7141</text:p>
          </table:table-cell>
          <table:table-cell office:value-type="float" office:value="11528" calcext:value-type="float">
            <text:p>11528</text:p>
          </table:table-cell>
          <table:table-cell office:value-type="float" office:value="1000" calcext:value-type="float">
            <text:p>1000</text:p>
          </table:table-cell>
          <table:table-cell office:value-type="float" office:value="11.528" calcext:value-type="float">
            <text:p>11.5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037234910369" calcext:value-type="float">
            <text:p>11.8037234910369</text:p>
          </table:table-cell>
          <table:table-cell table:formula="of:=LOG([.Q8])/LOG(2)" office:value-type="float" office:value="12.801910402897" calcext:value-type="float">
            <text:p>12.801910402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520" calcext:value-type="float">
            <text:p>656520</text:p>
          </table:table-cell>
          <table:table-cell office:value-type="float" office:value="1000" calcext:value-type="float">
            <text:p>1000</text:p>
          </table:table-cell>
          <table:table-cell office:value-type="float" office:value="656.52" calcext:value-type="float">
            <text:p>656.52</text:p>
          </table:table-cell>
          <table:table-cell office:value-type="float" office:value="614" calcext:value-type="float">
            <text:p>614</text:p>
          </table:table-cell>
          <table:table-cell office:value-type="float" office:value="697" calcext:value-type="float">
            <text:p>697</text:p>
          </table:table-cell>
          <table:table-cell office:value-type="float" office:value="41.2556" calcext:value-type="float">
            <text:p>41.2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556" calcext:value-type="float">
            <text:p>0.0412556</text:p>
          </table:table-cell>
          <table:table-cell office:value-type="float" office:value="0.0146431" calcext:value-type="float">
            <text:p>0.0146431</text:p>
          </table:table-cell>
          <table:table-cell office:value-type="float" office:value="0.112105" calcext:value-type="float">
            <text:p>0.112105</text:p>
          </table:table-cell>
          <table:table-cell office:value-type="float" office:value="8188331" calcext:value-type="float">
            <text:p>8188331</text:p>
          </table:table-cell>
          <table:table-cell office:value-type="float" office:value="1000" calcext:value-type="float">
            <text:p>1000</text:p>
          </table:table-cell>
          <table:table-cell office:value-type="float" office:value="8188.33" calcext:value-type="float">
            <text:p>8188.33</text:p>
          </table:table-cell>
          <table:table-cell office:value-type="float" office:value="2820" calcext:value-type="float">
            <text:p>2820</text:p>
          </table:table-cell>
          <table:table-cell office:value-type="float" office:value="21099" calcext:value-type="float">
            <text:p>21099</text:p>
          </table:table-cell>
          <table:table-cell office:value-type="float" office:value="14551" calcext:value-type="float">
            <text:p>14551</text:p>
          </table:table-cell>
          <table:table-cell office:value-type="float" office:value="1000" calcext:value-type="float">
            <text:p>1000</text:p>
          </table:table-cell>
          <table:table-cell office:value-type="float" office:value="14.551" calcext:value-type="float">
            <text:p>14.55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9993535306201" calcext:value-type="float">
            <text:p>12.9993535306201</text:p>
          </table:table-cell>
          <table:table-cell table:formula="of:=LOG([.Q9])/LOG(2)" office:value-type="float" office:value="14.3648870026891" calcext:value-type="float">
            <text:p>14.36488700268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7664" calcext:value-type="float">
            <text:p>737664</text:p>
          </table:table-cell>
          <table:table-cell office:value-type="float" office:value="1000" calcext:value-type="float">
            <text:p>1000</text:p>
          </table:table-cell>
          <table:table-cell office:value-type="float" office:value="737.664" calcext:value-type="float">
            <text:p>737.664</text:p>
          </table:table-cell>
          <table:table-cell office:value-type="float" office:value="715" calcext:value-type="float">
            <text:p>715</text:p>
          </table:table-cell>
          <table:table-cell office:value-type="float" office:value="761" calcext:value-type="float">
            <text:p>761</text:p>
          </table:table-cell>
          <table:table-cell office:value-type="float" office:value="98.0554" calcext:value-type="float">
            <text:p>98.0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554" calcext:value-type="float">
            <text:p>0.0980554</text:p>
          </table:table-cell>
          <table:table-cell office:value-type="float" office:value="0.0165365" calcext:value-type="float">
            <text:p>0.0165365</text:p>
          </table:table-cell>
          <table:table-cell office:value-type="float" office:value="0.399119" calcext:value-type="float">
            <text:p>0.399119</text:p>
          </table:table-cell>
          <table:table-cell office:value-type="float" office:value="15554683" calcext:value-type="float">
            <text:p>15554683</text:p>
          </table:table-cell>
          <table:table-cell office:value-type="float" office:value="1000" calcext:value-type="float">
            <text:p>1000</text:p>
          </table:table-cell>
          <table:table-cell office:value-type="float" office:value="15554.7" calcext:value-type="float">
            <text:p>15554.7</text:p>
          </table:table-cell>
          <table:table-cell office:value-type="float" office:value="2467" calcext:value-type="float">
            <text:p>2467</text:p>
          </table:table-cell>
          <table:table-cell office:value-type="float" office:value="53558" calcext:value-type="float">
            <text:p>53558</text:p>
          </table:table-cell>
          <table:table-cell office:value-type="float" office:value="20062" calcext:value-type="float">
            <text:p>20062</text:p>
          </table:table-cell>
          <table:table-cell office:value-type="float" office:value="1000" calcext:value-type="float">
            <text:p>1000</text:p>
          </table:table-cell>
          <table:table-cell office:value-type="float" office:value="20.062" calcext:value-type="float">
            <text:p>20.0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9250629497553" calcext:value-type="float">
            <text:p>13.9250629497553</text:p>
          </table:table-cell>
          <table:table-cell table:formula="of:=LOG([.Q10])/LOG(2)" office:value-type="float" office:value="15.7088144670982" calcext:value-type="float">
            <text:p>15.7088144670982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260" calcext:value-type="float">
            <text:p>86260</text:p>
          </table:table-cell>
          <table:table-cell office:value-type="float" office:value="1000" calcext:value-type="float">
            <text:p>1000</text:p>
          </table:table-cell>
          <table:table-cell office:value-type="float" office:value="86.26" calcext:value-type="float">
            <text:p>86.2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0.26434" calcext:value-type="float">
            <text:p>0.264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34" calcext:value-type="float">
            <text:p>0.00026434</text:p>
          </table:table-cell>
          <table:table-cell office:value-type="float" office:value="0.000230214" calcext:value-type="float">
            <text:p>0.000230214</text:p>
          </table:table-cell>
          <table:table-cell office:value-type="float" office:value="0.000339243" calcext:value-type="float">
            <text:p>0.000339243</text:p>
          </table:table-cell>
          <table:table-cell office:value-type="float" office:value="98864" calcext:value-type="float">
            <text:p>98864</text:p>
          </table:table-cell>
          <table:table-cell office:value-type="float" office:value="1000" calcext:value-type="float">
            <text:p>1000</text:p>
          </table:table-cell>
          <table:table-cell office:value-type="float" office:value="98.864" calcext:value-type="float">
            <text:p>98.864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4104" calcext:value-type="float">
            <text:p>4104</text:p>
          </table:table-cell>
          <table:table-cell office:value-type="float" office:value="1000" calcext:value-type="float">
            <text:p>1000</text:p>
          </table:table-cell>
          <table:table-cell office:value-type="float" office:value="4.104" calcext:value-type="float">
            <text:p>4.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2737337344092" calcext:value-type="float">
            <text:p>6.62737337344092</text:p>
          </table:table-cell>
          <table:table-cell table:formula="of:=LOG([.Q2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1466" calcext:value-type="float">
            <text:p>171466</text:p>
          </table:table-cell>
          <table:table-cell office:value-type="float" office:value="1000" calcext:value-type="float">
            <text:p>1000</text:p>
          </table:table-cell>
          <table:table-cell office:value-type="float" office:value="171.466" calcext:value-type="float">
            <text:p>171.466</text:p>
          </table:table-cell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0.433551" calcext:value-type="float">
            <text:p>0.433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551" calcext:value-type="float">
            <text:p>0.000433551</text:p>
          </table:table-cell>
          <table:table-cell office:value-type="float" office:value="0.00033023" calcext:value-type="float">
            <text:p>0.00033023</text:p>
          </table:table-cell>
          <table:table-cell office:value-type="float" office:value="0.000562434" calcext:value-type="float">
            <text:p>0.000562434</text:p>
          </table:table-cell>
          <table:table-cell office:value-type="float" office:value="178248" calcext:value-type="float">
            <text:p>178248</text:p>
          </table:table-cell>
          <table:table-cell office:value-type="float" office:value="1000" calcext:value-type="float">
            <text:p>1000</text:p>
          </table:table-cell>
          <table:table-cell office:value-type="float" office:value="178.248" calcext:value-type="float">
            <text:p>178.248</text:p>
          </table:table-cell>
          <table:table-cell office:value-type="float" office:value="123" calcext:value-type="float">
            <text:p>123</text:p>
          </table:table-cell>
          <table:table-cell office:value-type="float" office:value="228" calcext:value-type="float">
            <text:p>228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7774207903144" calcext:value-type="float">
            <text:p>7.47774207903144</text:p>
          </table:table-cell>
          <table:table-cell table:formula="of:=LOG([.Q3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645" calcext:value-type="float">
            <text:p>258645</text:p>
          </table:table-cell>
          <table:table-cell office:value-type="float" office:value="1000" calcext:value-type="float">
            <text:p>1000</text:p>
          </table:table-cell>
          <table:table-cell office:value-type="float" office:value="258.645" calcext:value-type="float">
            <text:p>258.645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0.774648" calcext:value-type="float">
            <text:p>0.774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648" calcext:value-type="float">
            <text:p>0.000774648</text:p>
          </table:table-cell>
          <table:table-cell office:value-type="float" office:value="0.000549824" calcext:value-type="float">
            <text:p>0.000549824</text:p>
          </table:table-cell>
          <table:table-cell office:value-type="float" office:value="0.00107423" calcext:value-type="float">
            <text:p>0.00107423</text:p>
          </table:table-cell>
          <table:table-cell office:value-type="float" office:value="302280" calcext:value-type="float">
            <text:p>302280</text:p>
          </table:table-cell>
          <table:table-cell office:value-type="float" office:value="1000" calcext:value-type="float">
            <text:p>1000</text:p>
          </table:table-cell>
          <table:table-cell office:value-type="float" office:value="302.28" calcext:value-type="float">
            <text:p>302.28</text:p>
          </table:table-cell>
          <table:table-cell office:value-type="float" office:value="215" calcext:value-type="float">
            <text:p>215</text:p>
          </table:table-cell>
          <table:table-cell office:value-type="float" office:value="424" calcext:value-type="float">
            <text:p>424</text:p>
          </table:table-cell>
          <table:table-cell office:value-type="float" office:value="5967" calcext:value-type="float">
            <text:p>5967</text:p>
          </table:table-cell>
          <table:table-cell office:value-type="float" office:value="1000" calcext:value-type="float">
            <text:p>1000</text:p>
          </table:table-cell>
          <table:table-cell office:value-type="float" office:value="5.967" calcext:value-type="float">
            <text:p>5.9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23974171768067" calcext:value-type="float">
            <text:p>8.23974171768067</text:p>
          </table:table-cell>
          <table:table-cell table:formula="of:=LOG([.Q4])/LOG(2)" office:value-type="float" office:value="8.7279204545632" calcext:value-type="float">
            <text:p>8.72792045456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4105" calcext:value-type="float">
            <text:p>344105</text:p>
          </table:table-cell>
          <table:table-cell office:value-type="float" office:value="1000" calcext:value-type="float">
            <text:p>1000</text:p>
          </table:table-cell>
          <table:table-cell office:value-type="float" office:value="344.105" calcext:value-type="float">
            <text:p>344.105</text:p>
          </table:table-cell>
          <table:table-cell office:value-type="float" office:value="297" calcext:value-type="float">
            <text:p>297</text:p>
          </table:table-cell>
          <table:table-cell office:value-type="float" office:value="391" calcext:value-type="float">
            <text:p>391</text:p>
          </table:table-cell>
          <table:table-cell office:value-type="float" office:value="1.45346" calcext:value-type="float">
            <text:p>1.45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346" calcext:value-type="float">
            <text:p>0.00145346</text:p>
          </table:table-cell>
          <table:table-cell office:value-type="float" office:value="0.000986207" calcext:value-type="float">
            <text:p>0.000986207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522754" calcext:value-type="float">
            <text:p>522754</text:p>
          </table:table-cell>
          <table:table-cell office:value-type="float" office:value="1000" calcext:value-type="float">
            <text:p>1000</text:p>
          </table:table-cell>
          <table:table-cell office:value-type="float" office:value="522.754" calcext:value-type="float">
            <text:p>522.754</text:p>
          </table:table-cell>
          <table:table-cell office:value-type="float" office:value="311" calcext:value-type="float">
            <text:p>311</text:p>
          </table:table-cell>
          <table:table-cell office:value-type="float" office:value="830" calcext:value-type="float">
            <text:p>830</text:p>
          </table:table-cell>
          <table:table-cell office:value-type="float" office:value="6922" calcext:value-type="float">
            <text:p>6922</text:p>
          </table:table-cell>
          <table:table-cell office:value-type="float" office:value="1000" calcext:value-type="float">
            <text:p>1000</text:p>
          </table:table-cell>
          <table:table-cell office:value-type="float" office:value="6.922" calcext:value-type="float">
            <text:p>6.9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02998838582073" calcext:value-type="float">
            <text:p>9.02998838582073</text:p>
          </table:table-cell>
          <table:table-cell table:formula="of:=LOG([.Q5])/LOG(2)" office:value-type="float" office:value="9.69696752623429" calcext:value-type="float">
            <text:p>9.69696752623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9689" calcext:value-type="float">
            <text:p>429689</text:p>
          </table:table-cell>
          <table:table-cell office:value-type="float" office:value="1000" calcext:value-type="float">
            <text:p>1000</text:p>
          </table:table-cell>
          <table:table-cell office:value-type="float" office:value="429.689" calcext:value-type="float">
            <text:p>429.689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.9644" calcext:value-type="float">
            <text:p>2.9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44" calcext:value-type="float">
            <text:p>0.0029644</text:p>
          </table:table-cell>
          <table:table-cell office:value-type="float" office:value="0.00181519" calcext:value-type="float">
            <text:p>0.00181519</text:p>
          </table:table-cell>
          <table:table-cell office:value-type="float" office:value="0.00479257" calcext:value-type="float">
            <text:p>0.00479257</text:p>
          </table:table-cell>
          <table:table-cell office:value-type="float" office:value="951744" calcext:value-type="float">
            <text:p>951744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4" calcext:value-type="float">
            <text:p>951.744</text:p>
          </table:table-cell>
          <table:table-cell office:value-type="float" office:value="587" calcext:value-type="float">
            <text:p>587</text:p>
          </table:table-cell>
          <table:table-cell office:value-type="float" office:value="1542" calcext:value-type="float">
            <text:p>1542</text:p>
          </table:table-cell>
          <table:table-cell office:value-type="float" office:value="8048" calcext:value-type="float">
            <text:p>8048</text:p>
          </table:table-cell>
          <table:table-cell office:value-type="float" office:value="1000" calcext:value-type="float">
            <text:p>1000</text:p>
          </table:table-cell>
          <table:table-cell office:value-type="float" office:value="8.048" calcext:value-type="float">
            <text:p>8.0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8944297595294" calcext:value-type="float">
            <text:p>9.8944297595294</text:p>
          </table:table-cell>
          <table:table-cell table:formula="of:=LOG([.Q6])/LOG(2)" office:value-type="float" office:value="10.590587049915" calcext:value-type="float">
            <text:p>10.590587049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4" calcext:value-type="float">
            <text:p>516404</text:p>
          </table:table-cell>
          <table:table-cell office:value-type="float" office:value="1000" calcext:value-type="float">
            <text:p>1000</text:p>
          </table:table-cell>
          <table:table-cell office:value-type="float" office:value="516.404" calcext:value-type="float">
            <text:p>516.404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6.64266" calcext:value-type="float">
            <text:p>6.64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4266" calcext:value-type="float">
            <text:p>0.00664266</text:p>
          </table:table-cell>
          <table:table-cell office:value-type="float" office:value="0.00371012" calcext:value-type="float">
            <text:p>0.00371012</text:p>
          </table:table-cell>
          <table:table-cell office:value-type="float" office:value="0.0111048" calcext:value-type="float">
            <text:p>0.0111048</text:p>
          </table:table-cell>
          <table:table-cell office:value-type="float" office:value="1856634" calcext:value-type="float">
            <text:p>1856634</text:p>
          </table:table-cell>
          <table:table-cell office:value-type="float" office:value="1000" calcext:value-type="float">
            <text:p>1000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025" calcext:value-type="float">
            <text:p>1025</text:p>
          </table:table-cell>
          <table:table-cell office:value-type="float" office:value="3115" calcext:value-type="float">
            <text:p>3115</text:p>
          </table:table-cell>
          <table:table-cell office:value-type="float" office:value="9550" calcext:value-type="float">
            <text:p>9550</text:p>
          </table:table-cell>
          <table:table-cell office:value-type="float" office:value="1000" calcext:value-type="float">
            <text:p>1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584706199404" calcext:value-type="float">
            <text:p>10.8584706199404</text:p>
          </table:table-cell>
          <table:table-cell table:formula="of:=LOG([.Q7])/LOG(2)" office:value-type="float" office:value="11.6050164479114" calcext:value-type="float">
            <text:p>11.6050164479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625" calcext:value-type="float">
            <text:p>602625</text:p>
          </table:table-cell>
          <table:table-cell office:value-type="float" office:value="1000" calcext:value-type="float">
            <text:p>1000</text:p>
          </table:table-cell>
          <table:table-cell office:value-type="float" office:value="602.625" calcext:value-type="float">
            <text:p>602.625</text:p>
          </table:table-cell>
          <table:table-cell office:value-type="float" office:value="562" calcext:value-type="float">
            <text:p>562</text:p>
          </table:table-cell>
          <table:table-cell office:value-type="float" office:value="641" calcext:value-type="float">
            <text:p>641</text:p>
          </table:table-cell>
          <table:table-cell office:value-type="float" office:value="16.9986" calcext:value-type="float">
            <text:p>16.9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986" calcext:value-type="float">
            <text:p>0.0169986</text:p>
          </table:table-cell>
          <table:table-cell office:value-type="float" office:value="0.00726364" calcext:value-type="float">
            <text:p>0.00726364</text:p>
          </table:table-cell>
          <table:table-cell office:value-type="float" office:value="0.0344276" calcext:value-type="float">
            <text:p>0.0344276</text:p>
          </table:table-cell>
          <table:table-cell office:value-type="float" office:value="4035117" calcext:value-type="float">
            <text:p>4035117</text:p>
          </table:table-cell>
          <table:table-cell office:value-type="float" office:value="1000" calcext:value-type="float">
            <text:p>1000</text:p>
          </table:table-cell>
          <table:table-cell office:value-type="float" office:value="4035.12" calcext:value-type="float">
            <text:p>4035.12</text:p>
          </table:table-cell>
          <table:table-cell office:value-type="float" office:value="1778" calcext:value-type="float">
            <text:p>1778</text:p>
          </table:table-cell>
          <table:table-cell office:value-type="float" office:value="8408" calcext:value-type="float">
            <text:p>8408</text:p>
          </table:table-cell>
          <table:table-cell office:value-type="float" office:value="11600" calcext:value-type="float">
            <text:p>11600</text:p>
          </table:table-cell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9783958629559" calcext:value-type="float">
            <text:p>11.9783958629559</text:p>
          </table:table-cell>
          <table:table-cell table:formula="of:=LOG([.Q8])/LOG(2)" office:value-type="float" office:value="13.0375469539622" calcext:value-type="float">
            <text:p>13.03754695396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73" calcext:value-type="float">
            <text:p>688573</text:p>
          </table:table-cell>
          <table:table-cell office:value-type="float" office:value="1000" calcext:value-type="float">
            <text:p>1000</text:p>
          </table:table-cell>
          <table:table-cell office:value-type="float" office:value="688.573" calcext:value-type="float">
            <text:p>688.573</text:p>
          </table:table-cell>
          <table:table-cell office:value-type="float" office:value="653" calcext:value-type="float">
            <text:p>653</text:p>
          </table:table-cell>
          <table:table-cell office:value-type="float" office:value="724" calcext:value-type="float">
            <text:p>724</text:p>
          </table:table-cell>
          <table:table-cell office:value-type="float" office:value="48.0589" calcext:value-type="float">
            <text:p>48.0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80589" calcext:value-type="float">
            <text:p>0.0480589</text:p>
          </table:table-cell>
          <table:table-cell office:value-type="float" office:value="0.0151755" calcext:value-type="float">
            <text:p>0.0151755</text:p>
          </table:table-cell>
          <table:table-cell office:value-type="float" office:value="0.106629" calcext:value-type="float">
            <text:p>0.106629</text:p>
          </table:table-cell>
          <table:table-cell office:value-type="float" office:value="9392369" calcext:value-type="float">
            <text:p>9392369</text:p>
          </table:table-cell>
          <table:table-cell office:value-type="float" office:value="1000" calcext:value-type="float">
            <text:p>1000</text:p>
          </table:table-cell>
          <table:table-cell office:value-type="float" office:value="9392.37" calcext:value-type="float">
            <text:p>9392.37</text:p>
          </table:table-cell>
          <table:table-cell office:value-type="float" office:value="2653" calcext:value-type="float">
            <text:p>2653</text:p>
          </table:table-cell>
          <table:table-cell office:value-type="float" office:value="21901" calcext:value-type="float">
            <text:p>21901</text:p>
          </table:table-cell>
          <table:table-cell office:value-type="float" office:value="14681" calcext:value-type="float">
            <text:p>14681</text:p>
          </table:table-cell>
          <table:table-cell office:value-type="float" office:value="1000" calcext:value-type="float">
            <text:p>1000</text:p>
          </table:table-cell>
          <table:table-cell office:value-type="float" office:value="14.681" calcext:value-type="float">
            <text:p>14.6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972735272935" calcext:value-type="float">
            <text:p>13.1972735272935</text:p>
          </table:table-cell>
          <table:table-cell table:formula="of:=LOG([.Q9])/LOG(2)" office:value-type="float" office:value="14.4187091243578" calcext:value-type="float">
            <text:p>14.4187091243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61" calcext:value-type="float">
            <text:p>774861</text:p>
          </table:table-cell>
          <table:table-cell office:value-type="float" office:value="1000" calcext:value-type="float">
            <text:p>1000</text:p>
          </table:table-cell>
          <table:table-cell office:value-type="float" office:value="774.861" calcext:value-type="float">
            <text:p>774.861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office:value-type="float" office:value="121.201" calcext:value-type="float">
            <text:p>121.20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201" calcext:value-type="float">
            <text:p>0.121201</text:p>
          </table:table-cell>
          <table:table-cell office:value-type="float" office:value="0.0228294" calcext:value-type="float">
            <text:p>0.0228294</text:p>
          </table:table-cell>
          <table:table-cell office:value-type="float" office:value="0.393812" calcext:value-type="float">
            <text:p>0.393812</text:p>
          </table:table-cell>
          <table:table-cell office:value-type="float" office:value="18846059" calcext:value-type="float">
            <text:p>18846059</text:p>
          </table:table-cell>
          <table:table-cell office:value-type="float" office:value="1000" calcext:value-type="float">
            <text:p>1000</text:p>
          </table:table-cell>
          <table:table-cell office:value-type="float" office:value="18846.1" calcext:value-type="float">
            <text:p>18846.1</text:p>
          </table:table-cell>
          <table:table-cell office:value-type="float" office:value="3409" calcext:value-type="float">
            <text:p>3409</text:p>
          </table:table-cell>
          <table:table-cell office:value-type="float" office:value="67576" calcext:value-type="float">
            <text:p>67576</text:p>
          </table:table-cell>
          <table:table-cell office:value-type="float" office:value="20330" calcext:value-type="float">
            <text:p>20330</text:p>
          </table:table-cell>
          <table:table-cell office:value-type="float" office:value="1000" calcext:value-type="float">
            <text:p>1000</text:p>
          </table:table-cell>
          <table:table-cell office:value-type="float" office:value="20.33" calcext:value-type="float">
            <text:p>20.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2019783835318" calcext:value-type="float">
            <text:p>14.2019783835318</text:p>
          </table:table-cell>
          <table:table-cell table:formula="of:=LOG([.Q10])/LOG(2)" office:value-type="float" office:value="16.0442233356896" calcext:value-type="float">
            <text:p>16.0442233356896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532" calcext:value-type="float">
            <text:p>90532</text:p>
          </table:table-cell>
          <table:table-cell office:value-type="float" office:value="1000" calcext:value-type="float">
            <text:p>1000</text:p>
          </table:table-cell>
          <table:table-cell office:value-type="float" office:value="90.532" calcext:value-type="float">
            <text:p>90.53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0.278168" calcext:value-type="float">
            <text:p>0.278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168" calcext:value-type="float">
            <text:p>0.000278168</text:p>
          </table:table-cell>
          <table:table-cell office:value-type="float" office:value="0.000236326" calcext:value-type="float">
            <text:p>0.000236326</text:p>
          </table:table-cell>
          <table:table-cell office:value-type="float" office:value="0.000347985" calcext:value-type="float">
            <text:p>0.000347985</text:p>
          </table:table-cell>
          <table:table-cell office:value-type="float" office:value="103617" calcext:value-type="float">
            <text:p>103617</text:p>
          </table:table-cell>
          <table:table-cell office:value-type="float" office:value="1000" calcext:value-type="float">
            <text:p>1000</text:p>
          </table:table-cell>
          <table:table-cell office:value-type="float" office:value="103.617" calcext:value-type="float">
            <text:p>103.617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4102" calcext:value-type="float">
            <text:p>4102</text:p>
          </table:table-cell>
          <table:table-cell office:value-type="float" office:value="1000" calcext:value-type="float">
            <text:p>1000</text:p>
          </table:table-cell>
          <table:table-cell office:value-type="float" office:value="4.102" calcext:value-type="float">
            <text:p>4.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9511690905076" calcext:value-type="float">
            <text:p>6.69511690905076</text:p>
          </table:table-cell>
          <table:table-cell table:formula="of:=LOG([.Q2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875" calcext:value-type="float">
            <text:p>180875</text:p>
          </table:table-cell>
          <table:table-cell office:value-type="float" office:value="1000" calcext:value-type="float">
            <text:p>1000</text:p>
          </table:table-cell>
          <table:table-cell office:value-type="float" office:value="180.875" calcext:value-type="float">
            <text:p>180.875</text:p>
          </table:table-cell>
          <table:table-cell office:value-type="float" office:value="137" calcext:value-type="float">
            <text:p>137</text:p>
          </table:table-cell>
          <table:table-cell office:value-type="float" office:value="229" calcext:value-type="float">
            <text:p>229</text:p>
          </table:table-cell>
          <table:table-cell office:value-type="float" office:value="0.46147" calcext:value-type="float">
            <text:p>0.461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147" calcext:value-type="float">
            <text:p>0.00046147</text:p>
          </table:table-cell>
          <table:table-cell office:value-type="float" office:value="0.000340413" calcext:value-type="float">
            <text:p>0.000340413</text:p>
          </table:table-cell>
          <table:table-cell office:value-type="float" office:value="0.000719837" calcext:value-type="float">
            <text:p>0.000719837</text:p>
          </table:table-cell>
          <table:table-cell office:value-type="float" office:value="188086" calcext:value-type="float">
            <text:p>188086</text:p>
          </table:table-cell>
          <table:table-cell office:value-type="float" office:value="1000" calcext:value-type="float">
            <text:p>1000</text:p>
          </table:table-cell>
          <table:table-cell office:value-type="float" office:value="188.086" calcext:value-type="float">
            <text:p>188.086</text:p>
          </table:table-cell>
          <table:table-cell office:value-type="float" office:value="123" calcext:value-type="float">
            <text:p>123</text:p>
          </table:table-cell>
          <table:table-cell office:value-type="float" office:value="249" calcext:value-type="float">
            <text:p>249</text:p>
          </table:table-cell>
          <table:table-cell office:value-type="float" office:value="5081" calcext:value-type="float">
            <text:p>5081</text:p>
          </table:table-cell>
          <table:table-cell office:value-type="float" office:value="1000" calcext:value-type="float">
            <text:p>1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5524865701833" calcext:value-type="float">
            <text:p>7.55524865701833</text:p>
          </table:table-cell>
          <table:table-cell table:formula="of:=LOG([.Q3])/LOG(2)" office:value-type="float" office:value="7.96000193206808" calcext:value-type="float">
            <text:p>7.96000193206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310" calcext:value-type="float">
            <text:p>271310</text:p>
          </table:table-cell>
          <table:table-cell office:value-type="float" office:value="1000" calcext:value-type="float">
            <text:p>1000</text:p>
          </table:table-cell>
          <table:table-cell office:value-type="float" office:value="271.31" calcext:value-type="float">
            <text:p>271.31</text:p>
          </table:table-cell>
          <table:table-cell office:value-type="float" office:value="230" calcext:value-type="float">
            <text:p>230</text:p>
          </table:table-cell>
          <table:table-cell office:value-type="float" office:value="315" calcext:value-type="float">
            <text:p>315</text:p>
          </table:table-cell>
          <table:table-cell office:value-type="float" office:value="0.825369" calcext:value-type="float">
            <text:p>0.825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5369" calcext:value-type="float">
            <text:p>0.000825369</text:p>
          </table:table-cell>
          <table:table-cell office:value-type="float" office:value="0.000589491" calcext:value-type="float">
            <text:p>0.000589491</text:p>
          </table:table-cell>
          <table:table-cell office:value-type="float" office:value="0.00127141" calcext:value-type="float">
            <text:p>0.00127141</text:p>
          </table:table-cell>
          <table:table-cell office:value-type="float" office:value="318583" calcext:value-type="float">
            <text:p>318583</text:p>
          </table:table-cell>
          <table:table-cell office:value-type="float" office:value="1000" calcext:value-type="float">
            <text:p>1000</text:p>
          </table:table-cell>
          <table:table-cell office:value-type="float" office:value="318.583" calcext:value-type="float">
            <text:p>318.583</text:p>
          </table:table-cell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office:value-type="float" office:value="5988" calcext:value-type="float">
            <text:p>5988</text:p>
          </table:table-cell>
          <table:table-cell office:value-type="float" office:value="1000" calcext:value-type="float">
            <text:p>1000</text:p>
          </table:table-cell>
          <table:table-cell office:value-type="float" office:value="5.988" calcext:value-type="float">
            <text:p>5.9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1552547462273" calcext:value-type="float">
            <text:p>8.31552547462273</text:p>
          </table:table-cell>
          <table:table-cell table:formula="of:=LOG([.Q4])/LOG(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140" calcext:value-type="float">
            <text:p>361140</text:p>
          </table:table-cell>
          <table:table-cell office:value-type="float" office:value="1000" calcext:value-type="float">
            <text:p>1000</text:p>
          </table:table-cell>
          <table:table-cell office:value-type="float" office:value="361.14" calcext:value-type="float">
            <text:p>361.14</text:p>
          </table:table-cell>
          <table:table-cell office:value-type="float" office:value="304" calcext:value-type="float">
            <text:p>304</text:p>
          </table:table-cell>
          <table:table-cell office:value-type="float" office:value="402" calcext:value-type="float">
            <text:p>40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057" calcext:value-type="float">
            <text:p>0.00158057</text:p>
          </table:table-cell>
          <table:table-cell office:value-type="float" office:value="0.00102308" calcext:value-type="float">
            <text:p>0.00102308</text:p>
          </table:table-cell>
          <table:table-cell office:value-type="float" office:value="0.00227529" calcext:value-type="float">
            <text:p>0.00227529</text:p>
          </table:table-cell>
          <table:table-cell office:value-type="float" office:value="562561" calcext:value-type="float">
            <text:p>562561</text:p>
          </table:table-cell>
          <table:table-cell office:value-type="float" office:value="1000" calcext:value-type="float">
            <text:p>1000</text:p>
          </table:table-cell>
          <table:table-cell office:value-type="float" office:value="562.561" calcext:value-type="float">
            <text:p>562.561</text:p>
          </table:table-cell>
          <table:table-cell office:value-type="float" office:value="351" calcext:value-type="float">
            <text:p>351</text:p>
          </table:table-cell>
          <table:table-cell office:value-type="float" office:value="800" calcext:value-type="float">
            <text:p>800</text:p>
          </table:table-cell>
          <table:table-cell office:value-type="float" office:value="6963" calcext:value-type="float">
            <text:p>6963</text:p>
          </table:table-cell>
          <table:table-cell office:value-type="float" office:value="1000" calcext:value-type="float">
            <text:p>1000</text:p>
          </table:table-cell>
          <table:table-cell office:value-type="float" office:value="6.963" calcext:value-type="float">
            <text:p>6.9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3586572988404" calcext:value-type="float">
            <text:p>9.13586572988404</text:p>
          </table:table-cell>
          <table:table-cell table:formula="of:=LOG([.Q5])/LOG(2)" office:value-type="float" office:value="9.64385618977473" calcext:value-type="float">
            <text:p>9.64385618977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1930" calcext:value-type="float">
            <text:p>451930</text:p>
          </table:table-cell>
          <table:table-cell office:value-type="float" office:value="1000" calcext:value-type="float">
            <text:p>1000</text:p>
          </table:table-cell>
          <table:table-cell office:value-type="float" office:value="451.93" calcext:value-type="float">
            <text:p>451.93</text:p>
          </table:table-cell>
          <table:table-cell office:value-type="float" office:value="399" calcext:value-type="float">
            <text:p>399</text:p>
          </table:table-cell>
          <table:table-cell office:value-type="float" office:value="497" calcext:value-type="float">
            <text:p>497</text:p>
          </table:table-cell>
          <table:table-cell office:value-type="float" office:value="3.2721" calcext:value-type="float">
            <text:p>3.2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721" calcext:value-type="float">
            <text:p>0.0032721</text:p>
          </table:table-cell>
          <table:table-cell office:value-type="float" office:value="0.0018692" calcext:value-type="float">
            <text:p>0.0018692</text:p>
          </table:table-cell>
          <table:table-cell office:value-type="float" office:value="0.0053752" calcext:value-type="float">
            <text:p>0.0053752</text:p>
          </table:table-cell>
          <table:table-cell office:value-type="float" office:value="1037690" calcext:value-type="float">
            <text:p>1037690</text:p>
          </table:table-cell>
          <table:table-cell office:value-type="float" office:value="1000" calcext:value-type="float">
            <text:p>1000</text:p>
          </table:table-cell>
          <table:table-cell office:value-type="float" office:value="1037.69" calcext:value-type="float">
            <text:p>1037.69</text:p>
          </table:table-cell>
          <table:table-cell office:value-type="float" office:value="604" calcext:value-type="float">
            <text:p>604</text:p>
          </table:table-cell>
          <table:table-cell office:value-type="float" office:value="1622" calcext:value-type="float">
            <text:p>1622</text:p>
          </table:table-cell>
          <table:table-cell office:value-type="float" office:value="8125" calcext:value-type="float">
            <text:p>8125</text:p>
          </table:table-cell>
          <table:table-cell office:value-type="float" office:value="1000" calcext:value-type="float">
            <text:p>1000</text:p>
          </table:table-cell>
          <table:table-cell office:value-type="float" office:value="8.125" calcext:value-type="float">
            <text:p>8.1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0191598013254" calcext:value-type="float">
            <text:p>10.0191598013254</text:p>
          </table:table-cell>
          <table:table-cell table:formula="of:=LOG([.Q6])/LOG(2)" office:value-type="float" office:value="10.6635581042173" calcext:value-type="float">
            <text:p>10.6635581042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859" calcext:value-type="float">
            <text:p>541859</text:p>
          </table:table-cell>
          <table:table-cell office:value-type="float" office:value="1000" calcext:value-type="float">
            <text:p>1000</text:p>
          </table:table-cell>
          <table:table-cell office:value-type="float" office:value="541.859" calcext:value-type="float">
            <text:p>541.859</text:p>
          </table:table-cell>
          <table:table-cell office:value-type="float" office:value="496" calcext:value-type="float">
            <text:p>496</text:p>
          </table:table-cell>
          <table:table-cell office:value-type="float" office:value="592" calcext:value-type="float">
            <text:p>592</text:p>
          </table:table-cell>
          <table:table-cell office:value-type="float" office:value="7.46669" calcext:value-type="float">
            <text:p>7.4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6669" calcext:value-type="float">
            <text:p>0.00746669</text:p>
          </table:table-cell>
          <table:table-cell office:value-type="float" office:value="0.00396102" calcext:value-type="float">
            <text:p>0.00396102</text:p>
          </table:table-cell>
          <table:table-cell office:value-type="float" office:value="0.0145107" calcext:value-type="float">
            <text:p>0.0145107</text:p>
          </table:table-cell>
          <table:table-cell office:value-type="float" office:value="2063102" calcext:value-type="float">
            <text:p>2063102</text:p>
          </table:table-cell>
          <table:table-cell office:value-type="float" office:value="1000" calcext:value-type="float">
            <text:p>1000</text:p>
          </table:table-cell>
          <table:table-cell office:value-type="float" office:value="2063.1" calcext:value-type="float">
            <text:p>2063.1</text:p>
          </table:table-cell>
          <table:table-cell office:value-type="float" office:value="1098" calcext:value-type="float">
            <text:p>1098</text:p>
          </table:table-cell>
          <table:table-cell office:value-type="float" office:value="3843" calcext:value-type="float">
            <text:p>3843</text:p>
          </table:table-cell>
          <table:table-cell office:value-type="float" office:value="9638" calcext:value-type="float">
            <text:p>9638</text:p>
          </table:table-cell>
          <table:table-cell office:value-type="float" office:value="1000" calcext:value-type="float">
            <text:p>1000</text:p>
          </table:table-cell>
          <table:table-cell office:value-type="float" office:value="9.638" calcext:value-type="float">
            <text:p>9.6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0105980360889" calcext:value-type="float">
            <text:p>11.0105980360889</text:p>
          </table:table-cell>
          <table:table-cell table:formula="of:=LOG([.Q7])/LOG(2)" office:value-type="float" office:value="11.9080172610628" calcext:value-type="float">
            <text:p>11.9080172610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2263" calcext:value-type="float">
            <text:p>632263</text:p>
          </table:table-cell>
          <table:table-cell office:value-type="float" office:value="1000" calcext:value-type="float">
            <text:p>1000</text:p>
          </table:table-cell>
          <table:table-cell office:value-type="float" office:value="632.263" calcext:value-type="float">
            <text:p>632.263</text:p>
          </table:table-cell>
          <table:table-cell office:value-type="float" office:value="583" calcext:value-type="float">
            <text:p>583</text:p>
          </table:table-cell>
          <table:table-cell office:value-type="float" office:value="669" calcext:value-type="float">
            <text:p>669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728" calcext:value-type="float">
            <text:p>0.0192728</text:p>
          </table:table-cell>
          <table:table-cell office:value-type="float" office:value="0.0100762" calcext:value-type="float">
            <text:p>0.0100762</text:p>
          </table:table-cell>
          <table:table-cell office:value-type="float" office:value="0.0382178" calcext:value-type="float">
            <text:p>0.0382178</text:p>
          </table:table-cell>
          <table:table-cell office:value-type="float" office:value="4518775" calcext:value-type="float">
            <text:p>4518775</text:p>
          </table:table-cell>
          <table:table-cell office:value-type="float" office:value="1000" calcext:value-type="float">
            <text:p>1000</text:p>
          </table:table-cell>
          <table:table-cell office:value-type="float" office:value="4518.77" calcext:value-type="float">
            <text:p>4518.77</text:p>
          </table:table-cell>
          <table:table-cell office:value-type="float" office:value="2278" calcext:value-type="float">
            <text:p>2278</text:p>
          </table:table-cell>
          <table:table-cell office:value-type="float" office:value="8064" calcext:value-type="float">
            <text:p>8064</text:p>
          </table:table-cell>
          <table:table-cell office:value-type="float" office:value="11696" calcext:value-type="float">
            <text:p>11696</text:p>
          </table:table-cell>
          <table:table-cell office:value-type="float" office:value="1000" calcext:value-type="float">
            <text:p>1000</text:p>
          </table:table-cell>
          <table:table-cell office:value-type="float" office:value="11.696" calcext:value-type="float">
            <text:p>11.6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141714412084" calcext:value-type="float">
            <text:p>12.141714412084</text:p>
          </table:table-cell>
          <table:table-cell table:formula="of:=LOG([.Q8])/LOG(2)" office:value-type="float" office:value="12.9772799234999" calcext:value-type="float">
            <text:p>12.9772799234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814" calcext:value-type="float">
            <text:p>722814</text:p>
          </table:table-cell>
          <table:table-cell office:value-type="float" office:value="1000" calcext:value-type="float">
            <text:p>1000</text:p>
          </table:table-cell>
          <table:table-cell office:value-type="float" office:value="722.814" calcext:value-type="float">
            <text:p>722.814</text:p>
          </table:table-cell>
          <table:table-cell office:value-type="float" office:value="686" calcext:value-type="float">
            <text:p>686</text:p>
          </table:table-cell>
          <table:table-cell office:value-type="float" office:value="763" calcext:value-type="float">
            <text:p>763</text:p>
          </table:table-cell>
          <table:table-cell office:value-type="float" office:value="57.1208" calcext:value-type="float">
            <text:p>57.1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571208" calcext:value-type="float">
            <text:p>0.0571208</text:p>
          </table:table-cell>
          <table:table-cell office:value-type="float" office:value="0.0203221" calcext:value-type="float">
            <text:p>0.0203221</text:p>
          </table:table-cell>
          <table:table-cell office:value-type="float" office:value="0.139959" calcext:value-type="float">
            <text:p>0.139959</text:p>
          </table:table-cell>
          <table:table-cell office:value-type="float" office:value="10966219" calcext:value-type="float">
            <text:p>10966219</text:p>
          </table:table-cell>
          <table:table-cell office:value-type="float" office:value="1000" calcext:value-type="float">
            <text:p>1000</text:p>
          </table:table-cell>
          <table:table-cell office:value-type="float" office:value="10966.2" calcext:value-type="float">
            <text:p>10966.2</text:p>
          </table:table-cell>
          <table:table-cell office:value-type="float" office:value="3692" calcext:value-type="float">
            <text:p>3692</text:p>
          </table:table-cell>
          <table:table-cell office:value-type="float" office:value="24863" calcext:value-type="float">
            <text:p>24863</text:p>
          </table:table-cell>
          <table:table-cell office:value-type="float" office:value="14885" calcext:value-type="float">
            <text:p>14885</text:p>
          </table:table-cell>
          <table:table-cell office:value-type="float" office:value="1000" calcext:value-type="float">
            <text:p>1000</text:p>
          </table:table-cell>
          <table:table-cell office:value-type="float" office:value="14.885" calcext:value-type="float">
            <text:p>14.8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4207760702042" calcext:value-type="float">
            <text:p>13.4207760702042</text:p>
          </table:table-cell>
          <table:table-cell table:formula="of:=LOG([.Q9])/LOG(2)" office:value-type="float" office:value="14.6017127637917" calcext:value-type="float">
            <text:p>14.6017127637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3154" calcext:value-type="float">
            <text:p>813154</text:p>
          </table:table-cell>
          <table:table-cell office:value-type="float" office:value="1000" calcext:value-type="float">
            <text:p>1000</text:p>
          </table:table-cell>
          <table:table-cell office:value-type="float" office:value="813.154" calcext:value-type="float">
            <text:p>813.154</text:p>
          </table:table-cell>
          <table:table-cell office:value-type="float" office:value="786" calcext:value-type="float">
            <text:p>786</text:p>
          </table:table-cell>
          <table:table-cell office:value-type="float" office:value="843" calcext:value-type="float">
            <text:p>843</text:p>
          </table:table-cell>
          <table:table-cell office:value-type="float" office:value="151.61" calcext:value-type="float">
            <text:p>151.61</text:p>
          </table:table-cell>
          <table:table-cell office:value-type="float" office:value="1000" calcext:value-type="float">
            <text:p>1000</text:p>
          </table:table-cell>
          <table:table-cell office:value-type="float" office:value="0.15161" calcext:value-type="float">
            <text:p>0.15161</text:p>
          </table:table-cell>
          <table:table-cell office:value-type="float" office:value="0.0135713" calcext:value-type="float">
            <text:p>0.0135713</text:p>
          </table:table-cell>
          <table:table-cell office:value-type="float" office:value="0.519542" calcext:value-type="float">
            <text:p>0.519542</text:p>
          </table:table-cell>
          <table:table-cell office:value-type="float" office:value="23127164" calcext:value-type="float">
            <text:p>23127164</text:p>
          </table:table-cell>
          <table:table-cell office:value-type="float" office:value="1000" calcext:value-type="float">
            <text:p>1000</text:p>
          </table:table-cell>
          <table:table-cell office:value-type="float" office:value="23127.2" calcext:value-type="float">
            <text:p>23127.2</text:p>
          </table:table-cell>
          <table:table-cell office:value-type="float" office:value="2262" calcext:value-type="float">
            <text:p>2262</text:p>
          </table:table-cell>
          <table:table-cell office:value-type="float" office:value="73853" calcext:value-type="float">
            <text:p>73853</text:p>
          </table:table-cell>
          <table:table-cell office:value-type="float" office:value="20677" calcext:value-type="float">
            <text:p>20677</text:p>
          </table:table-cell>
          <table:table-cell office:value-type="float" office:value="1000" calcext:value-type="float">
            <text:p>1000</text:p>
          </table:table-cell>
          <table:table-cell office:value-type="float" office:value="20.677" calcext:value-type="float">
            <text:p>20.67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4973029896378" calcext:value-type="float">
            <text:p>14.4973029896378</text:p>
          </table:table-cell>
          <table:table-cell table:formula="of:=LOG([.Q10])/LOG(2)" office:value-type="float" office:value="16.1723689057828" calcext:value-type="float">
            <text:p>16.1723689057828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584" calcext:value-type="float">
            <text:p>94584</text:p>
          </table:table-cell>
          <table:table-cell office:value-type="float" office:value="1000" calcext:value-type="float">
            <text:p>1000</text:p>
          </table:table-cell>
          <table:table-cell office:value-type="float" office:value="94.584" calcext:value-type="float">
            <text:p>94.584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.291802" calcext:value-type="float">
            <text:p>0.291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802" calcext:value-type="float">
            <text:p>0.000291802</text:p>
          </table:table-cell>
          <table:table-cell office:value-type="float" office:value="0.000252695" calcext:value-type="float">
            <text:p>0.000252695</text:p>
          </table:table-cell>
          <table:table-cell office:value-type="float" office:value="0.000359369" calcext:value-type="float">
            <text:p>0.000359369</text:p>
          </table:table-cell>
          <table:table-cell office:value-type="float" office:value="107600" calcext:value-type="float">
            <text:p>1076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6" calcext:value-type="float">
            <text:p>107.6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4122" calcext:value-type="float">
            <text:p>4122</text:p>
          </table:table-cell>
          <table:table-cell office:value-type="float" office:value="1000" calcext:value-type="float">
            <text:p>1000</text:p>
          </table:table-cell>
          <table:table-cell office:value-type="float" office:value="4.122" calcext:value-type="float">
            <text:p>4.1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74953426766926" calcext:value-type="float">
            <text:p>6.74953426766926</text:p>
          </table:table-cell>
          <table:table-cell table:formula="of:=LOG([.Q2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9071" calcext:value-type="float">
            <text:p>189071</text:p>
          </table:table-cell>
          <table:table-cell office:value-type="float" office:value="1000" calcext:value-type="float">
            <text:p>1000</text:p>
          </table:table-cell>
          <table:table-cell office:value-type="float" office:value="189.071" calcext:value-type="float">
            <text:p>189.071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office:value-type="float" office:value="0.489288" calcext:value-type="float">
            <text:p>0.489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9288" calcext:value-type="float">
            <text:p>0.000489288</text:p>
          </table:table-cell>
          <table:table-cell office:value-type="float" office:value="0.000371903" calcext:value-type="float">
            <text:p>0.000371903</text:p>
          </table:table-cell>
          <table:table-cell office:value-type="float" office:value="0.000715722" calcext:value-type="float">
            <text:p>0.000715722</text:p>
          </table:table-cell>
          <table:table-cell office:value-type="float" office:value="198261" calcext:value-type="float">
            <text:p>198261</text:p>
          </table:table-cell>
          <table:table-cell office:value-type="float" office:value="1000" calcext:value-type="float">
            <text:p>1000</text:p>
          </table:table-cell>
          <table:table-cell office:value-type="float" office:value="198.261" calcext:value-type="float">
            <text:p>198.261</text:p>
          </table:table-cell>
          <table:table-cell office:value-type="float" office:value="144" calcext:value-type="float">
            <text:p>144</text:p>
          </table:table-cell>
          <table:table-cell office:value-type="float" office:value="257" calcext:value-type="float">
            <text:p>257</text:p>
          </table:table-cell>
          <table:table-cell office:value-type="float" office:value="5072" calcext:value-type="float">
            <text:p>5072</text:p>
          </table:table-cell>
          <table:table-cell office:value-type="float" office:value="1000" calcext:value-type="float">
            <text:p>1000</text:p>
          </table:table-cell>
          <table:table-cell office:value-type="float" office:value="5.072" calcext:value-type="float">
            <text:p>5.0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3125710213625" calcext:value-type="float">
            <text:p>7.63125710213625</text:p>
          </table:table-cell>
          <table:table-cell table:formula="of:=LOG([.Q3])/LOG(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4386" calcext:value-type="float">
            <text:p>284386</text:p>
          </table:table-cell>
          <table:table-cell office:value-type="float" office:value="1000" calcext:value-type="float">
            <text:p>1000</text:p>
          </table:table-cell>
          <table:table-cell office:value-type="float" office:value="284.386" calcext:value-type="float">
            <text:p>284.386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0.886829" calcext:value-type="float">
            <text:p>0.88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6829" calcext:value-type="float">
            <text:p>0.000886829</text:p>
          </table:table-cell>
          <table:table-cell office:value-type="float" office:value="0.000617486" calcext:value-type="float">
            <text:p>0.000617486</text:p>
          </table:table-cell>
          <table:table-cell office:value-type="float" office:value="0.00124332" calcext:value-type="float">
            <text:p>0.00124332</text:p>
          </table:table-cell>
          <table:table-cell office:value-type="float" office:value="339585" calcext:value-type="float">
            <text:p>339585</text:p>
          </table:table-cell>
          <table:table-cell office:value-type="float" office:value="1000" calcext:value-type="float">
            <text:p>1000</text:p>
          </table:table-cell>
          <table:table-cell office:value-type="float" office:value="339.585" calcext:value-type="float">
            <text:p>339.585</text:p>
          </table:table-cell>
          <table:table-cell office:value-type="float" office:value="230" calcext:value-type="float">
            <text:p>230</text:p>
          </table:table-cell>
          <table:table-cell office:value-type="float" office:value="502" calcext:value-type="float">
            <text:p>502</text:p>
          </table:table-cell>
          <table:table-cell office:value-type="float" office:value="6025" calcext:value-type="float">
            <text:p>6025</text:p>
          </table:table-cell>
          <table:table-cell office:value-type="float" office:value="1000" calcext:value-type="float">
            <text:p>1000</text:p>
          </table:table-cell>
          <table:table-cell office:value-type="float" office:value="6.025" calcext:value-type="float">
            <text:p>6.0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0762892397913" calcext:value-type="float">
            <text:p>8.40762892397913</text:p>
          </table:table-cell>
          <table:table-cell table:formula="of:=LOG([.Q4])/LOG(2)" office:value-type="float" office:value="8.97154355395077" calcext:value-type="float">
            <text:p>8.971543553950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801" calcext:value-type="float">
            <text:p>378801</text:p>
          </table:table-cell>
          <table:table-cell office:value-type="float" office:value="1000" calcext:value-type="float">
            <text:p>1000</text:p>
          </table:table-cell>
          <table:table-cell office:value-type="float" office:value="378.801" calcext:value-type="float">
            <text:p>378.801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296" calcext:value-type="float">
            <text:p>0.00171296</text:p>
          </table:table-cell>
          <table:table-cell office:value-type="float" office:value="0.00119586" calcext:value-type="float">
            <text:p>0.00119586</text:p>
          </table:table-cell>
          <table:table-cell office:value-type="float" office:value="0.00248789" calcext:value-type="float">
            <text:p>0.00248789</text:p>
          </table:table-cell>
          <table:table-cell office:value-type="float" office:value="604091" calcext:value-type="float">
            <text:p>604091</text:p>
          </table:table-cell>
          <table:table-cell office:value-type="float" office:value="1000" calcext:value-type="float">
            <text:p>1000</text:p>
          </table:table-cell>
          <table:table-cell office:value-type="float" office:value="604.091" calcext:value-type="float">
            <text:p>604.091</text:p>
          </table:table-cell>
          <table:table-cell office:value-type="float" office:value="408" calcext:value-type="float">
            <text:p>408</text:p>
          </table:table-cell>
          <table:table-cell office:value-type="float" office:value="915" calcext:value-type="float">
            <text:p>915</text:p>
          </table:table-cell>
          <table:table-cell office:value-type="float" office:value="6990" calcext:value-type="float">
            <text:p>6990</text:p>
          </table:table-cell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23862208263609" calcext:value-type="float">
            <text:p>9.23862208263609</text:p>
          </table:table-cell>
          <table:table-cell table:formula="of:=LOG([.Q5])/LOG(2)" office:value-type="float" office:value="9.83762793317141" calcext:value-type="float">
            <text:p>9.837627933171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883" calcext:value-type="float">
            <text:p>472883</text:p>
          </table:table-cell>
          <table:table-cell office:value-type="float" office:value="1000" calcext:value-type="float">
            <text:p>1000</text:p>
          </table:table-cell>
          <table:table-cell office:value-type="float" office:value="472.883" calcext:value-type="float">
            <text:p>472.883</text:p>
          </table:table-cell>
          <table:table-cell office:value-type="float" office:value="408" calcext:value-type="float">
            <text:p>408</text:p>
          </table:table-cell>
          <table:table-cell office:value-type="float" office:value="526" calcext:value-type="float">
            <text:p>526</text:p>
          </table:table-cell>
          <table:table-cell office:value-type="float" office:value="3.59054" calcext:value-type="float">
            <text:p>3.59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054" calcext:value-type="float">
            <text:p>0.00359054</text:p>
          </table:table-cell>
          <table:table-cell office:value-type="float" office:value="0.00209329" calcext:value-type="float">
            <text:p>0.00209329</text:p>
          </table:table-cell>
          <table:table-cell office:value-type="float" office:value="0.00596366" calcext:value-type="float">
            <text:p>0.00596366</text:p>
          </table:table-cell>
          <table:table-cell office:value-type="float" office:value="1126218" calcext:value-type="float">
            <text:p>1126218</text:p>
          </table:table-cell>
          <table:table-cell office:value-type="float" office:value="1000" calcext:value-type="float">
            <text:p>1000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607" calcext:value-type="float">
            <text:p>607</text:p>
          </table:table-cell>
          <table:table-cell office:value-type="float" office:value="1810" calcext:value-type="float">
            <text:p>1810</text:p>
          </table:table-cell>
          <table:table-cell office:value-type="float" office:value="8183" calcext:value-type="float">
            <text:p>8183</text:p>
          </table:table-cell>
          <table:table-cell office:value-type="float" office:value="1000" calcext:value-type="float">
            <text:p>1000</text:p>
          </table:table-cell>
          <table:table-cell office:value-type="float" office:value="8.183" calcext:value-type="float">
            <text:p>8.1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1372729610204" calcext:value-type="float">
            <text:p>10.1372729610204</text:p>
          </table:table-cell>
          <table:table-cell table:formula="of:=LOG([.Q6])/LOG(2)" office:value-type="float" office:value="10.8217739819706" calcext:value-type="float">
            <text:p>10.8217739819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6707" calcext:value-type="float">
            <text:p>566707</text:p>
          </table:table-cell>
          <table:table-cell office:value-type="float" office:value="1000" calcext:value-type="float">
            <text:p>1000</text:p>
          </table:table-cell>
          <table:table-cell office:value-type="float" office:value="566.707" calcext:value-type="float">
            <text:p>566.707</text:p>
          </table:table-cell>
          <table:table-cell office:value-type="float" office:value="515" calcext:value-type="float">
            <text:p>515</text:p>
          </table:table-cell>
          <table:table-cell office:value-type="float" office:value="604" calcext:value-type="float">
            <text:p>604</text:p>
          </table:table-cell>
          <table:table-cell office:value-type="float" office:value="8.2299" calcext:value-type="float">
            <text:p>8.2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299" calcext:value-type="float">
            <text:p>0.0082299</text:p>
          </table:table-cell>
          <table:table-cell office:value-type="float" office:value="0.00429353" calcext:value-type="float">
            <text:p>0.00429353</text:p>
          </table:table-cell>
          <table:table-cell office:value-type="float" office:value="0.0146596" calcext:value-type="float">
            <text:p>0.0146596</text:p>
          </table:table-cell>
          <table:table-cell office:value-type="float" office:value="2245908" calcext:value-type="float">
            <text:p>2245908</text:p>
          </table:table-cell>
          <table:table-cell office:value-type="float" office:value="1000" calcext:value-type="float">
            <text:p>1000</text:p>
          </table:table-cell>
          <table:table-cell office:value-type="float" office:value="2245.91" calcext:value-type="float">
            <text:p>2245.91</text:p>
          </table:table-cell>
          <table:table-cell office:value-type="float" office:value="1208" calcext:value-type="float">
            <text:p>1208</text:p>
          </table:table-cell>
          <table:table-cell office:value-type="float" office:value="3866" calcext:value-type="float">
            <text:p>3866</text:p>
          </table:table-cell>
          <table:table-cell office:value-type="float" office:value="9741" calcext:value-type="float">
            <text:p>9741</text:p>
          </table:table-cell>
          <table:table-cell office:value-type="float" office:value="1000" calcext:value-type="float">
            <text:p>1000</text:p>
          </table:table-cell>
          <table:table-cell office:value-type="float" office:value="9.741" calcext:value-type="float">
            <text:p>9.7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1330844006663" calcext:value-type="float">
            <text:p>11.1330844006663</text:p>
          </table:table-cell>
          <table:table-cell table:formula="of:=LOG([.Q7])/LOG(2)" office:value-type="float" office:value="11.9166259222112" calcext:value-type="float">
            <text:p>11.91662592221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559" calcext:value-type="float">
            <text:p>661559</text:p>
          </table:table-cell>
          <table:table-cell office:value-type="float" office:value="1000" calcext:value-type="float">
            <text:p>1000</text:p>
          </table:table-cell>
          <table:table-cell office:value-type="float" office:value="661.559" calcext:value-type="float">
            <text:p>661.559</text:p>
          </table:table-cell>
          <table:table-cell office:value-type="float" office:value="616" calcext:value-type="float">
            <text:p>616</text:p>
          </table:table-cell>
          <table:table-cell office:value-type="float" office:value="714" calcext:value-type="float">
            <text:p>714</text:p>
          </table:table-cell>
          <table:table-cell office:value-type="float" office:value="21.6787" calcext:value-type="float">
            <text:p>21.6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216787" calcext:value-type="float">
            <text:p>0.0216787</text:p>
          </table:table-cell>
          <table:table-cell office:value-type="float" office:value="0.0105696" calcext:value-type="float">
            <text:p>0.0105696</text:p>
          </table:table-cell>
          <table:table-cell office:value-type="float" office:value="0.0391022" calcext:value-type="float">
            <text:p>0.0391022</text:p>
          </table:table-cell>
          <table:table-cell office:value-type="float" office:value="5009835" calcext:value-type="float">
            <text:p>5009835</text:p>
          </table:table-cell>
          <table:table-cell office:value-type="float" office:value="1000" calcext:value-type="float">
            <text:p>1000</text:p>
          </table:table-cell>
          <table:table-cell office:value-type="float" office:value="5009.84" calcext:value-type="float">
            <text:p>5009.84</text:p>
          </table:table-cell>
          <table:table-cell office:value-type="float" office:value="2207" calcext:value-type="float">
            <text:p>2207</text:p>
          </table:table-cell>
          <table:table-cell office:value-type="float" office:value="8890" calcext:value-type="float">
            <text:p>8890</text:p>
          </table:table-cell>
          <table:table-cell office:value-type="float" office:value="11802" calcext:value-type="float">
            <text:p>11802</text:p>
          </table:table-cell>
          <table:table-cell office:value-type="float" office:value="1000" calcext:value-type="float">
            <text:p>1000</text:p>
          </table:table-cell>
          <table:table-cell office:value-type="float" office:value="11.802" calcext:value-type="float">
            <text:p>11.8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2905488132537" calcext:value-type="float">
            <text:p>12.2905488132537</text:p>
          </table:table-cell>
          <table:table-cell table:formula="of:=LOG([.Q8])/LOG(2)" office:value-type="float" office:value="13.1179677037171" calcext:value-type="float">
            <text:p>13.1179677037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6649" calcext:value-type="float">
            <text:p>756649</text:p>
          </table:table-cell>
          <table:table-cell office:value-type="float" office:value="1000" calcext:value-type="float">
            <text:p>1000</text:p>
          </table:table-cell>
          <table:table-cell office:value-type="float" office:value="756.649" calcext:value-type="float">
            <text:p>756.649</text:p>
          </table:table-cell>
          <table:table-cell office:value-type="float" office:value="710" calcext:value-type="float">
            <text:p>710</text:p>
          </table:table-cell>
          <table:table-cell office:value-type="float" office:value="792" calcext:value-type="float">
            <text:p>792</text:p>
          </table:table-cell>
          <table:table-cell office:value-type="float" office:value="67.2764" calcext:value-type="float">
            <text:p>67.2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672764" calcext:value-type="float">
            <text:p>0.0672764</text:p>
          </table:table-cell>
          <table:table-cell office:value-type="float" office:value="0.0262413" calcext:value-type="float">
            <text:p>0.0262413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12729480" calcext:value-type="float">
            <text:p>12729480</text:p>
          </table:table-cell>
          <table:table-cell office:value-type="float" office:value="1000" calcext:value-type="float">
            <text:p>1000</text:p>
          </table:table-cell>
          <table:table-cell office:value-type="float" office:value="12729.5" calcext:value-type="float">
            <text:p>12729.5</text:p>
          </table:table-cell>
          <table:table-cell office:value-type="float" office:value="4255" calcext:value-type="float">
            <text:p>4255</text:p>
          </table:table-cell>
          <table:table-cell office:value-type="float" office:value="29524" calcext:value-type="float">
            <text:p>29524</text:p>
          </table:table-cell>
          <table:table-cell office:value-type="float" office:value="14987" calcext:value-type="float">
            <text:p>14987</text:p>
          </table:table-cell>
          <table:table-cell office:value-type="float" office:value="1000" calcext:value-type="float">
            <text:p>1000</text:p>
          </table:table-cell>
          <table:table-cell office:value-type="float" office:value="14.987" calcext:value-type="float">
            <text:p>14.9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6358881325132" calcext:value-type="float">
            <text:p>13.6358881325132</text:p>
          </table:table-cell>
          <table:table-cell table:formula="of:=LOG([.Q9])/LOG(2)" office:value-type="float" office:value="14.8496005748375" calcext:value-type="float">
            <text:p>14.8496005748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679" calcext:value-type="float">
            <text:p>851679</text:p>
          </table:table-cell>
          <table:table-cell office:value-type="float" office:value="1000" calcext:value-type="float">
            <text:p>1000</text:p>
          </table:table-cell>
          <table:table-cell office:value-type="float" office:value="851.679" calcext:value-type="float">
            <text:p>851.679</text:p>
          </table:table-cell>
          <table:table-cell office:value-type="float" office:value="820" calcext:value-type="float">
            <text:p>820</text:p>
          </table:table-cell>
          <table:table-cell office:value-type="float" office:value="877" calcext:value-type="float">
            <text:p>877</text:p>
          </table:table-cell>
          <table:table-cell office:value-type="float" office:value="187.558" calcext:value-type="float">
            <text:p>187.558</text:p>
          </table:table-cell>
          <table:table-cell office:value-type="float" office:value="1000" calcext:value-type="float">
            <text:p>1000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0381484" calcext:value-type="float">
            <text:p>0.0381484</text:p>
          </table:table-cell>
          <table:table-cell office:value-type="float" office:value="0.69627" calcext:value-type="float">
            <text:p>0.69627</text:p>
          </table:table-cell>
          <table:table-cell office:value-type="float" office:value="27858427" calcext:value-type="float">
            <text:p>27858427</text:p>
          </table:table-cell>
          <table:table-cell office:value-type="float" office:value="1000" calcext:value-type="float">
            <text:p>1000</text:p>
          </table:table-cell>
          <table:table-cell office:value-type="float" office:value="27858.4" calcext:value-type="float">
            <text:p>27858.4</text:p>
          </table:table-cell>
          <table:table-cell office:value-type="float" office:value="6029" calcext:value-type="float">
            <text:p>6029</text:p>
          </table:table-cell>
          <table:table-cell office:value-type="float" office:value="101546" calcext:value-type="float">
            <text:p>101546</text:p>
          </table:table-cell>
          <table:table-cell office:value-type="float" office:value="20966" calcext:value-type="float">
            <text:p>20966</text:p>
          </table:table-cell>
          <table:table-cell office:value-type="float" office:value="1000" calcext:value-type="float">
            <text:p>1000</text:p>
          </table:table-cell>
          <table:table-cell office:value-type="float" office:value="20.966" calcext:value-type="float">
            <text:p>20.96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7658247811228" calcext:value-type="float">
            <text:p>14.7658247811228</text:p>
          </table:table-cell>
          <table:table-cell table:formula="of:=LOG([.Q10])/LOG(2)" office:value-type="float" office:value="16.6317738859683" calcext:value-type="float">
            <text:p>16.6317738859683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114" calcext:value-type="float">
            <text:p>99114</text:p>
          </table:table-cell>
          <table:table-cell office:value-type="float" office:value="1000" calcext:value-type="float">
            <text:p>1000</text:p>
          </table:table-cell>
          <table:table-cell office:value-type="float" office:value="99.114" calcext:value-type="float">
            <text:p>99.11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146" calcext:value-type="float">
            <text:p>0.000306146</text:p>
          </table:table-cell>
          <table:table-cell office:value-type="float" office:value="0.000262639" calcext:value-type="float">
            <text:p>0.000262639</text:p>
          </table:table-cell>
          <table:table-cell office:value-type="float" office:value="0.000368731" calcext:value-type="float">
            <text:p>0.000368731</text:p>
          </table:table-cell>
          <table:table-cell office:value-type="float" office:value="112254" calcext:value-type="float">
            <text:p>112254</text:p>
          </table:table-cell>
          <table:table-cell office:value-type="float" office:value="1000" calcext:value-type="float">
            <text:p>1000</text:p>
          </table:table-cell>
          <table:table-cell office:value-type="float" office:value="112.254" calcext:value-type="float">
            <text:p>112.254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4136" calcext:value-type="float">
            <text:p>4136</text:p>
          </table:table-cell>
          <table:table-cell office:value-type="float" office:value="1000" calcext:value-type="float">
            <text:p>1000</text:p>
          </table:table-cell>
          <table:table-cell office:value-type="float" office:value="4.136" calcext:value-type="float">
            <text:p>4.1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1062304389345" calcext:value-type="float">
            <text:p>6.81062304389345</text:p>
          </table:table-cell>
          <table:table-cell table:formula="of:=LOG([.Q2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173" calcext:value-type="float">
            <text:p>198173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3" calcext:value-type="float">
            <text:p>198.173</text:p>
          </table:table-cell>
          <table:table-cell office:value-type="float" office:value="164" calcext:value-type="float">
            <text:p>164</text:p>
          </table:table-cell>
          <table:table-cell office:value-type="float" office:value="237" calcext:value-type="float">
            <text:p>237</text:p>
          </table:table-cell>
          <table:table-cell office:value-type="float" office:value="0.518271" calcext:value-type="float">
            <text:p>0.5182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271" calcext:value-type="float">
            <text:p>0.000518271</text:p>
          </table:table-cell>
          <table:table-cell office:value-type="float" office:value="0.000409545" calcext:value-type="float">
            <text:p>0.000409545</text:p>
          </table:table-cell>
          <table:table-cell office:value-type="float" office:value="0.000670666" calcext:value-type="float">
            <text:p>0.000670666</text:p>
          </table:table-cell>
          <table:table-cell office:value-type="float" office:value="207884" calcext:value-type="float">
            <text:p>207884</text:p>
          </table:table-cell>
          <table:table-cell office:value-type="float" office:value="1000" calcext:value-type="float">
            <text:p>1000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float" office:value="5109" calcext:value-type="float">
            <text:p>5109</text:p>
          </table:table-cell>
          <table:table-cell office:value-type="float" office:value="1000" calcext:value-type="float">
            <text:p>1000</text:p>
          </table:table-cell>
          <table:table-cell office:value-type="float" office:value="5.109" calcext:value-type="float">
            <text:p>5.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9963491377698" calcext:value-type="float">
            <text:p>7.69963491377698</text:p>
          </table:table-cell>
          <table:table-cell table:formula="of:=LOG([.Q3])/LOG(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56" calcext:value-type="float">
            <text:p>296756</text:p>
          </table:table-cell>
          <table:table-cell office:value-type="float" office:value="1000" calcext:value-type="float">
            <text:p>1000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0.941893" calcext:value-type="float">
            <text:p>0.941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1893" calcext:value-type="float">
            <text:p>0.000941893</text:p>
          </table:table-cell>
          <table:table-cell office:value-type="float" office:value="0.000657058" calcext:value-type="float">
            <text:p>0.000657058</text:p>
          </table:table-cell>
          <table:table-cell office:value-type="float" office:value="0.00136609" calcext:value-type="float">
            <text:p>0.00136609</text:p>
          </table:table-cell>
          <table:table-cell office:value-type="float" office:value="357730" calcext:value-type="float">
            <text:p>357730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" calcext:value-type="float">
            <text:p>357.73</text:p>
          </table:table-cell>
          <table:table-cell office:value-type="float" office:value="238" calcext:value-type="float">
            <text:p>238</text:p>
          </table:table-cell>
          <table:table-cell office:value-type="float" office:value="506" calcext:value-type="float">
            <text:p>506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office:value-type="float" office:value="6.041" calcext:value-type="float">
            <text:p>6.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827273006613" calcext:value-type="float">
            <text:p>8.4827273006613</text:p>
          </table:table-cell>
          <table:table-cell table:formula="of:=LOG([.Q4])/LOG(2)" office:value-type="float" office:value="8.98299357469431" calcext:value-type="float">
            <text:p>8.98299357469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6235" calcext:value-type="float">
            <text:p>396235</text:p>
          </table:table-cell>
          <table:table-cell office:value-type="float" office:value="1000" calcext:value-type="float">
            <text:p>1000</text:p>
          </table:table-cell>
          <table:table-cell office:value-type="float" office:value="396.235" calcext:value-type="float">
            <text:p>396.235</text:p>
          </table:table-cell>
          <table:table-cell office:value-type="float" office:value="352" calcext:value-type="float">
            <text:p>352</text:p>
          </table:table-cell>
          <table:table-cell office:value-type="float" office:value="446" calcext:value-type="float">
            <text:p>446</text:p>
          </table:table-cell>
          <table:table-cell office:value-type="float" office:value="1.84352" calcext:value-type="float">
            <text:p>1.84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352" calcext:value-type="float">
            <text:p>0.00184352</text:p>
          </table:table-cell>
          <table:table-cell office:value-type="float" office:value="0.00125545" calcext:value-type="float">
            <text:p>0.00125545</text:p>
          </table:table-cell>
          <table:table-cell office:value-type="float" office:value="0.00289101" calcext:value-type="float">
            <text:p>0.00289101</text:p>
          </table:table-cell>
          <table:table-cell office:value-type="float" office:value="643610" calcext:value-type="float">
            <text:p>643610</text:p>
          </table:table-cell>
          <table:table-cell office:value-type="float" office:value="1000" calcext:value-type="float">
            <text:p>1000</text:p>
          </table:table-cell>
          <table:table-cell office:value-type="float" office:value="643.61" calcext:value-type="float">
            <text:p>643.61</text:p>
          </table:table-cell>
          <table:table-cell office:value-type="float" office:value="431" calcext:value-type="float">
            <text:p>431</text:p>
          </table:table-cell>
          <table:table-cell office:value-type="float" office:value="967" calcext:value-type="float">
            <text:p>967</text:p>
          </table:table-cell>
          <table:table-cell office:value-type="float" office:value="7036" calcext:value-type="float">
            <text:p>7036</text:p>
          </table:table-cell>
          <table:table-cell office:value-type="float" office:value="1000" calcext:value-type="float">
            <text:p>1000</text:p>
          </table:table-cell>
          <table:table-cell office:value-type="float" office:value="7.036" calcext:value-type="float">
            <text:p>7.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33004293168184" calcext:value-type="float">
            <text:p>9.33004293168184</text:p>
          </table:table-cell>
          <table:table-cell table:formula="of:=LOG([.Q5])/LOG(2)" office:value-type="float" office:value="9.91737207947684" calcext:value-type="float">
            <text:p>9.91737207947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5021" calcext:value-type="float">
            <text:p>495021</text:p>
          </table:table-cell>
          <table:table-cell office:value-type="float" office:value="1000" calcext:value-type="float">
            <text:p>1000</text:p>
          </table:table-cell>
          <table:table-cell office:value-type="float" office:value="495.021" calcext:value-type="float">
            <text:p>495.021</text:p>
          </table:table-cell>
          <table:table-cell office:value-type="float" office:value="446" calcext:value-type="float">
            <text:p>446</text:p>
          </table:table-cell>
          <table:table-cell office:value-type="float" office:value="544" calcext:value-type="float">
            <text:p>544</text:p>
          </table:table-cell>
          <table:table-cell office:value-type="float" office:value="3.9137" calcext:value-type="float">
            <text:p>3.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37" calcext:value-type="float">
            <text:p>0.0039137</text:p>
          </table:table-cell>
          <table:table-cell office:value-type="float" office:value="0.00231832" calcext:value-type="float">
            <text:p>0.00231832</text:p>
          </table:table-cell>
          <table:table-cell office:value-type="float" office:value="0.0066748" calcext:value-type="float">
            <text:p>0.0066748</text:p>
          </table:table-cell>
          <table:table-cell office:value-type="float" office:value="1217126" calcext:value-type="float">
            <text:p>1217126</text:p>
          </table:table-cell>
          <table:table-cell office:value-type="float" office:value="1000" calcext:value-type="float">
            <text:p>1000</text:p>
          </table:table-cell>
          <table:table-cell office:value-type="float" office:value="1217.13" calcext:value-type="float">
            <text:p>1217.13</text:p>
          </table:table-cell>
          <table:table-cell office:value-type="float" office:value="649" calcext:value-type="float">
            <text:p>649</text:p>
          </table:table-cell>
          <table:table-cell office:value-type="float" office:value="1935" calcext:value-type="float">
            <text:p>1935</text:p>
          </table:table-cell>
          <table:table-cell office:value-type="float" office:value="8234" calcext:value-type="float">
            <text:p>8234</text:p>
          </table:table-cell>
          <table:table-cell office:value-type="float" office:value="1000" calcext:value-type="float">
            <text:p>1000</text:p>
          </table:table-cell>
          <table:table-cell office:value-type="float" office:value="8.234" calcext:value-type="float">
            <text:p>8.2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2492675532388" calcext:value-type="float">
            <text:p>10.2492675532388</text:p>
          </table:table-cell>
          <table:table-cell table:formula="of:=LOG([.Q6])/LOG(2)" office:value-type="float" office:value="10.9181178510318" calcext:value-type="float">
            <text:p>10.9181178510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76" calcext:value-type="float">
            <text:p>594076</text:p>
          </table:table-cell>
          <table:table-cell office:value-type="float" office:value="1000" calcext:value-type="float">
            <text:p>1000</text:p>
          </table:table-cell>
          <table:table-cell office:value-type="float" office:value="594.076" calcext:value-type="float">
            <text:p>594.076</text:p>
          </table:table-cell>
          <table:table-cell office:value-type="float" office:value="554" calcext:value-type="float">
            <text:p>554</text:p>
          </table:table-cell>
          <table:table-cell office:value-type="float" office:value="641" calcext:value-type="float">
            <text:p>641</text:p>
          </table:table-cell>
          <table:table-cell office:value-type="float" office:value="9.24295" calcext:value-type="float">
            <text:p>9.24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4295" calcext:value-type="float">
            <text:p>0.00924295</text:p>
          </table:table-cell>
          <table:table-cell office:value-type="float" office:value="0.00501257" calcext:value-type="float">
            <text:p>0.00501257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2496648" calcext:value-type="float">
            <text:p>2496648</text:p>
          </table:table-cell>
          <table:table-cell office:value-type="float" office:value="1000" calcext:value-type="float">
            <text:p>1000</text:p>
          </table:table-cell>
          <table:table-cell office:value-type="float" office:value="2496.65" calcext:value-type="float">
            <text:p>2496.65</text:p>
          </table:table-cell>
          <table:table-cell office:value-type="float" office:value="1173" calcext:value-type="float">
            <text:p>1173</text:p>
          </table:table-cell>
          <table:table-cell office:value-type="float" office:value="4485" calcext:value-type="float">
            <text:p>4485</text:p>
          </table:table-cell>
          <table:table-cell office:value-type="float" office:value="9792" calcext:value-type="float">
            <text:p>9792</text:p>
          </table:table-cell>
          <table:table-cell office:value-type="float" office:value="1000" calcext:value-type="float">
            <text:p>1000</text:p>
          </table:table-cell>
          <table:table-cell office:value-type="float" office:value="9.792" calcext:value-type="float">
            <text:p>9.7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2857778717848" calcext:value-type="float">
            <text:p>11.2857778717848</text:p>
          </table:table-cell>
          <table:table-cell table:formula="of:=LOG([.Q7])/LOG(2)" office:value-type="float" office:value="12.1308922698066" calcext:value-type="float">
            <text:p>12.1308922698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3869" calcext:value-type="float">
            <text:p>693869</text:p>
          </table:table-cell>
          <table:table-cell office:value-type="float" office:value="1000" calcext:value-type="float">
            <text:p>1000</text:p>
          </table:table-cell>
          <table:table-cell office:value-type="float" office:value="693.869" calcext:value-type="float">
            <text:p>693.869</text:p>
          </table:table-cell>
          <table:table-cell office:value-type="float" office:value="651" calcext:value-type="float">
            <text:p>651</text:p>
          </table:table-cell>
          <table:table-cell office:value-type="float" office:value="742" calcext:value-type="float">
            <text:p>742</text:p>
          </table:table-cell>
          <table:table-cell office:value-type="float" office:value="25.1692" calcext:value-type="float">
            <text:p>25.1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1692" calcext:value-type="float">
            <text:p>0.0251692</text:p>
          </table:table-cell>
          <table:table-cell office:value-type="float" office:value="0.0116731" calcext:value-type="float">
            <text:p>0.0116731</text:p>
          </table:table-cell>
          <table:table-cell office:value-type="float" office:value="0.0473398" calcext:value-type="float">
            <text:p>0.0473398</text:p>
          </table:table-cell>
          <table:table-cell office:value-type="float" office:value="5749833" calcext:value-type="float">
            <text:p>5749833</text:p>
          </table:table-cell>
          <table:table-cell office:value-type="float" office:value="1000" calcext:value-type="float">
            <text:p>1000</text:p>
          </table:table-cell>
          <table:table-cell office:value-type="float" office:value="5749.83" calcext:value-type="float">
            <text:p>5749.83</text:p>
          </table:table-cell>
          <table:table-cell office:value-type="float" office:value="2574" calcext:value-type="float">
            <text:p>2574</text:p>
          </table:table-cell>
          <table:table-cell office:value-type="float" office:value="10887" calcext:value-type="float">
            <text:p>10887</text:p>
          </table:table-cell>
          <table:table-cell office:value-type="float" office:value="11915" calcext:value-type="float">
            <text:p>11915</text:p>
          </table:table-cell>
          <table:table-cell office:value-type="float" office:value="1000" calcext:value-type="float">
            <text:p>1000</text:p>
          </table:table-cell>
          <table:table-cell office:value-type="float" office:value="11.915" calcext:value-type="float">
            <text:p>11.9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489303586496" calcext:value-type="float">
            <text:p>12.489303586496</text:p>
          </table:table-cell>
          <table:table-cell table:formula="of:=LOG([.Q8])/LOG(2)" office:value-type="float" office:value="13.4103188422005" calcext:value-type="float">
            <text:p>13.4103188422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555" calcext:value-type="float">
            <text:p>792555</text:p>
          </table:table-cell>
          <table:table-cell office:value-type="float" office:value="1000" calcext:value-type="float">
            <text:p>1000</text:p>
          </table:table-cell>
          <table:table-cell office:value-type="float" office:value="792.555" calcext:value-type="float">
            <text:p>792.555</text:p>
          </table:table-cell>
          <table:table-cell office:value-type="float" office:value="755" calcext:value-type="float">
            <text:p>755</text:p>
          </table:table-cell>
          <table:table-cell office:value-type="float" office:value="835" calcext:value-type="float">
            <text:p>835</text:p>
          </table:table-cell>
          <table:table-cell office:value-type="float" office:value="78.8083" calcext:value-type="float">
            <text:p>78.8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788083" calcext:value-type="float">
            <text:p>0.0788083</text:p>
          </table:table-cell>
          <table:table-cell office:value-type="float" office:value="0.0243841" calcext:value-type="float">
            <text:p>0.0243841</text:p>
          </table:table-cell>
          <table:table-cell office:value-type="float" office:value="0.185871" calcext:value-type="float">
            <text:p>0.185871</text:p>
          </table:table-cell>
          <table:table-cell office:value-type="float" office:value="14661862" calcext:value-type="float">
            <text:p>14661862</text:p>
          </table:table-cell>
          <table:table-cell office:value-type="float" office:value="1000" calcext:value-type="float">
            <text:p>1000</text:p>
          </table:table-cell>
          <table:table-cell office:value-type="float" office:value="14661.9" calcext:value-type="float">
            <text:p>14661.9</text:p>
          </table:table-cell>
          <table:table-cell office:value-type="float" office:value="4522" calcext:value-type="float">
            <text:p>4522</text:p>
          </table:table-cell>
          <table:table-cell office:value-type="float" office:value="32374" calcext:value-type="float">
            <text:p>32374</text:p>
          </table:table-cell>
          <table:table-cell office:value-type="float" office:value="15163" calcext:value-type="float">
            <text:p>15163</text:p>
          </table:table-cell>
          <table:table-cell office:value-type="float" office:value="1000" calcext:value-type="float">
            <text:p>1000</text:p>
          </table:table-cell>
          <table:table-cell office:value-type="float" office:value="15.163" calcext:value-type="float">
            <text:p>15.1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8397844504811" calcext:value-type="float">
            <text:p>13.8397844504811</text:p>
          </table:table-cell>
          <table:table-cell table:formula="of:=LOG([.Q9])/LOG(2)" office:value-type="float" office:value="14.9825480096514" calcext:value-type="float">
            <text:p>14.9825480096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84" calcext:value-type="float">
            <text:p>891284</text:p>
          </table:table-cell>
          <table:table-cell office:value-type="float" office:value="1000" calcext:value-type="float">
            <text:p>1000</text:p>
          </table:table-cell>
          <table:table-cell office:value-type="float" office:value="891.284" calcext:value-type="float">
            <text:p>891.284</text:p>
          </table:table-cell>
          <table:table-cell office:value-type="float" office:value="860" calcext:value-type="float">
            <text:p>860</text:p>
          </table:table-cell>
          <table:table-cell office:value-type="float" office:value="921" calcext:value-type="float">
            <text:p>921</text:p>
          </table:table-cell>
          <table:table-cell office:value-type="float" office:value="236.231" calcext:value-type="float">
            <text:p>236.231</text:p>
          </table:table-cell>
          <table:table-cell office:value-type="float" office:value="1000" calcext:value-type="float">
            <text:p>1000</text:p>
          </table:table-cell>
          <table:table-cell office:value-type="float" office:value="0.236231" calcext:value-type="float">
            <text:p>0.236231</text:p>
          </table:table-cell>
          <table:table-cell office:value-type="float" office:value="0.0392297" calcext:value-type="float">
            <text:p>0.0392297</text:p>
          </table:table-cell>
          <table:table-cell office:value-type="float" office:value="1.14407" calcext:value-type="float">
            <text:p>1.14407</text:p>
          </table:table-cell>
          <table:table-cell office:value-type="float" office:value="34216128" calcext:value-type="float">
            <text:p>34216128</text:p>
          </table:table-cell>
          <table:table-cell office:value-type="float" office:value="1000" calcext:value-type="float">
            <text:p>1000</text:p>
          </table:table-cell>
          <table:table-cell office:value-type="float" office:value="34216.1" calcext:value-type="float">
            <text:p>34216.1</text:p>
          </table:table-cell>
          <table:table-cell office:value-type="float" office:value="5718" calcext:value-type="float">
            <text:p>5718</text:p>
          </table:table-cell>
          <table:table-cell office:value-type="float" office:value="150161" calcext:value-type="float">
            <text:p>150161</text:p>
          </table:table-cell>
          <table:table-cell office:value-type="float" office:value="21191" calcext:value-type="float">
            <text:p>21191</text:p>
          </table:table-cell>
          <table:table-cell office:value-type="float" office:value="1000" calcext:value-type="float">
            <text:p>1000</text:p>
          </table:table-cell>
          <table:table-cell office:value-type="float" office:value="21.191" calcext:value-type="float">
            <text:p>21.19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0623877083041" calcext:value-type="float">
            <text:p>15.0623877083041</text:p>
          </table:table-cell>
          <table:table-cell table:formula="of:=LOG([.Q10])/LOG(2)" office:value-type="float" office:value="17.196150637405" calcext:value-type="float">
            <text:p>17.196150637405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623" calcext:value-type="float">
            <text:p>103623</text:p>
          </table:table-cell>
          <table:table-cell office:value-type="float" office:value="1000" calcext:value-type="float">
            <text:p>1000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0.321406" calcext:value-type="float">
            <text:p>0.321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28036" calcext:value-type="float">
            <text:p>0.00028036</text:p>
          </table:table-cell>
          <table:table-cell office:value-type="float" office:value="0.000399258" calcext:value-type="float">
            <text:p>0.000399258</text:p>
          </table:table-cell>
          <table:table-cell office:value-type="float" office:value="117353" calcext:value-type="float">
            <text:p>117353</text:p>
          </table:table-cell>
          <table:table-cell office:value-type="float" office:value="1000" calcext:value-type="float">
            <text:p>1000</text:p>
          </table:table-cell>
          <table:table-cell office:value-type="float" office:value="117.353" calcext:value-type="float">
            <text:p>117.353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4154" calcext:value-type="float">
            <text:p>4154</text:p>
          </table:table-cell>
          <table:table-cell office:value-type="float" office:value="1000" calcext:value-type="float">
            <text:p>1000</text:p>
          </table:table-cell>
          <table:table-cell office:value-type="float" office:value="4.154" calcext:value-type="float">
            <text:p>4.1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747109130146" calcext:value-type="float">
            <text:p>6.8747109130146</text:p>
          </table:table-cell>
          <table:table-cell table:formula="of:=LOG([.Q2])/LOG(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199" calcext:value-type="float">
            <text:p>207199</text:p>
          </table:table-cell>
          <table:table-cell office:value-type="float" office:value="1000" calcext:value-type="float">
            <text:p>1000</text:p>
          </table:table-cell>
          <table:table-cell office:value-type="float" office:value="207.199" calcext:value-type="float">
            <text:p>207.199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.546361" calcext:value-type="float">
            <text:p>0.5463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6361" calcext:value-type="float">
            <text:p>0.000546361</text:p>
          </table:table-cell>
          <table:table-cell office:value-type="float" office:value="0.000430285" calcext:value-type="float">
            <text:p>0.00043028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217339" calcext:value-type="float">
            <text:p>217339</text:p>
          </table:table-cell>
          <table:table-cell office:value-type="float" office:value="1000" calcext:value-type="float">
            <text:p>1000</text:p>
          </table:table-cell>
          <table:table-cell office:value-type="float" office:value="217.339" calcext:value-type="float">
            <text:p>217.339</text:p>
          </table:table-cell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office:value-type="float" office:value="5107" calcext:value-type="float">
            <text:p>5107</text:p>
          </table:table-cell>
          <table:table-cell office:value-type="float" office:value="1000" calcext:value-type="float">
            <text:p>1000</text:p>
          </table:table-cell>
          <table:table-cell office:value-type="float" office:value="5.107" calcext:value-type="float">
            <text:p>5.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6380326930128" calcext:value-type="float">
            <text:p>7.76380326930128</text:p>
          </table:table-cell>
          <table:table-cell table:formula="of:=LOG([.Q3])/LOG(2)" office:value-type="float" office:value="8.21916852046216" calcext:value-type="float">
            <text:p>8.21916852046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4" calcext:value-type="float">
            <text:p>310464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4" calcext:value-type="float">
            <text:p>310.46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0759" calcext:value-type="float">
            <text:p>0.00100759</text:p>
          </table:table-cell>
          <table:table-cell office:value-type="float" office:value="0.000729631" calcext:value-type="float">
            <text:p>0.000729631</text:p>
          </table:table-cell>
          <table:table-cell office:value-type="float" office:value="0.00148379" calcext:value-type="float">
            <text:p>0.00148379</text:p>
          </table:table-cell>
          <table:table-cell office:value-type="float" office:value="379247" calcext:value-type="float">
            <text:p>379247</text:p>
          </table:table-cell>
          <table:table-cell office:value-type="float" office:value="1000" calcext:value-type="float">
            <text:p>1000</text:p>
          </table:table-cell>
          <table:table-cell office:value-type="float" office:value="379.247" calcext:value-type="float">
            <text:p>379.247</text:p>
          </table:table-cell>
          <table:table-cell office:value-type="float" office:value="261" calcext:value-type="float">
            <text:p>261</text:p>
          </table:table-cell>
          <table:table-cell office:value-type="float" office:value="615" calcext:value-type="float">
            <text:p>615</text:p>
          </table:table-cell>
          <table:table-cell office:value-type="float" office:value="6076" calcext:value-type="float">
            <text:p>6076</text:p>
          </table:table-cell>
          <table:table-cell office:value-type="float" office:value="1000" calcext:value-type="float">
            <text:p>1000</text:p>
          </table:table-cell>
          <table:table-cell office:value-type="float" office:value="6.076" calcext:value-type="float">
            <text:p>6.0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56699395798009" calcext:value-type="float">
            <text:p>8.56699395798009</text:p>
          </table:table-cell>
          <table:table-cell table:formula="of:=LOG([.Q4])/LOG(2)" office:value-type="float" office:value="9.2644426002266" calcext:value-type="float">
            <text:p>9.2644426002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582" calcext:value-type="float">
            <text:p>413582</text:p>
          </table:table-cell>
          <table:table-cell office:value-type="float" office:value="1000" calcext:value-type="float">
            <text:p>1000</text:p>
          </table:table-cell>
          <table:table-cell office:value-type="float" office:value="413.582" calcext:value-type="float">
            <text:p>413.582</text:p>
          </table:table-cell>
          <table:table-cell office:value-type="float" office:value="362" calcext:value-type="float">
            <text:p>362</text:p>
          </table:table-cell>
          <table:table-cell office:value-type="float" office:value="461" calcext:value-type="float">
            <text:p>461</text:p>
          </table:table-cell>
          <table:table-cell office:value-type="float" office:value="1.98781" calcext:value-type="float">
            <text:p>1.9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81" calcext:value-type="float">
            <text:p>0.00198781</text:p>
          </table:table-cell>
          <table:table-cell office:value-type="float" office:value="0.00135166" calcext:value-type="float">
            <text:p>0.00135166</text:p>
          </table:table-cell>
          <table:table-cell office:value-type="float" office:value="0.00300034" calcext:value-type="float">
            <text:p>0.00300034</text:p>
          </table:table-cell>
          <table:table-cell office:value-type="float" office:value="688311" calcext:value-type="float">
            <text:p>688311</text:p>
          </table:table-cell>
          <table:table-cell office:value-type="float" office:value="1000" calcext:value-type="float">
            <text:p>1000</text:p>
          </table:table-cell>
          <table:table-cell office:value-type="float" office:value="688.311" calcext:value-type="float">
            <text:p>688.311</text:p>
          </table:table-cell>
          <table:table-cell office:value-type="float" office:value="459" calcext:value-type="float">
            <text:p>459</text:p>
          </table:table-cell>
          <table:table-cell office:value-type="float" office:value="1032" calcext:value-type="float">
            <text:p>1032</text:p>
          </table:table-cell>
          <table:table-cell office:value-type="float" office:value="7092" calcext:value-type="float">
            <text:p>7092</text:p>
          </table:table-cell>
          <table:table-cell office:value-type="float" office:value="1000" calcext:value-type="float">
            <text:p>1000</text:p>
          </table:table-cell>
          <table:table-cell office:value-type="float" office:value="7.092" calcext:value-type="float">
            <text:p>7.0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42691675583462" calcext:value-type="float">
            <text:p>9.42691675583462</text:p>
          </table:table-cell>
          <table:table-cell table:formula="of:=LOG([.Q5])/LOG(2)" office:value-type="float" office:value="10.0112272554233" calcext:value-type="float">
            <text:p>10.01122725542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7358" calcext:value-type="float">
            <text:p>517358</text:p>
          </table:table-cell>
          <table:table-cell office:value-type="float" office:value="1000" calcext:value-type="float">
            <text:p>1000</text:p>
          </table:table-cell>
          <table:table-cell office:value-type="float" office:value="517.358" calcext:value-type="float">
            <text:p>517.358</text:p>
          </table:table-cell>
          <table:table-cell office:value-type="float" office:value="470" calcext:value-type="float">
            <text:p>470</text:p>
          </table:table-cell>
          <table:table-cell office:value-type="float" office:value="568" calcext:value-type="float">
            <text:p>568</text:p>
          </table:table-cell>
          <table:table-cell office:value-type="float" office:value="4.26661" calcext:value-type="float">
            <text:p>4.26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6661" calcext:value-type="float">
            <text:p>0.00426661</text:p>
          </table:table-cell>
          <table:table-cell office:value-type="float" office:value="0.00244271" calcext:value-type="float">
            <text:p>0.00244271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1313560" calcext:value-type="float">
            <text:p>1313560</text:p>
          </table:table-cell>
          <table:table-cell office:value-type="float" office:value="1000" calcext:value-type="float">
            <text:p>1000</text:p>
          </table:table-cell>
          <table:table-cell office:value-type="float" office:value="1313.56" calcext:value-type="float">
            <text:p>1313.56</text:p>
          </table:table-cell>
          <table:table-cell office:value-type="float" office:value="709" calcext:value-type="float">
            <text:p>709</text:p>
          </table:table-cell>
          <table:table-cell office:value-type="float" office:value="2163" calcext:value-type="float">
            <text:p>2163</text:p>
          </table:table-cell>
          <table:table-cell office:value-type="float" office:value="8280" calcext:value-type="float">
            <text:p>8280</text:p>
          </table:table-cell>
          <table:table-cell office:value-type="float" office:value="1000" calcext:value-type="float">
            <text:p>1000</text:p>
          </table:table-cell>
          <table:table-cell office:value-type="float" office:value="8.28" calcext:value-type="float">
            <text:p>8.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3592663851911" calcext:value-type="float">
            <text:p>10.3592663851911</text:p>
          </table:table-cell>
          <table:table-cell table:formula="of:=LOG([.Q6])/LOG(2)" office:value-type="float" office:value="11.078817949962" calcext:value-type="float">
            <text:p>11.078817949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824" calcext:value-type="float">
            <text:p>621824</text:p>
          </table:table-cell>
          <table:table-cell office:value-type="float" office:value="1000" calcext:value-type="float">
            <text:p>1000</text:p>
          </table:table-cell>
          <table:table-cell office:value-type="float" office:value="621.824" calcext:value-type="float">
            <text:p>621.824</text:p>
          </table:table-cell>
          <table:table-cell office:value-type="float" office:value="575" calcext:value-type="float">
            <text:p>575</text:p>
          </table:table-cell>
          <table:table-cell office:value-type="float" office:value="670" calcext:value-type="float">
            <text:p>670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0061252" calcext:value-type="float">
            <text:p>0.0061252</text:p>
          </table:table-cell>
          <table:table-cell office:value-type="float" office:value="0.0179036" calcext:value-type="float">
            <text:p>0.0179036</text:p>
          </table:table-cell>
          <table:table-cell office:value-type="float" office:value="2750859" calcext:value-type="float">
            <text:p>2750859</text:p>
          </table:table-cell>
          <table:table-cell office:value-type="float" office:value="1000" calcext:value-type="float">
            <text:p>1000</text:p>
          </table:table-cell>
          <table:table-cell office:value-type="float" office:value="2750.86" calcext:value-type="float">
            <text:p>2750.86</text:p>
          </table:table-cell>
          <table:table-cell office:value-type="float" office:value="1611" calcext:value-type="float">
            <text:p>1611</text:p>
          </table:table-cell>
          <table:table-cell office:value-type="float" office:value="4873" calcext:value-type="float">
            <text:p>4873</text:p>
          </table:table-cell>
          <table:table-cell office:value-type="float" office:value="9893" calcext:value-type="float">
            <text:p>9893</text:p>
          </table:table-cell>
          <table:table-cell office:value-type="float" office:value="1000" calcext:value-type="float">
            <text:p>1000</text:p>
          </table:table-cell>
          <table:table-cell office:value-type="float" office:value="9.893" calcext:value-type="float">
            <text:p>9.8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425667002853" calcext:value-type="float">
            <text:p>11.425667002853</text:p>
          </table:table-cell>
          <table:table-cell table:formula="of:=LOG([.Q7])/LOG(2)" office:value-type="float" office:value="12.2505945071923" calcext:value-type="float">
            <text:p>12.2505945071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117" calcext:value-type="float">
            <text:p>724117</text:p>
          </table:table-cell>
          <table:table-cell office:value-type="float" office:value="1000" calcext:value-type="float">
            <text:p>1000</text:p>
          </table:table-cell>
          <table:table-cell office:value-type="float" office:value="724.117" calcext:value-type="float">
            <text:p>724.117</text:p>
          </table:table-cell>
          <table:table-cell office:value-type="float" office:value="680" calcext:value-type="float">
            <text:p>680</text:p>
          </table:table-cell>
          <table:table-cell office:value-type="float" office:value="765" calcext:value-type="float">
            <text:p>765</text:p>
          </table:table-cell>
          <table:table-cell office:value-type="float" office:value="28.2585" calcext:value-type="float">
            <text:p>28.2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585" calcext:value-type="float">
            <text:p>0.0282585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524555" calcext:value-type="float">
            <text:p>0.0524555</text:p>
          </table:table-cell>
          <table:table-cell office:value-type="float" office:value="6410375" calcext:value-type="float">
            <text:p>6410375</text:p>
          </table:table-cell>
          <table:table-cell office:value-type="float" office:value="1000" calcext:value-type="float">
            <text:p>1000</text:p>
          </table:table-cell>
          <table:table-cell office:value-type="float" office:value="6410.38" calcext:value-type="float">
            <text:p>6410.38</text:p>
          </table:table-cell>
          <table:table-cell office:value-type="float" office:value="3165" calcext:value-type="float">
            <text:p>3165</text:p>
          </table:table-cell>
          <table:table-cell office:value-type="float" office:value="11597" calcext:value-type="float">
            <text:p>11597</text:p>
          </table:table-cell>
          <table:table-cell office:value-type="float" office:value="11980" calcext:value-type="float">
            <text:p>11980</text:p>
          </table:table-cell>
          <table:table-cell office:value-type="float" office:value="1000" calcext:value-type="float">
            <text:p>1000</text:p>
          </table:table-cell>
          <table:table-cell office:value-type="float" office:value="11.98" calcext:value-type="float">
            <text:p>11.9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6461941653542" calcext:value-type="float">
            <text:p>12.6461941653542</text:p>
          </table:table-cell>
          <table:table-cell table:formula="of:=LOG([.Q8])/LOG(2)" office:value-type="float" office:value="13.5014640258605" calcext:value-type="float">
            <text:p>13.50146402586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255" calcext:value-type="float">
            <text:p>828255</text:p>
          </table:table-cell>
          <table:table-cell office:value-type="float" office:value="1000" calcext:value-type="float">
            <text:p>1000</text:p>
          </table:table-cell>
          <table:table-cell office:value-type="float" office:value="828.255" calcext:value-type="float">
            <text:p>828.255</text:p>
          </table:table-cell>
          <table:table-cell office:value-type="float" office:value="793" calcext:value-type="float">
            <text:p>793</text:p>
          </table:table-cell>
          <table:table-cell office:value-type="float" office:value="868" calcext:value-type="float">
            <text:p>868</text:p>
          </table:table-cell>
          <table:table-cell office:value-type="float" office:value="94.5983" calcext:value-type="float">
            <text:p>94.5983</text:p>
          </table:table-cell>
          <table:table-cell office:value-type="float" office:value="1000" calcext:value-type="float">
            <text:p>1000</text:p>
          </table:table-cell>
          <table:table-cell office:value-type="float" office:value="0.0945983" calcext:value-type="float">
            <text:p>0.0945983</text:p>
          </table:table-cell>
          <table:table-cell office:value-type="float" office:value="0.0357393" calcext:value-type="float">
            <text:p>0.0357393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17476268" calcext:value-type="float">
            <text:p>17476268</text:p>
          </table:table-cell>
          <table:table-cell office:value-type="float" office:value="1000" calcext:value-type="float">
            <text:p>1000</text:p>
          </table:table-cell>
          <table:table-cell office:value-type="float" office:value="17476.3" calcext:value-type="float">
            <text:p>17476.3</text:p>
          </table:table-cell>
          <table:table-cell office:value-type="float" office:value="6714" calcext:value-type="float">
            <text:p>6714</text:p>
          </table:table-cell>
          <table:table-cell office:value-type="float" office:value="45540" calcext:value-type="float">
            <text:p>45540</text:p>
          </table:table-cell>
          <table:table-cell office:value-type="float" office:value="15254" calcext:value-type="float">
            <text:p>15254</text:p>
          </table:table-cell>
          <table:table-cell office:value-type="float" office:value="1000" calcext:value-type="float">
            <text:p>1000</text:p>
          </table:table-cell>
          <table:table-cell office:value-type="float" office:value="15.254" calcext:value-type="float">
            <text:p>15.25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0931121561113" calcext:value-type="float">
            <text:p>14.0931121561113</text:p>
          </table:table-cell>
          <table:table-cell table:formula="of:=LOG([.Q9])/LOG(2)" office:value-type="float" office:value="15.474846671024" calcext:value-type="float">
            <text:p>15.474846671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799" calcext:value-type="float">
            <text:p>931799</text:p>
          </table:table-cell>
          <table:table-cell office:value-type="float" office:value="1000" calcext:value-type="float">
            <text:p>1000</text:p>
          </table:table-cell>
          <table:table-cell office:value-type="float" office:value="931.799" calcext:value-type="float">
            <text:p>931.799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office:value-type="float" office:value="287.992" calcext:value-type="float">
            <text:p>287.992</text:p>
          </table:table-cell>
          <table:table-cell office:value-type="float" office:value="1000" calcext:value-type="float">
            <text:p>1000</text:p>
          </table:table-cell>
          <table:table-cell office:value-type="float" office:value="0.287992" calcext:value-type="float">
            <text:p>0.287992</text:p>
          </table:table-cell>
          <table:table-cell office:value-type="float" office:value="0.0440413" calcext:value-type="float">
            <text:p>0.0440413</text:p>
          </table:table-cell>
          <table:table-cell office:value-type="float" office:value="1.01482" calcext:value-type="float">
            <text:p>1.01482</text:p>
          </table:table-cell>
          <table:table-cell office:value-type="float" office:value="40772766" calcext:value-type="float">
            <text:p>40772766</text:p>
          </table:table-cell>
          <table:table-cell office:value-type="float" office:value="1000" calcext:value-type="float">
            <text:p>1000</text:p>
          </table:table-cell>
          <table:table-cell office:value-type="float" office:value="40772.8" calcext:value-type="float">
            <text:p>40772.8</text:p>
          </table:table-cell>
          <table:table-cell office:value-type="float" office:value="6724" calcext:value-type="float">
            <text:p>6724</text:p>
          </table:table-cell>
          <table:table-cell office:value-type="float" office:value="133444" calcext:value-type="float">
            <text:p>133444</text:p>
          </table:table-cell>
          <table:table-cell office:value-type="float" office:value="21492" calcext:value-type="float">
            <text:p>21492</text:p>
          </table:table-cell>
          <table:table-cell office:value-type="float" office:value="1000" calcext:value-type="float">
            <text:p>1000</text:p>
          </table:table-cell>
          <table:table-cell office:value-type="float" office:value="21.492" calcext:value-type="float">
            <text:p>21.49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3153194143108" calcext:value-type="float">
            <text:p>15.3153194143108</text:p>
          </table:table-cell>
          <table:table-cell table:formula="of:=LOG([.Q10])/LOG(2)" office:value-type="float" office:value="17.0258749139381" calcext:value-type="float">
            <text:p>17.0258749139381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312" calcext:value-type="float">
            <text:p>108312</text:p>
          </table:table-cell>
          <table:table-cell office:value-type="float" office:value="1000" calcext:value-type="float">
            <text:p>1000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0.336381" calcext:value-type="float">
            <text:p>0.336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6381" calcext:value-type="float">
            <text:p>0.000336381</text:p>
          </table:table-cell>
          <table:table-cell office:value-type="float" office:value="0.000284735" calcext:value-type="float">
            <text:p>0.000284735</text:p>
          </table:table-cell>
          <table:table-cell office:value-type="float" office:value="0.000414653" calcext:value-type="float">
            <text:p>0.000414653</text:p>
          </table:table-cell>
          <table:table-cell office:value-type="float" office:value="122289" calcext:value-type="float">
            <text:p>122289</text:p>
          </table:table-cell>
          <table:table-cell office:value-type="float" office:value="1000" calcext:value-type="float">
            <text:p>1000</text:p>
          </table:table-cell>
          <table:table-cell office:value-type="float" office:value="122.289" calcext:value-type="float">
            <text:p>122.289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4149" calcext:value-type="float">
            <text:p>4149</text:p>
          </table:table-cell>
          <table:table-cell office:value-type="float" office:value="1000" calcext:value-type="float">
            <text:p>1000</text:p>
          </table:table-cell>
          <table:table-cell office:value-type="float" office:value="4.149" calcext:value-type="float">
            <text:p>4.1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3415082782504" calcext:value-type="float">
            <text:p>6.93415082782504</text:p>
          </table:table-cell>
          <table:table-cell table:formula="of:=LOG([.Q2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052" calcext:value-type="float">
            <text:p>216052</text:p>
          </table:table-cell>
          <table:table-cell office:value-type="float" office:value="1000" calcext:value-type="float">
            <text:p>1000</text:p>
          </table:table-cell>
          <table:table-cell office:value-type="float" office:value="216.052" calcext:value-type="float">
            <text:p>216.052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0.57757" calcext:value-type="float">
            <text:p>0.57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57" calcext:value-type="float">
            <text:p>0.00057757</text:p>
          </table:table-cell>
          <table:table-cell office:value-type="float" office:value="0.000439444" calcext:value-type="float">
            <text:p>0.000439444</text:p>
          </table:table-cell>
          <table:table-cell office:value-type="float" office:value="0.000729639" calcext:value-type="float">
            <text:p>0.000729639</text:p>
          </table:table-cell>
          <table:table-cell office:value-type="float" office:value="228810" calcext:value-type="float">
            <text:p>228810</text:p>
          </table:table-cell>
          <table:table-cell office:value-type="float" office:value="1000" calcext:value-type="float">
            <text:p>1000</text:p>
          </table:table-cell>
          <table:table-cell office:value-type="float" office:value="228.81" calcext:value-type="float">
            <text:p>228.81</text:p>
          </table:table-cell>
          <table:table-cell office:value-type="float" office:value="161" calcext:value-type="float">
            <text:p>161</text:p>
          </table:table-cell>
          <table:table-cell office:value-type="float" office:value="295" calcext:value-type="float">
            <text:p>295</text:p>
          </table:table-cell>
          <table:table-cell office:value-type="float" office:value="5116" calcext:value-type="float">
            <text:p>5116</text:p>
          </table:table-cell>
          <table:table-cell office:value-type="float" office:value="1000" calcext:value-type="float">
            <text:p>1000</text:p>
          </table:table-cell>
          <table:table-cell office:value-type="float" office:value="5.116" calcext:value-type="float">
            <text:p>5.1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83800629536631" calcext:value-type="float">
            <text:p>7.83800629536631</text:p>
          </table:table-cell>
          <table:table-cell table:formula="of:=LOG([.Q3])/LOG(2)" office:value-type="float" office:value="8.2045711442492" calcext:value-type="float">
            <text:p>8.2045711442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355" calcext:value-type="float">
            <text:p>324355</text:p>
          </table:table-cell>
          <table:table-cell office:value-type="float" office:value="1000" calcext:value-type="float">
            <text:p>1000</text:p>
          </table:table-cell>
          <table:table-cell office:value-type="float" office:value="324.355" calcext:value-type="float">
            <text:p>324.355</text:p>
          </table:table-cell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345" calcext:value-type="float">
            <text:p>0.00107345</text:p>
          </table:table-cell>
          <table:table-cell office:value-type="float" office:value="0.000745596" calcext:value-type="float">
            <text:p>0.000745596</text:p>
          </table:table-cell>
          <table:table-cell office:value-type="float" office:value="0.00165759" calcext:value-type="float">
            <text:p>0.00165759</text:p>
          </table:table-cell>
          <table:table-cell office:value-type="float" office:value="401459" calcext:value-type="float">
            <text:p>401459</text:p>
          </table:table-cell>
          <table:table-cell office:value-type="float" office:value="1000" calcext:value-type="float">
            <text:p>1000</text:p>
          </table:table-cell>
          <table:table-cell office:value-type="float" office:value="401.459" calcext:value-type="float">
            <text:p>401.459</text:p>
          </table:table-cell>
          <table:table-cell office:value-type="float" office:value="253" calcext:value-type="float">
            <text:p>253</text:p>
          </table:table-cell>
          <table:table-cell office:value-type="float" office:value="639" calcext:value-type="float">
            <text:p>639</text:p>
          </table:table-cell>
          <table:table-cell office:value-type="float" office:value="6073" calcext:value-type="float">
            <text:p>6073</text:p>
          </table:table-cell>
          <table:table-cell office:value-type="float" office:value="1000" calcext:value-type="float">
            <text:p>1000</text:p>
          </table:table-cell>
          <table:table-cell office:value-type="float" office:value="6.073" calcext:value-type="float">
            <text:p>6.0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64910884621714" calcext:value-type="float">
            <text:p>8.64910884621714</text:p>
          </table:table-cell>
          <table:table-cell table:formula="of:=LOG([.Q4])/LOG(2)" office:value-type="float" office:value="9.319672120947" calcext:value-type="float">
            <text:p>9.3196721209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370" calcext:value-type="float">
            <text:p>432370</text:p>
          </table:table-cell>
          <table:table-cell office:value-type="float" office:value="1000" calcext:value-type="float">
            <text:p>1000</text:p>
          </table:table-cell>
          <table:table-cell office:value-type="float" office:value="432.37" calcext:value-type="float">
            <text:p>432.37</text:p>
          </table:table-cell>
          <table:table-cell office:value-type="float" office:value="372" calcext:value-type="float">
            <text:p>372</text:p>
          </table:table-cell>
          <table:table-cell office:value-type="float" office:value="483" calcext:value-type="float">
            <text:p>483</text:p>
          </table:table-cell>
          <table:table-cell office:value-type="float" office:value="2.13528" calcext:value-type="float">
            <text:p>2.13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528" calcext:value-type="float">
            <text:p>0.00213528</text:p>
          </table:table-cell>
          <table:table-cell office:value-type="float" office:value="0.00129597" calcext:value-type="float">
            <text:p>0.00129597</text:p>
          </table:table-cell>
          <table:table-cell office:value-type="float" office:value="0.00332675" calcext:value-type="float">
            <text:p>0.00332675</text:p>
          </table:table-cell>
          <table:table-cell office:value-type="float" office:value="731886" calcext:value-type="float">
            <text:p>731886</text:p>
          </table:table-cell>
          <table:table-cell office:value-type="float" office:value="1000" calcext:value-type="float">
            <text:p>1000</text:p>
          </table:table-cell>
          <table:table-cell office:value-type="float" office:value="731.886" calcext:value-type="float">
            <text:p>731.886</text:p>
          </table:table-cell>
          <table:table-cell office:value-type="float" office:value="438" calcext:value-type="float">
            <text:p>438</text:p>
          </table:table-cell>
          <table:table-cell office:value-type="float" office:value="1143" calcext:value-type="float">
            <text:p>1143</text:p>
          </table:table-cell>
          <table:table-cell office:value-type="float" office:value="7113" calcext:value-type="float">
            <text:p>7113</text:p>
          </table:table-cell>
          <table:table-cell office:value-type="float" office:value="1000" calcext:value-type="float">
            <text:p>1000</text:p>
          </table:table-cell>
          <table:table-cell office:value-type="float" office:value="7.113" calcext:value-type="float">
            <text:p>7.1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51547513877193" calcext:value-type="float">
            <text:p>9.51547513877193</text:p>
          </table:table-cell>
          <table:table-cell table:formula="of:=LOG([.Q5])/LOG(2)" office:value-type="float" office:value="10.1586096882145" calcext:value-type="float">
            <text:p>10.15860968821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795" calcext:value-type="float">
            <text:p>539795</text:p>
          </table:table-cell>
          <table:table-cell office:value-type="float" office:value="1000" calcext:value-type="float">
            <text:p>1000</text:p>
          </table:table-cell>
          <table:table-cell office:value-type="float" office:value="539.795" calcext:value-type="float">
            <text:p>539.795</text:p>
          </table:table-cell>
          <table:table-cell office:value-type="float" office:value="496" calcext:value-type="float">
            <text:p>496</text:p>
          </table:table-cell>
          <table:table-cell office:value-type="float" office:value="599" calcext:value-type="float">
            <text:p>599</text:p>
          </table:table-cell>
          <table:table-cell office:value-type="float" office:value="4.63735" calcext:value-type="float">
            <text:p>4.63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3735" calcext:value-type="float">
            <text:p>0.00463735</text:p>
          </table:table-cell>
          <table:table-cell office:value-type="float" office:value="0.00309641" calcext:value-type="float">
            <text:p>0.00309641</text:p>
          </table:table-cell>
          <table:table-cell office:value-type="float" office:value="0.00772058" calcext:value-type="float">
            <text:p>0.00772058</text:p>
          </table:table-cell>
          <table:table-cell office:value-type="float" office:value="1413237" calcext:value-type="float">
            <text:p>1413237</text:p>
          </table:table-cell>
          <table:table-cell office:value-type="float" office:value="1000" calcext:value-type="float">
            <text:p>1000</text:p>
          </table:table-cell>
          <table:table-cell office:value-type="float" office:value="1413.24" calcext:value-type="float">
            <text:p>1413.24</text:p>
          </table:table-cell>
          <table:table-cell office:value-type="float" office:value="894" calcext:value-type="float">
            <text:p>894</text:p>
          </table:table-cell>
          <table:table-cell office:value-type="float" office:value="2258" calcext:value-type="float">
            <text:p>2258</text:p>
          </table:table-cell>
          <table:table-cell office:value-type="float" office:value="8352" calcext:value-type="float">
            <text:p>8352</text:p>
          </table:table-cell>
          <table:table-cell office:value-type="float" office:value="1000" calcext:value-type="float">
            <text:p>1000</text:p>
          </table:table-cell>
          <table:table-cell office:value-type="float" office:value="8.352" calcext:value-type="float">
            <text:p>8.3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4647907732695" calcext:value-type="float">
            <text:p>10.4647907732695</text:p>
          </table:table-cell>
          <table:table-cell table:formula="of:=LOG([.Q6])/LOG(2)" office:value-type="float" office:value="11.140829770773" calcext:value-type="float">
            <text:p>11.1408297707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9213" calcext:value-type="float">
            <text:p>649213</text:p>
          </table:table-cell>
          <table:table-cell office:value-type="float" office:value="1000" calcext:value-type="float">
            <text:p>1000</text:p>
          </table:table-cell>
          <table:table-cell office:value-type="float" office:value="649.213" calcext:value-type="float">
            <text:p>649.213</text:p>
          </table:table-cell>
          <table:table-cell office:value-type="float" office:value="596" calcext:value-type="float">
            <text:p>596</text:p>
          </table:table-cell>
          <table:table-cell office:value-type="float" office:value="695" calcext:value-type="float">
            <text:p>695</text:p>
          </table:table-cell>
          <table:table-cell office:value-type="float" office:value="11.3173" calcext:value-type="float">
            <text:p>11.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0680659" calcext:value-type="float">
            <text:p>0.00680659</text:p>
          </table:table-cell>
          <table:table-cell office:value-type="float" office:value="0.0198513" calcext:value-type="float">
            <text:p>0.0198513</text:p>
          </table:table-cell>
          <table:table-cell office:value-type="float" office:value="2987275" calcext:value-type="float">
            <text:p>2987275</text:p>
          </table:table-cell>
          <table:table-cell office:value-type="float" office:value="1000" calcext:value-type="float">
            <text:p>1000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1566" calcext:value-type="float">
            <text:p>1566</text:p>
          </table:table-cell>
          <table:table-cell office:value-type="float" office:value="5036" calcext:value-type="float">
            <text:p>5036</text:p>
          </table:table-cell>
          <table:table-cell office:value-type="float" office:value="9971" calcext:value-type="float">
            <text:p>9971</text:p>
          </table:table-cell>
          <table:table-cell office:value-type="float" office:value="1000" calcext:value-type="float">
            <text:p>1000</text:p>
          </table:table-cell>
          <table:table-cell office:value-type="float" office:value="9.971" calcext:value-type="float">
            <text:p>9.9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5446167535392" calcext:value-type="float">
            <text:p>11.5446167535392</text:p>
          </table:table-cell>
          <table:table-cell table:formula="of:=LOG([.Q7])/LOG(2)" office:value-type="float" office:value="12.298062567719" calcext:value-type="float">
            <text:p>12.298062567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80" calcext:value-type="float">
            <text:p>756680</text:p>
          </table:table-cell>
          <table:table-cell office:value-type="float" office:value="1000" calcext:value-type="float">
            <text:p>1000</text:p>
          </table:table-cell>
          <table:table-cell office:value-type="float" office:value="756.68" calcext:value-type="float">
            <text:p>756.68</text:p>
          </table:table-cell>
          <table:table-cell office:value-type="float" office:value="697" calcext:value-type="float">
            <text:p>697</text:p>
          </table:table-cell>
          <table:table-cell office:value-type="float" office:value="799" calcext:value-type="float">
            <text:p>799</text:p>
          </table:table-cell>
          <table:table-cell office:value-type="float" office:value="32.181" calcext:value-type="float">
            <text:p>32.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0152611" calcext:value-type="float">
            <text:p>0.0152611</text:p>
          </table:table-cell>
          <table:table-cell office:value-type="float" office:value="0.0650189" calcext:value-type="float">
            <text:p>0.0650189</text:p>
          </table:table-cell>
          <table:table-cell office:value-type="float" office:value="7184086" calcext:value-type="float">
            <text:p>7184086</text:p>
          </table:table-cell>
          <table:table-cell office:value-type="float" office:value="1000" calcext:value-type="float">
            <text:p>1000</text:p>
          </table:table-cell>
          <table:table-cell office:value-type="float" office:value="7184.09" calcext:value-type="float">
            <text:p>7184.09</text:p>
          </table:table-cell>
          <table:table-cell office:value-type="float" office:value="3318" calcext:value-type="float">
            <text:p>3318</text:p>
          </table:table-cell>
          <table:table-cell office:value-type="float" office:value="15055" calcext:value-type="float">
            <text:p>15055</text:p>
          </table:table-cell>
          <table:table-cell office:value-type="float" office:value="12105" calcext:value-type="float">
            <text:p>12105</text:p>
          </table:table-cell>
          <table:table-cell office:value-type="float" office:value="1000" calcext:value-type="float">
            <text:p>1000</text:p>
          </table:table-cell>
          <table:table-cell office:value-type="float" office:value="12.105" calcext:value-type="float">
            <text:p>12.1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8105897084801" calcext:value-type="float">
            <text:p>12.8105897084801</text:p>
          </table:table-cell>
          <table:table-cell table:formula="of:=LOG([.Q8])/LOG(2)" office:value-type="float" office:value="13.877955087612" calcext:value-type="float">
            <text:p>13.8779550876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4632" calcext:value-type="float">
            <text:p>864632</text:p>
          </table:table-cell>
          <table:table-cell office:value-type="float" office:value="1000" calcext:value-type="float">
            <text:p>1000</text:p>
          </table:table-cell>
          <table:table-cell office:value-type="float" office:value="864.632" calcext:value-type="float">
            <text:p>864.632</text:p>
          </table:table-cell>
          <table:table-cell office:value-type="float" office:value="824" calcext:value-type="float">
            <text:p>824</text:p>
          </table:table-cell>
          <table:table-cell office:value-type="float" office:value="913" calcext:value-type="float">
            <text:p>913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000" calcext:value-type="float">
            <text:p>1000</text:p>
          </table:table-cell>
          <table:table-cell office:value-type="float" office:value="0.108482" calcext:value-type="float">
            <text:p>0.108482</text:p>
          </table:table-cell>
          <table:table-cell office:value-type="float" office:value="0.0406212" calcext:value-type="float">
            <text:p>0.0406212</text:p>
          </table:table-cell>
          <table:table-cell office:value-type="float" office:value="0.277369" calcext:value-type="float">
            <text:p>0.277369</text:p>
          </table:table-cell>
          <table:table-cell office:value-type="float" office:value="19573278" calcext:value-type="float">
            <text:p>19573278</text:p>
          </table:table-cell>
          <table:table-cell office:value-type="float" office:value="1000" calcext:value-type="float">
            <text:p>1000</text:p>
          </table:table-cell>
          <table:table-cell office:value-type="float" office:value="19573.3" calcext:value-type="float">
            <text:p>19573.3</text:p>
          </table:table-cell>
          <table:table-cell office:value-type="float" office:value="7516" calcext:value-type="float">
            <text:p>7516</text:p>
          </table:table-cell>
          <table:table-cell office:value-type="float" office:value="50102" calcext:value-type="float">
            <text:p>50102</text:p>
          </table:table-cell>
          <table:table-cell office:value-type="float" office:value="15447" calcext:value-type="float">
            <text:p>15447</text:p>
          </table:table-cell>
          <table:table-cell office:value-type="float" office:value="1000" calcext:value-type="float">
            <text:p>1000</text:p>
          </table:table-cell>
          <table:table-cell office:value-type="float" office:value="15.447" calcext:value-type="float">
            <text:p>15.44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2565993901016" calcext:value-type="float">
            <text:p>14.2565993901016</text:p>
          </table:table-cell>
          <table:table-cell table:formula="of:=LOG([.Q9])/LOG(2)" office:value-type="float" office:value="15.6125805744368" calcext:value-type="float">
            <text:p>15.6125805744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957" calcext:value-type="float">
            <text:p>972957</text:p>
          </table:table-cell>
          <table:table-cell office:value-type="float" office:value="1000" calcext:value-type="float">
            <text:p>1000</text:p>
          </table:table-cell>
          <table:table-cell office:value-type="float" office:value="972.957" calcext:value-type="float">
            <text:p>972.957</text:p>
          </table:table-cell>
          <table:table-cell office:value-type="float" office:value="930" calcext:value-type="float">
            <text:p>930</text:p>
          </table:table-cell>
          <table:table-cell office:value-type="float" office:value="1002" calcext:value-type="float">
            <text:p>1002</text:p>
          </table:table-cell>
          <table:table-cell office:value-type="float" office:value="359.61" calcext:value-type="float">
            <text:p>359.61</text:p>
          </table:table-cell>
          <table:table-cell office:value-type="float" office:value="1000" calcext:value-type="float">
            <text:p>1000</text:p>
          </table:table-cell>
          <table:table-cell office:value-type="float" office:value="0.35961" calcext:value-type="float">
            <text:p>0.35961</text:p>
          </table:table-cell>
          <table:table-cell office:value-type="float" office:value="0.071438" calcext:value-type="float">
            <text:p>0.071438</text:p>
          </table:table-cell>
          <table:table-cell office:value-type="float" office:value="1.1443" calcext:value-type="float">
            <text:p>1.1443</text:p>
          </table:table-cell>
          <table:table-cell office:value-type="float" office:value="50081547" calcext:value-type="float">
            <text:p>50081547</text:p>
          </table:table-cell>
          <table:table-cell office:value-type="float" office:value="1000" calcext:value-type="float">
            <text:p>1000</text:p>
          </table:table-cell>
          <table:table-cell office:value-type="float" office:value="50081.5" calcext:value-type="float">
            <text:p>50081.5</text:p>
          </table:table-cell>
          <table:table-cell office:value-type="float" office:value="9416" calcext:value-type="float">
            <text:p>9416</text:p>
          </table:table-cell>
          <table:table-cell office:value-type="float" office:value="160873" calcext:value-type="float">
            <text:p>160873</text:p>
          </table:table-cell>
          <table:table-cell office:value-type="float" office:value="21677" calcext:value-type="float">
            <text:p>21677</text:p>
          </table:table-cell>
          <table:table-cell office:value-type="float" office:value="1000" calcext:value-type="float">
            <text:p>1000</text:p>
          </table:table-cell>
          <table:table-cell office:value-type="float" office:value="21.677" calcext:value-type="float">
            <text:p>21.67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6119901528853" calcext:value-type="float">
            <text:p>15.6119901528853</text:p>
          </table:table-cell>
          <table:table-cell table:formula="of:=LOG([.Q10])/LOG(2)" office:value-type="float" office:value="17.2955626871686" calcext:value-type="float">
            <text:p>17.2955626871686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594" calcext:value-type="float">
            <text:p>112594</text:p>
          </table:table-cell>
          <table:table-cell office:value-type="float" office:value="1000" calcext:value-type="float">
            <text:p>1000</text:p>
          </table:table-cell>
          <table:table-cell office:value-type="float" office:value="112.594" calcext:value-type="float">
            <text:p>112.594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0.352066" calcext:value-type="float">
            <text:p>0.352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066" calcext:value-type="float">
            <text:p>0.000352066</text:p>
          </table:table-cell>
          <table:table-cell office:value-type="float" office:value="0.000299982" calcext:value-type="float">
            <text:p>0.000299982</text:p>
          </table:table-cell>
          <table:table-cell office:value-type="float" office:value="0.00046789" calcext:value-type="float">
            <text:p>0.00046789</text:p>
          </table:table-cell>
          <table:table-cell office:value-type="float" office:value="127381" calcext:value-type="float">
            <text:p>127381</text:p>
          </table:table-cell>
          <table:table-cell office:value-type="float" office:value="1000" calcext:value-type="float">
            <text:p>1000</text:p>
          </table:table-cell>
          <table:table-cell office:value-type="float" office:value="127.381" calcext:value-type="float">
            <text:p>127.381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4133" calcext:value-type="float">
            <text:p>4133</text:p>
          </table:table-cell>
          <table:table-cell office:value-type="float" office:value="1000" calcext:value-type="float">
            <text:p>1000</text:p>
          </table:table-cell>
          <table:table-cell office:value-type="float" office:value="4.133" calcext:value-type="float">
            <text:p>4.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9300629272226" calcext:value-type="float">
            <text:p>6.99300629272226</text:p>
          </table:table-cell>
          <table:table-cell table:formula="of:=LOG([.Q2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513" calcext:value-type="float">
            <text:p>225513</text:p>
          </table:table-cell>
          <table:table-cell office:value-type="float" office:value="1000" calcext:value-type="float">
            <text:p>1000</text:p>
          </table:table-cell>
          <table:table-cell office:value-type="float" office:value="225.513" calcext:value-type="float">
            <text:p>225.513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9012" calcext:value-type="float">
            <text:p>0.000609012</text:p>
          </table:table-cell>
          <table:table-cell office:value-type="float" office:value="0.000484522" calcext:value-type="float">
            <text:p>0.000484522</text:p>
          </table:table-cell>
          <table:table-cell office:value-type="float" office:value="0.000884977" calcext:value-type="float">
            <text:p>0.000884977</text:p>
          </table:table-cell>
          <table:table-cell office:value-type="float" office:value="238982" calcext:value-type="float">
            <text:p>238982</text:p>
          </table:table-cell>
          <table:table-cell office:value-type="float" office:value="1000" calcext:value-type="float">
            <text:p>1000</text:p>
          </table:table-cell>
          <table:table-cell office:value-type="float" office:value="238.982" calcext:value-type="float">
            <text:p>238.982</text:p>
          </table:table-cell>
          <table:table-cell office:value-type="float" office:value="171" calcext:value-type="float">
            <text:p>171</text:p>
          </table:table-cell>
          <table:table-cell office:value-type="float" office:value="317" calcext:value-type="float">
            <text:p>317</text:p>
          </table:table-cell>
          <table:table-cell office:value-type="float" office:value="5153" calcext:value-type="float">
            <text:p>5153</text:p>
          </table:table-cell>
          <table:table-cell office:value-type="float" office:value="1000" calcext:value-type="float">
            <text:p>1000</text:p>
          </table:table-cell>
          <table:table-cell office:value-type="float" office:value="5.153" calcext:value-type="float">
            <text:p>5.1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007581490323" calcext:value-type="float">
            <text:p>7.9007581490323</text:p>
          </table:table-cell>
          <table:table-cell table:formula="of:=LOG([.Q3])/LOG(2)" office:value-type="float" office:value="8.30833903013941" calcext:value-type="float">
            <text:p>8.308339030139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7991" calcext:value-type="float">
            <text:p>337991</text:p>
          </table:table-cell>
          <table:table-cell office:value-type="float" office:value="1000" calcext:value-type="float">
            <text:p>1000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291" calcext:value-type="float">
            <text:p>291</text:p>
          </table:table-cell>
          <table:table-cell office:value-type="float" office:value="384" calcext:value-type="float">
            <text:p>384</text:p>
          </table:table-cell>
          <table:table-cell office:value-type="float" office:value="1.13729" calcext:value-type="float">
            <text:p>1.13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00850695" calcext:value-type="float">
            <text:p>0.000850695</text:p>
          </table:table-cell>
          <table:table-cell office:value-type="float" office:value="0.00169865" calcext:value-type="float">
            <text:p>0.00169865</text:p>
          </table:table-cell>
          <table:table-cell office:value-type="float" office:value="421001" calcext:value-type="float">
            <text:p>421001</text:p>
          </table:table-cell>
          <table:table-cell office:value-type="float" office:value="1000" calcext:value-type="float">
            <text:p>1000</text:p>
          </table:table-cell>
          <table:table-cell office:value-type="float" office:value="421.001" calcext:value-type="float">
            <text:p>421.001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6107" calcext:value-type="float">
            <text:p>6107</text:p>
          </table:table-cell>
          <table:table-cell office:value-type="float" office:value="1000" calcext:value-type="float">
            <text:p>1000</text:p>
          </table:table-cell>
          <table:table-cell office:value-type="float" office:value="6.107" calcext:value-type="float">
            <text:p>6.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7176798498914" calcext:value-type="float">
            <text:p>8.7176798498914</text:p>
          </table:table-cell>
          <table:table-cell table:formula="of:=LOG([.Q4])/LOG(2)" office:value-type="float" office:value="9.34651373316564" calcext:value-type="float">
            <text:p>9.346513733165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832" calcext:value-type="float">
            <text:p>450832</text:p>
          </table:table-cell>
          <table:table-cell office:value-type="float" office:value="1000" calcext:value-type="float">
            <text:p>1000</text:p>
          </table:table-cell>
          <table:table-cell office:value-type="float" office:value="450.832" calcext:value-type="float">
            <text:p>450.832</text:p>
          </table:table-cell>
          <table:table-cell office:value-type="float" office:value="397" calcext:value-type="float">
            <text:p>397</text:p>
          </table:table-cell>
          <table:table-cell office:value-type="float" office:value="509" calcext:value-type="float">
            <text:p>509</text:p>
          </table:table-cell>
          <table:table-cell office:value-type="float" office:value="2.29007" calcext:value-type="float">
            <text:p>2.290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007" calcext:value-type="float">
            <text:p>0.00229007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0036885" calcext:value-type="float">
            <text:p>0.0036885</text:p>
          </table:table-cell>
          <table:table-cell office:value-type="float" office:value="778319" calcext:value-type="float">
            <text:p>778319</text:p>
          </table:table-cell>
          <table:table-cell office:value-type="float" office:value="1000" calcext:value-type="float">
            <text:p>1000</text:p>
          </table:table-cell>
          <table:table-cell office:value-type="float" office:value="778.319" calcext:value-type="float">
            <text:p>778.319</text:p>
          </table:table-cell>
          <table:table-cell office:value-type="float" office:value="499" calcext:value-type="float">
            <text:p>499</text:p>
          </table:table-cell>
          <table:table-cell office:value-type="float" office:value="1158" calcext:value-type="float">
            <text:p>1158</text:p>
          </table:table-cell>
          <table:table-cell office:value-type="float" office:value="7156" calcext:value-type="float">
            <text:p>7156</text:p>
          </table:table-cell>
          <table:table-cell office:value-type="float" office:value="1000" calcext:value-type="float">
            <text:p>1000</text:p>
          </table:table-cell>
          <table:table-cell office:value-type="float" office:value="7.156" calcext:value-type="float">
            <text:p>7.1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60421776579965" calcext:value-type="float">
            <text:p>9.60421776579965</text:p>
          </table:table-cell>
          <table:table-cell table:formula="of:=LOG([.Q5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643" calcext:value-type="float">
            <text:p>563643</text:p>
          </table:table-cell>
          <table:table-cell office:value-type="float" office:value="1000" calcext:value-type="float">
            <text:p>1000</text:p>
          </table:table-cell>
          <table:table-cell office:value-type="float" office:value="563.643" calcext:value-type="float">
            <text:p>563.643</text:p>
          </table:table-cell>
          <table:table-cell office:value-type="float" office:value="509" calcext:value-type="float">
            <text:p>509</text:p>
          </table:table-cell>
          <table:table-cell office:value-type="float" office:value="614" calcext:value-type="float">
            <text:p>614</text:p>
          </table:table-cell>
          <table:table-cell office:value-type="float" office:value="5.06138" calcext:value-type="float">
            <text:p>5.06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06138" calcext:value-type="float">
            <text:p>0.00506138</text:p>
          </table:table-cell>
          <table:table-cell office:value-type="float" office:value="0.00295644" calcext:value-type="float">
            <text:p>0.00295644</text:p>
          </table:table-cell>
          <table:table-cell office:value-type="float" office:value="0.00831136" calcext:value-type="float">
            <text:p>0.00831136</text:p>
          </table:table-cell>
          <table:table-cell office:value-type="float" office:value="1529908" calcext:value-type="float">
            <text:p>1529908</text:p>
          </table:table-cell>
          <table:table-cell office:value-type="float" office:value="1000" calcext:value-type="float">
            <text:p>1000</text:p>
          </table:table-cell>
          <table:table-cell office:value-type="float" office:value="1529.91" calcext:value-type="float">
            <text:p>1529.91</text:p>
          </table:table-cell>
          <table:table-cell office:value-type="float" office:value="876" calcext:value-type="float">
            <text:p>876</text:p>
          </table:table-cell>
          <table:table-cell office:value-type="float" office:value="2462" calcext:value-type="float">
            <text:p>2462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5792310706697" calcext:value-type="float">
            <text:p>10.5792310706697</text:p>
          </table:table-cell>
          <table:table-cell table:formula="of:=LOG([.Q6])/LOG(2)" office:value-type="float" office:value="11.2656150464845" calcext:value-type="float">
            <text:p>11.26561504648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020" calcext:value-type="float">
            <text:p>676020</text:p>
          </table:table-cell>
          <table:table-cell office:value-type="float" office:value="1000" calcext:value-type="float">
            <text:p>1000</text:p>
          </table:table-cell>
          <table:table-cell office:value-type="float" office:value="676.02" calcext:value-type="float">
            <text:p>676.02</text:p>
          </table:table-cell>
          <table:table-cell office:value-type="float" office:value="622" calcext:value-type="float">
            <text:p>622</text:p>
          </table:table-cell>
          <table:table-cell office:value-type="float" office:value="728" calcext:value-type="float">
            <text:p>728</text:p>
          </table:table-cell>
          <table:table-cell office:value-type="float" office:value="12.4201" calcext:value-type="float">
            <text:p>12.4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201" calcext:value-type="float">
            <text:p>0.0124201</text:p>
          </table:table-cell>
          <table:table-cell office:value-type="float" office:value="0.00651786" calcext:value-type="float">
            <text:p>0.00651786</text:p>
          </table:table-cell>
          <table:table-cell office:value-type="float" office:value="0.0204551" calcext:value-type="float">
            <text:p>0.0204551</text:p>
          </table:table-cell>
          <table:table-cell office:value-type="float" office:value="3253652" calcext:value-type="float">
            <text:p>3253652</text:p>
          </table:table-cell>
          <table:table-cell office:value-type="float" office:value="1000" calcext:value-type="float">
            <text:p>1000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1523" calcext:value-type="float">
            <text:p>1523</text:p>
          </table:table-cell>
          <table:table-cell office:value-type="float" office:value="5546" calcext:value-type="float">
            <text:p>5546</text:p>
          </table:table-cell>
          <table:table-cell office:value-type="float" office:value="10023" calcext:value-type="float">
            <text:p>10023</text:p>
          </table:table-cell>
          <table:table-cell office:value-type="float" office:value="1000" calcext:value-type="float">
            <text:p>1000</text:p>
          </table:table-cell>
          <table:table-cell office:value-type="float" office:value="10.023" calcext:value-type="float">
            <text:p>10.0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6678433511544" calcext:value-type="float">
            <text:p>11.6678433511544</text:p>
          </table:table-cell>
          <table:table-cell table:formula="of:=LOG([.Q7])/LOG(2)" office:value-type="float" office:value="12.4372319010395" calcext:value-type="float">
            <text:p>12.43723190103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268" calcext:value-type="float">
            <text:p>789268</text:p>
          </table:table-cell>
          <table:table-cell office:value-type="float" office:value="1000" calcext:value-type="float">
            <text:p>1000</text:p>
          </table:table-cell>
          <table:table-cell office:value-type="float" office:value="789.268" calcext:value-type="float">
            <text:p>789.268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36.2644" calcext:value-type="float">
            <text:p>36.2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362644" calcext:value-type="float">
            <text:p>0.0362644</text:p>
          </table:table-cell>
          <table:table-cell office:value-type="float" office:value="0.0148364" calcext:value-type="float">
            <text:p>0.0148364</text:p>
          </table:table-cell>
          <table:table-cell office:value-type="float" office:value="0.0744864" calcext:value-type="float">
            <text:p>0.0744864</text:p>
          </table:table-cell>
          <table:table-cell office:value-type="float" office:value="8036185" calcext:value-type="float">
            <text:p>8036185</text:p>
          </table:table-cell>
          <table:table-cell office:value-type="float" office:value="1000" calcext:value-type="float">
            <text:p>1000</text:p>
          </table:table-cell>
          <table:table-cell office:value-type="float" office:value="8036.19" calcext:value-type="float">
            <text:p>8036.19</text:p>
          </table:table-cell>
          <table:table-cell office:value-type="float" office:value="3201" calcext:value-type="float">
            <text:p>3201</text:p>
          </table:table-cell>
          <table:table-cell office:value-type="float" office:value="15519" calcext:value-type="float">
            <text:p>15519</text:p>
          </table:table-cell>
          <table:table-cell office:value-type="float" office:value="12178" calcext:value-type="float">
            <text:p>12178</text:p>
          </table:table-cell>
          <table:table-cell office:value-type="float" office:value="1000" calcext:value-type="float">
            <text:p>1000</text:p>
          </table:table-cell>
          <table:table-cell office:value-type="float" office:value="12.178" calcext:value-type="float">
            <text:p>12.1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97229595884" calcext:value-type="float">
            <text:p>12.97229595884</text:p>
          </table:table-cell>
          <table:table-cell table:formula="of:=LOG([.Q8])/LOG(2)" office:value-type="float" office:value="13.9217479769249" calcext:value-type="float">
            <text:p>13.92174797692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399" calcext:value-type="float">
            <text:p>902399</text:p>
          </table:table-cell>
          <table:table-cell office:value-type="float" office:value="1000" calcext:value-type="float">
            <text:p>1000</text:p>
          </table:table-cell>
          <table:table-cell office:value-type="float" office:value="902.399" calcext:value-type="float">
            <text:p>902.399</text:p>
          </table:table-cell>
          <table:table-cell office:value-type="float" office:value="862" calcext:value-type="float">
            <text:p>862</text:p>
          </table:table-cell>
          <table:table-cell office:value-type="float" office:value="939" calcext:value-type="float">
            <text:p>939</text:p>
          </table:table-cell>
          <table:table-cell office:value-type="float" office:value="126.782" calcext:value-type="float">
            <text:p>126.782</text:p>
          </table:table-cell>
          <table:table-cell office:value-type="float" office:value="1000" calcext:value-type="float">
            <text:p>1000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0.053934" calcext:value-type="float">
            <text:p>0.053934</text:p>
          </table:table-cell>
          <table:table-cell office:value-type="float" office:value="0.274529" calcext:value-type="float">
            <text:p>0.274529</text:p>
          </table:table-cell>
          <table:table-cell office:value-type="float" office:value="22752449" calcext:value-type="float">
            <text:p>22752449</text:p>
          </table:table-cell>
          <table:table-cell office:value-type="float" office:value="1000" calcext:value-type="float">
            <text:p>1000</text:p>
          </table:table-cell>
          <table:table-cell office:value-type="float" office:value="22752.4" calcext:value-type="float">
            <text:p>22752.4</text:p>
          </table:table-cell>
          <table:table-cell office:value-type="float" office:value="8412" calcext:value-type="float">
            <text:p>8412</text:p>
          </table:table-cell>
          <table:table-cell office:value-type="float" office:value="46817" calcext:value-type="float">
            <text:p>46817</text:p>
          </table:table-cell>
          <table:table-cell office:value-type="float" office:value="15561" calcext:value-type="float">
            <text:p>15561</text:p>
          </table:table-cell>
          <table:table-cell office:value-type="float" office:value="1000" calcext:value-type="float">
            <text:p>1000</text:p>
          </table:table-cell>
          <table:table-cell office:value-type="float" office:value="15.561" calcext:value-type="float">
            <text:p>15.5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4737311132333" calcext:value-type="float">
            <text:p>14.4737311132333</text:p>
          </table:table-cell>
          <table:table-cell table:formula="of:=LOG([.Q9])/LOG(2)" office:value-type="float" office:value="15.514744870091" calcext:value-type="float">
            <text:p>15.514744870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989" calcext:value-type="float">
            <text:p>1014989</text:p>
          </table:table-cell>
          <table:table-cell office:value-type="float" office:value="1000" calcext:value-type="float">
            <text:p>1000</text:p>
          </table:table-cell>
          <table:table-cell office:value-type="float" office:value="1014.99" calcext:value-type="float">
            <text:p>1014.99</text:p>
          </table:table-cell>
          <table:table-cell office:value-type="float" office:value="981" calcext:value-type="float">
            <text:p>981</text:p>
          </table:table-cell>
          <table:table-cell office:value-type="float" office:value="1043" calcext:value-type="float">
            <text:p>1043</text:p>
          </table:table-cell>
          <table:table-cell office:value-type="float" office:value="436.48" calcext:value-type="float">
            <text:p>436.48</text:p>
          </table:table-cell>
          <table:table-cell office:value-type="float" office:value="1000" calcext:value-type="float">
            <text:p>1000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0999636" calcext:value-type="float">
            <text:p>0.0999636</text:p>
          </table:table-cell>
          <table:table-cell office:value-type="float" office:value="1.27888" calcext:value-type="float">
            <text:p>1.27888</text:p>
          </table:table-cell>
          <table:table-cell office:value-type="float" office:value="59481593" calcext:value-type="float">
            <text:p>59481593</text:p>
          </table:table-cell>
          <table:table-cell office:value-type="float" office:value="1000" calcext:value-type="float">
            <text:p>1000</text:p>
          </table:table-cell>
          <table:table-cell office:value-type="float" office:value="59481.6" calcext:value-type="float">
            <text:p>59481.6</text:p>
          </table:table-cell>
          <table:table-cell office:value-type="float" office:value="11606" calcext:value-type="float">
            <text:p>11606</text:p>
          </table:table-cell>
          <table:table-cell office:value-type="float" office:value="173148" calcext:value-type="float">
            <text:p>173148</text:p>
          </table:table-cell>
          <table:table-cell office:value-type="float" office:value="21988" calcext:value-type="float">
            <text:p>21988</text:p>
          </table:table-cell>
          <table:table-cell office:value-type="float" office:value="1000" calcext:value-type="float">
            <text:p>1000</text:p>
          </table:table-cell>
          <table:table-cell office:value-type="float" office:value="21.988" calcext:value-type="float">
            <text:p>21.98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8601558346234" calcext:value-type="float">
            <text:p>15.8601558346234</text:p>
          </table:table-cell>
          <table:table-cell table:formula="of:=LOG([.Q10])/LOG(2)" office:value-type="float" office:value="17.401646197769" calcext:value-type="float">
            <text:p>17.401646197769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703" calcext:value-type="float">
            <text:p>117703</text:p>
          </table:table-cell>
          <table:table-cell office:value-type="float" office:value="1000" calcext:value-type="float">
            <text:p>1000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8652" calcext:value-type="float">
            <text:p>0.000368652</text:p>
          </table:table-cell>
          <table:table-cell office:value-type="float" office:value="0.000318042" calcext:value-type="float">
            <text:p>0.000318042</text:p>
          </table:table-cell>
          <table:table-cell office:value-type="float" office:value="0.000440003" calcext:value-type="float">
            <text:p>0.000440003</text:p>
          </table:table-cell>
          <table:table-cell office:value-type="float" office:value="132147" calcext:value-type="float">
            <text:p>132147</text:p>
          </table:table-cell>
          <table:table-cell office:value-type="float" office:value="1000" calcext:value-type="float">
            <text:p>1000</text:p>
          </table:table-cell>
          <table:table-cell office:value-type="float" office:value="132.147" calcext:value-type="float">
            <text:p>132.147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4599986307619" calcext:value-type="float">
            <text:p>7.04599986307619</text:p>
          </table:table-cell>
          <table:table-cell table:formula="of:=LOG([.Q2])/LOG(2)" office:value-type="float" office:value="7.4262647547021" calcext:value-type="float">
            <text:p>7.4262647547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4821" calcext:value-type="float">
            <text:p>234821</text:p>
          </table:table-cell>
          <table:table-cell office:value-type="float" office:value="1000" calcext:value-type="float">
            <text:p>1000</text:p>
          </table:table-cell>
          <table:table-cell office:value-type="float" office:value="234.821" calcext:value-type="float">
            <text:p>234.821</text:p>
          </table:table-cell>
          <table:table-cell office:value-type="float" office:value="188" calcext:value-type="float">
            <text:p>188</text:p>
          </table:table-cell>
          <table:table-cell office:value-type="float" office:value="273" calcext:value-type="float">
            <text:p>273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1322" calcext:value-type="float">
            <text:p>0.000641322</text:p>
          </table:table-cell>
          <table:table-cell office:value-type="float" office:value="0.000486042" calcext:value-type="float">
            <text:p>0.000486042</text:p>
          </table:table-cell>
          <table:table-cell office:value-type="float" office:value="0.000833366" calcext:value-type="float">
            <text:p>0.000833366</text:p>
          </table:table-cell>
          <table:table-cell office:value-type="float" office:value="250151" calcext:value-type="float">
            <text:p>250151</text:p>
          </table:table-cell>
          <table:table-cell office:value-type="float" office:value="1000" calcext:value-type="float">
            <text:p>1000</text:p>
          </table:table-cell>
          <table:table-cell office:value-type="float" office:value="250.151" calcext:value-type="float">
            <text:p>250.151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6665540941359" calcext:value-type="float">
            <text:p>7.96665540941359</text:p>
          </table:table-cell>
          <table:table-cell table:formula="of:=LOG([.Q3])/LOG(2)" office:value-type="float" office:value="8.4093909361377" calcext:value-type="float">
            <text:p>8.4093909361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177" calcext:value-type="float">
            <text:p>353177</text:p>
          </table:table-cell>
          <table:table-cell office:value-type="float" office:value="1000" calcext:value-type="float">
            <text:p>1000</text:p>
          </table:table-cell>
          <table:table-cell office:value-type="float" office:value="353.177" calcext:value-type="float">
            <text:p>353.177</text:p>
          </table:table-cell>
          <table:table-cell office:value-type="float" office:value="300" calcext:value-type="float">
            <text:p>300</text:p>
          </table:table-cell>
          <table:table-cell office:value-type="float" office:value="402" calcext:value-type="float">
            <text:p>402</text:p>
          </table:table-cell>
          <table:table-cell office:value-type="float" office:value="1.21503" calcext:value-type="float">
            <text:p>1.21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503" calcext:value-type="float">
            <text:p>0.00121503</text:p>
          </table:table-cell>
          <table:table-cell office:value-type="float" office:value="0.000915892" calcext:value-type="float">
            <text:p>0.000915892</text:p>
          </table:table-cell>
          <table:table-cell office:value-type="float" office:value="0.00163349" calcext:value-type="float">
            <text:p>0.00163349</text:p>
          </table:table-cell>
          <table:table-cell office:value-type="float" office:value="447114" calcext:value-type="float">
            <text:p>447114</text:p>
          </table:table-cell>
          <table:table-cell office:value-type="float" office:value="1000" calcext:value-type="float">
            <text:p>1000</text:p>
          </table:table-cell>
          <table:table-cell office:value-type="float" office:value="447.114" calcext:value-type="float">
            <text:p>447.114</text:p>
          </table:table-cell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6123" calcext:value-type="float">
            <text:p>6123</text:p>
          </table:table-cell>
          <table:table-cell office:value-type="float" office:value="1000" calcext:value-type="float">
            <text:p>1000</text:p>
          </table:table-cell>
          <table:table-cell office:value-type="float" office:value="6.123" calcext:value-type="float">
            <text:p>6.1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0449890992134" calcext:value-type="float">
            <text:p>8.80449890992134</text:p>
          </table:table-cell>
          <table:table-cell table:formula="of:=LOG([.Q4])/LOG(2)" office:value-type="float" office:value="9.28540221886225" calcext:value-type="float">
            <text:p>9.285402218862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69489" calcext:value-type="float">
            <text:p>469489</text:p>
          </table:table-cell>
          <table:table-cell office:value-type="float" office:value="1000" calcext:value-type="float">
            <text:p>1000</text:p>
          </table:table-cell>
          <table:table-cell office:value-type="float" office:value="469.489" calcext:value-type="float">
            <text:p>469.489</text:p>
          </table:table-cell>
          <table:table-cell office:value-type="float" office:value="400" calcext:value-type="float">
            <text:p>400</text:p>
          </table:table-cell>
          <table:table-cell office:value-type="float" office:value="521" calcext:value-type="float">
            <text:p>521</text:p>
          </table:table-cell>
          <table:table-cell office:value-type="float" office:value="2.46299" calcext:value-type="float">
            <text:p>2.46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6299" calcext:value-type="float">
            <text:p>0.00246299</text:p>
          </table:table-cell>
          <table:table-cell office:value-type="float" office:value="0.00163899" calcext:value-type="float">
            <text:p>0.00163899</text:p>
          </table:table-cell>
          <table:table-cell office:value-type="float" office:value="0.00369843" calcext:value-type="float">
            <text:p>0.00369843</text:p>
          </table:table-cell>
          <table:table-cell office:value-type="float" office:value="833799" calcext:value-type="float">
            <text:p>833799</text:p>
          </table:table-cell>
          <table:table-cell office:value-type="float" office:value="1000" calcext:value-type="float">
            <text:p>1000</text:p>
          </table:table-cell>
          <table:table-cell office:value-type="float" office:value="833.799" calcext:value-type="float">
            <text:p>833.799</text:p>
          </table:table-cell>
          <table:table-cell office:value-type="float" office:value="537" calcext:value-type="float">
            <text:p>537</text:p>
          </table:table-cell>
          <table:table-cell office:value-type="float" office:value="1243" calcext:value-type="float">
            <text:p>1243</text:p>
          </table:table-cell>
          <table:table-cell office:value-type="float" office:value="7163" calcext:value-type="float">
            <text:p>7163</text:p>
          </table:table-cell>
          <table:table-cell office:value-type="float" office:value="1000" calcext:value-type="float">
            <text:p>1000</text:p>
          </table:table-cell>
          <table:table-cell office:value-type="float" office:value="7.163" calcext:value-type="float">
            <text:p>7.1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0355583165489" calcext:value-type="float">
            <text:p>9.70355583165489</text:p>
          </table:table-cell>
          <table:table-cell table:formula="of:=LOG([.Q5])/LOG(2)" office:value-type="float" office:value="10.2796105810525" calcext:value-type="float">
            <text:p>10.2796105810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7973" calcext:value-type="float">
            <text:p>587973</text:p>
          </table:table-cell>
          <table:table-cell office:value-type="float" office:value="1000" calcext:value-type="float">
            <text:p>1000</text:p>
          </table:table-cell>
          <table:table-cell office:value-type="float" office:value="587.973" calcext:value-type="float">
            <text:p>587.973</text:p>
          </table:table-cell>
          <table:table-cell office:value-type="float" office:value="527" calcext:value-type="float">
            <text:p>527</text:p>
          </table:table-cell>
          <table:table-cell office:value-type="float" office:value="641" calcext:value-type="float">
            <text:p>641</text:p>
          </table:table-cell>
          <table:table-cell office:value-type="float" office:value="5.53755" calcext:value-type="float">
            <text:p>5.53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3755" calcext:value-type="float">
            <text:p>0.00553755</text:p>
          </table:table-cell>
          <table:table-cell office:value-type="float" office:value="0.00331733" calcext:value-type="float">
            <text:p>0.00331733</text:p>
          </table:table-cell>
          <table:table-cell office:value-type="float" office:value="0.00879043" calcext:value-type="float">
            <text:p>0.00879043</text:p>
          </table:table-cell>
          <table:table-cell office:value-type="float" office:value="1656699" calcext:value-type="float">
            <text:p>1656699</text:p>
          </table:table-cell>
          <table:table-cell office:value-type="float" office:value="1000" calcext:value-type="float">
            <text:p>1000</text:p>
          </table:table-cell>
          <table:table-cell office:value-type="float" office:value="1656.7" calcext:value-type="float">
            <text:p>1656.7</text:p>
          </table:table-cell>
          <table:table-cell office:value-type="float" office:value="961" calcext:value-type="float">
            <text:p>961</text:p>
          </table:table-cell>
          <table:table-cell office:value-type="float" office:value="2622" calcext:value-type="float">
            <text:p>2622</text:p>
          </table:table-cell>
          <table:table-cell office:value-type="float" office:value="8455" calcext:value-type="float">
            <text:p>8455</text:p>
          </table:table-cell>
          <table:table-cell office:value-type="float" office:value="1000" calcext:value-type="float">
            <text:p>1000</text:p>
          </table:table-cell>
          <table:table-cell office:value-type="float" office:value="8.455" calcext:value-type="float">
            <text:p>8.4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6940966635057" calcext:value-type="float">
            <text:p>10.6940966635057</text:p>
          </table:table-cell>
          <table:table-cell table:formula="of:=LOG([.Q6])/LOG(2)" office:value-type="float" office:value="11.3564519702218" calcext:value-type="float">
            <text:p>11.3564519702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025" calcext:value-type="float">
            <text:p>706025</text:p>
          </table:table-cell>
          <table:table-cell office:value-type="float" office:value="1000" calcext:value-type="float">
            <text:p>1000</text:p>
          </table:table-cell>
          <table:table-cell office:value-type="float" office:value="706.025" calcext:value-type="float">
            <text:p>706.025</text:p>
          </table:table-cell>
          <table:table-cell office:value-type="float" office:value="653" calcext:value-type="float">
            <text:p>653</text:p>
          </table:table-cell>
          <table:table-cell office:value-type="float" office:value="757" calcext:value-type="float">
            <text:p>757</text:p>
          </table:table-cell>
          <table:table-cell office:value-type="float" office:value="13.9675" calcext:value-type="float">
            <text:p>13.9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39675" calcext:value-type="float">
            <text:p>0.0139675</text:p>
          </table:table-cell>
          <table:table-cell office:value-type="float" office:value="0.00721751" calcext:value-type="float">
            <text:p>0.00721751</text:p>
          </table:table-cell>
          <table:table-cell office:value-type="float" office:value="0.0245413" calcext:value-type="float">
            <text:p>0.0245413</text:p>
          </table:table-cell>
          <table:table-cell office:value-type="float" office:value="3615422" calcext:value-type="float">
            <text:p>3615422</text:p>
          </table:table-cell>
          <table:table-cell office:value-type="float" office:value="1000" calcext:value-type="float">
            <text:p>1000</text:p>
          </table:table-cell>
          <table:table-cell office:value-type="float" office:value="3615.42" calcext:value-type="float">
            <text:p>3615.42</text:p>
          </table:table-cell>
          <table:table-cell office:value-type="float" office:value="1781" calcext:value-type="float">
            <text:p>1781</text:p>
          </table:table-cell>
          <table:table-cell office:value-type="float" office:value="6001" calcext:value-type="float">
            <text:p>6001</text:p>
          </table:table-cell>
          <table:table-cell office:value-type="float" office:value="10087" calcext:value-type="float">
            <text:p>10087</text:p>
          </table:table-cell>
          <table:table-cell office:value-type="float" office:value="1000" calcext:value-type="float">
            <text:p>1000</text:p>
          </table:table-cell>
          <table:table-cell office:value-type="float" office:value="10.087" calcext:value-type="float">
            <text:p>10.0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8199475381236" calcext:value-type="float">
            <text:p>11.8199475381236</text:p>
          </table:table-cell>
          <table:table-cell table:formula="of:=LOG([.Q7])/LOG(2)" office:value-type="float" office:value="12.5509872145215" calcext:value-type="float">
            <text:p>12.5509872145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314" calcext:value-type="float">
            <text:p>823314</text:p>
          </table:table-cell>
          <table:table-cell office:value-type="float" office:value="1000" calcext:value-type="float">
            <text:p>1000</text:p>
          </table:table-cell>
          <table:table-cell office:value-type="float" office:value="823.314" calcext:value-type="float">
            <text:p>823.314</text:p>
          </table:table-cell>
          <table:table-cell office:value-type="float" office:value="767" calcext:value-type="float">
            <text:p>767</text:p>
          </table:table-cell>
          <table:table-cell office:value-type="float" office:value="871" calcext:value-type="float">
            <text:p>871</text:p>
          </table:table-cell>
          <table:table-cell office:value-type="float" office:value="40.9092" calcext:value-type="float">
            <text:p>40.9092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092" calcext:value-type="float">
            <text:p>0.0409092</text:p>
          </table:table-cell>
          <table:table-cell office:value-type="float" office:value="0.0195573" calcext:value-type="float">
            <text:p>0.0195573</text:p>
          </table:table-cell>
          <table:table-cell office:value-type="float" office:value="0.101392" calcext:value-type="float">
            <text:p>0.101392</text:p>
          </table:table-cell>
          <table:table-cell office:value-type="float" office:value="8920188" calcext:value-type="float">
            <text:p>8920188</text:p>
          </table:table-cell>
          <table:table-cell office:value-type="float" office:value="1000" calcext:value-type="float">
            <text:p>1000</text:p>
          </table:table-cell>
          <table:table-cell office:value-type="float" office:value="8920.19" calcext:value-type="float">
            <text:p>8920.19</text:p>
          </table:table-cell>
          <table:table-cell office:value-type="float" office:value="3974" calcext:value-type="float">
            <text:p>3974</text:p>
          </table:table-cell>
          <table:table-cell office:value-type="float" office:value="20237" calcext:value-type="float">
            <text:p>20237</text:p>
          </table:table-cell>
          <table:table-cell office:value-type="float" office:value="12287" calcext:value-type="float">
            <text:p>12287</text:p>
          </table:table-cell>
          <table:table-cell office:value-type="float" office:value="1000" calcext:value-type="float">
            <text:p>1000</text:p>
          </table:table-cell>
          <table:table-cell office:value-type="float" office:value="12.287" calcext:value-type="float">
            <text:p>12.28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1228587245317" calcext:value-type="float">
            <text:p>13.1228587245317</text:p>
          </table:table-cell>
          <table:table-cell table:formula="of:=LOG([.Q8])/LOG(2)" office:value-type="float" office:value="14.3047078155347" calcext:value-type="float">
            <text:p>14.3047078155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04" calcext:value-type="float">
            <text:p>940704</text:p>
          </table:table-cell>
          <table:table-cell office:value-type="float" office:value="1000" calcext:value-type="float">
            <text:p>1000</text:p>
          </table:table-cell>
          <table:table-cell office:value-type="float" office:value="940.704" calcext:value-type="float">
            <text:p>940.704</text:p>
          </table:table-cell>
          <table:table-cell office:value-type="float" office:value="891" calcext:value-type="float">
            <text:p>891</text:p>
          </table:table-cell>
          <table:table-cell office:value-type="float" office:value="988" calcext:value-type="float">
            <text:p>988</text:p>
          </table:table-cell>
          <table:table-cell office:value-type="float" office:value="146.774" calcext:value-type="float">
            <text:p>146.774</text:p>
          </table:table-cell>
          <table:table-cell office:value-type="float" office:value="1000" calcext:value-type="float">
            <text:p>1000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0630334" calcext:value-type="float">
            <text:p>0.0630334</text:p>
          </table:table-cell>
          <table:table-cell office:value-type="float" office:value="0.355455" calcext:value-type="float">
            <text:p>0.355455</text:p>
          </table:table-cell>
          <table:table-cell office:value-type="float" office:value="25863264" calcext:value-type="float">
            <text:p>25863264</text:p>
          </table:table-cell>
          <table:table-cell office:value-type="float" office:value="1000" calcext:value-type="float">
            <text:p>1000</text:p>
          </table:table-cell>
          <table:table-cell office:value-type="float" office:value="25863.3" calcext:value-type="float">
            <text:p>25863.3</text:p>
          </table:table-cell>
          <table:table-cell office:value-type="float" office:value="10239" calcext:value-type="float">
            <text:p>10239</text:p>
          </table:table-cell>
          <table:table-cell office:value-type="float" office:value="64259" calcext:value-type="float">
            <text:p>64259</text:p>
          </table:table-cell>
          <table:table-cell office:value-type="float" office:value="15760" calcext:value-type="float">
            <text:p>15760</text:p>
          </table:table-cell>
          <table:table-cell office:value-type="float" office:value="1000" calcext:value-type="float">
            <text:p>1000</text:p>
          </table:table-cell>
          <table:table-cell office:value-type="float" office:value="15.76" calcext:value-type="float">
            <text:p>15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6586187455674" calcext:value-type="float">
            <text:p>14.6586187455674</text:p>
          </table:table-cell>
          <table:table-cell table:formula="of:=LOG([.Q9])/LOG(2)" office:value-type="float" office:value="15.9716109092809" calcext:value-type="float">
            <text:p>15.97161090928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27" calcext:value-type="float">
            <text:p>1058027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3" calcext:value-type="float">
            <text:p>1058.03</text:p>
          </table:table-cell>
          <table:table-cell office:value-type="float" office:value="1010" calcext:value-type="float">
            <text:p>1010</text:p>
          </table:table-cell>
          <table:table-cell office:value-type="float" office:value="1086" calcext:value-type="float">
            <text:p>1086</text:p>
          </table:table-cell>
          <table:table-cell office:value-type="float" office:value="538.359" calcext:value-type="float">
            <text:p>538.359</text:p>
          </table:table-cell>
          <table:table-cell office:value-type="float" office:value="1000" calcext:value-type="float">
            <text:p>1000</text:p>
          </table:table-cell>
          <table:table-cell office:value-type="float" office:value="0.538359" calcext:value-type="float">
            <text:p>0.538359</text:p>
          </table:table-cell>
          <table:table-cell office:value-type="float" office:value="0.0784163" calcext:value-type="float">
            <text:p>0.0784163</text:p>
          </table:table-cell>
          <table:table-cell office:value-type="float" office:value="1.86571" calcext:value-type="float">
            <text:p>1.86571</text:p>
          </table:table-cell>
          <table:table-cell office:value-type="float" office:value="72023831" calcext:value-type="float">
            <text:p>72023831</text:p>
          </table:table-cell>
          <table:table-cell office:value-type="float" office:value="1000" calcext:value-type="float">
            <text:p>1000</text:p>
          </table:table-cell>
          <table:table-cell office:value-type="float" office:value="72023.8" calcext:value-type="float">
            <text:p>72023.8</text:p>
          </table:table-cell>
          <table:table-cell office:value-type="float" office:value="10384" calcext:value-type="float">
            <text:p>10384</text:p>
          </table:table-cell>
          <table:table-cell office:value-type="float" office:value="214449" calcext:value-type="float">
            <text:p>214449</text:p>
          </table:table-cell>
          <table:table-cell office:value-type="float" office:value="22163" calcext:value-type="float">
            <text:p>22163</text:p>
          </table:table-cell>
          <table:table-cell office:value-type="float" office:value="1000" calcext:value-type="float">
            <text:p>1000</text:p>
          </table:table-cell>
          <table:table-cell office:value-type="float" office:value="22.163" calcext:value-type="float">
            <text:p>22.16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136186098163" calcext:value-type="float">
            <text:p>16.136186098163</text:p>
          </table:table-cell>
          <table:table-cell table:formula="of:=LOG([.Q10])/LOG(2)" office:value-type="float" office:value="17.7102750629754" calcext:value-type="float">
            <text:p>17.7102750629754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5" calcext:value-type="float">
            <text:p>122.335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387" calcext:value-type="float">
            <text:p>0.000384387</text:p>
          </table:table-cell>
          <table:table-cell office:value-type="float" office:value="0.00032685" calcext:value-type="float">
            <text:p>0.00032685</text:p>
          </table:table-cell>
          <table:table-cell office:value-type="float" office:value="0.000449247" calcext:value-type="float">
            <text:p>0.000449247</text:p>
          </table:table-cell>
          <table:table-cell office:value-type="float" office:value="137162" calcext:value-type="float">
            <text:p>137162</text:p>
          </table:table-cell>
          <table:table-cell office:value-type="float" office:value="1000" calcext:value-type="float">
            <text:p>1000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9973703568063" calcext:value-type="float">
            <text:p>7.09973703568063</text:p>
          </table:table-cell>
          <table:table-cell table:formula="of:=LOG([.Q2])/LOG(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104" calcext:value-type="float">
            <text:p>245104</text:p>
          </table:table-cell>
          <table:table-cell office:value-type="float" office:value="1000" calcext:value-type="float">
            <text:p>1000</text:p>
          </table:table-cell>
          <table:table-cell office:value-type="float" office:value="245.104" calcext:value-type="float">
            <text:p>245.104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.676859" calcext:value-type="float">
            <text:p>0.676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859" calcext:value-type="float">
            <text:p>0.000676859</text:p>
          </table:table-cell>
          <table:table-cell office:value-type="float" office:value="0.000540919" calcext:value-type="float">
            <text:p>0.000540919</text:p>
          </table:table-cell>
          <table:table-cell office:value-type="float" office:value="0.000898783" calcext:value-type="float">
            <text:p>0.000898783</text:p>
          </table:table-cell>
          <table:table-cell office:value-type="float" office:value="261441" calcext:value-type="float">
            <text:p>261441</text:p>
          </table:table-cell>
          <table:table-cell office:value-type="float" office:value="1000" calcext:value-type="float">
            <text:p>1000</text:p>
          </table:table-cell>
          <table:table-cell office:value-type="float" office:value="261.441" calcext:value-type="float">
            <text:p>261.441</text:p>
          </table:table-cell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8.03034159662479" calcext:value-type="float">
            <text:p>8.03034159662479</text:p>
          </table:table-cell>
          <table:table-cell table:formula="of:=LOG([.Q3])/LOG(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282" calcext:value-type="float">
            <text:p>3672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2" calcext:value-type="float">
            <text:p>367.282</text:p>
          </table:table-cell>
          <table:table-cell office:value-type="float" office:value="321" calcext:value-type="float">
            <text:p>321</text:p>
          </table:table-cell>
          <table:table-cell office:value-type="float" office:value="424" calcext:value-type="float">
            <text:p>424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654" calcext:value-type="float">
            <text:p>0.00128654</text:p>
          </table:table-cell>
          <table:table-cell office:value-type="float" office:value="0.000953898" calcext:value-type="float">
            <text:p>0.000953898</text:p>
          </table:table-cell>
          <table:table-cell office:value-type="float" office:value="0.00190382" calcext:value-type="float">
            <text:p>0.00190382</text:p>
          </table:table-cell>
          <table:table-cell office:value-type="float" office:value="470040" calcext:value-type="float">
            <text:p>470040</text:p>
          </table:table-cell>
          <table:table-cell office:value-type="float" office:value="1000" calcext:value-type="float">
            <text:p>1000</text:p>
          </table:table-cell>
          <table:table-cell office:value-type="float" office:value="470.04" calcext:value-type="float">
            <text:p>470.04</text:p>
          </table:table-cell>
          <table:table-cell office:value-type="float" office:value="338" calcext:value-type="float">
            <text:p>338</text:p>
          </table:table-cell>
          <table:table-cell office:value-type="float" office:value="699" calcext:value-type="float">
            <text:p>699</text:p>
          </table:table-cell>
          <table:table-cell office:value-type="float" office:value="6142" calcext:value-type="float">
            <text:p>6142</text:p>
          </table:table-cell>
          <table:table-cell office:value-type="float" office:value="1000" calcext:value-type="float">
            <text:p>1000</text:p>
          </table:table-cell>
          <table:table-cell office:value-type="float" office:value="6.142" calcext:value-type="float">
            <text:p>6.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7663972389718" calcext:value-type="float">
            <text:p>8.87663972389718</text:p>
          </table:table-cell>
          <table:table-cell table:formula="of:=LOG([.Q4])/LOG(2)" office:value-type="float" office:value="9.44914864537544" calcext:value-type="float">
            <text:p>9.4491486453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087" calcext:value-type="float">
            <text:p>490087</text:p>
          </table:table-cell>
          <table:table-cell office:value-type="float" office:value="1000" calcext:value-type="float">
            <text:p>1000</text:p>
          </table:table-cell>
          <table:table-cell office:value-type="float" office:value="490.087" calcext:value-type="float">
            <text:p>490.087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981" calcext:value-type="float">
            <text:p>0.00264981</text:p>
          </table:table-cell>
          <table:table-cell office:value-type="float" office:value="0.00182523" calcext:value-type="float">
            <text:p>0.00182523</text:p>
          </table:table-cell>
          <table:table-cell office:value-type="float" office:value="0.00429352" calcext:value-type="float">
            <text:p>0.00429352</text:p>
          </table:table-cell>
          <table:table-cell office:value-type="float" office:value="887780" calcext:value-type="float">
            <text:p>887780</text:p>
          </table:table-cell>
          <table:table-cell office:value-type="float" office:value="1000" calcext:value-type="float">
            <text:p>1000</text:p>
          </table:table-cell>
          <table:table-cell office:value-type="float" office:value="887.78" calcext:value-type="float">
            <text:p>887.78</text:p>
          </table:table-cell>
          <table:table-cell office:value-type="float" office:value="616" calcext:value-type="float">
            <text:p>616</text:p>
          </table:table-cell>
          <table:table-cell office:value-type="float" office:value="1297" calcext:value-type="float">
            <text:p>1297</text:p>
          </table:table-cell>
          <table:table-cell office:value-type="float" office:value="7212" calcext:value-type="float">
            <text:p>7212</text:p>
          </table:table-cell>
          <table:table-cell office:value-type="float" office:value="1000" calcext:value-type="float">
            <text:p>1000</text:p>
          </table:table-cell>
          <table:table-cell office:value-type="float" office:value="7.212" calcext:value-type="float">
            <text:p>7.2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9405839762018" calcext:value-type="float">
            <text:p>9.79405839762018</text:p>
          </table:table-cell>
          <table:table-cell table:formula="of:=LOG([.Q5])/LOG(2)" office:value-type="float" office:value="10.3409627642517" calcext:value-type="float">
            <text:p>10.340962764251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165" calcext:value-type="float">
            <text:p>612165</text:p>
          </table:table-cell>
          <table:table-cell office:value-type="float" office:value="1000" calcext:value-type="float">
            <text:p>1000</text:p>
          </table:table-cell>
          <table:table-cell office:value-type="float" office:value="612.165" calcext:value-type="float">
            <text:p>612.165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.99791" calcext:value-type="float">
            <text:p>5.99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791" calcext:value-type="float">
            <text:p>0.00599791</text:p>
          </table:table-cell>
          <table:table-cell office:value-type="float" office:value="0.00336137" calcext:value-type="float">
            <text:p>0.00336137</text:p>
          </table:table-cell>
          <table:table-cell office:value-type="float" office:value="0.00934658" calcext:value-type="float">
            <text:p>0.00934658</text:p>
          </table:table-cell>
          <table:table-cell office:value-type="float" office:value="1786281" calcext:value-type="float">
            <text:p>1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936" calcext:value-type="float">
            <text:p>936</text:p>
          </table:table-cell>
          <table:table-cell office:value-type="float" office:value="2807" calcext:value-type="float">
            <text:p>2807</text:p>
          </table:table-cell>
          <table:table-cell office:value-type="float" office:value="8472" calcext:value-type="float">
            <text:p>8472</text:p>
          </table:table-cell>
          <table:table-cell office:value-type="float" office:value="1000" calcext:value-type="float">
            <text:p>1000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8027425257874" calcext:value-type="float">
            <text:p>10.8027425257874</text:p>
          </table:table-cell>
          <table:table-cell table:formula="of:=LOG([.Q6])/LOG(2)" office:value-type="float" office:value="11.4548133485125" calcext:value-type="float">
            <text:p>11.454813348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39" calcext:value-type="float">
            <text:p>735739</text:p>
          </table:table-cell>
          <table:table-cell office:value-type="float" office:value="1000" calcext:value-type="float">
            <text:p>1000</text:p>
          </table:table-cell>
          <table:table-cell office:value-type="float" office:value="735.739" calcext:value-type="float">
            <text:p>735.739</text:p>
          </table:table-cell>
          <table:table-cell office:value-type="float" office:value="685" calcext:value-type="float">
            <text:p>685</text:p>
          </table:table-cell>
          <table:table-cell office:value-type="float" office:value="788" calcext:value-type="float">
            <text:p>788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675" calcext:value-type="float">
            <text:p>0.0153675</text:p>
          </table:table-cell>
          <table:table-cell office:value-type="float" office:value="0.00907442" calcext:value-type="float">
            <text:p>0.00907442</text:p>
          </table:table-cell>
          <table:table-cell office:value-type="float" office:value="0.0298978" calcext:value-type="float">
            <text:p>0.0298978</text:p>
          </table:table-cell>
          <table:table-cell office:value-type="float" office:value="3944338" calcext:value-type="float">
            <text:p>3944338</text:p>
          </table:table-cell>
          <table:table-cell office:value-type="float" office:value="1000" calcext:value-type="float">
            <text:p>1000</text:p>
          </table:table-cell>
          <table:table-cell office:value-type="float" office:value="3944.34" calcext:value-type="float">
            <text:p>3944.34</text:p>
          </table:table-cell>
          <table:table-cell office:value-type="float" office:value="2276" calcext:value-type="float">
            <text:p>2276</text:p>
          </table:table-cell>
          <table:table-cell office:value-type="float" office:value="7857" calcext:value-type="float">
            <text:p>7857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" calcext:value-type="float">
            <text:p>1000</text:p>
          </table:table-cell>
          <table:table-cell office:value-type="float" office:value="10.133" calcext:value-type="float">
            <text:p>10.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9455682012796" calcext:value-type="float">
            <text:p>11.9455682012796</text:p>
          </table:table-cell>
          <table:table-cell table:formula="of:=LOG([.Q7])/LOG(2)" office:value-type="float" office:value="12.9397628450718" calcext:value-type="float">
            <text:p>12.9397628450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8063" calcext:value-type="float">
            <text:p>858063</text:p>
          </table:table-cell>
          <table:table-cell office:value-type="float" office:value="1000" calcext:value-type="float">
            <text:p>1000</text:p>
          </table:table-cell>
          <table:table-cell office:value-type="float" office:value="858.063" calcext:value-type="float">
            <text:p>858.063</text:p>
          </table:table-cell>
          <table:table-cell office:value-type="float" office:value="796" calcext:value-type="float">
            <text:p>796</text:p>
          </table:table-cell>
          <table:table-cell office:value-type="float" office:value="906" calcext:value-type="float">
            <text:p>906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9" calcext:value-type="float">
            <text:p>0.046388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907747" calcext:value-type="float">
            <text:p>0.0907747</text:p>
          </table:table-cell>
          <table:table-cell office:value-type="float" office:value="10037955" calcext:value-type="float">
            <text:p>100379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8" calcext:value-type="float">
            <text:p>10038</text:p>
          </table:table-cell>
          <table:table-cell office:value-type="float" office:value="4282" calcext:value-type="float">
            <text:p>4282</text:p>
          </table:table-cell>
          <table:table-cell office:value-type="float" office:value="19289" calcext:value-type="float">
            <text:p>19289</text:p>
          </table:table-cell>
          <table:table-cell office:value-type="float" office:value="12372" calcext:value-type="float">
            <text:p>12372</text:p>
          </table:table-cell>
          <table:table-cell office:value-type="float" office:value="1000" calcext:value-type="float">
            <text:p>10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2931842307595" calcext:value-type="float">
            <text:p>13.2931842307595</text:p>
          </table:table-cell>
          <table:table-cell table:formula="of:=LOG([.Q8])/LOG(2)" office:value-type="float" office:value="14.2354907312083" calcext:value-type="float">
            <text:p>14.235490731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38" calcext:value-type="float">
            <text:p>980338</text:p>
          </table:table-cell>
          <table:table-cell office:value-type="float" office:value="1000" calcext:value-type="float">
            <text:p>1000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922" calcext:value-type="float">
            <text:p>922</text:p>
          </table:table-cell>
          <table:table-cell office:value-type="float" office:value="1030" calcext:value-type="float">
            <text:p>1030</text:p>
          </table:table-cell>
          <table:table-cell office:value-type="float" office:value="173.244" calcext:value-type="float">
            <text:p>173.244</text:p>
          </table:table-cell>
          <table:table-cell office:value-type="float" office:value="1000" calcext:value-type="float">
            <text:p>1000</text:p>
          </table:table-cell>
          <table:table-cell office:value-type="float" office:value="0.173244" calcext:value-type="float">
            <text:p>0.173244</text:p>
          </table:table-cell>
          <table:table-cell office:value-type="float" office:value="0.0515594" calcext:value-type="float">
            <text:p>0.0515594</text:p>
          </table:table-cell>
          <table:table-cell office:value-type="float" office:value="0.439237" calcext:value-type="float">
            <text:p>0.439237</text:p>
          </table:table-cell>
          <table:table-cell office:value-type="float" office:value="30142253" calcext:value-type="float">
            <text:p>30142253</text:p>
          </table:table-cell>
          <table:table-cell office:value-type="float" office:value="1000" calcext:value-type="float">
            <text:p>1000</text:p>
          </table:table-cell>
          <table:table-cell office:value-type="float" office:value="30142.3" calcext:value-type="float">
            <text:p>30142.3</text:p>
          </table:table-cell>
          <table:table-cell office:value-type="float" office:value="8564" calcext:value-type="float">
            <text:p>8564</text:p>
          </table:table-cell>
          <table:table-cell office:value-type="float" office:value="77258" calcext:value-type="float">
            <text:p>77258</text:p>
          </table:table-cell>
          <table:table-cell office:value-type="float" office:value="15870" calcext:value-type="float">
            <text:p>15870</text:p>
          </table:table-cell>
          <table:table-cell office:value-type="float" office:value="1000" calcext:value-type="float">
            <text:p>1000</text:p>
          </table:table-cell>
          <table:table-cell office:value-type="float" office:value="15.87" calcext:value-type="float">
            <text:p>15.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8795018851379" calcext:value-type="float">
            <text:p>14.8795018851379</text:p>
          </table:table-cell>
          <table:table-cell table:formula="of:=LOG([.Q9])/LOG(2)" office:value-type="float" office:value="16.2373967101425" calcext:value-type="float">
            <text:p>16.2373967101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714" calcext:value-type="float">
            <text:p>110271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659.351" calcext:value-type="float">
            <text:p>659.3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0771855" calcext:value-type="float">
            <text:p>0.0771855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86877972" calcext:value-type="float">
            <text:p>86877972</text:p>
          </table:table-cell>
          <table:table-cell office:value-type="float" office:value="1000" calcext:value-type="float">
            <text:p>1000</text:p>
          </table:table-cell>
          <table:table-cell office:value-type="float" office:value="86878" calcext:value-type="float">
            <text:p>86878</text:p>
          </table:table-cell>
          <table:table-cell office:value-type="float" office:value="10434" calcext:value-type="float">
            <text:p>10434</text:p>
          </table:table-cell>
          <table:table-cell office:value-type="float" office:value="280463" calcext:value-type="float">
            <text:p>280463</text:p>
          </table:table-cell>
          <table:table-cell office:value-type="float" office:value="22458" calcext:value-type="float">
            <text:p>22458</text:p>
          </table:table-cell>
          <table:table-cell office:value-type="float" office:value="1000" calcext:value-type="float">
            <text:p>1000</text:p>
          </table:table-cell>
          <table:table-cell office:value-type="float" office:value="22.458" calcext:value-type="float">
            <text:p>22.4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4067032710976" calcext:value-type="float">
            <text:p>16.4067032710976</text:p>
          </table:table-cell>
          <table:table-cell table:formula="of:=LOG([.Q10])/LOG(2)" office:value-type="float" office:value="18.097450930699" calcext:value-type="float">
            <text:p>18.097450930699</text:p>
          </table:table-cell>
        </table:table-row>
      </table:table>
      <table:table table:name="data" table:style-name="ta1"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(log(n))^2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-klog(n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log(n)</text:p>
          </table:table-cell>
          <table:table-cell office:value-type="string" calcext:value-type="string">
            <text:p>tn</text:p>
          </table:table-cell>
          <table:table-cell/>
          <table:table-cell office:value-type="float" office:value="-1.586912450562" calcext:value-type="float">
            <text:p>-1.586912450562</text:p>
          </table:table-cell>
          <table:table-cell/>
          <table:table-cell office:value-type="string" calcext:value-type="string">
            <text:p>f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A2];2)" office:value-type="float" office:value="2.32192809488736" calcext:value-type="float">
            <text:p>2.32192809488736</text:p>
          </table:table-cell>
          <table:table-cell table:formula="of:=[.A2]*[.B2]" office:value-type="float" office:value="11.6096404744368" calcext:value-type="float">
            <text:p>11.6096404744368</text:p>
          </table:table-cell>
          <table:table-cell table:formula="of:=[.B2]*[.B2]" office:value-type="float" office:value="5.39135007782726" calcext:value-type="float">
            <text:p>5.39135007782726</text:p>
          </table:table-cell>
          <table:table-cell table:formula="of:=[.A2]*[.A2]" office:value-type="float" office:value="25" calcext:value-type="float">
            <text:p>25</text:p>
          </table:table-cell>
          <table:table-cell table:formula="of:=[.A2]-[.$F$49]*LOG([.A2];2)" office:value-type="float" office:value="2.67807190511264" calcext:value-type="float">
            <text:p>2.67807190511264</text:p>
          </table:table-cell>
          <table:table-cell table:formula="of:=[$summary_5.$AC$10]" office:value-type="float" office:value="3.16992500144231" calcext:value-type="float">
            <text:p>3.16992500144231</text:p>
          </table:table-cell>
          <table:table-cell table:formula="of:=[.G2]*[.B2]" office:value-type="float" office:value="7.36033791953477" calcext:value-type="float">
            <text:p>7.36033791953477</text:p>
          </table:table-cell>
          <table:table-cell table:formula="of:=[.G2]*[.A2]" office:value-type="float" office:value="15.8496250072116" calcext:value-type="float">
            <text:p>15.8496250072116</text:p>
          </table:table-cell>
          <table:table-cell/>
          <table:table-cell office:value-type="float" office:value="1.506680768294" calcext:value-type="float">
            <text:p>1.506680768294</text:p>
          </table:table-cell>
          <table:table-cell/>
          <table:table-cell table:formula="of:=[.$K$3]*[.A2]+[.$K$2]*[.B2]+[.$K$1]" office:value-type="float" office:value="3.04113307633981" calcext:value-type="float">
            <text:p>3.04113307633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A3];2)" office:value-type="float" office:value="2.58496250072116" calcext:value-type="float">
            <text:p>2.58496250072116</text:p>
          </table:table-cell>
          <table:table-cell table:formula="of:=[.A3]*[.B3]" office:value-type="float" office:value="15.5097750043269" calcext:value-type="float">
            <text:p>15.5097750043269</text:p>
          </table:table-cell>
          <table:table-cell table:formula="of:=[.B3]*[.B3]" office:value-type="float" office:value="6.68203113013457" calcext:value-type="float">
            <text:p>6.68203113013457</text:p>
          </table:table-cell>
          <table:table-cell table:formula="of:=[.A3]*[.A3]" office:value-type="float" office:value="36" calcext:value-type="float">
            <text:p>36</text:p>
          </table:table-cell>
          <table:table-cell table:formula="of:=[.A3]-[.$F$49]*LOG([.A3];2)" office:value-type="float" office:value="3.41503749927884" calcext:value-type="float">
            <text:p>3.41503749927884</text:p>
          </table:table-cell>
          <table:table-cell table:formula="of:=[$summary_6.$AC$10]" office:value-type="float" office:value="3.8073549220576" calcext:value-type="float">
            <text:p>3.8073549220576</text:p>
          </table:table-cell>
          <table:table-cell table:formula="of:=[.G3]*[.B3]" office:value-type="float" office:value="9.84186970045503" calcext:value-type="float">
            <text:p>9.84186970045503</text:p>
          </table:table-cell>
          <table:table-cell table:formula="of:=[.G3]*[.A3]" office:value-type="float" office:value="22.8441295323456" calcext:value-type="float">
            <text:p>22.8441295323456</text:p>
          </table:table-cell>
          <table:table-cell/>
          <table:table-cell office:value-type="float" office:value="0.2259282241947" calcext:value-type="float">
            <text:p>0.2259282241947</text:p>
          </table:table-cell>
          <table:table-cell/>
          <table:table-cell table:formula="of:=[.$K$3]*[.A3]+[.$K$2]*[.B3]+[.$K$1]" office:value-type="float" office:value="3.66337018120393" calcext:value-type="float">
            <text:p>3.66337018120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A4];2)" office:value-type="float" office:value="2.8073549220576" calcext:value-type="float">
            <text:p>2.8073549220576</text:p>
          </table:table-cell>
          <table:table-cell table:formula="of:=[.A4]*[.B4]" office:value-type="float" office:value="19.6514844544032" calcext:value-type="float">
            <text:p>19.6514844544032</text:p>
          </table:table-cell>
          <table:table-cell table:formula="of:=[.B4]*[.B4]" office:value-type="float" office:value="7.88124165840106" calcext:value-type="float">
            <text:p>7.88124165840106</text:p>
          </table:table-cell>
          <table:table-cell table:formula="of:=[.A4]*[.A4]" office:value-type="float" office:value="49" calcext:value-type="float">
            <text:p>49</text:p>
          </table:table-cell>
          <table:table-cell table:formula="of:=[.A4]-[.$F$49]*LOG([.A4];2)" office:value-type="float" office:value="4.1926450779424" calcext:value-type="float">
            <text:p>4.1926450779424</text:p>
          </table:table-cell>
          <table:table-cell table:formula="of:=[$summary_7.$AC$10]" office:value-type="float" office:value="4.24792751344359" calcext:value-type="float">
            <text:p>4.24792751344359</text:p>
          </table:table-cell>
          <table:table-cell table:formula="of:=[.G4]*[.B4]" office:value-type="float" office:value="11.9254402134098" calcext:value-type="float">
            <text:p>11.9254402134098</text:p>
          </table:table-cell>
          <table:table-cell table:formula="of:=[.G4]*[.A4]" office:value-type="float" office:value="29.7354925941051" calcext:value-type="float">
            <text:p>29.7354925941051</text:p>
          </table:table-cell>
          <table:table-cell table:number-columns-repeated="3"/>
          <table:table-cell table:formula="of:=[.$K$3]*[.A4]+[.$K$2]*[.B4]+[.$K$1]" office:value-type="float" office:value="4.22437278964059" calcext:value-type="float">
            <text:p>4.22437278964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A5];2)" office:value-type="float" office:value="3" calcext:value-type="float">
            <text:p>3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B5]*[.B5]" office:value-type="float" office:value="9" calcext:value-type="float">
            <text:p>9</text:p>
          </table:table-cell>
          <table:table-cell table:formula="of:=[.A5]*[.A5]" office:value-type="float" office:value="64" calcext:value-type="float">
            <text:p>64</text:p>
          </table:table-cell>
          <table:table-cell table:formula="of:=[.A5]-[.$F$49]*LOG([.A5];2)" office:value-type="float" office:value="5" calcext:value-type="float">
            <text:p>5</text:p>
          </table:table-cell>
          <table:table-cell table:formula="of:=[$summary_8.$AC$10]" office:value-type="float" office:value="4.58496250072116" calcext:value-type="float">
            <text:p>4.58496250072116</text:p>
          </table:table-cell>
          <table:table-cell table:formula="of:=[.G5]*[.B5]" office:value-type="float" office:value="13.7548875021635" calcext:value-type="float">
            <text:p>13.7548875021635</text:p>
          </table:table-cell>
          <table:table-cell table:formula="of:=[.G5]*[.A5]" office:value-type="float" office:value="36.6797000057693" calcext:value-type="float">
            <text:p>36.6797000057693</text:p>
          </table:table-cell>
          <table:table-cell table:number-columns-repeated="3"/>
          <table:table-cell table:formula="of:=[.$K$3]*[.A5]+[.$K$2]*[.B5]+[.$K$1]" office:value-type="float" office:value="4.7405556478776" calcext:value-type="float">
            <text:p>4.7405556478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A6];2)" office:value-type="float" office:value="3.16992500144231" calcext:value-type="float">
            <text:p>3.16992500144231</text:p>
          </table:table-cell>
          <table:table-cell table:formula="of:=[.A6]*[.B6]" office:value-type="float" office:value="28.5293250129808" calcext:value-type="float">
            <text:p>28.5293250129808</text:p>
          </table:table-cell>
          <table:table-cell table:formula="of:=[.B6]*[.B6]" office:value-type="float" office:value="10.048424514769" calcext:value-type="float">
            <text:p>10.048424514769</text:p>
          </table:table-cell>
          <table:table-cell table:formula="of:=[.A6]*[.A6]" office:value-type="float" office:value="81" calcext:value-type="float">
            <text:p>81</text:p>
          </table:table-cell>
          <table:table-cell table:formula="of:=[.A6]-[.$F$49]*LOG([.A6];2)" office:value-type="float" office:value="5.83007499855769" calcext:value-type="float">
            <text:p>5.83007499855769</text:p>
          </table:table-cell>
          <table:table-cell table:formula="of:=[$summary_9.$AC$10]" office:value-type="float" office:value="5.08746284125034" calcext:value-type="float">
            <text:p>5.08746284125034</text:p>
          </table:table-cell>
          <table:table-cell table:formula="of:=[.G6]*[.B6]" office:value-type="float" office:value="16.1268756543882" calcext:value-type="float">
            <text:p>16.1268756543882</text:p>
          </table:table-cell>
          <table:table-cell table:formula="of:=[.G6]*[.A6]" office:value-type="float" office:value="45.7871655712531" calcext:value-type="float">
            <text:p>45.7871655712531</text:p>
          </table:table-cell>
          <table:table-cell table:number-columns-repeated="3"/>
          <table:table-cell table:formula="of:=[.$K$3]*[.A6]+[.$K$2]*[.B6]+[.$K$1]" office:value-type="float" office:value="5.22250660379776" calcext:value-type="float">
            <text:p>5.22250660379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A7];2)" office:value-type="float" office:value="3.32192809488736" calcext:value-type="float">
            <text:p>3.32192809488736</text:p>
          </table:table-cell>
          <table:table-cell table:formula="of:=[.A7]*[.B7]" office:value-type="float" office:value="33.2192809488736" calcext:value-type="float">
            <text:p>33.2192809488736</text:p>
          </table:table-cell>
          <table:table-cell table:formula="of:=[.B7]*[.B7]" office:value-type="float" office:value="11.035206267602" calcext:value-type="float">
            <text:p>11.035206267602</text:p>
          </table:table-cell>
          <table:table-cell table:formula="of:=[.A7]*[.A7]" office:value-type="float" office:value="100" calcext:value-type="float">
            <text:p>100</text:p>
          </table:table-cell>
          <table:table-cell table:formula="of:=[.A7]-[.$F$49]*LOG([.A7];2)" office:value-type="float" office:value="6.67807190511264" calcext:value-type="float">
            <text:p>6.67807190511264</text:p>
          </table:table-cell>
          <table:table-cell table:formula="of:=[$summary_10.$AC$10]" office:value-type="float" office:value="5.85798099512757" calcext:value-type="float">
            <text:p>5.85798099512757</text:p>
          </table:table-cell>
          <table:table-cell table:formula="of:=[.G7]*[.B7]" office:value-type="float" office:value="19.4597916470305" calcext:value-type="float">
            <text:p>19.4597916470305</text:p>
          </table:table-cell>
          <table:table-cell table:formula="of:=[.G7]*[.A7]" office:value-type="float" office:value="58.5798099512757" calcext:value-type="float">
            <text:p>58.5798099512757</text:p>
          </table:table-cell>
          <table:table-cell table:number-columns-repeated="3"/>
          <table:table-cell table:formula="of:=[.$K$3]*[.A7]+[.$K$2]*[.B7]+[.$K$1]" office:value-type="float" office:value="5.67745496560732" calcext:value-type="float">
            <text:p>5.67745496560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A8];2)" office:value-type="float" office:value="3.4594316186373" calcext:value-type="float">
            <text:p>3.4594316186373</text:p>
          </table:table-cell>
          <table:table-cell table:formula="of:=[.A8]*[.B8]" office:value-type="float" office:value="38.0537478050103" calcext:value-type="float">
            <text:p>38.0537478050103</text:p>
          </table:table-cell>
          <table:table-cell table:formula="of:=[.B8]*[.B8]" office:value-type="float" office:value="11.9676671240275" calcext:value-type="float">
            <text:p>11.9676671240275</text:p>
          </table:table-cell>
          <table:table-cell table:formula="of:=[.A8]*[.A8]" office:value-type="float" office:value="121" calcext:value-type="float">
            <text:p>121</text:p>
          </table:table-cell>
          <table:table-cell table:formula="of:=[.A8]-[.$F$49]*LOG([.A8];2)" office:value-type="float" office:value="7.5405683813627" calcext:value-type="float">
            <text:p>7.5405683813627</text:p>
          </table:table-cell>
          <table:table-cell table:formula="of:=[$summary_11.$AC$10]" office:value-type="float" office:value="6.02236781302845" calcext:value-type="float">
            <text:p>6.02236781302845</text:p>
          </table:table-cell>
          <table:table-cell table:formula="of:=[.G8]*[.B8]" office:value-type="float" office:value="20.8339696314542" calcext:value-type="float">
            <text:p>20.8339696314542</text:p>
          </table:table-cell>
          <table:table-cell table:formula="of:=[.G8]*[.A8]" office:value-type="float" office:value="66.246045943313" calcext:value-type="float">
            <text:p>66.246045943313</text:p>
          </table:table-cell>
          <table:table-cell table:number-columns-repeated="3"/>
          <table:table-cell table:formula="of:=[.$K$3]*[.A8]+[.$K$2]*[.B8]+[.$K$1]" office:value-type="float" office:value="6.1105571046087" calcext:value-type="float">
            <text:p>6.1105571046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A9];2)" office:value-type="float" office:value="3.58496250072116" calcext:value-type="float">
            <text:p>3.58496250072116</text:p>
          </table:table-cell>
          <table:table-cell table:formula="of:=[.A9]*[.B9]" office:value-type="float" office:value="43.0195500086539" calcext:value-type="float">
            <text:p>43.0195500086539</text:p>
          </table:table-cell>
          <table:table-cell table:formula="of:=[.B9]*[.B9]" office:value-type="float" office:value="12.8519561315769" calcext:value-type="float">
            <text:p>12.8519561315769</text:p>
          </table:table-cell>
          <table:table-cell table:formula="of:=[.A9]*[.A9]" office:value-type="float" office:value="144" calcext:value-type="float">
            <text:p>144</text:p>
          </table:table-cell>
          <table:table-cell table:formula="of:=[.A9]-[.$F$49]*LOG([.A9];2)" office:value-type="float" office:value="8.41503749927884" calcext:value-type="float">
            <text:p>8.41503749927884</text:p>
          </table:table-cell>
          <table:table-cell table:formula="of:=[$summary_12.$AC$10]" office:value-type="float" office:value="6.16992500144231" calcext:value-type="float">
            <text:p>6.16992500144231</text:p>
          </table:table-cell>
          <table:table-cell table:formula="of:=[.G9]*[.B9]" office:value-type="float" office:value="22.1189497624326" calcext:value-type="float">
            <text:p>22.1189497624326</text:p>
          </table:table-cell>
          <table:table-cell table:formula="of:=[.G9]*[.A9]" office:value-type="float" office:value="74.0391000173078" calcext:value-type="float">
            <text:p>74.0391000173078</text:p>
          </table:table-cell>
          <table:table-cell table:number-columns-repeated="3"/>
          <table:table-cell table:formula="of:=[.$K$3]*[.A9]+[.$K$2]*[.B9]+[.$K$1]" office:value-type="float" office:value="6.52562029466613" calcext:value-type="float">
            <text:p>6.52562029466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A10];2)" office:value-type="float" office:value="3.70043971814109" calcext:value-type="float">
            <text:p>3.70043971814109</text:p>
          </table:table-cell>
          <table:table-cell table:formula="of:=[.A10]*[.B10]" office:value-type="float" office:value="48.1057163358342" calcext:value-type="float">
            <text:p>48.1057163358342</text:p>
          </table:table-cell>
          <table:table-cell table:formula="of:=[.B10]*[.B10]" office:value-type="float" office:value="13.6932541075961" calcext:value-type="float">
            <text:p>13.6932541075961</text:p>
          </table:table-cell>
          <table:table-cell table:formula="of:=[.A10]*[.A10]" office:value-type="float" office:value="169" calcext:value-type="float">
            <text:p>169</text:p>
          </table:table-cell>
          <table:table-cell table:formula="of:=[.A10]-[.$F$49]*LOG([.A10];2)" office:value-type="float" office:value="9.29956028185891" calcext:value-type="float">
            <text:p>9.29956028185891</text:p>
          </table:table-cell>
          <table:table-cell table:formula="of:=[$summary_13.$AC$10]" office:value-type="float" office:value="6.87036471958341" calcext:value-type="float">
            <text:p>6.87036471958341</text:p>
          </table:table-cell>
          <table:table-cell table:formula="of:=[.G10]*[.B10]" office:value-type="float" office:value="25.4233704864617" calcext:value-type="float">
            <text:p>25.4233704864617</text:p>
          </table:table-cell>
          <table:table-cell table:formula="of:=[.G10]*[.A10]" office:value-type="float" office:value="89.3147413545843" calcext:value-type="float">
            <text:p>89.3147413545843</text:p>
          </table:table-cell>
          <table:table-cell table:number-columns-repeated="3"/>
          <table:table-cell table:formula="of:=[.$K$3]*[.A10]+[.$K$2]*[.B10]+[.$K$1]" office:value-type="float" office:value="6.92553582152355" calcext:value-type="float">
            <text:p>6.925535821523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A11];2)" office:value-type="float" office:value="3.8073549220576" calcext:value-type="float">
            <text:p>3.8073549220576</text:p>
          </table:table-cell>
          <table:table-cell table:formula="of:=[.A11]*[.B11]" office:value-type="float" office:value="53.3029689088064" calcext:value-type="float">
            <text:p>53.3029689088064</text:p>
          </table:table-cell>
          <table:table-cell table:formula="of:=[.B11]*[.B11]" office:value-type="float" office:value="14.4959515025163" calcext:value-type="float">
            <text:p>14.4959515025163</text:p>
          </table:table-cell>
          <table:table-cell table:formula="of:=[.A11]*[.A11]" office:value-type="float" office:value="196" calcext:value-type="float">
            <text:p>196</text:p>
          </table:table-cell>
          <table:table-cell table:formula="of:=[.A11]-[.$F$49]*LOG([.A11];2)" office:value-type="float" office:value="10.1926450779424" calcext:value-type="float">
            <text:p>10.1926450779424</text:p>
          </table:table-cell>
          <table:table-cell table:formula="of:=[$summary_14.$AC$10]" office:value-type="float" office:value="7.39231742277876" calcext:value-type="float">
            <text:p>7.39231742277876</text:p>
          </table:table-cell>
          <table:table-cell table:formula="of:=[.G11]*[.B11]" office:value-type="float" office:value="28.1451761250289" calcext:value-type="float">
            <text:p>28.1451761250289</text:p>
          </table:table-cell>
          <table:table-cell table:formula="of:=[.G11]*[.A11]" office:value-type="float" office:value="103.492443918903" calcext:value-type="float">
            <text:p>103.492443918903</text:p>
          </table:table-cell>
          <table:table-cell table:number-columns-repeated="3"/>
          <table:table-cell table:formula="of:=[.$K$3]*[.A11]+[.$K$2]*[.B11]+[.$K$1]" office:value-type="float" office:value="7.31255112729749" calcext:value-type="float">
            <text:p>7.31255112729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A12];2)" office:value-type="float" office:value="3.90689059560852" calcext:value-type="float">
            <text:p>3.90689059560852</text:p>
          </table:table-cell>
          <table:table-cell table:formula="of:=[.A12]*[.B12]" office:value-type="float" office:value="58.6033589341278" calcext:value-type="float">
            <text:p>58.6033589341278</text:p>
          </table:table-cell>
          <table:table-cell table:formula="of:=[.B12]*[.B12]" office:value-type="float" office:value="15.2637941260543" calcext:value-type="float">
            <text:p>15.2637941260543</text:p>
          </table:table-cell>
          <table:table-cell table:formula="of:=[.A12]*[.A12]" office:value-type="float" office:value="225" calcext:value-type="float">
            <text:p>225</text:p>
          </table:table-cell>
          <table:table-cell table:formula="of:=[.A12]-[.$F$49]*LOG([.A12];2)" office:value-type="float" office:value="11.0931094043915" calcext:value-type="float">
            <text:p>11.0931094043915</text:p>
          </table:table-cell>
          <table:table-cell table:formula="of:=[$summary_15.$AC$10]" office:value-type="float" office:value="7.89481776330794" calcext:value-type="float">
            <text:p>7.89481776330794</text:p>
          </table:table-cell>
          <table:table-cell table:formula="of:=[.G12]*[.B12]" office:value-type="float" office:value="30.8441892735109" calcext:value-type="float">
            <text:p>30.8441892735109</text:p>
          </table:table-cell>
          <table:table-cell table:formula="of:=[.G12]*[.A12]" office:value-type="float" office:value="118.422266449619" calcext:value-type="float">
            <text:p>118.422266449619</text:p>
          </table:table-cell>
          <table:table-cell table:number-columns-repeated="3"/>
          <table:table-cell table:formula="of:=[.$K$3]*[.A12]+[.$K$2]*[.B12]+[.$K$1]" office:value-type="float" office:value="7.68844783659055" calcext:value-type="float">
            <text:p>7.68844783659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A13];2)" office:value-type="float" office:value="4" calcext:value-type="float">
            <text:p>4</text:p>
          </table:table-cell>
          <table:table-cell table:formula="of:=[.A13]*[.B13]" office:value-type="float" office:value="64" calcext:value-type="float">
            <text:p>64</text:p>
          </table:table-cell>
          <table:table-cell table:formula="of:=[.B13]*[.B13]" office:value-type="float" office:value="16" calcext:value-type="float">
            <text:p>16</text:p>
          </table:table-cell>
          <table:table-cell table:formula="of:=[.A13]*[.A13]" office:value-type="float" office:value="256" calcext:value-type="float">
            <text:p>256</text:p>
          </table:table-cell>
          <table:table-cell table:formula="of:=[.A13]-[.$F$49]*LOG([.A13];2)" office:value-type="float" office:value="12" calcext:value-type="float">
            <text:p>12</text:p>
          </table:table-cell>
          <table:table-cell table:formula="of:=[$summary_16.$AC$10]" office:value-type="float" office:value="8.09275714091985" calcext:value-type="float">
            <text:p>8.09275714091985</text:p>
          </table:table-cell>
          <table:table-cell table:formula="of:=[.G13]*[.B13]" office:value-type="float" office:value="32.3710285636794" calcext:value-type="float">
            <text:p>32.3710285636794</text:p>
          </table:table-cell>
          <table:table-cell table:formula="of:=[.G13]*[.A13]" office:value-type="float" office:value="129.484114254718" calcext:value-type="float">
            <text:p>129.484114254718</text:p>
          </table:table-cell>
          <table:table-cell table:number-columns-repeated="3"/>
          <table:table-cell table:formula="of:=[.$K$3]*[.A13]+[.$K$2]*[.B13]+[.$K$1]" office:value-type="float" office:value="8.0546622097292" calcext:value-type="float">
            <text:p>8.05466220972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A14];2)" office:value-type="float" office:value="4.08746284125034" calcext:value-type="float">
            <text:p>4.08746284125034</text:p>
          </table:table-cell>
          <table:table-cell table:formula="of:=[.A14]*[.B14]" office:value-type="float" office:value="69.4868683012558" calcext:value-type="float">
            <text:p>69.4868683012558</text:p>
          </table:table-cell>
          <table:table-cell table:formula="of:=[.B14]*[.B14]" office:value-type="float" office:value="16.7073524786023" calcext:value-type="float">
            <text:p>16.7073524786023</text:p>
          </table:table-cell>
          <table:table-cell table:formula="of:=[.A14]*[.A14]" office:value-type="float" office:value="289" calcext:value-type="float">
            <text:p>289</text:p>
          </table:table-cell>
          <table:table-cell table:formula="of:=[.A14]-[.$F$49]*LOG([.A14];2)" office:value-type="float" office:value="12.9125371587497" calcext:value-type="float">
            <text:p>12.9125371587497</text:p>
          </table:table-cell>
          <table:table-cell table:formula="of:=[$summary_17.$AC$10]" office:value-type="float" office:value="8.82017896241519" calcext:value-type="float">
            <text:p>8.82017896241519</text:p>
          </table:table-cell>
          <table:table-cell table:formula="of:=[.G14]*[.B14]" office:value-type="float" office:value="36.0521537620501" calcext:value-type="float">
            <text:p>36.0521537620501</text:p>
          </table:table-cell>
          <table:table-cell table:formula="of:=[.G14]*[.A14]" office:value-type="float" office:value="149.943042361058" calcext:value-type="float">
            <text:p>149.943042361058</text:p>
          </table:table-cell>
          <table:table-cell table:number-columns-repeated="3"/>
          <table:table-cell table:formula="of:=[.$K$3]*[.A14]+[.$K$2]*[.B14]+[.$K$1]" office:value-type="float" office:value="8.41236901477614" calcext:value-type="float">
            <text:p>8.41236901477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A15];2)" office:value-type="float" office:value="4.16992500144231" calcext:value-type="float">
            <text:p>4.16992500144231</text:p>
          </table:table-cell>
          <table:table-cell table:formula="of:=[.A15]*[.B15]" office:value-type="float" office:value="75.0586500259616" calcext:value-type="float">
            <text:p>75.0586500259616</text:p>
          </table:table-cell>
          <table:table-cell table:formula="of:=[.B15]*[.B15]" office:value-type="float" office:value="17.3882745176537" calcext:value-type="float">
            <text:p>17.3882745176537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A15]-[.$F$49]*LOG([.A15];2)" office:value-type="float" office:value="13.8300749985577" calcext:value-type="float">
            <text:p>13.8300749985577</text:p>
          </table:table-cell>
          <table:table-cell table:formula="of:=[$summary_18.$AC$10]" office:value-type="float" office:value="8.51569983828404" calcext:value-type="float">
            <text:p>8.51569983828404</text:p>
          </table:table-cell>
          <table:table-cell table:formula="of:=[.G15]*[.B15]" office:value-type="float" office:value="35.5098296604389" calcext:value-type="float">
            <text:p>35.5098296604389</text:p>
          </table:table-cell>
          <table:table-cell table:formula="of:=[.G15]*[.A15]" office:value-type="float" office:value="153.282597089113" calcext:value-type="float">
            <text:p>153.282597089113</text:p>
          </table:table-cell>
          <table:table-cell table:number-columns-repeated="3"/>
          <table:table-cell table:formula="of:=[.$K$3]*[.A15]+[.$K$2]*[.B15]+[.$K$1]" office:value-type="float" office:value="8.76254138984406" calcext:value-type="float">
            <text:p>8.762541389844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A16];2)" office:value-type="float" office:value="4.24792751344359" calcext:value-type="float">
            <text:p>4.24792751344359</text:p>
          </table:table-cell>
          <table:table-cell table:formula="of:=[.A16]*[.B16]" office:value-type="float" office:value="80.7106227554281" calcext:value-type="float">
            <text:p>80.7106227554281</text:p>
          </table:table-cell>
          <table:table-cell table:formula="of:=[.B16]*[.B16]" office:value-type="float" office:value="18.044888159471" calcext:value-type="float">
            <text:p>18.044888159471</text:p>
          </table:table-cell>
          <table:table-cell table:formula="of:=[.A16]*[.A16]" office:value-type="float" office:value="361" calcext:value-type="float">
            <text:p>361</text:p>
          </table:table-cell>
          <table:table-cell table:formula="of:=[.A16]-[.$F$49]*LOG([.A16];2)" office:value-type="float" office:value="14.7520724865564" calcext:value-type="float">
            <text:p>14.7520724865564</text:p>
          </table:table-cell>
          <table:table-cell table:formula="of:=[$summary_19.$AC$10]" office:value-type="float" office:value="8.98013957763916" calcext:value-type="float">
            <text:p>8.98013957763916</text:p>
          </table:table-cell>
          <table:table-cell table:formula="of:=[.G16]*[.B16]" office:value-type="float" office:value="38.146981986417" calcext:value-type="float">
            <text:p>38.146981986417</text:p>
          </table:table-cell>
          <table:table-cell table:formula="of:=[.G16]*[.A16]" office:value-type="float" office:value="170.622651975144" calcext:value-type="float">
            <text:p>170.622651975144</text:p>
          </table:table-cell>
          <table:table-cell table:number-columns-repeated="3"/>
          <table:table-cell table:formula="of:=[.$K$3]*[.A16]+[.$K$2]*[.B16]+[.$K$1]" office:value-type="float" office:value="9.1059944987497" calcext:value-type="float">
            <text:p>9.1059944987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A17];2)" office:value-type="float" office:value="4.32192809488736" calcext:value-type="float">
            <text:p>4.32192809488736</text:p>
          </table:table-cell>
          <table:table-cell table:formula="of:=[.A17]*[.B17]" office:value-type="float" office:value="86.4385618977473" calcext:value-type="float">
            <text:p>86.4385618977473</text:p>
          </table:table-cell>
          <table:table-cell table:formula="of:=[.B17]*[.B17]" office:value-type="float" office:value="18.6790624573767" calcext:value-type="float">
            <text:p>18.6790624573767</text:p>
          </table:table-cell>
          <table:table-cell table:formula="of:=[.A17]*[.A17]" office:value-type="float" office:value="400" calcext:value-type="float">
            <text:p>400</text:p>
          </table:table-cell>
          <table:table-cell table:formula="of:=[.A17]-[.$F$49]*LOG([.A17];2)" office:value-type="float" office:value="15.6780719051126" calcext:value-type="float">
            <text:p>15.6780719051126</text:p>
          </table:table-cell>
          <table:table-cell table:formula="of:=[$summary_20.$AC$10]" office:value-type="float" office:value="9.43254190038826" calcext:value-type="float">
            <text:p>9.43254190038826</text:p>
          </table:table-cell>
          <table:table-cell table:formula="of:=[.G17]*[.B17]" office:value-type="float" office:value="40.7667678454903" calcext:value-type="float">
            <text:p>40.7667678454903</text:p>
          </table:table-cell>
          <table:table-cell table:formula="of:=[.G17]*[.A17]" office:value-type="float" office:value="188.650838007765" calcext:value-type="float">
            <text:p>188.650838007765</text:p>
          </table:table-cell>
          <table:table-cell table:number-columns-repeated="3"/>
          <table:table-cell table:formula="of:=[.$K$3]*[.A17]+[.$K$2]*[.B17]+[.$K$1]" office:value-type="float" office:value="9.44341797584832" calcext:value-type="float">
            <text:p>9.44341797584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A18];2)" office:value-type="float" office:value="4.39231742277876" calcext:value-type="float">
            <text:p>4.39231742277876</text:p>
          </table:table-cell>
          <table:table-cell table:formula="of:=[.A18]*[.B18]" office:value-type="float" office:value="92.238665878354" calcext:value-type="float">
            <text:p>92.238665878354</text:p>
          </table:table-cell>
          <table:table-cell table:formula="of:=[.B18]*[.B18]" office:value-type="float" office:value="19.2924523424459" calcext:value-type="float">
            <text:p>19.2924523424459</text:p>
          </table:table-cell>
          <table:table-cell table:formula="of:=[.A18]*[.A18]" office:value-type="float" office:value="441" calcext:value-type="float">
            <text:p>441</text:p>
          </table:table-cell>
          <table:table-cell table:formula="of:=[.A18]-[.$F$49]*LOG([.A18];2)" office:value-type="float" office:value="16.6076825772212" calcext:value-type="float">
            <text:p>16.6076825772212</text:p>
          </table:table-cell>
          <table:table-cell table:formula="of:=[$summary_21.$AC$10]" office:value-type="float" office:value="9.57175264350355" calcext:value-type="float">
            <text:p>9.57175264350355</text:p>
          </table:table-cell>
          <table:table-cell table:formula="of:=[.G18]*[.B18]" office:value-type="float" office:value="42.0421759025893" calcext:value-type="float">
            <text:p>42.0421759025893</text:p>
          </table:table-cell>
          <table:table-cell table:formula="of:=[.G18]*[.A18]" office:value-type="float" office:value="201.006805513575" calcext:value-type="float">
            <text:p>201.006805513575</text:p>
          </table:table-cell>
          <table:table-cell table:number-columns-repeated="3"/>
          <table:table-cell table:formula="of:=[.$K$3]*[.A18]+[.$K$2]*[.B18]+[.$K$1]" office:value-type="float" office:value="9.77540044667013" calcext:value-type="float">
            <text:p>9.77540044667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A19];2)" office:value-type="float" office:value="4.4594316186373" calcext:value-type="float">
            <text:p>4.4594316186373</text:p>
          </table:table-cell>
          <table:table-cell table:formula="of:=[.A19]*[.B19]" office:value-type="float" office:value="98.1074956100205" calcext:value-type="float">
            <text:p>98.1074956100205</text:p>
          </table:table-cell>
          <table:table-cell table:formula="of:=[.B19]*[.B19]" office:value-type="float" office:value="19.8865303613021" calcext:value-type="float">
            <text:p>19.8865303613021</text:p>
          </table:table-cell>
          <table:table-cell table:formula="of:=[.A19]*[.A19]" office:value-type="float" office:value="484" calcext:value-type="float">
            <text:p>484</text:p>
          </table:table-cell>
          <table:table-cell table:formula="of:=[.A19]-[.$F$49]*LOG([.A19];2)" office:value-type="float" office:value="17.5405683813627" calcext:value-type="float">
            <text:p>17.5405683813627</text:p>
          </table:table-cell>
          <table:table-cell table:formula="of:=[$summary_22.$AC$10]" office:value-type="float" office:value="9.86573327085176" calcext:value-type="float">
            <text:p>9.86573327085176</text:p>
          </table:table-cell>
          <table:table-cell table:formula="of:=[.G19]*[.B19]" office:value-type="float" office:value="43.9955628890783" calcext:value-type="float">
            <text:p>43.9955628890783</text:p>
          </table:table-cell>
          <table:table-cell table:formula="of:=[.G19]*[.A19]" office:value-type="float" office:value="217.046131958739" calcext:value-type="float">
            <text:p>217.046131958739</text:p>
          </table:table-cell>
          <table:table-cell table:number-columns-repeated="3"/>
          <table:table-cell table:formula="of:=[.$K$3]*[.A19]+[.$K$2]*[.B19]+[.$K$1]" office:value-type="float" office:value="10.1024483390444" calcext:value-type="float">
            <text:p>10.1024483390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A20];2)" office:value-type="float" office:value="4.52356195605701" calcext:value-type="float">
            <text:p>4.52356195605701</text:p>
          </table:table-cell>
          <table:table-cell table:formula="of:=[.A20]*[.B20]" office:value-type="float" office:value="104.041924989311" calcext:value-type="float">
            <text:p>104.041924989311</text:p>
          </table:table-cell>
          <table:table-cell table:formula="of:=[.B20]*[.B20]" office:value-type="float" office:value="20.4626127702863" calcext:value-type="float">
            <text:p>20.4626127702863</text:p>
          </table:table-cell>
          <table:table-cell table:formula="of:=[.A20]*[.A20]" office:value-type="float" office:value="529" calcext:value-type="float">
            <text:p>529</text:p>
          </table:table-cell>
          <table:table-cell table:formula="of:=[.A20]-[.$F$49]*LOG([.A20];2)" office:value-type="float" office:value="18.476438043943" calcext:value-type="float">
            <text:p>18.476438043943</text:p>
          </table:table-cell>
          <table:table-cell table:formula="of:=[$summary_23.$AC$10]" office:value-type="float" office:value="10.3049216695817" calcext:value-type="float">
            <text:p>10.3049216695817</text:p>
          </table:table-cell>
          <table:table-cell table:formula="of:=[.G20]*[.B20]" office:value-type="float" office:value="46.6149516246672" calcext:value-type="float">
            <text:p>46.6149516246672</text:p>
          </table:table-cell>
          <table:table-cell table:formula="of:=[.G20]*[.A20]" office:value-type="float" office:value="237.013198400378" calcext:value-type="float">
            <text:p>237.013198400378</text:p>
          </table:table-cell>
          <table:table-cell table:number-columns-repeated="3"/>
          <table:table-cell table:formula="of:=[.$K$3]*[.A20]+[.$K$2]*[.B20]+[.$K$1]" office:value-type="float" office:value="10.4250005092936" calcext:value-type="float">
            <text:p>10.4250005092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A21];2)" office:value-type="float" office:value="4.58496250072116" calcext:value-type="float">
            <text:p>4.58496250072116</text:p>
          </table:table-cell>
          <table:table-cell table:formula="of:=[.A21]*[.B21]" office:value-type="float" office:value="110.039100017308" calcext:value-type="float">
            <text:p>110.039100017308</text:p>
          </table:table-cell>
          <table:table-cell table:formula="of:=[.B21]*[.B21]" office:value-type="float" office:value="21.0218811330192" calcext:value-type="float">
            <text:p>21.0218811330192</text:p>
          </table:table-cell>
          <table:table-cell table:formula="of:=[.A21]*[.A21]" office:value-type="float" office:value="576" calcext:value-type="float">
            <text:p>576</text:p>
          </table:table-cell>
          <table:table-cell table:formula="of:=[.A21]-[.$F$49]*LOG([.A21];2)" office:value-type="float" office:value="19.4150374992788" calcext:value-type="float">
            <text:p>19.4150374992788</text:p>
          </table:table-cell>
          <table:table-cell table:formula="of:=[$summary_24.$AC$10]" office:value-type="float" office:value="10.6474584264549" calcext:value-type="float">
            <text:p>10.6474584264549</text:p>
          </table:table-cell>
          <table:table-cell table:formula="of:=[.G21]*[.B21]" office:value-type="float" office:value="48.8181976132833" calcext:value-type="float">
            <text:p>48.8181976132833</text:p>
          </table:table-cell>
          <table:table-cell table:formula="of:=[.G21]*[.A21]" office:value-type="float" office:value="255.539002234918" calcext:value-type="float">
            <text:p>255.539002234918</text:p>
          </table:table-cell>
          <table:table-cell table:number-columns-repeated="3"/>
          <table:table-cell table:formula="of:=[.$K$3]*[.A21]+[.$K$2]*[.B21]+[.$K$1]" office:value-type="float" office:value="10.7434397532965" calcext:value-type="float">
            <text:p>10.74343975329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A22];2)" office:value-type="float" office:value="4.64385618977472" calcext:value-type="float">
            <text:p>4.64385618977472</text:p>
          </table:table-cell>
          <table:table-cell table:formula="of:=[.A22]*[.B22]" office:value-type="float" office:value="116.096404744368" calcext:value-type="float">
            <text:p>116.096404744368</text:p>
          </table:table-cell>
          <table:table-cell table:formula="of:=[.B22]*[.B22]" office:value-type="float" office:value="21.565400311309" calcext:value-type="float">
            <text:p>21.565400311309</text:p>
          </table:table-cell>
          <table:table-cell table:formula="of:=[.A22]*[.A22]" office:value-type="float" office:value="625" calcext:value-type="float">
            <text:p>625</text:p>
          </table:table-cell>
          <table:table-cell table:formula="of:=[.A22]-[.$F$49]*LOG([.A22];2)" office:value-type="float" office:value="20.3561438102253" calcext:value-type="float">
            <text:p>20.3561438102253</text:p>
          </table:table-cell>
          <table:table-cell table:formula="of:=[$summary_25.$AC$10]" office:value-type="float" office:value="10.8201789624152" calcext:value-type="float">
            <text:p>10.8201789624152</text:p>
          </table:table-cell>
          <table:table-cell table:formula="of:=[.G22]*[.B22]" office:value-type="float" office:value="50.247355049082" calcext:value-type="float">
            <text:p>50.247355049082</text:p>
          </table:table-cell>
          <table:table-cell table:formula="of:=[.G22]*[.A22]" office:value-type="float" office:value="270.50447406038" calcext:value-type="float">
            <text:p>270.50447406038</text:p>
          </table:table-cell>
          <table:table-cell table:number-columns-repeated="3"/>
          <table:table-cell table:formula="of:=[.$K$3]*[.A22]+[.$K$2]*[.B22]+[.$K$1]" office:value-type="float" office:value="11.0581019661621" calcext:value-type="float">
            <text:p>11.05810196616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A23];2)" office:value-type="float" office:value="4.70043971814109" calcext:value-type="float">
            <text:p>4.70043971814109</text:p>
          </table:table-cell>
          <table:table-cell table:formula="of:=[.A23]*[.B23]" office:value-type="float" office:value="122.211432671668" calcext:value-type="float">
            <text:p>122.211432671668</text:p>
          </table:table-cell>
          <table:table-cell table:formula="of:=[.B23]*[.B23]" office:value-type="float" office:value="22.0941335438783" calcext:value-type="float">
            <text:p>22.0941335438783</text:p>
          </table:table-cell>
          <table:table-cell table:formula="of:=[.A23]*[.A23]" office:value-type="float" office:value="676" calcext:value-type="float">
            <text:p>676</text:p>
          </table:table-cell>
          <table:table-cell table:formula="of:=[.A23]-[.$F$49]*LOG([.A23];2)" office:value-type="float" office:value="21.2995602818589" calcext:value-type="float">
            <text:p>21.2995602818589</text:p>
          </table:table-cell>
          <table:table-cell table:formula="of:=[$summary_26.$AC$10]" office:value-type="float" office:value="11.6142497276894" calcext:value-type="float">
            <text:p>11.6142497276894</text:p>
          </table:table-cell>
          <table:table-cell table:formula="of:=[.G23]*[.B23]" office:value-type="float" office:value="54.5920807164406" calcext:value-type="float">
            <text:p>54.5920807164406</text:p>
          </table:table-cell>
          <table:table-cell table:formula="of:=[.G23]*[.A23]" office:value-type="float" office:value="301.970492919924" calcext:value-type="float">
            <text:p>301.970492919924</text:p>
          </table:table-cell>
          <table:table-cell table:number-columns-repeated="3"/>
          <table:table-cell table:formula="of:=[.$K$3]*[.A23]+[.$K$2]*[.B23]+[.$K$1]" office:value-type="float" office:value="11.3692835043487" calcext:value-type="float">
            <text:p>11.36928350434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A24];2)" office:value-type="float" office:value="4.75488750216347" calcext:value-type="float">
            <text:p>4.75488750216347</text:p>
          </table:table-cell>
          <table:table-cell table:formula="of:=[.A24]*[.B24]" office:value-type="float" office:value="128.381962558414" calcext:value-type="float">
            <text:p>128.381962558414</text:p>
          </table:table-cell>
          <table:table-cell table:formula="of:=[.B24]*[.B24]" office:value-type="float" office:value="22.6089551582304" calcext:value-type="float">
            <text:p>22.6089551582304</text:p>
          </table:table-cell>
          <table:table-cell table:formula="of:=[.A24]*[.A24]" office:value-type="float" office:value="729" calcext:value-type="float">
            <text:p>729</text:p>
          </table:table-cell>
          <table:table-cell table:formula="of:=[.A24]-[.$F$49]*LOG([.A24];2)" office:value-type="float" office:value="22.2451124978365" calcext:value-type="float">
            <text:p>22.2451124978365</text:p>
          </table:table-cell>
          <table:table-cell table:formula="of:=[$summary_27.$AC$10]" office:value-type="float" office:value="11.4731983836775" calcext:value-type="float">
            <text:p>11.4731983836775</text:p>
          </table:table-cell>
          <table:table-cell table:formula="of:=[.G24]*[.B24]" office:value-type="float" office:value="54.5537676043904" calcext:value-type="float">
            <text:p>54.5537676043904</text:p>
          </table:table-cell>
          <table:table-cell table:formula="of:=[.G24]*[.A24]" office:value-type="float" office:value="309.776356359293" calcext:value-type="float">
            <text:p>309.776356359293</text:p>
          </table:table-cell>
          <table:table-cell table:number-columns-repeated="3"/>
          <table:table-cell table:formula="of:=[.$K$3]*[.A24]+[.$K$2]*[.B24]+[.$K$1]" office:value-type="float" office:value="11.6772471576061" calcext:value-type="float">
            <text:p>11.67724715760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A25];2)" office:value-type="float" office:value="4.8073549220576" calcext:value-type="float">
            <text:p>4.8073549220576</text:p>
          </table:table-cell>
          <table:table-cell table:formula="of:=[.A25]*[.B25]" office:value-type="float" office:value="134.605937817613" calcext:value-type="float">
            <text:p>134.605937817613</text:p>
          </table:table-cell>
          <table:table-cell table:formula="of:=[.B25]*[.B25]" office:value-type="float" office:value="23.1106613466315" calcext:value-type="float">
            <text:p>23.1106613466315</text:p>
          </table:table-cell>
          <table:table-cell table:formula="of:=[.A25]*[.A25]" office:value-type="float" office:value="784" calcext:value-type="float">
            <text:p>784</text:p>
          </table:table-cell>
          <table:table-cell table:formula="of:=[.A25]-[.$F$49]*LOG([.A25];2)" office:value-type="float" office:value="23.1926450779424" calcext:value-type="float">
            <text:p>23.1926450779424</text:p>
          </table:table-cell>
          <table:table-cell table:formula="of:=[$summary_28.$AC$10]" office:value-type="float" office:value="11.9722618487333" calcext:value-type="float">
            <text:p>11.9722618487333</text:p>
          </table:table-cell>
          <table:table-cell table:formula="of:=[.G25]*[.B25]" office:value-type="float" office:value="57.5549119266705" calcext:value-type="float">
            <text:p>57.5549119266705</text:p>
          </table:table-cell>
          <table:table-cell table:formula="of:=[.G25]*[.A25]" office:value-type="float" office:value="335.223331764532" calcext:value-type="float">
            <text:p>335.223331764532</text:p>
          </table:table-cell>
          <table:table-cell table:number-columns-repeated="3"/>
          <table:table-cell table:formula="of:=[.$K$3]*[.A25]+[.$K$2]*[.B25]+[.$K$1]" office:value-type="float" office:value="11.9822270343173" calcext:value-type="float">
            <text:p>11.9822270343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A26];2)" office:value-type="float" office:value="4.85798099512757" calcext:value-type="float">
            <text:p>4.85798099512757</text:p>
          </table:table-cell>
          <table:table-cell table:formula="of:=[.A26]*[.B26]" office:value-type="float" office:value="140.8814488587" calcext:value-type="float">
            <text:p>140.8814488587</text:p>
          </table:table-cell>
          <table:table-cell table:formula="of:=[.B26]*[.B26]" office:value-type="float" office:value="23.5999793490207" calcext:value-type="float">
            <text:p>23.5999793490207</text:p>
          </table:table-cell>
          <table:table-cell table:formula="of:=[.A26]*[.A26]" office:value-type="float" office:value="841" calcext:value-type="float">
            <text:p>841</text:p>
          </table:table-cell>
          <table:table-cell table:formula="of:=[.A26]-[.$F$49]*LOG([.A26];2)" office:value-type="float" office:value="24.1420190048724" calcext:value-type="float">
            <text:p>24.1420190048724</text:p>
          </table:table-cell>
          <table:table-cell table:formula="of:=[$summary_29.$AC$10]" office:value-type="float" office:value="12.380731612683" calcext:value-type="float">
            <text:p>12.380731612683</text:p>
          </table:table-cell>
          <table:table-cell table:formula="of:=[.G26]*[.B26]" office:value-type="float" office:value="60.1453588801891" calcext:value-type="float">
            <text:p>60.1453588801891</text:p>
          </table:table-cell>
          <table:table-cell table:formula="of:=[.G26]*[.A26]" office:value-type="float" office:value="359.041216767807" calcext:value-type="float">
            <text:p>359.041216767807</text:p>
          </table:table-cell>
          <table:table-cell table:number-columns-repeated="3"/>
          <table:table-cell table:formula="of:=[.$K$3]*[.A26]+[.$K$2]*[.B26]+[.$K$1]" office:value-type="float" office:value="12.2844325891808" calcext:value-type="float">
            <text:p>12.2844325891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A27];2)" office:value-type="float" office:value="4.90689059560852" calcext:value-type="float">
            <text:p>4.90689059560852</text:p>
          </table:table-cell>
          <table:table-cell table:formula="of:=[.A27]*[.B27]" office:value-type="float" office:value="147.206717868256" calcext:value-type="float">
            <text:p>147.206717868256</text:p>
          </table:table-cell>
          <table:table-cell table:formula="of:=[.B27]*[.B27]" office:value-type="float" office:value="24.0775753172713" calcext:value-type="float">
            <text:p>24.0775753172713</text:p>
          </table:table-cell>
          <table:table-cell table:formula="of:=[.A27]*[.A27]" office:value-type="float" office:value="900" calcext:value-type="float">
            <text:p>900</text:p>
          </table:table-cell>
          <table:table-cell table:formula="of:=[.A27]-[.$F$49]*LOG([.A27];2)" office:value-type="float" office:value="25.0931094043915" calcext:value-type="float">
            <text:p>25.0931094043915</text:p>
          </table:table-cell>
          <table:table-cell table:formula="of:=[$summary_30.$AC$10]" office:value-type="float" office:value="12.5082899861403" calcext:value-type="float">
            <text:p>12.5082899861403</text:p>
          </table:table-cell>
          <table:table-cell table:formula="of:=[.G27]*[.B27]" office:value-type="float" office:value="61.3768105001363" calcext:value-type="float">
            <text:p>61.3768105001363</text:p>
          </table:table-cell>
          <table:table-cell table:formula="of:=[.G27]*[.A27]" office:value-type="float" office:value="375.24869958421" calcext:value-type="float">
            <text:p>375.24869958421</text:p>
          </table:table-cell>
          <table:table-cell table:number-columns-repeated="3"/>
          <table:table-cell table:formula="of:=[.$K$3]*[.A27]+[.$K$2]*[.B27]+[.$K$1]" office:value-type="float" office:value="12.584051967805" calcext:value-type="float">
            <text:p>12.5840519678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A28];2)" office:value-type="float" office:value="4.95419631038688" calcext:value-type="float">
            <text:p>4.95419631038688</text:p>
          </table:table-cell>
          <table:table-cell table:formula="of:=[.A28]*[.B28]" office:value-type="float" office:value="153.580085621993" calcext:value-type="float">
            <text:p>153.580085621993</text:p>
          </table:table-cell>
          <table:table-cell table:formula="of:=[.B28]*[.B28]" office:value-type="float" office:value="24.5440610818509" calcext:value-type="float">
            <text:p>24.5440610818509</text:p>
          </table:table-cell>
          <table:table-cell table:formula="of:=[.A28]*[.A28]" office:value-type="float" office:value="961" calcext:value-type="float">
            <text:p>961</text:p>
          </table:table-cell>
          <table:table-cell table:formula="of:=[.A28]-[.$F$49]*LOG([.A28];2)" office:value-type="float" office:value="26.0458036896131" calcext:value-type="float">
            <text:p>26.0458036896131</text:p>
          </table:table-cell>
          <table:table-cell table:formula="of:=[$summary_31.$AC$10]" office:value-type="float" office:value="12.9545598469998" calcext:value-type="float">
            <text:p>12.9545598469998</text:p>
          </table:table-cell>
          <table:table-cell table:formula="of:=[.G28]*[.B28]" office:value-type="float" office:value="64.1794325966926" calcext:value-type="float">
            <text:p>64.1794325966926</text:p>
          </table:table-cell>
          <table:table-cell table:formula="of:=[.G28]*[.A28]" office:value-type="float" office:value="401.591355256995" calcext:value-type="float">
            <text:p>401.591355256995</text:p>
          </table:table-cell>
          <table:table-cell table:number-columns-repeated="3"/>
          <table:table-cell table:formula="of:=[.$K$3]*[.A28]+[.$K$2]*[.B28]+[.$K$1]" office:value-type="float" office:value="12.8812548026867" calcext:value-type="float">
            <text:p>12.8812548026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A29];2)" office:value-type="float" office:value="5" calcext:value-type="float">
            <text:p>5</text:p>
          </table:table-cell>
          <table:table-cell table:formula="of:=[.A29]*[.B29]" office:value-type="float" office:value="160" calcext:value-type="float">
            <text:p>160</text:p>
          </table:table-cell>
          <table:table-cell table:formula="of:=[.B29]*[.B29]" office:value-type="float" office:value="25" calcext:value-type="float">
            <text:p>25</text:p>
          </table:table-cell>
          <table:table-cell table:formula="of:=[.A29]*[.A29]" office:value-type="float" office:value="1024" calcext:value-type="float">
            <text:p>1024</text:p>
          </table:table-cell>
          <table:table-cell table:formula="of:=[.A29]-[.$F$49]*LOG([.A29];2)" office:value-type="float" office:value="27" calcext:value-type="float">
            <text:p>27</text:p>
          </table:table-cell>
          <table:table-cell table:formula="of:=[$summary_32.$AC$10]" office:value-type="float" office:value="13.3360880840884" calcext:value-type="float">
            <text:p>13.3360880840884</text:p>
          </table:table-cell>
          <table:table-cell table:formula="of:=[.G29]*[.B29]" office:value-type="float" office:value="66.6804404204421" calcext:value-type="float">
            <text:p>66.6804404204421</text:p>
          </table:table-cell>
          <table:table-cell table:formula="of:=[.G29]*[.A29]" office:value-type="float" office:value="426.75481869083" calcext:value-type="float">
            <text:p>426.75481869083</text:p>
          </table:table-cell>
          <table:table-cell table:number-columns-repeated="3"/>
          <table:table-cell table:formula="of:=[.$K$3]*[.A29]+[.$K$2]*[.B29]+[.$K$1]" office:value-type="float" office:value="13.1761945651384" calcext:value-type="float">
            <text:p>13.17619456513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A30];2)" office:value-type="float" office:value="5.04439411935845" calcext:value-type="float">
            <text:p>5.04439411935845</text:p>
          </table:table-cell>
          <table:table-cell table:formula="of:=[.A30]*[.B30]" office:value-type="float" office:value="166.465005938829" calcext:value-type="float">
            <text:p>166.465005938829</text:p>
          </table:table-cell>
          <table:table-cell table:formula="of:=[.B30]*[.B30]" office:value-type="float" office:value="25.4459120314181" calcext:value-type="float">
            <text:p>25.4459120314181</text:p>
          </table:table-cell>
          <table:table-cell table:formula="of:=[.A30]*[.A30]" office:value-type="float" office:value="1089" calcext:value-type="float">
            <text:p>1089</text:p>
          </table:table-cell>
          <table:table-cell table:formula="of:=[.A30]-[.$F$49]*LOG([.A30];2)" office:value-type="float" office:value="27.9556058806415" calcext:value-type="float">
            <text:p>27.9556058806415</text:p>
          </table:table-cell>
          <table:table-cell table:formula="of:=[$summary_33.$AC$10]" office:value-type="float" office:value="14.1295245193378" calcext:value-type="float">
            <text:p>14.1295245193378</text:p>
          </table:table-cell>
          <table:table-cell table:formula="of:=[.G30]*[.B30]" office:value-type="float" office:value="71.2748903946786" calcext:value-type="float">
            <text:p>71.2748903946786</text:p>
          </table:table-cell>
          <table:table-cell table:formula="of:=[.G30]*[.A30]" office:value-type="float" office:value="466.274309138147" calcext:value-type="float">
            <text:p>466.274309138147</text:p>
          </table:table-cell>
          <table:table-cell table:number-columns-repeated="3"/>
          <table:table-cell table:formula="of:=[.$K$3]*[.A30]+[.$K$2]*[.B30]+[.$K$1]" office:value-type="float" office:value="13.4690105551958" calcext:value-type="float">
            <text:p>13.46901055519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A31];2)" office:value-type="float" office:value="5.08746284125034" calcext:value-type="float">
            <text:p>5.08746284125034</text:p>
          </table:table-cell>
          <table:table-cell table:formula="of:=[.A31]*[.B31]" office:value-type="float" office:value="172.973736602512" calcext:value-type="float">
            <text:p>172.973736602512</text:p>
          </table:table-cell>
          <table:table-cell table:formula="of:=[.B31]*[.B31]" office:value-type="float" office:value="25.882278161103" calcext:value-type="float">
            <text:p>25.882278161103</text:p>
          </table:table-cell>
          <table:table-cell table:formula="of:=[.A31]*[.A31]" office:value-type="float" office:value="1156" calcext:value-type="float">
            <text:p>1156</text:p>
          </table:table-cell>
          <table:table-cell table:formula="of:=[.A31]-[.$F$49]*LOG([.A31];2)" office:value-type="float" office:value="28.9125371587497" calcext:value-type="float">
            <text:p>28.9125371587497</text:p>
          </table:table-cell>
          <table:table-cell table:formula="of:=[$summary_34.$AC$10]" office:value-type="float" office:value="13.6565365918386" calcext:value-type="float">
            <text:p>13.6565365918386</text:p>
          </table:table-cell>
          <table:table-cell table:formula="of:=[.G31]*[.B31]" office:value-type="float" office:value="69.4771224511544" calcext:value-type="float">
            <text:p>69.4771224511544</text:p>
          </table:table-cell>
          <table:table-cell table:formula="of:=[.G31]*[.A31]" office:value-type="float" office:value="464.322244122512" calcext:value-type="float">
            <text:p>464.322244122512</text:p>
          </table:table-cell>
          <table:table-cell table:number-columns-repeated="3"/>
          <table:table-cell table:formula="of:=[.$K$3]*[.A31]+[.$K$2]*[.B31]+[.$K$1]" office:value-type="float" office:value="13.75982959438" calcext:value-type="float">
            <text:p>13.75982959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A32];2)" office:value-type="float" office:value="5.12928301694497" calcext:value-type="float">
            <text:p>5.12928301694497</text:p>
          </table:table-cell>
          <table:table-cell table:formula="of:=[.A32]*[.B32]" office:value-type="float" office:value="179.524905593074" calcext:value-type="float">
            <text:p>179.524905593074</text:p>
          </table:table-cell>
          <table:table-cell table:formula="of:=[.B32]*[.B32]" office:value-type="float" office:value="26.3095442679201" calcext:value-type="float">
            <text:p>26.3095442679201</text:p>
          </table:table-cell>
          <table:table-cell table:formula="of:=[.A32]*[.A32]" office:value-type="float" office:value="1225" calcext:value-type="float">
            <text:p>1225</text:p>
          </table:table-cell>
          <table:table-cell table:formula="of:=[.A32]-[.$F$49]*LOG([.A32];2)" office:value-type="float" office:value="29.870716983055" calcext:value-type="float">
            <text:p>29.870716983055</text:p>
          </table:table-cell>
          <table:table-cell table:formula="of:=[$summary_35.$AC$10]" office:value-type="float" office:value="13.8933963420879" calcext:value-type="float">
            <text:p>13.8933963420879</text:p>
          </table:table-cell>
          <table:table-cell table:formula="of:=[.G32]*[.B32]" office:value-type="float" office:value="71.263161905157" calcext:value-type="float">
            <text:p>71.263161905157</text:p>
          </table:table-cell>
          <table:table-cell table:formula="of:=[.G32]*[.A32]" office:value-type="float" office:value="486.268871973078" calcext:value-type="float">
            <text:p>486.268871973078</text:p>
          </table:table-cell>
          <table:table-cell table:number-columns-repeated="3"/>
          <table:table-cell table:formula="of:=[.$K$3]*[.A32]+[.$K$2]*[.B32]+[.$K$1]" office:value-type="float" office:value="14.0487674730205" calcext:value-type="float">
            <text:p>14.04876747302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A33];2)" office:value-type="float" office:value="5.16992500144231" calcext:value-type="float">
            <text:p>5.16992500144231</text:p>
          </table:table-cell>
          <table:table-cell table:formula="of:=[.A33]*[.B33]" office:value-type="float" office:value="186.117300051923" calcext:value-type="float">
            <text:p>186.117300051923</text:p>
          </table:table-cell>
          <table:table-cell table:formula="of:=[.B33]*[.B33]" office:value-type="float" office:value="26.7281245205383" calcext:value-type="float">
            <text:p>26.7281245205383</text:p>
          </table:table-cell>
          <table:table-cell table:formula="of:=[.A33]*[.A33]" office:value-type="float" office:value="1296" calcext:value-type="float">
            <text:p>1296</text:p>
          </table:table-cell>
          <table:table-cell table:formula="of:=[.A33]-[.$F$49]*LOG([.A33];2)" office:value-type="float" office:value="30.8300749985577" calcext:value-type="float">
            <text:p>30.8300749985577</text:p>
          </table:table-cell>
          <table:table-cell table:formula="of:=[$summary_36.$AC$10]" office:value-type="float" office:value="14.9023280037691" calcext:value-type="float">
            <text:p>14.9023280037691</text:p>
          </table:table-cell>
          <table:table-cell table:formula="of:=[.G33]*[.B33]" office:value-type="float" office:value="77.0439181263796" calcext:value-type="float">
            <text:p>77.0439181263796</text:p>
          </table:table-cell>
          <table:table-cell table:formula="of:=[.G33]*[.A33]" office:value-type="float" office:value="536.483808135686" calcext:value-type="float">
            <text:p>536.483808135686</text:p>
          </table:table-cell>
          <table:table-cell table:number-columns-repeated="3"/>
          <table:table-cell table:formula="of:=[.$K$3]*[.A33]+[.$K$2]*[.B33]+[.$K$1]" office:value-type="float" office:value="14.3359301936427" calcext:value-type="float">
            <text:p>14.33593019364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A34];2)" office:value-type="float" office:value="5.20945336562895" calcext:value-type="float">
            <text:p>5.20945336562895</text:p>
          </table:table-cell>
          <table:table-cell table:formula="of:=[.A34]*[.B34]" office:value-type="float" office:value="192.749774528271" calcext:value-type="float">
            <text:p>192.749774528271</text:p>
          </table:table-cell>
          <table:table-cell table:formula="of:=[.B34]*[.B34]" office:value-type="float" office:value="27.1384043686628" calcext:value-type="float">
            <text:p>27.1384043686628</text:p>
          </table:table-cell>
          <table:table-cell table:formula="of:=[.A34]*[.A34]" office:value-type="float" office:value="1369" calcext:value-type="float">
            <text:p>1369</text:p>
          </table:table-cell>
          <table:table-cell table:formula="of:=[.A34]-[.$F$49]*LOG([.A34];2)" office:value-type="float" office:value="31.790546634371" calcext:value-type="float">
            <text:p>31.790546634371</text:p>
          </table:table-cell>
          <table:table-cell table:formula="of:=[$summary_37.$AC$10]" office:value-type="float" office:value="14.681128580021" calcext:value-type="float">
            <text:p>14.681128580021</text:p>
          </table:table-cell>
          <table:table-cell table:formula="of:=[.G34]*[.B34]" office:value-type="float" office:value="76.4806546924217" calcext:value-type="float">
            <text:p>76.4806546924217</text:p>
          </table:table-cell>
          <table:table-cell table:formula="of:=[.G34]*[.A34]" office:value-type="float" office:value="543.201757460777" calcext:value-type="float">
            <text:p>543.201757460777</text:p>
          </table:table-cell>
          <table:table-cell table:number-columns-repeated="3"/>
          <table:table-cell table:formula="of:=[.$K$3]*[.A34]+[.$K$2]*[.B34]+[.$K$1]" office:value-type="float" office:value="14.6214150439595" calcext:value-type="float">
            <text:p>14.62141504395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A35];2)" office:value-type="float" office:value="5.24792751344359" calcext:value-type="float">
            <text:p>5.24792751344359</text:p>
          </table:table-cell>
          <table:table-cell table:formula="of:=[.A35]*[.B35]" office:value-type="float" office:value="199.421245510856" calcext:value-type="float">
            <text:p>199.421245510856</text:p>
          </table:table-cell>
          <table:table-cell table:formula="of:=[.B35]*[.B35]" office:value-type="float" office:value="27.5407431863582" calcext:value-type="float">
            <text:p>27.5407431863582</text:p>
          </table:table-cell>
          <table:table-cell table:formula="of:=[.A35]*[.A35]" office:value-type="float" office:value="1444" calcext:value-type="float">
            <text:p>1444</text:p>
          </table:table-cell>
          <table:table-cell table:formula="of:=[.A35]-[.$F$49]*LOG([.A35];2)" office:value-type="float" office:value="32.7520724865564" calcext:value-type="float">
            <text:p>32.7520724865564</text:p>
          </table:table-cell>
          <table:table-cell table:formula="of:=[$summary_38.$AC$10]" office:value-type="float" office:value="14.8009504418825" calcext:value-type="float">
            <text:p>14.8009504418825</text:p>
          </table:table-cell>
          <table:table-cell table:formula="of:=[.G35]*[.B35]" office:value-type="float" office:value="77.6743150490704" calcext:value-type="float">
            <text:p>77.6743150490704</text:p>
          </table:table-cell>
          <table:table-cell table:formula="of:=[.G35]*[.A35]" office:value-type="float" office:value="562.436116791536" calcext:value-type="float">
            <text:p>562.436116791536</text:p>
          </table:table-cell>
          <table:table-cell table:number-columns-repeated="3"/>
          <table:table-cell table:formula="of:=[.$K$3]*[.A35]+[.$K$2]*[.B35]+[.$K$1]" office:value-type="float" office:value="14.905311526743" calcext:value-type="float">
            <text:p>14.9053115267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A36];2)" office:value-type="float" office:value="5.28540221886225" calcext:value-type="float">
            <text:p>5.28540221886225</text:p>
          </table:table-cell>
          <table:table-cell table:formula="of:=[.A36]*[.B36]" office:value-type="float" office:value="206.130686535628" calcext:value-type="float">
            <text:p>206.130686535628</text:p>
          </table:table-cell>
          <table:table-cell table:formula="of:=[.B36]*[.B36]" office:value-type="float" office:value="27.935476615154" calcext:value-type="float">
            <text:p>27.935476615154</text:p>
          </table:table-cell>
          <table:table-cell table:formula="of:=[.A36]*[.A36]" office:value-type="float" office:value="1521" calcext:value-type="float">
            <text:p>1521</text:p>
          </table:table-cell>
          <table:table-cell table:formula="of:=[.A36]-[.$F$49]*LOG([.A36];2)" office:value-type="float" office:value="33.7145977811378" calcext:value-type="float">
            <text:p>33.7145977811378</text:p>
          </table:table-cell>
          <table:table-cell table:formula="of:=[$summary_39.$AC$10]" office:value-type="float" office:value="15.1962947450283" calcext:value-type="float">
            <text:p>15.1962947450283</text:p>
          </table:table-cell>
          <table:table-cell table:formula="of:=[.G36]*[.B36]" office:value-type="float" office:value="80.3185299638571" calcext:value-type="float">
            <text:p>80.3185299638571</text:p>
          </table:table-cell>
          <table:table-cell table:formula="of:=[.G36]*[.A36]" office:value-type="float" office:value="592.655495056102" calcext:value-type="float">
            <text:p>592.655495056102</text:p>
          </table:table-cell>
          <table:table-cell table:number-columns-repeated="3"/>
          <table:table-cell table:formula="of:=[.$K$3]*[.A36]+[.$K$2]*[.B36]+[.$K$1]" office:value-type="float" office:value="15.1877021688895" calcext:value-type="float">
            <text:p>15.1877021688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A37];2)" office:value-type="float" office:value="5.32192809488736" calcext:value-type="float">
            <text:p>5.32192809488736</text:p>
          </table:table-cell>
          <table:table-cell table:formula="of:=[.A37]*[.B37]" office:value-type="float" office:value="212.877123795494" calcext:value-type="float">
            <text:p>212.877123795494</text:p>
          </table:table-cell>
          <table:table-cell table:formula="of:=[.B37]*[.B37]" office:value-type="float" office:value="28.3229186471514" calcext:value-type="float">
            <text:p>28.3229186471514</text:p>
          </table:table-cell>
          <table:table-cell table:formula="of:=[.A37]*[.A37]" office:value-type="float" office:value="1600" calcext:value-type="float">
            <text:p>1600</text:p>
          </table:table-cell>
          <table:table-cell table:formula="of:=[.A37]-[.$F$49]*LOG([.A37];2)" office:value-type="float" office:value="34.6780719051126" calcext:value-type="float">
            <text:p>34.6780719051126</text:p>
          </table:table-cell>
          <table:table-cell table:formula="of:=[$summary_40.$AC$10]" office:value-type="float" office:value="15.6959894647025" calcext:value-type="float">
            <text:p>15.6959894647025</text:p>
          </table:table-cell>
          <table:table-cell table:formula="of:=[.G37]*[.B37]" office:value-type="float" office:value="83.5329273092563" calcext:value-type="float">
            <text:p>83.5329273092563</text:p>
          </table:table-cell>
          <table:table-cell table:formula="of:=[.G37]*[.A37]" office:value-type="float" office:value="627.8395785881" calcext:value-type="float">
            <text:p>627.8395785881</text:p>
          </table:table-cell>
          <table:table-cell table:number-columns-repeated="3"/>
          <table:table-cell table:formula="of:=[.$K$3]*[.A37]+[.$K$2]*[.B37]+[.$K$1]" office:value-type="float" office:value="15.4686632280363" calcext:value-type="float">
            <text:p>15.46866322803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A38];2)" office:value-type="float" office:value="5.35755200461808" calcext:value-type="float">
            <text:p>5.35755200461808</text:p>
          </table:table-cell>
          <table:table-cell table:formula="of:=[.A38]*[.B38]" office:value-type="float" office:value="219.659632189341" calcext:value-type="float">
            <text:p>219.659632189341</text:p>
          </table:table-cell>
          <table:table-cell table:formula="of:=[.B38]*[.B38]" office:value-type="float" office:value="28.7033634821872" calcext:value-type="float">
            <text:p>28.7033634821872</text:p>
          </table:table-cell>
          <table:table-cell table:formula="of:=[.A38]*[.A38]" office:value-type="float" office:value="1681" calcext:value-type="float">
            <text:p>1681</text:p>
          </table:table-cell>
          <table:table-cell table:formula="of:=[.A38]-[.$F$49]*LOG([.A38];2)" office:value-type="float" office:value="35.6424479953819" calcext:value-type="float">
            <text:p>35.6424479953819</text:p>
          </table:table-cell>
          <table:table-cell table:formula="of:=[$summary_41.$AC$10]" office:value-type="float" office:value="15.7088144670982" calcext:value-type="float">
            <text:p>15.7088144670982</text:p>
          </table:table-cell>
          <table:table-cell table:formula="of:=[.G38]*[.B38]" office:value-type="float" office:value="84.1607904383758" calcext:value-type="float">
            <text:p>84.1607904383758</text:p>
          </table:table-cell>
          <table:table-cell table:formula="of:=[.G38]*[.A38]" office:value-type="float" office:value="644.061393151028" calcext:value-type="float">
            <text:p>644.061393151028</text:p>
          </table:table-cell>
          <table:table-cell table:number-columns-repeated="3"/>
          <table:table-cell table:formula="of:=[.$K$3]*[.A38]+[.$K$2]*[.B38]+[.$K$1]" office:value-type="float" office:value="15.7482653119137" calcext:value-type="float">
            <text:p>15.74826531191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A39];2)" office:value-type="float" office:value="5.39231742277876" calcext:value-type="float">
            <text:p>5.39231742277876</text:p>
          </table:table-cell>
          <table:table-cell table:formula="of:=[.A39]*[.B39]" office:value-type="float" office:value="226.477331756708" calcext:value-type="float">
            <text:p>226.477331756708</text:p>
          </table:table-cell>
          <table:table-cell table:formula="of:=[.B39]*[.B39]" office:value-type="float" office:value="29.0770871880034" calcext:value-type="float">
            <text:p>29.0770871880034</text:p>
          </table:table-cell>
          <table:table-cell table:formula="of:=[.A39]*[.A39]" office:value-type="float" office:value="1764" calcext:value-type="float">
            <text:p>1764</text:p>
          </table:table-cell>
          <table:table-cell table:formula="of:=[.A39]-[.$F$49]*LOG([.A39];2)" office:value-type="float" office:value="36.6076825772212" calcext:value-type="float">
            <text:p>36.6076825772212</text:p>
          </table:table-cell>
          <table:table-cell table:formula="of:=[$summary_42.$AC$10]" office:value-type="float" office:value="16.0442233356896" calcext:value-type="float">
            <text:p>16.0442233356896</text:p>
          </table:table-cell>
          <table:table-cell table:formula="of:=[.G39]*[.B39]" office:value-type="float" office:value="86.5155450279926" calcext:value-type="float">
            <text:p>86.5155450279926</text:p>
          </table:table-cell>
          <table:table-cell table:formula="of:=[.G39]*[.A39]" office:value-type="float" office:value="673.857380098964" calcext:value-type="float">
            <text:p>673.857380098964</text:p>
          </table:table-cell>
          <table:table-cell table:number-columns-repeated="3"/>
          <table:table-cell table:formula="of:=[.$K$3]*[.A39]+[.$K$2]*[.B39]+[.$K$1]" office:value-type="float" office:value="16.0265739230528" calcext:value-type="float">
            <text:p>16.02657392305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A40];2)" office:value-type="float" office:value="5.4262647547021" calcext:value-type="float">
            <text:p>5.4262647547021</text:p>
          </table:table-cell>
          <table:table-cell table:formula="of:=[.A40]*[.B40]" office:value-type="float" office:value="233.32938445219" calcext:value-type="float">
            <text:p>233.32938445219</text:p>
          </table:table-cell>
          <table:table-cell table:formula="of:=[.B40]*[.B40]" office:value-type="float" office:value="29.4443491881222" calcext:value-type="float">
            <text:p>29.4443491881222</text:p>
          </table:table-cell>
          <table:table-cell table:formula="of:=[.A40]*[.A40]" office:value-type="float" office:value="1849" calcext:value-type="float">
            <text:p>1849</text:p>
          </table:table-cell>
          <table:table-cell table:formula="of:=[.A40]-[.$F$49]*LOG([.A40];2)" office:value-type="float" office:value="37.5737352452979" calcext:value-type="float">
            <text:p>37.5737352452979</text:p>
          </table:table-cell>
          <table:table-cell table:formula="of:=[$summary_43.$AC$10]" office:value-type="float" office:value="16.1723689057828" calcext:value-type="float">
            <text:p>16.1723689057828</text:p>
          </table:table-cell>
          <table:table-cell table:formula="of:=[.G40]*[.B40]" office:value-type="float" office:value="87.7555553934893" calcext:value-type="float">
            <text:p>87.7555553934893</text:p>
          </table:table-cell>
          <table:table-cell table:formula="of:=[.G40]*[.A40]" office:value-type="float" office:value="695.41186294866" calcext:value-type="float">
            <text:p>695.41186294866</text:p>
          </table:table-cell>
          <table:table-cell table:number-columns-repeated="3"/>
          <table:table-cell table:formula="of:=[.$K$3]*[.A40]+[.$K$2]*[.B40]+[.$K$1]" office:value-type="float" office:value="16.3036499393913" calcext:value-type="float">
            <text:p>16.3036499393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A41];2)" office:value-type="float" office:value="5.4594316186373" calcext:value-type="float">
            <text:p>5.4594316186373</text:p>
          </table:table-cell>
          <table:table-cell table:formula="of:=[.A41]*[.B41]" office:value-type="float" office:value="240.214991220041" calcext:value-type="float">
            <text:p>240.214991220041</text:p>
          </table:table-cell>
          <table:table-cell table:formula="of:=[.B41]*[.B41]" office:value-type="float" office:value="29.8053935985767" calcext:value-type="float">
            <text:p>29.8053935985767</text:p>
          </table:table-cell>
          <table:table-cell table:formula="of:=[.A41]*[.A41]" office:value-type="float" office:value="1936" calcext:value-type="float">
            <text:p>1936</text:p>
          </table:table-cell>
          <table:table-cell table:formula="of:=[.A41]-[.$F$49]*LOG([.A41];2)" office:value-type="float" office:value="38.5405683813627" calcext:value-type="float">
            <text:p>38.5405683813627</text:p>
          </table:table-cell>
          <table:table-cell table:formula="of:=[$summary_44.$AC$10]" office:value-type="float" office:value="16.6317738859683" calcext:value-type="float">
            <text:p>16.6317738859683</text:p>
          </table:table-cell>
          <table:table-cell table:formula="of:=[.G41]*[.B41]" office:value-type="float" office:value="90.8000322270813" calcext:value-type="float">
            <text:p>90.8000322270813</text:p>
          </table:table-cell>
          <table:table-cell table:formula="of:=[.G41]*[.A41]" office:value-type="float" office:value="731.798050982604" calcext:value-type="float">
            <text:p>731.798050982604</text:p>
          </table:table-cell>
          <table:table-cell table:number-columns-repeated="3"/>
          <table:table-cell table:formula="of:=[.$K$3]*[.A41]+[.$K$2]*[.B41]+[.$K$1]" office:value-type="float" office:value="16.5795500396218" calcext:value-type="float">
            <text:p>16.57955003962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A42];2)" office:value-type="float" office:value="5.49185309632968" calcext:value-type="float">
            <text:p>5.49185309632968</text:p>
          </table:table-cell>
          <table:table-cell table:formula="of:=[.A42]*[.B42]" office:value-type="float" office:value="247.133389334835" calcext:value-type="float">
            <text:p>247.133389334835</text:p>
          </table:table-cell>
          <table:table-cell table:formula="of:=[.B42]*[.B42]" office:value-type="float" office:value="30.1604504316658" calcext:value-type="float">
            <text:p>30.1604504316658</text:p>
          </table:table-cell>
          <table:table-cell table:formula="of:=[.A42]*[.A42]" office:value-type="float" office:value="2025" calcext:value-type="float">
            <text:p>2025</text:p>
          </table:table-cell>
          <table:table-cell table:formula="of:=[.A42]-[.$F$49]*LOG([.A42];2)" office:value-type="float" office:value="39.5081469036703" calcext:value-type="float">
            <text:p>39.5081469036703</text:p>
          </table:table-cell>
          <table:table-cell table:formula="of:=[$summary_45.$AC$10]" office:value-type="float" office:value="17.196150637405" calcext:value-type="float">
            <text:p>17.196150637405</text:p>
          </table:table-cell>
          <table:table-cell table:formula="of:=[.G42]*[.B42]" office:value-type="float" office:value="94.4387331229839" calcext:value-type="float">
            <text:p>94.4387331229839</text:p>
          </table:table-cell>
          <table:table-cell table:formula="of:=[.G42]*[.A42]" office:value-type="float" office:value="773.826778683223" calcext:value-type="float">
            <text:p>773.826778683223</text:p>
          </table:table-cell>
          <table:table-cell table:number-columns-repeated="3"/>
          <table:table-cell table:formula="of:=[.$K$3]*[.A42]+[.$K$2]*[.B42]+[.$K$1]" office:value-type="float" office:value="16.8543270807353" calcext:value-type="float">
            <text:p>16.85432708073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A43];2)" office:value-type="float" office:value="5.52356195605701" calcext:value-type="float">
            <text:p>5.52356195605701</text:p>
          </table:table-cell>
          <table:table-cell table:formula="of:=[.A43]*[.B43]" office:value-type="float" office:value="254.083849978623" calcext:value-type="float">
            <text:p>254.083849978623</text:p>
          </table:table-cell>
          <table:table-cell table:formula="of:=[.B43]*[.B43]" office:value-type="float" office:value="30.5097366824004" calcext:value-type="float">
            <text:p>30.5097366824004</text:p>
          </table:table-cell>
          <table:table-cell table:formula="of:=[.A43]*[.A43]" office:value-type="float" office:value="2116" calcext:value-type="float">
            <text:p>2116</text:p>
          </table:table-cell>
          <table:table-cell table:formula="of:=[.A43]-[.$F$49]*LOG([.A43];2)" office:value-type="float" office:value="40.476438043943" calcext:value-type="float">
            <text:p>40.476438043943</text:p>
          </table:table-cell>
          <table:table-cell table:formula="of:=[$summary_46.$AC$10]" office:value-type="float" office:value="17.0258749139381" calcext:value-type="float">
            <text:p>17.0258749139381</text:p>
          </table:table-cell>
          <table:table-cell table:formula="of:=[.G43]*[.B43]" office:value-type="float" office:value="94.0434749432139" calcext:value-type="float">
            <text:p>94.0434749432139</text:p>
          </table:table-cell>
          <table:table-cell table:formula="of:=[.G43]*[.A43]" office:value-type="float" office:value="783.190246041152" calcext:value-type="float">
            <text:p>783.190246041152</text:p>
          </table:table-cell>
          <table:table-cell table:number-columns-repeated="3"/>
          <table:table-cell table:formula="of:=[.$K$3]*[.A43]+[.$K$2]*[.B43]+[.$K$1]" office:value-type="float" office:value="17.1280304340657" calcext:value-type="float">
            <text:p>17.12803043406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A44];2)" office:value-type="float" office:value="5.55458885167764" calcext:value-type="float">
            <text:p>5.55458885167764</text:p>
          </table:table-cell>
          <table:table-cell table:formula="of:=[.A44]*[.B44]" office:value-type="float" office:value="261.065676028849" calcext:value-type="float">
            <text:p>261.065676028849</text:p>
          </table:table-cell>
          <table:table-cell table:formula="of:=[.B44]*[.B44]" office:value-type="float" office:value="30.8534573111815" calcext:value-type="float">
            <text:p>30.8534573111815</text:p>
          </table:table-cell>
          <table:table-cell table:formula="of:=[.A44]*[.A44]" office:value-type="float" office:value="2209" calcext:value-type="float">
            <text:p>2209</text:p>
          </table:table-cell>
          <table:table-cell table:formula="of:=[.A44]-[.$F$49]*LOG([.A44];2)" office:value-type="float" office:value="41.4454111483224" calcext:value-type="float">
            <text:p>41.4454111483224</text:p>
          </table:table-cell>
          <table:table-cell table:formula="of:=[$summary_47.$AC$10]" office:value-type="float" office:value="17.2955626871686" calcext:value-type="float">
            <text:p>17.2955626871686</text:p>
          </table:table-cell>
          <table:table-cell table:formula="of:=[.G44]*[.B44]" office:value-type="float" office:value="96.0697396856385" calcext:value-type="float">
            <text:p>96.0697396856385</text:p>
          </table:table-cell>
          <table:table-cell table:formula="of:=[.G44]*[.A44]" office:value-type="float" office:value="812.891446296925" calcext:value-type="float">
            <text:p>812.891446296925</text:p>
          </table:table-cell>
          <table:table-cell table:number-columns-repeated="3"/>
          <table:table-cell table:formula="of:=[.$K$3]*[.A44]+[.$K$2]*[.B44]+[.$K$1]" office:value-type="float" office:value="17.4007062851918" calcext:value-type="float">
            <text:p>17.40070628519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A45];2)" office:value-type="float" office:value="5.58496250072116" calcext:value-type="float">
            <text:p>5.58496250072116</text:p>
          </table:table-cell>
          <table:table-cell table:formula="of:=[.A45]*[.B45]" office:value-type="float" office:value="268.078200034616" calcext:value-type="float">
            <text:p>268.078200034616</text:p>
          </table:table-cell>
          <table:table-cell table:formula="of:=[.B45]*[.B45]" office:value-type="float" office:value="31.1918061344615" calcext:value-type="float">
            <text:p>31.1918061344615</text:p>
          </table:table-cell>
          <table:table-cell table:formula="of:=[.A45]*[.A45]" office:value-type="float" office:value="2304" calcext:value-type="float">
            <text:p>2304</text:p>
          </table:table-cell>
          <table:table-cell table:formula="of:=[.A45]-[.$F$49]*LOG([.A45];2)" office:value-type="float" office:value="42.4150374992789" calcext:value-type="float">
            <text:p>42.4150374992789</text:p>
          </table:table-cell>
          <table:table-cell table:formula="of:=[$summary_48.$AC$10]" office:value-type="float" office:value="17.401646197769" calcext:value-type="float">
            <text:p>17.401646197769</text:p>
          </table:table-cell>
          <table:table-cell table:formula="of:=[.G45]*[.B45]" office:value-type="float" office:value="97.1875414653566" calcext:value-type="float">
            <text:p>97.1875414653566</text:p>
          </table:table-cell>
          <table:table-cell table:formula="of:=[.G45]*[.A45]" office:value-type="float" office:value="835.279017492911" calcext:value-type="float">
            <text:p>835.279017492911</text:p>
          </table:table-cell>
          <table:table-cell table:number-columns-repeated="3"/>
          <table:table-cell table:formula="of:=[.$K$3]*[.A45]+[.$K$2]*[.B45]+[.$K$1]" office:value-type="float" office:value="17.6723979022633" calcext:value-type="float">
            <text:p>17.67239790226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A46];2)" office:value-type="float" office:value="5.61470984411521" calcext:value-type="float">
            <text:p>5.61470984411521</text:p>
          </table:table-cell>
          <table:table-cell table:formula="of:=[.A46]*[.B46]" office:value-type="float" office:value="275.120782361645" calcext:value-type="float">
            <text:p>275.120782361645</text:p>
          </table:table-cell>
          <table:table-cell table:formula="of:=[.B46]*[.B46]" office:value-type="float" office:value="31.5249666336042" calcext:value-type="float">
            <text:p>31.5249666336042</text:p>
          </table:table-cell>
          <table:table-cell table:formula="of:=[.A46]*[.A46]" office:value-type="float" office:value="2401" calcext:value-type="float">
            <text:p>2401</text:p>
          </table:table-cell>
          <table:table-cell table:formula="of:=[.A46]-[.$F$49]*LOG([.A46];2)" office:value-type="float" office:value="43.3852901558848" calcext:value-type="float">
            <text:p>43.3852901558848</text:p>
          </table:table-cell>
          <table:table-cell table:formula="of:=[$summary_49.$AC$10]" office:value-type="float" office:value="17.7102750629754" calcext:value-type="float">
            <text:p>17.7102750629754</text:p>
          </table:table-cell>
          <table:table-cell table:formula="of:=[.G46]*[.B46]" office:value-type="float" office:value="99.4380557380762" calcext:value-type="float">
            <text:p>99.4380557380762</text:p>
          </table:table-cell>
          <table:table-cell table:formula="of:=[.G46]*[.A46]" office:value-type="float" office:value="867.803478085796" calcext:value-type="float">
            <text:p>867.803478085796</text:p>
          </table:table-cell>
          <table:table-cell table:number-columns-repeated="3"/>
          <table:table-cell table:formula="of:=[.$K$3]*[.A46]+[.$K$2]*[.B46]+[.$K$1]" office:value-type="float" office:value="17.9431458766577" calcext:value-type="float">
            <text:p>17.9431458766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A47];2)" office:value-type="float" office:value="5.64385618977472" calcext:value-type="float">
            <text:p>5.64385618977472</text:p>
          </table:table-cell>
          <table:table-cell table:formula="of:=[.A47]*[.B47]" office:value-type="float" office:value="282.192809488736" calcext:value-type="float">
            <text:p>282.192809488736</text:p>
          </table:table-cell>
          <table:table-cell table:formula="of:=[.B47]*[.B47]" office:value-type="float" office:value="31.8531126908585" calcext:value-type="float">
            <text:p>31.8531126908585</text:p>
          </table:table-cell>
          <table:table-cell table:formula="of:=[.A47]*[.A47]" office:value-type="float" office:value="2500" calcext:value-type="float">
            <text:p>2500</text:p>
          </table:table-cell>
          <table:table-cell table:formula="of:=[.A47]-[.$F$49]*LOG([.A47];2)" office:value-type="float" office:value="44.3561438102253" calcext:value-type="float">
            <text:p>44.3561438102253</text:p>
          </table:table-cell>
          <table:table-cell table:formula="of:=[$summary_50.$AC$10]" office:value-type="float" office:value="18.097450930699" calcext:value-type="float">
            <text:p>18.097450930699</text:p>
          </table:table-cell>
          <table:table-cell table:formula="of:=[.G47]*[.B47]" office:value-type="float" office:value="102.13941045437" calcext:value-type="float">
            <text:p>102.13941045437</text:p>
          </table:table-cell>
          <table:table-cell table:formula="of:=[.G47]*[.A47]" office:value-type="float" office:value="904.87254653495" calcext:value-type="float">
            <text:p>904.87254653495</text:p>
          </table:table-cell>
          <table:table-cell table:number-columns-repeated="3"/>
          <table:table-cell table:formula="of:=[.$K$3]*[.A47]+[.$K$2]*[.B47]+[.$K$1]" office:value-type="float" office:value="18.2129883393236" calcext:value-type="float">
            <text:p>18.21298833932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SUM([.A2:.A47])" office:value-type="float" office:value="1265" calcext:value-type="float">
            <text:p>1265</text:p>
          </table:table-cell>
          <table:table-cell table:formula="of:=SUM([.B2:.B47])" office:value-type="float" office:value="209.623175562869" calcext:value-type="float">
            <text:p>209.623175562869</text:p>
          </table:table-cell>
          <table:table-cell table:formula="of:=SUM([.C2:.C47])" office:value-type="float" office:value="6280.30655290602" calcext:value-type="float">
            <text:p>6280.30655290602</text:p>
          </table:table-cell>
          <table:table-cell table:formula="of:=SUM([.D2:.D47])" office:value-type="float" office:value="990.821822108221" calcext:value-type="float">
            <text:p>990.821822108221</text:p>
          </table:table-cell>
          <table:table-cell table:formula="of:=SUM([.E2:.E47])" office:value-type="float" office:value="42895" calcext:value-type="float">
            <text:p>42895</text:p>
          </table:table-cell>
          <table:table-cell office:value-type="float" office:value="1" calcext:value-type="float">
            <text:p>1</text:p>
          </table:table-cell>
          <table:table-cell table:formula="of:=SUM([.G2:.G47])" office:value-type="float" office:value="528.63643808981" calcext:value-type="float">
            <text:p>528.63643808981</text:p>
          </table:table-cell>
          <table:table-cell table:formula="of:=SUM([.H2:.H47])" office:value-type="float" office:value="2579.09706384616" calcext:value-type="float">
            <text:p>2579.09706384616</text:p>
          </table:table-cell>
          <table:table-cell table:formula="of:=SUM([.I2:.I47])" office:value-type="float" office:value="17146.1640291272" calcext:value-type="float">
            <text:p>17146.1640291272</text:p>
          </table:table-cell>
          <table:table-cell table:number-columns-repeated="4"/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AB2:summary_5.AB10 summary_5.B2:summary_5.B10 summary_10.AB2:summary_10.AB10 summary_10.B2:summary_10.B10 summary_15.AB2:summary_15.AB10 summary_15.B2:summary_15.B10 summary_20.AB2:summary_20.AB10 summary_20.B2:summary_20.B10 summary_25.AB2:summary_25.AB10 summary_25.B2:summary_25.B10 summary_30.AB2:summary_30.AB10 summary_30.B2:summary_30.B10 summary_35.AB2:summary_35.AB10 summary_35.B2:summary_35.B10 summary_40.AB2:summary_40.AB10 summary_40.B2:summary_40.B10 summary_45.AB2:summary_45.AB10 summary_45.B2:summary_45.B10 summary_50.AB2:summary_50.AB10 summary_50.B2:summary_5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4pt" svg:y="13.38pt">
            <draw:object draw:notify-on-update-of-ranges="data.A2:data.A47 data.G2:data.G47 data.M2:data.M47 data.A2:data.A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4:34:32.35560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2:16:19.977796479</meta:creation-date>
    <meta:generator>LibreOffice/6.2.7.1$Linux_X86_64 LibreOffice_project/20$Build-1</meta:generator>
    <dc:date>2019-12-22T16:56:47.873802850</dc:date>
    <meta:editing-duration>PT2H47M</meta:editing-duration>
    <meta:editing-cycles>33</meta:editing-cycles>
    <meta:document-statistic meta:table-count="48" meta:cell-count="138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B2:summary_5.AB10 summary_10.AB2:summary_10.AB10 summary_15.AB2:summary_15.AB10 summary_20.AB2:summary_20.AB10 summary_25.AB2:summary_25.AB10 summary_30.AB2:summary_30.AB10 summary_35.AB2:summary_35.AB10 summary_40.AB2:summary_40.AB10 summary_45.AB2:summary_45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924cm" svg:y="8.019cm" chart:style-name="ch5">
              <text:p>Edge Probab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5.AB2:summary_5.AB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B2:summary_15.AB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B2:summary_25.AB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B2:summary_35.AB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B2:summary_45.AB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2.6742346477937">
                <text:p>2.6742346477937</text:p>
                <draw:g>
                  <svg:desc>summary_5.AB2:summary_5.AB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67287788119757">
                <text:p>3.67287788119757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36695161658586">
                <text:p>4.36695161658586</text:p>
                <draw:g>
                  <svg:desc>summary_15.AB2:summary_15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93512968177387">
                <text:p>4.93512968177387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5.38674198234587">
                <text:p>5.38674198234587</text:p>
                <draw:g>
                  <svg:desc>summary_25.AB2:summary_25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77497150197107">
                <text:p>5.77497150197107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6.15281212830676">
                <text:p>6.15281212830676</text:p>
                <draw:g>
                  <svg:desc>summary_35.AB2:summary_35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49892099053915">
                <text:p>6.49892099053915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6.81062304389345">
                <text:p>6.81062304389345</text:p>
                <draw:g>
                  <svg:desc>summary_45.AB2:summary_45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09973703568063">
                <text:p>7.09973703568063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172102990196">
                <text:p>2.7172102990196</text:p>
              </table:table-cell>
              <table:table-cell office:value-type="float" office:value="20">
                <text:p>20</text:p>
              </table:table-cell>
              <table:table-cell office:value-type="float" office:value="3.9000456265113">
                <text:p>3.9000456265113</text:p>
              </table:table-cell>
              <table:table-cell office:value-type="float" office:value="20">
                <text:p>20</text:p>
              </table:table-cell>
              <table:table-cell office:value-type="float" office:value="4.71901911505979">
                <text:p>4.71901911505979</text:p>
              </table:table-cell>
              <table:table-cell office:value-type="float" office:value="20">
                <text:p>20</text:p>
              </table:table-cell>
              <table:table-cell office:value-type="float" office:value="5.41352638679689">
                <text:p>5.41352638679689</text:p>
              </table:table-cell>
              <table:table-cell office:value-type="float" office:value="20">
                <text:p>20</text:p>
              </table:table-cell>
              <table:table-cell office:value-type="float" office:value="6.00225245173138">
                <text:p>6.00225245173138</text:p>
              </table:table-cell>
              <table:table-cell office:value-type="float" office:value="20">
                <text:p>20</text:p>
              </table:table-cell>
              <table:table-cell office:value-type="float" office:value="6.50617664649239">
                <text:p>6.50617664649239</text:p>
              </table:table-cell>
              <table:table-cell office:value-type="float" office:value="20">
                <text:p>20</text:p>
              </table:table-cell>
              <table:table-cell office:value-type="float" office:value="6.94192792470872">
                <text:p>6.94192792470872</text:p>
              </table:table-cell>
              <table:table-cell office:value-type="float" office:value="20">
                <text:p>20</text:p>
              </table:table-cell>
              <table:table-cell office:value-type="float" office:value="7.33421964421551">
                <text:p>7.33421964421551</text:p>
              </table:table-cell>
              <table:table-cell office:value-type="float" office:value="20">
                <text:p>20</text:p>
              </table:table-cell>
              <table:table-cell office:value-type="float" office:value="7.69963491377698">
                <text:p>7.69963491377698</text:p>
              </table:table-cell>
              <table:table-cell office:value-type="float" office:value="20">
                <text:p>20</text:p>
              </table:table-cell>
              <table:table-cell office:value-type="float" office:value="8.03034159662479">
                <text:p>8.03034159662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76574689179986">
                <text:p>2.76574689179986</text:p>
              </table:table-cell>
              <table:table-cell office:value-type="float" office:value="30">
                <text:p>30</text:p>
              </table:table-cell>
              <table:table-cell office:value-type="float" office:value="4.06978807968895">
                <text:p>4.06978807968895</text:p>
              </table:table-cell>
              <table:table-cell office:value-type="float" office:value="30">
                <text:p>30</text:p>
              </table:table-cell>
              <table:table-cell office:value-type="float" office:value="5.0536326982821">
                <text:p>5.0536326982821</text:p>
              </table:table-cell>
              <table:table-cell office:value-type="float" office:value="30">
                <text:p>30</text:p>
              </table:table-cell>
              <table:table-cell office:value-type="float" office:value="5.85014932396089">
                <text:p>5.85014932396089</text:p>
              </table:table-cell>
              <table:table-cell office:value-type="float" office:value="30">
                <text:p>30</text:p>
              </table:table-cell>
              <table:table-cell office:value-type="float" office:value="6.51782683602668">
                <text:p>6.51782683602668</text:p>
              </table:table-cell>
              <table:table-cell office:value-type="float" office:value="30">
                <text:p>30</text:p>
              </table:table-cell>
              <table:table-cell office:value-type="float" office:value="7.11333586258432">
                <text:p>7.11333586258432</text:p>
              </table:table-cell>
              <table:table-cell office:value-type="float" office:value="30">
                <text:p>30</text:p>
              </table:table-cell>
              <table:table-cell office:value-type="float" office:value="7.60696034451028">
                <text:p>7.60696034451028</text:p>
              </table:table-cell>
              <table:table-cell office:value-type="float" office:value="30">
                <text:p>30</text:p>
              </table:table-cell>
              <table:table-cell office:value-type="float" office:value="8.07809742302666">
                <text:p>8.07809742302666</text:p>
              </table:table-cell>
              <table:table-cell office:value-type="float" office:value="30">
                <text:p>30</text:p>
              </table:table-cell>
              <table:table-cell office:value-type="float" office:value="8.4827273006613">
                <text:p>8.4827273006613</text:p>
              </table:table-cell>
              <table:table-cell office:value-type="float" office:value="30">
                <text:p>30</text:p>
              </table:table-cell>
              <table:table-cell office:value-type="float" office:value="8.87663972389718">
                <text:p>8.8766397238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80591150518794">
                <text:p>2.80591150518794</text:p>
              </table:table-cell>
              <table:table-cell office:value-type="float" office:value="40">
                <text:p>40</text:p>
              </table:table-cell>
              <table:table-cell office:value-type="float" office:value="4.25806659831133">
                <text:p>4.25806659831133</text:p>
              </table:table-cell>
              <table:table-cell office:value-type="float" office:value="40">
                <text:p>40</text:p>
              </table:table-cell>
              <table:table-cell office:value-type="float" office:value="5.33449676839042">
                <text:p>5.33449676839042</text:p>
              </table:table-cell>
              <table:table-cell office:value-type="float" office:value="40">
                <text:p>40</text:p>
              </table:table-cell>
              <table:table-cell office:value-type="float" office:value="6.24302161159407">
                <text:p>6.24302161159407</text:p>
              </table:table-cell>
              <table:table-cell office:value-type="float" office:value="40">
                <text:p>40</text:p>
              </table:table-cell>
              <table:table-cell office:value-type="float" office:value="7.02107991045764">
                <text:p>7.02107991045764</text:p>
              </table:table-cell>
              <table:table-cell office:value-type="float" office:value="40">
                <text:p>40</text:p>
              </table:table-cell>
              <table:table-cell office:value-type="float" office:value="7.69410711336252">
                <text:p>7.69410711336252</text:p>
              </table:table-cell>
              <table:table-cell office:value-type="float" office:value="40">
                <text:p>40</text:p>
              </table:table-cell>
              <table:table-cell office:value-type="float" office:value="8.28406525704289">
                <text:p>8.28406525704289</text:p>
              </table:table-cell>
              <table:table-cell office:value-type="float" office:value="40">
                <text:p>40</text:p>
              </table:table-cell>
              <table:table-cell office:value-type="float" office:value="8.82561074859377">
                <text:p>8.82561074859377</text:p>
              </table:table-cell>
              <table:table-cell office:value-type="float" office:value="40">
                <text:p>40</text:p>
              </table:table-cell>
              <table:table-cell office:value-type="float" office:value="9.33004293168184">
                <text:p>9.33004293168184</text:p>
              </table:table-cell>
              <table:table-cell office:value-type="float" office:value="40">
                <text:p>40</text:p>
              </table:table-cell>
              <table:table-cell office:value-type="float" office:value="9.79405839762018">
                <text:p>9.79405839762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83268751643953">
                <text:p>2.83268751643953</text:p>
              </table:table-cell>
              <table:table-cell office:value-type="float" office:value="50">
                <text:p>50</text:p>
              </table:table-cell>
              <table:table-cell office:value-type="float" office:value="4.37795663381011">
                <text:p>4.37795663381011</text:p>
              </table:table-cell>
              <table:table-cell office:value-type="float" office:value="50">
                <text:p>50</text:p>
              </table:table-cell>
              <table:table-cell office:value-type="float" office:value="5.61258840669872">
                <text:p>5.61258840669872</text:p>
              </table:table-cell>
              <table:table-cell office:value-type="float" office:value="50">
                <text:p>50</text:p>
              </table:table-cell>
              <table:table-cell office:value-type="float" office:value="6.62792779040064">
                <text:p>6.62792779040064</text:p>
              </table:table-cell>
              <table:table-cell office:value-type="float" office:value="50">
                <text:p>50</text:p>
              </table:table-cell>
              <table:table-cell office:value-type="float" office:value="7.52678872719711">
                <text:p>7.52678872719711</text:p>
              </table:table-cell>
              <table:table-cell office:value-type="float" office:value="50">
                <text:p>50</text:p>
              </table:table-cell>
              <table:table-cell office:value-type="float" office:value="8.31454246079906">
                <text:p>8.31454246079906</text:p>
              </table:table-cell>
              <table:table-cell office:value-type="float" office:value="50">
                <text:p>50</text:p>
              </table:table-cell>
              <table:table-cell office:value-type="float" office:value="9.00943395621264">
                <text:p>9.00943395621264</text:p>
              </table:table-cell>
              <table:table-cell office:value-type="float" office:value="50">
                <text:p>50</text:p>
              </table:table-cell>
              <table:table-cell office:value-type="float" office:value="9.65965880810558">
                <text:p>9.65965880810558</text:p>
              </table:table-cell>
              <table:table-cell office:value-type="float" office:value="50">
                <text:p>50</text:p>
              </table:table-cell>
              <table:table-cell office:value-type="float" office:value="10.2492675532388">
                <text:p>10.2492675532388</text:p>
              </table:table-cell>
              <table:table-cell office:value-type="float" office:value="50">
                <text:p>50</text:p>
              </table:table-cell>
              <table:table-cell office:value-type="float" office:value="10.8027425257874">
                <text:p>10.8027425257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81372989448141">
                <text:p>2.81372989448141</text:p>
              </table:table-cell>
              <table:table-cell office:value-type="float" office:value="60">
                <text:p>60</text:p>
              </table:table-cell>
              <table:table-cell office:value-type="float" office:value="4.47495513835219">
                <text:p>4.47495513835219</text:p>
              </table:table-cell>
              <table:table-cell office:value-type="float" office:value="60">
                <text:p>60</text:p>
              </table:table-cell>
              <table:table-cell office:value-type="float" office:value="5.8461924097082">
                <text:p>5.8461924097082</text:p>
              </table:table-cell>
              <table:table-cell office:value-type="float" office:value="60">
                <text:p>60</text:p>
              </table:table-cell>
              <table:table-cell office:value-type="float" office:value="7.0059164268342">
                <text:p>7.0059164268342</text:p>
              </table:table-cell>
              <table:table-cell office:value-type="float" office:value="60">
                <text:p>60</text:p>
              </table:table-cell>
              <table:table-cell office:value-type="float" office:value="8.0522582864127">
                <text:p>8.0522582864127</text:p>
              </table:table-cell>
              <table:table-cell office:value-type="float" office:value="60">
                <text:p>60</text:p>
              </table:table-cell>
              <table:table-cell office:value-type="float" office:value="8.98690009432486">
                <text:p>8.98690009432486</text:p>
              </table:table-cell>
              <table:table-cell office:value-type="float" office:value="60">
                <text:p>60</text:p>
              </table:table-cell>
              <table:table-cell office:value-type="float" office:value="9.83201337391628">
                <text:p>9.83201337391628</text:p>
              </table:table-cell>
              <table:table-cell office:value-type="float" office:value="60">
                <text:p>60</text:p>
              </table:table-cell>
              <table:table-cell office:value-type="float" office:value="10.5611065227338">
                <text:p>10.5611065227338</text:p>
              </table:table-cell>
              <table:table-cell office:value-type="float" office:value="60">
                <text:p>60</text:p>
              </table:table-cell>
              <table:table-cell office:value-type="float" office:value="11.2857778717848">
                <text:p>11.2857778717848</text:p>
              </table:table-cell>
              <table:table-cell office:value-type="float" office:value="60">
                <text:p>60</text:p>
              </table:table-cell>
              <table:table-cell office:value-type="float" office:value="11.9455682012796">
                <text:p>11.945568201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8596896677725">
                <text:p>2.78596896677725</text:p>
              </table:table-cell>
              <table:table-cell office:value-type="float" office:value="70">
                <text:p>70</text:p>
              </table:table-cell>
              <table:table-cell office:value-type="float" office:value="4.5018849422925">
                <text:p>4.5018849422925</text:p>
              </table:table-cell>
              <table:table-cell office:value-type="float" office:value="70">
                <text:p>70</text:p>
              </table:table-cell>
              <table:table-cell office:value-type="float" office:value="6.03564590186555">
                <text:p>6.03564590186555</text:p>
              </table:table-cell>
              <table:table-cell office:value-type="float" office:value="70">
                <text:p>70</text:p>
              </table:table-cell>
              <table:table-cell office:value-type="float" office:value="7.3914670126092">
                <text:p>7.3914670126092</text:p>
              </table:table-cell>
              <table:table-cell office:value-type="float" office:value="70">
                <text:p>70</text:p>
              </table:table-cell>
              <table:table-cell office:value-type="float" office:value="8.58540200491411">
                <text:p>8.58540200491411</text:p>
              </table:table-cell>
              <table:table-cell office:value-type="float" office:value="70">
                <text:p>70</text:p>
              </table:table-cell>
              <table:table-cell office:value-type="float" office:value="9.69358801230828">
                <text:p>9.69358801230828</text:p>
              </table:table-cell>
              <table:table-cell office:value-type="float" office:value="70">
                <text:p>70</text:p>
              </table:table-cell>
              <table:table-cell office:value-type="float" office:value="10.6801485106362">
                <text:p>10.6801485106362</text:p>
              </table:table-cell>
              <table:table-cell office:value-type="float" office:value="70">
                <text:p>70</text:p>
              </table:table-cell>
              <table:table-cell office:value-type="float" office:value="11.5986852856432">
                <text:p>11.5986852856432</text:p>
              </table:table-cell>
              <table:table-cell office:value-type="float" office:value="70">
                <text:p>70</text:p>
              </table:table-cell>
              <table:table-cell office:value-type="float" office:value="12.489303586496">
                <text:p>12.489303586496</text:p>
              </table:table-cell>
              <table:table-cell office:value-type="float" office:value="70">
                <text:p>70</text:p>
              </table:table-cell>
              <table:table-cell office:value-type="float" office:value="13.2931842307595">
                <text:p>13.29318423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72574115650395">
                <text:p>2.72574115650395</text:p>
              </table:table-cell>
              <table:table-cell office:value-type="float" office:value="80">
                <text:p>80</text:p>
              </table:table-cell>
              <table:table-cell office:value-type="float" office:value="4.42054977211632">
                <text:p>4.42054977211632</text:p>
              </table:table-cell>
              <table:table-cell office:value-type="float" office:value="80">
                <text:p>80</text:p>
              </table:table-cell>
              <table:table-cell office:value-type="float" office:value="6.07939944629128">
                <text:p>6.07939944629128</text:p>
              </table:table-cell>
              <table:table-cell office:value-type="float" office:value="80">
                <text:p>80</text:p>
              </table:table-cell>
              <table:table-cell office:value-type="float" office:value="7.63503605675666">
                <text:p>7.63503605675666</text:p>
              </table:table-cell>
              <table:table-cell office:value-type="float" office:value="80">
                <text:p>80</text:p>
              </table:table-cell>
              <table:table-cell office:value-type="float" office:value="9.06137389306915">
                <text:p>9.06137389306915</text:p>
              </table:table-cell>
              <table:table-cell office:value-type="float" office:value="80">
                <text:p>80</text:p>
              </table:table-cell>
              <table:table-cell office:value-type="float" office:value="10.3725059736758">
                <text:p>10.3725059736758</text:p>
              </table:table-cell>
              <table:table-cell office:value-type="float" office:value="80">
                <text:p>80</text:p>
              </table:table-cell>
              <table:table-cell office:value-type="float" office:value="11.6194817908238">
                <text:p>11.6194817908238</text:p>
              </table:table-cell>
              <table:table-cell office:value-type="float" office:value="80">
                <text:p>80</text:p>
              </table:table-cell>
              <table:table-cell office:value-type="float" office:value="12.7490250948604">
                <text:p>12.7490250948604</text:p>
              </table:table-cell>
              <table:table-cell office:value-type="float" office:value="80">
                <text:p>80</text:p>
              </table:table-cell>
              <table:table-cell office:value-type="float" office:value="13.8397844504811">
                <text:p>13.8397844504811</text:p>
              </table:table-cell>
              <table:table-cell office:value-type="float" office:value="80">
                <text:p>80</text:p>
              </table:table-cell>
              <table:table-cell office:value-type="float" office:value="14.8795018851379">
                <text:p>14.879501885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64708421262895">
                <text:p>2.64708421262895</text:p>
              </table:table-cell>
              <table:table-cell office:value-type="float" office:value="90">
                <text:p>90</text:p>
              </table:table-cell>
              <table:table-cell office:value-type="float" office:value="4.11811050560737">
                <text:p>4.11811050560737</text:p>
              </table:table-cell>
              <table:table-cell office:value-type="float" office:value="90">
                <text:p>90</text:p>
              </table:table-cell>
              <table:table-cell office:value-type="float" office:value="5.73865976570827">
                <text:p>5.73865976570827</text:p>
              </table:table-cell>
              <table:table-cell office:value-type="float" office:value="90">
                <text:p>90</text:p>
              </table:table-cell>
              <table:table-cell office:value-type="float" office:value="7.37927438530316">
                <text:p>7.37927438530316</text:p>
              </table:table-cell>
              <table:table-cell office:value-type="float" office:value="90">
                <text:p>90</text:p>
              </table:table-cell>
              <table:table-cell office:value-type="float" office:value="9.03515649759443">
                <text:p>9.03515649759443</text:p>
              </table:table-cell>
              <table:table-cell office:value-type="float" office:value="90">
                <text:p>90</text:p>
              </table:table-cell>
              <table:table-cell office:value-type="float" office:value="10.6062016108339">
                <text:p>10.6062016108339</text:p>
              </table:table-cell>
              <table:table-cell office:value-type="float" office:value="90">
                <text:p>90</text:p>
              </table:table-cell>
              <table:table-cell office:value-type="float" office:value="12.1345193736171">
                <text:p>12.1345193736171</text:p>
              </table:table-cell>
              <table:table-cell office:value-type="float" office:value="90">
                <text:p>90</text:p>
              </table:table-cell>
              <table:table-cell office:value-type="float" office:value="13.6165718164471">
                <text:p>13.6165718164471</text:p>
              </table:table-cell>
              <table:table-cell office:value-type="float" office:value="90">
                <text:p>90</text:p>
              </table:table-cell>
              <table:table-cell office:value-type="float" office:value="15.0623877083041">
                <text:p>15.0623877083041</text:p>
              </table:table-cell>
              <table:table-cell office:value-type="float" office:value="90">
                <text:p>90</text:p>
              </table:table-cell>
              <table:table-cell office:value-type="float" office:value="16.4067032710976">
                <text:p>16.4067032710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log(calls)=0.2259n^2+1.5067log(n)-1.5869</text:p>
        </chart:title>
        <chart:legend chart:legend-position="end" svg:x="13.836cm" svg:y="3.952cm" style:legend-expansion="high" chart:style-name="ch3"/>
        <chart:plot-area chart:style-name="ch4" table:cell-range-address="data.A2:data.A47 data.G2:data.G47 data.M2:data.M47" chart:data-source-has-labels="row" svg:x="1.331cm" svg:y="1.275cm" svg:width="12.185cm" svg:height="6.564cm">
          <chartooo:coordinate-region svg:x="1.767cm" svg:y="1.474cm" svg:width="11.377cm" svg:height="5.718cm"/>
          <chart:axis chart:dimension="x" chart:name="primary-x" chart:style-name="ch5">
            <chart:title svg:x="6.956cm" svg:y="8.019cm" chart:style-name="ch6">
              <text:p>Order</text:p>
            </chart:title>
          </chart:axis>
          <chart:axis chart:dimension="y" chart:name="primary-y" chart:style-name="ch5">
            <chart:title svg:x="0.451cm" svg:y="6.413cm" chart:style-name="ch7">
              <text:p>Max Calls to Extend (log)</text:p>
            </chart:title>
            <chart:grid chart:style-name="ch8" chart:class="major"/>
          </chart:axis>
          <chart:series chart:style-name="ch9" chart:values-cell-range-address="data.G2:data.G47" loext:label-string="&quot;P=90&quot;" chart:class="chart:scatter">
            <chart:domain table:cell-range-address="data.A2:data.A47"/>
            <chart:data-point chart:style-name="ch10"/>
            <chart:data-point chart:style-name="ch11"/>
            <chart:data-point chart:repeated="44"/>
          </chart:series>
          <chart:series chart:style-name="ch12" chart:values-cell-range-address="data.M2:data.M47" loext:label-string="&quot;FIT&quot;" chart:class="chart:scatter"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  <table:table-cell office:value-type="string">
                <text:p>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47</svg:desc>
                </draw:g>
              </table:table-cell>
              <table:table-cell office:value-type="float" office:value="3.16992500144231">
                <text:p>3.16992500144231</text:p>
                <draw:g>
                  <svg:desc>data.G2:data.G47</svg:desc>
                </draw:g>
              </table:table-cell>
              <table:table-cell office:value-type="float" office:value="3.04113307633981">
                <text:p>3.04113307633981</text:p>
                <draw:g>
                  <svg:desc>data.M2:data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8073549220576">
                <text:p>3.8073549220576</text:p>
              </table:table-cell>
              <table:table-cell office:value-type="float" office:value="3.66337018120393">
                <text:p>3.66337018120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24792751344359">
                <text:p>4.24792751344359</text:p>
              </table:table-cell>
              <table:table-cell office:value-type="float" office:value="4.22437278964059">
                <text:p>4.2243727896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4.7405556478776">
                <text:p>4.740555647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5.22250660379776">
                <text:p>5.22250660379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85798099512757">
                <text:p>5.85798099512757</text:p>
              </table:table-cell>
              <table:table-cell office:value-type="float" office:value="5.67745496560732">
                <text:p>5.6774549656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02236781302845">
                <text:p>6.02236781302845</text:p>
              </table:table-cell>
              <table:table-cell office:value-type="float" office:value="6.1105571046087">
                <text:p>6.1105571046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16992500144231">
                <text:p>6.16992500144231</text:p>
              </table:table-cell>
              <table:table-cell office:value-type="float" office:value="6.52562029466613">
                <text:p>6.5256202946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87036471958341">
                <text:p>6.87036471958341</text:p>
              </table:table-cell>
              <table:table-cell office:value-type="float" office:value="6.92553582152355">
                <text:p>6.92553582152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.39231742277876">
                <text:p>7.39231742277876</text:p>
              </table:table-cell>
              <table:table-cell office:value-type="float" office:value="7.31255112729749">
                <text:p>7.31255112729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89481776330794">
                <text:p>7.89481776330794</text:p>
              </table:table-cell>
              <table:table-cell office:value-type="float" office:value="7.68844783659055">
                <text:p>7.68844783659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.09275714091985">
                <text:p>8.09275714091985</text:p>
              </table:table-cell>
              <table:table-cell office:value-type="float" office:value="8.0546622097292">
                <text:p>8.054662209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.82017896241519">
                <text:p>8.82017896241519</text:p>
              </table:table-cell>
              <table:table-cell office:value-type="float" office:value="8.41236901477614">
                <text:p>8.41236901477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51569983828404">
                <text:p>8.51569983828404</text:p>
              </table:table-cell>
              <table:table-cell office:value-type="float" office:value="8.76254138984406">
                <text:p>8.7625413898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98013957763916">
                <text:p>8.98013957763916</text:p>
              </table:table-cell>
              <table:table-cell office:value-type="float" office:value="9.1059944987497">
                <text:p>9.1059944987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  <table:table-cell office:value-type="float" office:value="9.44341797584832">
                <text:p>9.44341797584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9.57175264350355">
                <text:p>9.57175264350355</text:p>
              </table:table-cell>
              <table:table-cell office:value-type="float" office:value="9.77540044667013">
                <text:p>9.7754004466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9.86573327085176">
                <text:p>9.86573327085176</text:p>
              </table:table-cell>
              <table:table-cell office:value-type="float" office:value="10.1024483390444">
                <text:p>10.1024483390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0.3049216695817">
                <text:p>10.3049216695817</text:p>
              </table:table-cell>
              <table:table-cell office:value-type="float" office:value="10.4250005092936">
                <text:p>10.4250005092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0.6474584264549">
                <text:p>10.6474584264549</text:p>
              </table:table-cell>
              <table:table-cell office:value-type="float" office:value="10.7434397532965">
                <text:p>10.7434397532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0.8201789624152">
                <text:p>10.8201789624152</text:p>
              </table:table-cell>
              <table:table-cell office:value-type="float" office:value="11.0581019661621">
                <text:p>11.0581019661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1.6142497276894">
                <text:p>11.6142497276894</text:p>
              </table:table-cell>
              <table:table-cell office:value-type="float" office:value="11.3692835043487">
                <text:p>11.3692835043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1.4731983836775">
                <text:p>11.4731983836775</text:p>
              </table:table-cell>
              <table:table-cell office:value-type="float" office:value="11.6772471576061">
                <text:p>11.6772471576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1.9722618487333">
                <text:p>11.9722618487333</text:p>
              </table:table-cell>
              <table:table-cell office:value-type="float" office:value="11.9822270343173">
                <text:p>11.9822270343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2.380731612683">
                <text:p>12.380731612683</text:p>
              </table:table-cell>
              <table:table-cell office:value-type="float" office:value="12.2844325891808">
                <text:p>12.2844325891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2.5082899861403">
                <text:p>12.5082899861403</text:p>
              </table:table-cell>
              <table:table-cell office:value-type="float" office:value="12.584051967805">
                <text:p>12.584051967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2.9545598469998">
                <text:p>12.9545598469998</text:p>
              </table:table-cell>
              <table:table-cell office:value-type="float" office:value="12.8812548026867">
                <text:p>12.8812548026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3.3360880840884">
                <text:p>13.3360880840884</text:p>
              </table:table-cell>
              <table:table-cell office:value-type="float" office:value="13.1761945651384">
                <text:p>13.1761945651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4.1295245193378">
                <text:p>14.1295245193378</text:p>
              </table:table-cell>
              <table:table-cell office:value-type="float" office:value="13.4690105551958">
                <text:p>13.46901055519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3.6565365918386">
                <text:p>13.6565365918386</text:p>
              </table:table-cell>
              <table:table-cell office:value-type="float" office:value="13.75982959438">
                <text:p>13.75982959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3.8933963420879">
                <text:p>13.8933963420879</text:p>
              </table:table-cell>
              <table:table-cell office:value-type="float" office:value="14.0487674730205">
                <text:p>14.0487674730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4.9023280037691">
                <text:p>14.9023280037691</text:p>
              </table:table-cell>
              <table:table-cell office:value-type="float" office:value="14.3359301936427">
                <text:p>14.3359301936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4.681128580021">
                <text:p>14.681128580021</text:p>
              </table:table-cell>
              <table:table-cell office:value-type="float" office:value="14.6214150439595">
                <text:p>14.6214150439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4.8009504418825">
                <text:p>14.8009504418825</text:p>
              </table:table-cell>
              <table:table-cell office:value-type="float" office:value="14.905311526743">
                <text:p>14.905311526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5.1962947450283">
                <text:p>15.1962947450283</text:p>
              </table:table-cell>
              <table:table-cell office:value-type="float" office:value="15.1877021688895">
                <text:p>15.1877021688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5.6959894647025">
                <text:p>15.6959894647025</text:p>
              </table:table-cell>
              <table:table-cell office:value-type="float" office:value="15.4686632280363">
                <text:p>15.4686632280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5.7088144670982">
                <text:p>15.7088144670982</text:p>
              </table:table-cell>
              <table:table-cell office:value-type="float" office:value="15.7482653119137">
                <text:p>15.7482653119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6.0442233356896">
                <text:p>16.0442233356896</text:p>
              </table:table-cell>
              <table:table-cell office:value-type="float" office:value="16.0265739230528">
                <text:p>16.0265739230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6.1723689057828">
                <text:p>16.1723689057828</text:p>
              </table:table-cell>
              <table:table-cell office:value-type="float" office:value="16.3036499393913">
                <text:p>16.303649939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6.6317738859683">
                <text:p>16.6317738859683</text:p>
              </table:table-cell>
              <table:table-cell office:value-type="float" office:value="16.5795500396218">
                <text:p>16.5795500396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7.196150637405">
                <text:p>17.196150637405</text:p>
              </table:table-cell>
              <table:table-cell office:value-type="float" office:value="16.8543270807353">
                <text:p>16.8543270807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7.0258749139381">
                <text:p>17.0258749139381</text:p>
              </table:table-cell>
              <table:table-cell office:value-type="float" office:value="17.1280304340657">
                <text:p>17.1280304340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17.2955626871686">
                <text:p>17.2955626871686</text:p>
              </table:table-cell>
              <table:table-cell office:value-type="float" office:value="17.4007062851918">
                <text:p>17.4007062851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7.401646197769">
                <text:p>17.401646197769</text:p>
              </table:table-cell>
              <table:table-cell office:value-type="float" office:value="17.6723979022633">
                <text:p>17.6723979022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7.7102750629754">
                <text:p>17.7102750629754</text:p>
              </table:table-cell>
              <table:table-cell office:value-type="float" office:value="17.9431458766577">
                <text:p>17.9431458766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8.097450930699">
                <text:p>18.097450930699</text:p>
              </table:table-cell>
              <table:table-cell office:value-type="float" office:value="18.2129883393236">
                <text:p>18.2129883393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